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61mm"/>
    </style:style>
    <style:style style:name="co3" style:family="table-column">
      <style:table-column-properties fo:break-before="auto" style:column-width="4.97mm"/>
    </style:style>
    <style:style style:name="co4" style:family="table-column">
      <style:table-column-properties fo:break-before="auto" style:column-width="18.33mm"/>
    </style:style>
    <style:style style:name="co5" style:family="table-column">
      <style:table-column-properties fo:break-before="auto" style:column-width="6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nclust16" table:style-name="ta1">
        <table:shapes>
          <draw:frame draw:z-index="0" draw:style-name="gr1" draw:text-style-name="P1" svg:width="159.95mm" svg:height="90.04mm" svg:x="103.8mm" svg:y="5.04mm">
            <draw:object draw:notify-on-update-of-ranges="nclust16.D1:nclust16.D500 nclust16.N1:nclust16.N5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float" office:value="1102" calcext:value-type="float">
            <text:p>1102</text:p>
          </table:table-cell>
          <table:table-cell table:formula="of:=([.C1]-1101)/100" office:value-type="float" office:value="0.01" calcext:value-type="float">
            <text:p>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22" calcext:value-type="float">
            <text:p>1122</text:p>
          </table:table-cell>
          <table:table-cell table:formula="of:=([.C2]-1101)/100" office:value-type="float" office:value="0.21" calcext:value-type="float">
            <text:p>0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42" calcext:value-type="float">
            <text:p>1142</text:p>
          </table:table-cell>
          <table:table-cell table:formula="of:=([.C3]-1101)/100" office:value-type="float" office:value="0.41" calcext:value-type="float">
            <text:p>0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162" calcext:value-type="float">
            <text:p>1162</text:p>
          </table:table-cell>
          <table:table-cell table:formula="of:=([.C4]-1101)/100" office:value-type="float" office:value="0.61" calcext:value-type="float">
            <text:p>0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82" calcext:value-type="float">
            <text:p>1182</text:p>
          </table:table-cell>
          <table:table-cell table:formula="of:=([.C5]-1101)/100" office:value-type="float" office:value="0.81" calcext:value-type="float">
            <text:p>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202" calcext:value-type="float">
            <text:p>1202</text:p>
          </table:table-cell>
          <table:table-cell table:formula="of:=([.C6]-1101)/100" office:value-type="float" office:value="1.01" calcext:value-type="float">
            <text:p>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222" calcext:value-type="float">
            <text:p>1222</text:p>
          </table:table-cell>
          <table:table-cell table:formula="of:=([.C7]-1101)/100" office:value-type="float" office:value="1.21" calcext:value-type="float">
            <text:p>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242" calcext:value-type="float">
            <text:p>1242</text:p>
          </table:table-cell>
          <table:table-cell table:formula="of:=([.C8]-1101)/100" office:value-type="float" office:value="1.41" calcext:value-type="float">
            <text:p>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62" calcext:value-type="float">
            <text:p>1262</text:p>
          </table:table-cell>
          <table:table-cell table:formula="of:=([.C9]-1101)/100" office:value-type="float" office:value="1.61" calcext:value-type="float">
            <text:p>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82" calcext:value-type="float">
            <text:p>1282</text:p>
          </table:table-cell>
          <table:table-cell table:formula="of:=([.C10]-1101)/100" office:value-type="float" office:value="1.81" calcext:value-type="float">
            <text:p>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02" calcext:value-type="float">
            <text:p>1302</text:p>
          </table:table-cell>
          <table:table-cell table:formula="of:=([.C11]-1101)/100" office:value-type="float" office:value="2.01" calcext:value-type="float">
            <text:p>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322" calcext:value-type="float">
            <text:p>1322</text:p>
          </table:table-cell>
          <table:table-cell table:formula="of:=([.C12]-1101)/100" office:value-type="float" office:value="2.21" calcext:value-type="float">
            <text:p>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42" calcext:value-type="float">
            <text:p>1342</text:p>
          </table:table-cell>
          <table:table-cell table:formula="of:=([.C13]-1101)/100" office:value-type="float" office:value="2.41" calcext:value-type="float">
            <text:p>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62" calcext:value-type="float">
            <text:p>1362</text:p>
          </table:table-cell>
          <table:table-cell table:formula="of:=([.C14]-1101)/100" office:value-type="float" office:value="2.61" calcext:value-type="float">
            <text:p>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82" calcext:value-type="float">
            <text:p>1382</text:p>
          </table:table-cell>
          <table:table-cell table:formula="of:=([.C15]-1101)/100" office:value-type="float" office:value="2.81" calcext:value-type="float">
            <text:p>2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02" calcext:value-type="float">
            <text:p>1402</text:p>
          </table:table-cell>
          <table:table-cell table:formula="of:=([.C16]-1101)/100" office:value-type="float" office:value="3.01" calcext:value-type="float">
            <text:p>3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22" calcext:value-type="float">
            <text:p>1422</text:p>
          </table:table-cell>
          <table:table-cell table:formula="of:=([.C17]-1101)/100" office:value-type="float" office:value="3.21" calcext:value-type="float">
            <text:p>3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42" calcext:value-type="float">
            <text:p>1442</text:p>
          </table:table-cell>
          <table:table-cell table:formula="of:=([.C18]-1101)/100" office:value-type="float" office:value="3.41" calcext:value-type="float">
            <text:p>3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62" calcext:value-type="float">
            <text:p>1462</text:p>
          </table:table-cell>
          <table:table-cell table:formula="of:=([.C19]-1101)/100" office:value-type="float" office:value="3.61" calcext:value-type="float">
            <text:p>3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82" calcext:value-type="float">
            <text:p>1482</text:p>
          </table:table-cell>
          <table:table-cell table:formula="of:=([.C20]-1101)/100" office:value-type="float" office:value="3.81" calcext:value-type="float">
            <text:p>3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02" calcext:value-type="float">
            <text:p>1502</text:p>
          </table:table-cell>
          <table:table-cell table:formula="of:=([.C21]-1101)/100" office:value-type="float" office:value="4.01" calcext:value-type="float">
            <text:p>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22" calcext:value-type="float">
            <text:p>1522</text:p>
          </table:table-cell>
          <table:table-cell table:formula="of:=([.C22]-1101)/100" office:value-type="float" office:value="4.21" calcext:value-type="float">
            <text:p>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42" calcext:value-type="float">
            <text:p>1542</text:p>
          </table:table-cell>
          <table:table-cell table:formula="of:=([.C23]-1101)/100" office:value-type="float" office:value="4.41" calcext:value-type="float">
            <text:p>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62" calcext:value-type="float">
            <text:p>1562</text:p>
          </table:table-cell>
          <table:table-cell table:formula="of:=([.C24]-1101)/100" office:value-type="float" office:value="4.61" calcext:value-type="float">
            <text:p>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82" calcext:value-type="float">
            <text:p>1582</text:p>
          </table:table-cell>
          <table:table-cell table:formula="of:=([.C25]-1101)/100" office:value-type="float" office:value="4.81" calcext:value-type="float">
            <text:p>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02" calcext:value-type="float">
            <text:p>1602</text:p>
          </table:table-cell>
          <table:table-cell table:formula="of:=([.C26]-1101)/100" office:value-type="float" office:value="5.01" calcext:value-type="float">
            <text:p>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622" calcext:value-type="float">
            <text:p>1622</text:p>
          </table:table-cell>
          <table:table-cell table:formula="of:=([.C27]-1101)/100" office:value-type="float" office:value="5.21" calcext:value-type="float">
            <text:p>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642" calcext:value-type="float">
            <text:p>1642</text:p>
          </table:table-cell>
          <table:table-cell table:formula="of:=([.C28]-1101)/100" office:value-type="float" office:value="5.41" calcext:value-type="float">
            <text:p>5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662" calcext:value-type="float">
            <text:p>1662</text:p>
          </table:table-cell>
          <table:table-cell table:formula="of:=([.C29]-1101)/100" office:value-type="float" office:value="5.61" calcext:value-type="float">
            <text:p>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82" calcext:value-type="float">
            <text:p>1682</text:p>
          </table:table-cell>
          <table:table-cell table:formula="of:=([.C30]-1101)/100" office:value-type="float" office:value="5.81" calcext:value-type="float">
            <text:p>5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702" calcext:value-type="float">
            <text:p>1702</text:p>
          </table:table-cell>
          <table:table-cell table:formula="of:=([.C31]-1101)/100" office:value-type="float" office:value="6.01" calcext:value-type="float">
            <text:p>6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722" calcext:value-type="float">
            <text:p>1722</text:p>
          </table:table-cell>
          <table:table-cell table:formula="of:=([.C32]-1101)/100" office:value-type="float" office:value="6.21" calcext:value-type="float">
            <text:p>6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742" calcext:value-type="float">
            <text:p>1742</text:p>
          </table:table-cell>
          <table:table-cell table:formula="of:=([.C33]-1101)/100" office:value-type="float" office:value="6.41" calcext:value-type="float">
            <text:p>6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62" calcext:value-type="float">
            <text:p>1762</text:p>
          </table:table-cell>
          <table:table-cell table:formula="of:=([.C34]-1101)/100" office:value-type="float" office:value="6.61" calcext:value-type="float">
            <text:p>6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82" calcext:value-type="float">
            <text:p>1782</text:p>
          </table:table-cell>
          <table:table-cell table:formula="of:=([.C35]-1101)/100" office:value-type="float" office:value="6.81" calcext:value-type="float">
            <text:p>6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02" calcext:value-type="float">
            <text:p>1802</text:p>
          </table:table-cell>
          <table:table-cell table:formula="of:=([.C36]-1101)/100" office:value-type="float" office:value="7.01" calcext:value-type="float">
            <text:p>7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22" calcext:value-type="float">
            <text:p>1822</text:p>
          </table:table-cell>
          <table:table-cell table:formula="of:=([.C37]-1101)/100" office:value-type="float" office:value="7.21" calcext:value-type="float">
            <text:p>7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42" calcext:value-type="float">
            <text:p>1842</text:p>
          </table:table-cell>
          <table:table-cell table:formula="of:=([.C38]-1101)/100" office:value-type="float" office:value="7.41" calcext:value-type="float">
            <text:p>7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62" calcext:value-type="float">
            <text:p>1862</text:p>
          </table:table-cell>
          <table:table-cell table:formula="of:=([.C39]-1101)/100" office:value-type="float" office:value="7.61" calcext:value-type="float">
            <text:p>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882" calcext:value-type="float">
            <text:p>1882</text:p>
          </table:table-cell>
          <table:table-cell table:formula="of:=([.C40]-1101)/100" office:value-type="float" office:value="7.81" calcext:value-type="float">
            <text:p>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02" calcext:value-type="float">
            <text:p>1902</text:p>
          </table:table-cell>
          <table:table-cell table:formula="of:=([.C41]-1101)/100" office:value-type="float" office:value="8.01" calcext:value-type="float">
            <text:p>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22" calcext:value-type="float">
            <text:p>1922</text:p>
          </table:table-cell>
          <table:table-cell table:formula="of:=([.C42]-1101)/100" office:value-type="float" office:value="8.21" calcext:value-type="float">
            <text:p>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42" calcext:value-type="float">
            <text:p>1942</text:p>
          </table:table-cell>
          <table:table-cell table:formula="of:=([.C43]-1101)/100" office:value-type="float" office:value="8.41" calcext:value-type="float">
            <text:p>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62" calcext:value-type="float">
            <text:p>1962</text:p>
          </table:table-cell>
          <table:table-cell table:formula="of:=([.C44]-1101)/100" office:value-type="float" office:value="8.61" calcext:value-type="float">
            <text:p>8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82" calcext:value-type="float">
            <text:p>1982</text:p>
          </table:table-cell>
          <table:table-cell table:formula="of:=([.C45]-1101)/100" office:value-type="float" office:value="8.81" calcext:value-type="float">
            <text:p>8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002" calcext:value-type="float">
            <text:p>2002</text:p>
          </table:table-cell>
          <table:table-cell table:formula="of:=([.C46]-1101)/100" office:value-type="float" office:value="9.01" calcext:value-type="float">
            <text:p>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22" calcext:value-type="float">
            <text:p>2022</text:p>
          </table:table-cell>
          <table:table-cell table:formula="of:=([.C47]-1101)/100" office:value-type="float" office:value="9.21" calcext:value-type="float">
            <text:p>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formula="of:=([.C48]-1101)/100" office:value-type="float" office:value="9.41" calcext:value-type="float">
            <text:p>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62" calcext:value-type="float">
            <text:p>2062</text:p>
          </table:table-cell>
          <table:table-cell table:formula="of:=([.C49]-1101)/100" office:value-type="float" office:value="9.61" calcext:value-type="float">
            <text:p>9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082" calcext:value-type="float">
            <text:p>2082</text:p>
          </table:table-cell>
          <table:table-cell table:formula="of:=([.C50]-1101)/100" office:value-type="float" office:value="9.81" calcext:value-type="float">
            <text:p>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02" calcext:value-type="float">
            <text:p>2102</text:p>
          </table:table-cell>
          <table:table-cell table:formula="of:=([.C51]-1101)/100" office:value-type="float" office:value="10.01" calcext:value-type="float">
            <text:p>1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122" calcext:value-type="float">
            <text:p>2122</text:p>
          </table:table-cell>
          <table:table-cell table:formula="of:=([.C52]-1101)/100" office:value-type="float" office:value="10.21" calcext:value-type="float">
            <text:p>1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42" calcext:value-type="float">
            <text:p>2142</text:p>
          </table:table-cell>
          <table:table-cell table:formula="of:=([.C53]-1101)/100" office:value-type="float" office:value="10.41" calcext:value-type="float">
            <text:p>1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62" calcext:value-type="float">
            <text:p>2162</text:p>
          </table:table-cell>
          <table:table-cell table:formula="of:=([.C54]-1101)/100" office:value-type="float" office:value="10.61" calcext:value-type="float">
            <text:p>10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182" calcext:value-type="float">
            <text:p>2182</text:p>
          </table:table-cell>
          <table:table-cell table:formula="of:=([.C55]-1101)/100" office:value-type="float" office:value="10.81" calcext:value-type="float">
            <text:p>1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202" calcext:value-type="float">
            <text:p>2202</text:p>
          </table:table-cell>
          <table:table-cell table:formula="of:=([.C56]-1101)/100" office:value-type="float" office:value="11.01" calcext:value-type="float">
            <text:p>1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222" calcext:value-type="float">
            <text:p>2222</text:p>
          </table:table-cell>
          <table:table-cell table:formula="of:=([.C57]-1101)/100" office:value-type="float" office:value="11.21" calcext:value-type="float">
            <text:p>11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42" calcext:value-type="float">
            <text:p>2242</text:p>
          </table:table-cell>
          <table:table-cell table:formula="of:=([.C58]-1101)/100" office:value-type="float" office:value="11.41" calcext:value-type="float">
            <text:p>11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262" calcext:value-type="float">
            <text:p>2262</text:p>
          </table:table-cell>
          <table:table-cell table:formula="of:=([.C59]-1101)/100" office:value-type="float" office:value="11.61" calcext:value-type="float">
            <text:p>11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282" calcext:value-type="float">
            <text:p>2282</text:p>
          </table:table-cell>
          <table:table-cell table:formula="of:=([.C60]-1101)/100" office:value-type="float" office:value="11.81" calcext:value-type="float">
            <text:p>11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302" calcext:value-type="float">
            <text:p>2302</text:p>
          </table:table-cell>
          <table:table-cell table:formula="of:=([.C61]-1101)/100" office:value-type="float" office:value="12.01" calcext:value-type="float">
            <text:p>12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322" calcext:value-type="float">
            <text:p>2322</text:p>
          </table:table-cell>
          <table:table-cell table:formula="of:=([.C62]-1101)/100" office:value-type="float" office:value="12.21" calcext:value-type="float">
            <text:p>12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342" calcext:value-type="float">
            <text:p>2342</text:p>
          </table:table-cell>
          <table:table-cell table:formula="of:=([.C63]-1101)/100" office:value-type="float" office:value="12.41" calcext:value-type="float">
            <text:p>12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362" calcext:value-type="float">
            <text:p>2362</text:p>
          </table:table-cell>
          <table:table-cell table:formula="of:=([.C64]-1101)/100" office:value-type="float" office:value="12.61" calcext:value-type="float">
            <text:p>12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382" calcext:value-type="float">
            <text:p>2382</text:p>
          </table:table-cell>
          <table:table-cell table:formula="of:=([.C65]-1101)/100" office:value-type="float" office:value="12.81" calcext:value-type="float">
            <text:p>1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402" calcext:value-type="float">
            <text:p>2402</text:p>
          </table:table-cell>
          <table:table-cell table:formula="of:=([.C66]-1101)/100" office:value-type="float" office:value="13.01" calcext:value-type="float">
            <text:p>1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422" calcext:value-type="float">
            <text:p>2422</text:p>
          </table:table-cell>
          <table:table-cell table:formula="of:=([.C67]-1101)/100" office:value-type="float" office:value="13.21" calcext:value-type="float">
            <text:p>13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442" calcext:value-type="float">
            <text:p>2442</text:p>
          </table:table-cell>
          <table:table-cell table:formula="of:=([.C68]-1101)/100" office:value-type="float" office:value="13.41" calcext:value-type="float">
            <text:p>13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462" calcext:value-type="float">
            <text:p>2462</text:p>
          </table:table-cell>
          <table:table-cell table:formula="of:=([.C69]-1101)/100" office:value-type="float" office:value="13.61" calcext:value-type="float">
            <text:p>13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482" calcext:value-type="float">
            <text:p>2482</text:p>
          </table:table-cell>
          <table:table-cell table:formula="of:=([.C70]-1101)/100" office:value-type="float" office:value="13.81" calcext:value-type="float">
            <text:p>1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502" calcext:value-type="float">
            <text:p>2502</text:p>
          </table:table-cell>
          <table:table-cell table:formula="of:=([.C71]-1101)/100" office:value-type="float" office:value="14.01" calcext:value-type="float">
            <text:p>14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522" calcext:value-type="float">
            <text:p>2522</text:p>
          </table:table-cell>
          <table:table-cell table:formula="of:=([.C72]-1101)/100" office:value-type="float" office:value="14.21" calcext:value-type="float">
            <text:p>14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542" calcext:value-type="float">
            <text:p>2542</text:p>
          </table:table-cell>
          <table:table-cell table:formula="of:=([.C73]-1101)/100" office:value-type="float" office:value="14.41" calcext:value-type="float">
            <text:p>1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62" calcext:value-type="float">
            <text:p>2562</text:p>
          </table:table-cell>
          <table:table-cell table:formula="of:=([.C74]-1101)/100" office:value-type="float" office:value="14.61" calcext:value-type="float">
            <text:p>1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82" calcext:value-type="float">
            <text:p>2582</text:p>
          </table:table-cell>
          <table:table-cell table:formula="of:=([.C75]-1101)/100" office:value-type="float" office:value="14.81" calcext:value-type="float">
            <text:p>14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602" calcext:value-type="float">
            <text:p>2602</text:p>
          </table:table-cell>
          <table:table-cell table:formula="of:=([.C76]-1101)/100" office:value-type="float" office:value="15.01" calcext:value-type="float">
            <text:p>1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622" calcext:value-type="float">
            <text:p>2622</text:p>
          </table:table-cell>
          <table:table-cell table:formula="of:=([.C77]-1101)/100" office:value-type="float" office:value="15.21" calcext:value-type="float">
            <text:p>15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642" calcext:value-type="float">
            <text:p>2642</text:p>
          </table:table-cell>
          <table:table-cell table:formula="of:=([.C78]-1101)/100" office:value-type="float" office:value="15.41" calcext:value-type="float">
            <text:p>15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662" calcext:value-type="float">
            <text:p>2662</text:p>
          </table:table-cell>
          <table:table-cell table:formula="of:=([.C79]-1101)/100" office:value-type="float" office:value="15.61" calcext:value-type="float">
            <text:p>1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82" calcext:value-type="float">
            <text:p>2682</text:p>
          </table:table-cell>
          <table:table-cell table:formula="of:=([.C80]-1101)/100" office:value-type="float" office:value="15.81" calcext:value-type="float">
            <text:p>15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02" calcext:value-type="float">
            <text:p>2702</text:p>
          </table:table-cell>
          <table:table-cell table:formula="of:=([.C81]-1101)/100" office:value-type="float" office:value="16.01" calcext:value-type="float">
            <text:p>16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722" calcext:value-type="float">
            <text:p>2722</text:p>
          </table:table-cell>
          <table:table-cell table:formula="of:=([.C82]-1101)/100" office:value-type="float" office:value="16.21" calcext:value-type="float">
            <text:p>16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742" calcext:value-type="float">
            <text:p>2742</text:p>
          </table:table-cell>
          <table:table-cell table:formula="of:=([.C83]-1101)/100" office:value-type="float" office:value="16.41" calcext:value-type="float">
            <text:p>16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762" calcext:value-type="float">
            <text:p>2762</text:p>
          </table:table-cell>
          <table:table-cell table:formula="of:=([.C84]-1101)/100" office:value-type="float" office:value="16.61" calcext:value-type="float">
            <text:p>16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782" calcext:value-type="float">
            <text:p>2782</text:p>
          </table:table-cell>
          <table:table-cell table:formula="of:=([.C85]-1101)/100" office:value-type="float" office:value="16.81" calcext:value-type="float">
            <text:p>16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802" calcext:value-type="float">
            <text:p>2802</text:p>
          </table:table-cell>
          <table:table-cell table:formula="of:=([.C86]-1101)/100" office:value-type="float" office:value="17.01" calcext:value-type="float">
            <text:p>17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822" calcext:value-type="float">
            <text:p>2822</text:p>
          </table:table-cell>
          <table:table-cell table:formula="of:=([.C87]-1101)/100" office:value-type="float" office:value="17.21" calcext:value-type="float">
            <text:p>17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842" calcext:value-type="float">
            <text:p>2842</text:p>
          </table:table-cell>
          <table:table-cell table:formula="of:=([.C88]-1101)/100" office:value-type="float" office:value="17.41" calcext:value-type="float">
            <text:p>17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862" calcext:value-type="float">
            <text:p>2862</text:p>
          </table:table-cell>
          <table:table-cell table:formula="of:=([.C89]-1101)/100" office:value-type="float" office:value="17.61" calcext:value-type="float">
            <text:p>1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882" calcext:value-type="float">
            <text:p>2882</text:p>
          </table:table-cell>
          <table:table-cell table:formula="of:=([.C90]-1101)/100" office:value-type="float" office:value="17.81" calcext:value-type="float">
            <text:p>17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902" calcext:value-type="float">
            <text:p>2902</text:p>
          </table:table-cell>
          <table:table-cell table:formula="of:=([.C91]-1101)/100" office:value-type="float" office:value="18.01" calcext:value-type="float">
            <text:p>18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922" calcext:value-type="float">
            <text:p>2922</text:p>
          </table:table-cell>
          <table:table-cell table:formula="of:=([.C92]-1101)/100" office:value-type="float" office:value="18.21" calcext:value-type="float">
            <text:p>1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42" calcext:value-type="float">
            <text:p>2942</text:p>
          </table:table-cell>
          <table:table-cell table:formula="of:=([.C93]-1101)/100" office:value-type="float" office:value="18.41" calcext:value-type="float">
            <text:p>18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962" calcext:value-type="float">
            <text:p>2962</text:p>
          </table:table-cell>
          <table:table-cell table:formula="of:=([.C94]-1101)/100" office:value-type="float" office:value="18.61" calcext:value-type="float">
            <text:p>18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982" calcext:value-type="float">
            <text:p>2982</text:p>
          </table:table-cell>
          <table:table-cell table:formula="of:=([.C95]-1101)/100" office:value-type="float" office:value="18.81" calcext:value-type="float">
            <text:p>18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002" calcext:value-type="float">
            <text:p>3002</text:p>
          </table:table-cell>
          <table:table-cell table:formula="of:=([.C96]-1101)/100" office:value-type="float" office:value="19.01" calcext:value-type="float">
            <text:p>1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22" calcext:value-type="float">
            <text:p>3022</text:p>
          </table:table-cell>
          <table:table-cell table:formula="of:=([.C97]-1101)/100" office:value-type="float" office:value="19.21" calcext:value-type="float">
            <text:p>19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042" calcext:value-type="float">
            <text:p>3042</text:p>
          </table:table-cell>
          <table:table-cell table:formula="of:=([.C98]-1101)/100" office:value-type="float" office:value="19.41" calcext:value-type="float">
            <text:p>19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062" calcext:value-type="float">
            <text:p>3062</text:p>
          </table:table-cell>
          <table:table-cell table:formula="of:=([.C99]-1101)/100" office:value-type="float" office:value="19.61" calcext:value-type="float">
            <text:p>19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082" calcext:value-type="float">
            <text:p>3082</text:p>
          </table:table-cell>
          <table:table-cell table:formula="of:=([.C100]-1101)/100" office:value-type="float" office:value="19.81" calcext:value-type="float">
            <text:p>19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102" calcext:value-type="float">
            <text:p>3102</text:p>
          </table:table-cell>
          <table:table-cell table:formula="of:=([.C101]-1101)/100" office:value-type="float" office:value="20.01" calcext:value-type="float">
            <text:p>2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122" calcext:value-type="float">
            <text:p>3122</text:p>
          </table:table-cell>
          <table:table-cell table:formula="of:=([.C102]-1101)/100" office:value-type="float" office:value="20.21" calcext:value-type="float">
            <text:p>2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142" calcext:value-type="float">
            <text:p>3142</text:p>
          </table:table-cell>
          <table:table-cell table:formula="of:=([.C103]-1101)/100" office:value-type="float" office:value="20.41" calcext:value-type="float">
            <text:p>20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162" calcext:value-type="float">
            <text:p>3162</text:p>
          </table:table-cell>
          <table:table-cell table:formula="of:=([.C104]-1101)/100" office:value-type="float" office:value="20.61" calcext:value-type="float">
            <text:p>20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182" calcext:value-type="float">
            <text:p>3182</text:p>
          </table:table-cell>
          <table:table-cell table:formula="of:=([.C105]-1101)/100" office:value-type="float" office:value="20.81" calcext:value-type="float">
            <text:p>20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202" calcext:value-type="float">
            <text:p>3202</text:p>
          </table:table-cell>
          <table:table-cell table:formula="of:=([.C106]-1101)/100" office:value-type="float" office:value="21.01" calcext:value-type="float">
            <text:p>21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222" calcext:value-type="float">
            <text:p>3222</text:p>
          </table:table-cell>
          <table:table-cell table:formula="of:=([.C107]-1101)/100" office:value-type="float" office:value="21.21" calcext:value-type="float">
            <text:p>21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242" calcext:value-type="float">
            <text:p>3242</text:p>
          </table:table-cell>
          <table:table-cell table:formula="of:=([.C108]-1101)/100" office:value-type="float" office:value="21.41" calcext:value-type="float">
            <text:p>21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262" calcext:value-type="float">
            <text:p>3262</text:p>
          </table:table-cell>
          <table:table-cell table:formula="of:=([.C109]-1101)/100" office:value-type="float" office:value="21.61" calcext:value-type="float">
            <text:p>21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3282" calcext:value-type="float">
            <text:p>3282</text:p>
          </table:table-cell>
          <table:table-cell table:formula="of:=([.C110]-1101)/100" office:value-type="float" office:value="21.81" calcext:value-type="float">
            <text:p>2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02" calcext:value-type="float">
            <text:p>3302</text:p>
          </table:table-cell>
          <table:table-cell table:formula="of:=([.C111]-1101)/100" office:value-type="float" office:value="22.01" calcext:value-type="float">
            <text:p>2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322" calcext:value-type="float">
            <text:p>3322</text:p>
          </table:table-cell>
          <table:table-cell table:formula="of:=([.C112]-1101)/100" office:value-type="float" office:value="22.21" calcext:value-type="float">
            <text:p>22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342" calcext:value-type="float">
            <text:p>3342</text:p>
          </table:table-cell>
          <table:table-cell table:formula="of:=([.C113]-1101)/100" office:value-type="float" office:value="22.41" calcext:value-type="float">
            <text:p>2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62" calcext:value-type="float">
            <text:p>3362</text:p>
          </table:table-cell>
          <table:table-cell table:formula="of:=([.C114]-1101)/100" office:value-type="float" office:value="22.61" calcext:value-type="float">
            <text:p>2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82" calcext:value-type="float">
            <text:p>3382</text:p>
          </table:table-cell>
          <table:table-cell table:formula="of:=([.C115]-1101)/100" office:value-type="float" office:value="22.81" calcext:value-type="float">
            <text:p>2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402" calcext:value-type="float">
            <text:p>3402</text:p>
          </table:table-cell>
          <table:table-cell table:formula="of:=([.C116]-1101)/100" office:value-type="float" office:value="23.01" calcext:value-type="float">
            <text:p>2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422" calcext:value-type="float">
            <text:p>3422</text:p>
          </table:table-cell>
          <table:table-cell table:formula="of:=([.C117]-1101)/100" office:value-type="float" office:value="23.21" calcext:value-type="float">
            <text:p>23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442" calcext:value-type="float">
            <text:p>3442</text:p>
          </table:table-cell>
          <table:table-cell table:formula="of:=([.C118]-1101)/100" office:value-type="float" office:value="23.41" calcext:value-type="float">
            <text:p>2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462" calcext:value-type="float">
            <text:p>3462</text:p>
          </table:table-cell>
          <table:table-cell table:formula="of:=([.C119]-1101)/100" office:value-type="float" office:value="23.61" calcext:value-type="float">
            <text:p>23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482" calcext:value-type="float">
            <text:p>3482</text:p>
          </table:table-cell>
          <table:table-cell table:formula="of:=([.C120]-1101)/100" office:value-type="float" office:value="23.81" calcext:value-type="float">
            <text:p>23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02" calcext:value-type="float">
            <text:p>3502</text:p>
          </table:table-cell>
          <table:table-cell table:formula="of:=([.C121]-1101)/100" office:value-type="float" office:value="24.01" calcext:value-type="float">
            <text:p>2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22" calcext:value-type="float">
            <text:p>3522</text:p>
          </table:table-cell>
          <table:table-cell table:formula="of:=([.C122]-1101)/100" office:value-type="float" office:value="24.21" calcext:value-type="float">
            <text:p>2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42" calcext:value-type="float">
            <text:p>3542</text:p>
          </table:table-cell>
          <table:table-cell table:formula="of:=([.C123]-1101)/100" office:value-type="float" office:value="24.41" calcext:value-type="float">
            <text:p>2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62" calcext:value-type="float">
            <text:p>3562</text:p>
          </table:table-cell>
          <table:table-cell table:formula="of:=([.C124]-1101)/100" office:value-type="float" office:value="24.61" calcext:value-type="float">
            <text:p>2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82" calcext:value-type="float">
            <text:p>3582</text:p>
          </table:table-cell>
          <table:table-cell table:formula="of:=([.C125]-1101)/100" office:value-type="float" office:value="24.81" calcext:value-type="float">
            <text:p>2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02" calcext:value-type="float">
            <text:p>3602</text:p>
          </table:table-cell>
          <table:table-cell table:formula="of:=([.C126]-1101)/100" office:value-type="float" office:value="25.01" calcext:value-type="float">
            <text:p>25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22" calcext:value-type="float">
            <text:p>3622</text:p>
          </table:table-cell>
          <table:table-cell table:formula="of:=([.C127]-1101)/100" office:value-type="float" office:value="25.21" calcext:value-type="float">
            <text:p>25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42" calcext:value-type="float">
            <text:p>3642</text:p>
          </table:table-cell>
          <table:table-cell table:formula="of:=([.C128]-1101)/100" office:value-type="float" office:value="25.41" calcext:value-type="float">
            <text:p>2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62" calcext:value-type="float">
            <text:p>3662</text:p>
          </table:table-cell>
          <table:table-cell table:formula="of:=([.C129]-1101)/100" office:value-type="float" office:value="25.61" calcext:value-type="float">
            <text:p>2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82" calcext:value-type="float">
            <text:p>3682</text:p>
          </table:table-cell>
          <table:table-cell table:formula="of:=([.C130]-1101)/100" office:value-type="float" office:value="25.81" calcext:value-type="float">
            <text:p>25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02" calcext:value-type="float">
            <text:p>3702</text:p>
          </table:table-cell>
          <table:table-cell table:formula="of:=([.C131]-1101)/100" office:value-type="float" office:value="26.01" calcext:value-type="float">
            <text:p>2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22" calcext:value-type="float">
            <text:p>3722</text:p>
          </table:table-cell>
          <table:table-cell table:formula="of:=([.C132]-1101)/100" office:value-type="float" office:value="26.21" calcext:value-type="float">
            <text:p>26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42" calcext:value-type="float">
            <text:p>3742</text:p>
          </table:table-cell>
          <table:table-cell table:formula="of:=([.C133]-1101)/100" office:value-type="float" office:value="26.41" calcext:value-type="float">
            <text:p>26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62" calcext:value-type="float">
            <text:p>3762</text:p>
          </table:table-cell>
          <table:table-cell table:formula="of:=([.C134]-1101)/100" office:value-type="float" office:value="26.61" calcext:value-type="float">
            <text:p>26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82" calcext:value-type="float">
            <text:p>3782</text:p>
          </table:table-cell>
          <table:table-cell table:formula="of:=([.C135]-1101)/100" office:value-type="float" office:value="26.81" calcext:value-type="float">
            <text:p>26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02" calcext:value-type="float">
            <text:p>3802</text:p>
          </table:table-cell>
          <table:table-cell table:formula="of:=([.C136]-1101)/100" office:value-type="float" office:value="27.01" calcext:value-type="float">
            <text:p>27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22" calcext:value-type="float">
            <text:p>3822</text:p>
          </table:table-cell>
          <table:table-cell table:formula="of:=([.C137]-1101)/100" office:value-type="float" office:value="27.21" calcext:value-type="float">
            <text:p>27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42" calcext:value-type="float">
            <text:p>3842</text:p>
          </table:table-cell>
          <table:table-cell table:formula="of:=([.C138]-1101)/100" office:value-type="float" office:value="27.41" calcext:value-type="float">
            <text:p>27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62" calcext:value-type="float">
            <text:p>3862</text:p>
          </table:table-cell>
          <table:table-cell table:formula="of:=([.C139]-1101)/100" office:value-type="float" office:value="27.61" calcext:value-type="float">
            <text:p>2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882" calcext:value-type="float">
            <text:p>3882</text:p>
          </table:table-cell>
          <table:table-cell table:formula="of:=([.C140]-1101)/100" office:value-type="float" office:value="27.81" calcext:value-type="float">
            <text:p>2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02" calcext:value-type="float">
            <text:p>3902</text:p>
          </table:table-cell>
          <table:table-cell table:formula="of:=([.C141]-1101)/100" office:value-type="float" office:value="28.01" calcext:value-type="float">
            <text:p>2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22" calcext:value-type="float">
            <text:p>3922</text:p>
          </table:table-cell>
          <table:table-cell table:formula="of:=([.C142]-1101)/100" office:value-type="float" office:value="28.21" calcext:value-type="float">
            <text:p>2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42" calcext:value-type="float">
            <text:p>3942</text:p>
          </table:table-cell>
          <table:table-cell table:formula="of:=([.C143]-1101)/100" office:value-type="float" office:value="28.41" calcext:value-type="float">
            <text:p>28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962" calcext:value-type="float">
            <text:p>3962</text:p>
          </table:table-cell>
          <table:table-cell table:formula="of:=([.C144]-1101)/100" office:value-type="float" office:value="28.61" calcext:value-type="float">
            <text:p>28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982" calcext:value-type="float">
            <text:p>3982</text:p>
          </table:table-cell>
          <table:table-cell table:formula="of:=([.C145]-1101)/100" office:value-type="float" office:value="28.81" calcext:value-type="float">
            <text:p>28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002" calcext:value-type="float">
            <text:p>4002</text:p>
          </table:table-cell>
          <table:table-cell table:formula="of:=([.C146]-1101)/100" office:value-type="float" office:value="29.01" calcext:value-type="float">
            <text:p>2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22" calcext:value-type="float">
            <text:p>4022</text:p>
          </table:table-cell>
          <table:table-cell table:formula="of:=([.C147]-1101)/100" office:value-type="float" office:value="29.21" calcext:value-type="float">
            <text:p>29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042" calcext:value-type="float">
            <text:p>4042</text:p>
          </table:table-cell>
          <table:table-cell table:formula="of:=([.C148]-1101)/100" office:value-type="float" office:value="29.41" calcext:value-type="float">
            <text:p>2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62" calcext:value-type="float">
            <text:p>4062</text:p>
          </table:table-cell>
          <table:table-cell table:formula="of:=([.C149]-1101)/100" office:value-type="float" office:value="29.61" calcext:value-type="float">
            <text:p>29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082" calcext:value-type="float">
            <text:p>4082</text:p>
          </table:table-cell>
          <table:table-cell table:formula="of:=([.C150]-1101)/100" office:value-type="float" office:value="29.81" calcext:value-type="float">
            <text:p>29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02" calcext:value-type="float">
            <text:p>4102</text:p>
          </table:table-cell>
          <table:table-cell table:formula="of:=([.C151]-1101)/100" office:value-type="float" office:value="30.01" calcext:value-type="float">
            <text:p>3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22" calcext:value-type="float">
            <text:p>4122</text:p>
          </table:table-cell>
          <table:table-cell table:formula="of:=([.C152]-1101)/100" office:value-type="float" office:value="30.21" calcext:value-type="float">
            <text:p>30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42" calcext:value-type="float">
            <text:p>4142</text:p>
          </table:table-cell>
          <table:table-cell table:formula="of:=([.C153]-1101)/100" office:value-type="float" office:value="30.41" calcext:value-type="float">
            <text:p>30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62" calcext:value-type="float">
            <text:p>4162</text:p>
          </table:table-cell>
          <table:table-cell table:formula="of:=([.C154]-1101)/100" office:value-type="float" office:value="30.61" calcext:value-type="float">
            <text:p>30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82" calcext:value-type="float">
            <text:p>4182</text:p>
          </table:table-cell>
          <table:table-cell table:formula="of:=([.C155]-1101)/100" office:value-type="float" office:value="30.81" calcext:value-type="float">
            <text:p>3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202" calcext:value-type="float">
            <text:p>4202</text:p>
          </table:table-cell>
          <table:table-cell table:formula="of:=([.C156]-1101)/100" office:value-type="float" office:value="31.01" calcext:value-type="float">
            <text:p>3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222" calcext:value-type="float">
            <text:p>4222</text:p>
          </table:table-cell>
          <table:table-cell table:formula="of:=([.C157]-1101)/100" office:value-type="float" office:value="31.21" calcext:value-type="float">
            <text:p>3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242" calcext:value-type="float">
            <text:p>4242</text:p>
          </table:table-cell>
          <table:table-cell table:formula="of:=([.C158]-1101)/100" office:value-type="float" office:value="31.41" calcext:value-type="float">
            <text:p>31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262" calcext:value-type="float">
            <text:p>4262</text:p>
          </table:table-cell>
          <table:table-cell table:formula="of:=([.C159]-1101)/100" office:value-type="float" office:value="31.61" calcext:value-type="float">
            <text:p>31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282" calcext:value-type="float">
            <text:p>4282</text:p>
          </table:table-cell>
          <table:table-cell table:formula="of:=([.C160]-1101)/100" office:value-type="float" office:value="31.81" calcext:value-type="float">
            <text:p>31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302" calcext:value-type="float">
            <text:p>4302</text:p>
          </table:table-cell>
          <table:table-cell table:formula="of:=([.C161]-1101)/100" office:value-type="float" office:value="32.01" calcext:value-type="float">
            <text:p>3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22" calcext:value-type="float">
            <text:p>4322</text:p>
          </table:table-cell>
          <table:table-cell table:formula="of:=([.C162]-1101)/100" office:value-type="float" office:value="32.21" calcext:value-type="float">
            <text:p>3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42" calcext:value-type="float">
            <text:p>4342</text:p>
          </table:table-cell>
          <table:table-cell table:formula="of:=([.C163]-1101)/100" office:value-type="float" office:value="32.41" calcext:value-type="float">
            <text:p>3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62" calcext:value-type="float">
            <text:p>4362</text:p>
          </table:table-cell>
          <table:table-cell table:formula="of:=([.C164]-1101)/100" office:value-type="float" office:value="32.61" calcext:value-type="float">
            <text:p>3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82" calcext:value-type="float">
            <text:p>4382</text:p>
          </table:table-cell>
          <table:table-cell table:formula="of:=([.C165]-1101)/100" office:value-type="float" office:value="32.81" calcext:value-type="float">
            <text:p>32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402" calcext:value-type="float">
            <text:p>4402</text:p>
          </table:table-cell>
          <table:table-cell table:formula="of:=([.C166]-1101)/100" office:value-type="float" office:value="33.01" calcext:value-type="float">
            <text:p>3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422" calcext:value-type="float">
            <text:p>4422</text:p>
          </table:table-cell>
          <table:table-cell table:formula="of:=([.C167]-1101)/100" office:value-type="float" office:value="33.21" calcext:value-type="float">
            <text:p>33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442" calcext:value-type="float">
            <text:p>4442</text:p>
          </table:table-cell>
          <table:table-cell table:formula="of:=([.C168]-1101)/100" office:value-type="float" office:value="33.41" calcext:value-type="float">
            <text:p>33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462" calcext:value-type="float">
            <text:p>4462</text:p>
          </table:table-cell>
          <table:table-cell table:formula="of:=([.C169]-1101)/100" office:value-type="float" office:value="33.61" calcext:value-type="float">
            <text:p>33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482" calcext:value-type="float">
            <text:p>4482</text:p>
          </table:table-cell>
          <table:table-cell table:formula="of:=([.C170]-1101)/100" office:value-type="float" office:value="33.81" calcext:value-type="float">
            <text:p>33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4502" calcext:value-type="float">
            <text:p>4502</text:p>
          </table:table-cell>
          <table:table-cell table:formula="of:=([.C171]-1101)/100" office:value-type="float" office:value="34.01" calcext:value-type="float">
            <text:p>34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522" calcext:value-type="float">
            <text:p>4522</text:p>
          </table:table-cell>
          <table:table-cell table:formula="of:=([.C172]-1101)/100" office:value-type="float" office:value="34.21" calcext:value-type="float">
            <text:p>34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542" calcext:value-type="float">
            <text:p>4542</text:p>
          </table:table-cell>
          <table:table-cell table:formula="of:=([.C173]-1101)/100" office:value-type="float" office:value="34.41" calcext:value-type="float">
            <text:p>34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562" calcext:value-type="float">
            <text:p>4562</text:p>
          </table:table-cell>
          <table:table-cell table:formula="of:=([.C174]-1101)/100" office:value-type="float" office:value="34.61" calcext:value-type="float">
            <text:p>3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582" calcext:value-type="float">
            <text:p>4582</text:p>
          </table:table-cell>
          <table:table-cell table:formula="of:=([.C175]-1101)/100" office:value-type="float" office:value="34.81" calcext:value-type="float">
            <text:p>3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602" calcext:value-type="float">
            <text:p>4602</text:p>
          </table:table-cell>
          <table:table-cell table:formula="of:=([.C176]-1101)/100" office:value-type="float" office:value="35.01" calcext:value-type="float">
            <text:p>3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622" calcext:value-type="float">
            <text:p>4622</text:p>
          </table:table-cell>
          <table:table-cell table:formula="of:=([.C177]-1101)/100" office:value-type="float" office:value="35.21" calcext:value-type="float">
            <text:p>3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642" calcext:value-type="float">
            <text:p>4642</text:p>
          </table:table-cell>
          <table:table-cell table:formula="of:=([.C178]-1101)/100" office:value-type="float" office:value="35.41" calcext:value-type="float">
            <text:p>35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662" calcext:value-type="float">
            <text:p>4662</text:p>
          </table:table-cell>
          <table:table-cell table:formula="of:=([.C179]-1101)/100" office:value-type="float" office:value="35.61" calcext:value-type="float">
            <text:p>35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4682" calcext:value-type="float">
            <text:p>4682</text:p>
          </table:table-cell>
          <table:table-cell table:formula="of:=([.C180]-1101)/100" office:value-type="float" office:value="35.81" calcext:value-type="float">
            <text:p>35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702" calcext:value-type="float">
            <text:p>4702</text:p>
          </table:table-cell>
          <table:table-cell table:formula="of:=([.C181]-1101)/100" office:value-type="float" office:value="36.01" calcext:value-type="float">
            <text:p>36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722" calcext:value-type="float">
            <text:p>4722</text:p>
          </table:table-cell>
          <table:table-cell table:formula="of:=([.C182]-1101)/100" office:value-type="float" office:value="36.21" calcext:value-type="float">
            <text:p>36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742" calcext:value-type="float">
            <text:p>4742</text:p>
          </table:table-cell>
          <table:table-cell table:formula="of:=([.C183]-1101)/100" office:value-type="float" office:value="36.41" calcext:value-type="float">
            <text:p>36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762" calcext:value-type="float">
            <text:p>4762</text:p>
          </table:table-cell>
          <table:table-cell table:formula="of:=([.C184]-1101)/100" office:value-type="float" office:value="36.61" calcext:value-type="float">
            <text:p>36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782" calcext:value-type="float">
            <text:p>4782</text:p>
          </table:table-cell>
          <table:table-cell table:formula="of:=([.C185]-1101)/100" office:value-type="float" office:value="36.81" calcext:value-type="float">
            <text:p>36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802" calcext:value-type="float">
            <text:p>4802</text:p>
          </table:table-cell>
          <table:table-cell table:formula="of:=([.C186]-1101)/100" office:value-type="float" office:value="37.01" calcext:value-type="float">
            <text:p>37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822" calcext:value-type="float">
            <text:p>4822</text:p>
          </table:table-cell>
          <table:table-cell table:formula="of:=([.C187]-1101)/100" office:value-type="float" office:value="37.21" calcext:value-type="float">
            <text:p>37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842" calcext:value-type="float">
            <text:p>4842</text:p>
          </table:table-cell>
          <table:table-cell table:formula="of:=([.C188]-1101)/100" office:value-type="float" office:value="37.41" calcext:value-type="float">
            <text:p>37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862" calcext:value-type="float">
            <text:p>4862</text:p>
          </table:table-cell>
          <table:table-cell table:formula="of:=([.C189]-1101)/100" office:value-type="float" office:value="37.61" calcext:value-type="float">
            <text:p>3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882" calcext:value-type="float">
            <text:p>4882</text:p>
          </table:table-cell>
          <table:table-cell table:formula="of:=([.C190]-1101)/100" office:value-type="float" office:value="37.81" calcext:value-type="float">
            <text:p>37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902" calcext:value-type="float">
            <text:p>4902</text:p>
          </table:table-cell>
          <table:table-cell table:formula="of:=([.C191]-1101)/100" office:value-type="float" office:value="38.01" calcext:value-type="float">
            <text:p>38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922" calcext:value-type="float">
            <text:p>4922</text:p>
          </table:table-cell>
          <table:table-cell table:formula="of:=([.C192]-1101)/100" office:value-type="float" office:value="38.21" calcext:value-type="float">
            <text:p>38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942" calcext:value-type="float">
            <text:p>4942</text:p>
          </table:table-cell>
          <table:table-cell table:formula="of:=([.C193]-1101)/100" office:value-type="float" office:value="38.41" calcext:value-type="float">
            <text:p>38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962" calcext:value-type="float">
            <text:p>4962</text:p>
          </table:table-cell>
          <table:table-cell table:formula="of:=([.C194]-1101)/100" office:value-type="float" office:value="38.61" calcext:value-type="float">
            <text:p>38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982" calcext:value-type="float">
            <text:p>4982</text:p>
          </table:table-cell>
          <table:table-cell table:formula="of:=([.C195]-1101)/100" office:value-type="float" office:value="38.81" calcext:value-type="float">
            <text:p>38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002" calcext:value-type="float">
            <text:p>5002</text:p>
          </table:table-cell>
          <table:table-cell table:formula="of:=([.C196]-1101)/100" office:value-type="float" office:value="39.01" calcext:value-type="float">
            <text:p>3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022" calcext:value-type="float">
            <text:p>5022</text:p>
          </table:table-cell>
          <table:table-cell table:formula="of:=([.C197]-1101)/100" office:value-type="float" office:value="39.21" calcext:value-type="float">
            <text:p>39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042" calcext:value-type="float">
            <text:p>5042</text:p>
          </table:table-cell>
          <table:table-cell table:formula="of:=([.C198]-1101)/100" office:value-type="float" office:value="39.41" calcext:value-type="float">
            <text:p>39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062" calcext:value-type="float">
            <text:p>5062</text:p>
          </table:table-cell>
          <table:table-cell table:formula="of:=([.C199]-1101)/100" office:value-type="float" office:value="39.61" calcext:value-type="float">
            <text:p>39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082" calcext:value-type="float">
            <text:p>5082</text:p>
          </table:table-cell>
          <table:table-cell table:formula="of:=([.C200]-1101)/100" office:value-type="float" office:value="39.81" calcext:value-type="float">
            <text:p>39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102" calcext:value-type="float">
            <text:p>5102</text:p>
          </table:table-cell>
          <table:table-cell table:formula="of:=([.C201]-1101)/100" office:value-type="float" office:value="40.01" calcext:value-type="float">
            <text:p>4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122" calcext:value-type="float">
            <text:p>5122</text:p>
          </table:table-cell>
          <table:table-cell table:formula="of:=([.C202]-1101)/100" office:value-type="float" office:value="40.21" calcext:value-type="float">
            <text:p>40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142" calcext:value-type="float">
            <text:p>5142</text:p>
          </table:table-cell>
          <table:table-cell table:formula="of:=([.C203]-1101)/100" office:value-type="float" office:value="40.41" calcext:value-type="float">
            <text:p>40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162" calcext:value-type="float">
            <text:p>5162</text:p>
          </table:table-cell>
          <table:table-cell table:formula="of:=([.C204]-1101)/100" office:value-type="float" office:value="40.61" calcext:value-type="float">
            <text:p>40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182" calcext:value-type="float">
            <text:p>5182</text:p>
          </table:table-cell>
          <table:table-cell table:formula="of:=([.C205]-1101)/100" office:value-type="float" office:value="40.81" calcext:value-type="float">
            <text:p>4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02" calcext:value-type="float">
            <text:p>5202</text:p>
          </table:table-cell>
          <table:table-cell table:formula="of:=([.C206]-1101)/100" office:value-type="float" office:value="41.01" calcext:value-type="float">
            <text:p>4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22" calcext:value-type="float">
            <text:p>5222</text:p>
          </table:table-cell>
          <table:table-cell table:formula="of:=([.C207]-1101)/100" office:value-type="float" office:value="41.21" calcext:value-type="float">
            <text:p>4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42" calcext:value-type="float">
            <text:p>5242</text:p>
          </table:table-cell>
          <table:table-cell table:formula="of:=([.C208]-1101)/100" office:value-type="float" office:value="41.41" calcext:value-type="float">
            <text:p>41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62" calcext:value-type="float">
            <text:p>5262</text:p>
          </table:table-cell>
          <table:table-cell table:formula="of:=([.C209]-1101)/100" office:value-type="float" office:value="41.61" calcext:value-type="float">
            <text:p>41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82" calcext:value-type="float">
            <text:p>5282</text:p>
          </table:table-cell>
          <table:table-cell table:formula="of:=([.C210]-1101)/100" office:value-type="float" office:value="41.81" calcext:value-type="float">
            <text:p>41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02" calcext:value-type="float">
            <text:p>5302</text:p>
          </table:table-cell>
          <table:table-cell table:formula="of:=([.C211]-1101)/100" office:value-type="float" office:value="42.01" calcext:value-type="float">
            <text:p>4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22" calcext:value-type="float">
            <text:p>5322</text:p>
          </table:table-cell>
          <table:table-cell table:formula="of:=([.C212]-1101)/100" office:value-type="float" office:value="42.21" calcext:value-type="float">
            <text:p>42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42" calcext:value-type="float">
            <text:p>5342</text:p>
          </table:table-cell>
          <table:table-cell table:formula="of:=([.C213]-1101)/100" office:value-type="float" office:value="42.41" calcext:value-type="float">
            <text:p>42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62" calcext:value-type="float">
            <text:p>5362</text:p>
          </table:table-cell>
          <table:table-cell table:formula="of:=([.C214]-1101)/100" office:value-type="float" office:value="42.61" calcext:value-type="float">
            <text:p>42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82" calcext:value-type="float">
            <text:p>5382</text:p>
          </table:table-cell>
          <table:table-cell table:formula="of:=([.C215]-1101)/100" office:value-type="float" office:value="42.81" calcext:value-type="float">
            <text:p>4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02" calcext:value-type="float">
            <text:p>5402</text:p>
          </table:table-cell>
          <table:table-cell table:formula="of:=([.C216]-1101)/100" office:value-type="float" office:value="43.01" calcext:value-type="float">
            <text:p>4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22" calcext:value-type="float">
            <text:p>5422</text:p>
          </table:table-cell>
          <table:table-cell table:formula="of:=([.C217]-1101)/100" office:value-type="float" office:value="43.21" calcext:value-type="float">
            <text:p>43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442" calcext:value-type="float">
            <text:p>5442</text:p>
          </table:table-cell>
          <table:table-cell table:formula="of:=([.C218]-1101)/100" office:value-type="float" office:value="43.41" calcext:value-type="float">
            <text:p>4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62" calcext:value-type="float">
            <text:p>5462</text:p>
          </table:table-cell>
          <table:table-cell table:formula="of:=([.C219]-1101)/100" office:value-type="float" office:value="43.61" calcext:value-type="float">
            <text:p>43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482" calcext:value-type="float">
            <text:p>5482</text:p>
          </table:table-cell>
          <table:table-cell table:formula="of:=([.C220]-1101)/100" office:value-type="float" office:value="43.81" calcext:value-type="float">
            <text:p>43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502" calcext:value-type="float">
            <text:p>5502</text:p>
          </table:table-cell>
          <table:table-cell table:formula="of:=([.C221]-1101)/100" office:value-type="float" office:value="44.01" calcext:value-type="float">
            <text:p>44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522" calcext:value-type="float">
            <text:p>5522</text:p>
          </table:table-cell>
          <table:table-cell table:formula="of:=([.C222]-1101)/100" office:value-type="float" office:value="44.21" calcext:value-type="float">
            <text:p>44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542" calcext:value-type="float">
            <text:p>5542</text:p>
          </table:table-cell>
          <table:table-cell table:formula="of:=([.C223]-1101)/100" office:value-type="float" office:value="44.41" calcext:value-type="float">
            <text:p>44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562" calcext:value-type="float">
            <text:p>5562</text:p>
          </table:table-cell>
          <table:table-cell table:formula="of:=([.C224]-1101)/100" office:value-type="float" office:value="44.61" calcext:value-type="float">
            <text:p>44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582" calcext:value-type="float">
            <text:p>5582</text:p>
          </table:table-cell>
          <table:table-cell table:formula="of:=([.C225]-1101)/100" office:value-type="float" office:value="44.81" calcext:value-type="float">
            <text:p>44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602" calcext:value-type="float">
            <text:p>5602</text:p>
          </table:table-cell>
          <table:table-cell table:formula="of:=([.C226]-1101)/100" office:value-type="float" office:value="45.01" calcext:value-type="float">
            <text:p>45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622" calcext:value-type="float">
            <text:p>5622</text:p>
          </table:table-cell>
          <table:table-cell table:formula="of:=([.C227]-1101)/100" office:value-type="float" office:value="45.21" calcext:value-type="float">
            <text:p>4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642" calcext:value-type="float">
            <text:p>5642</text:p>
          </table:table-cell>
          <table:table-cell table:formula="of:=([.C228]-1101)/100" office:value-type="float" office:value="45.41" calcext:value-type="float">
            <text:p>45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662" calcext:value-type="float">
            <text:p>5662</text:p>
          </table:table-cell>
          <table:table-cell table:formula="of:=([.C229]-1101)/100" office:value-type="float" office:value="45.61" calcext:value-type="float">
            <text:p>45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682" calcext:value-type="float">
            <text:p>5682</text:p>
          </table:table-cell>
          <table:table-cell table:formula="of:=([.C230]-1101)/100" office:value-type="float" office:value="45.81" calcext:value-type="float">
            <text:p>45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702" calcext:value-type="float">
            <text:p>5702</text:p>
          </table:table-cell>
          <table:table-cell table:formula="of:=([.C231]-1101)/100" office:value-type="float" office:value="46.01" calcext:value-type="float">
            <text:p>46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722" calcext:value-type="float">
            <text:p>5722</text:p>
          </table:table-cell>
          <table:table-cell table:formula="of:=([.C232]-1101)/100" office:value-type="float" office:value="46.21" calcext:value-type="float">
            <text:p>46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742" calcext:value-type="float">
            <text:p>5742</text:p>
          </table:table-cell>
          <table:table-cell table:formula="of:=([.C233]-1101)/100" office:value-type="float" office:value="46.41" calcext:value-type="float">
            <text:p>46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762" calcext:value-type="float">
            <text:p>5762</text:p>
          </table:table-cell>
          <table:table-cell table:formula="of:=([.C234]-1101)/100" office:value-type="float" office:value="46.61" calcext:value-type="float">
            <text:p>46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782" calcext:value-type="float">
            <text:p>5782</text:p>
          </table:table-cell>
          <table:table-cell table:formula="of:=([.C235]-1101)/100" office:value-type="float" office:value="46.81" calcext:value-type="float">
            <text:p>46.8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5802" calcext:value-type="float">
            <text:p>5802</text:p>
          </table:table-cell>
          <table:table-cell table:formula="of:=([.C236]-1101)/100" office:value-type="float" office:value="47.01" calcext:value-type="float">
            <text:p>47.0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5822" calcext:value-type="float">
            <text:p>5822</text:p>
          </table:table-cell>
          <table:table-cell table:formula="of:=([.C237]-1101)/100" office:value-type="float" office:value="47.21" calcext:value-type="float">
            <text:p>47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842" calcext:value-type="float">
            <text:p>5842</text:p>
          </table:table-cell>
          <table:table-cell table:formula="of:=([.C238]-1101)/100" office:value-type="float" office:value="47.41" calcext:value-type="float">
            <text:p>47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862" calcext:value-type="float">
            <text:p>5862</text:p>
          </table:table-cell>
          <table:table-cell table:formula="of:=([.C239]-1101)/100" office:value-type="float" office:value="47.61" calcext:value-type="float">
            <text:p>47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882" calcext:value-type="float">
            <text:p>5882</text:p>
          </table:table-cell>
          <table:table-cell table:formula="of:=([.C240]-1101)/100" office:value-type="float" office:value="47.81" calcext:value-type="float">
            <text:p>47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902" calcext:value-type="float">
            <text:p>5902</text:p>
          </table:table-cell>
          <table:table-cell table:formula="of:=([.C241]-1101)/100" office:value-type="float" office:value="48.01" calcext:value-type="float">
            <text:p>48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922" calcext:value-type="float">
            <text:p>5922</text:p>
          </table:table-cell>
          <table:table-cell table:formula="of:=([.C242]-1101)/100" office:value-type="float" office:value="48.21" calcext:value-type="float">
            <text:p>4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42" calcext:value-type="float">
            <text:p>5942</text:p>
          </table:table-cell>
          <table:table-cell table:formula="of:=([.C243]-1101)/100" office:value-type="float" office:value="48.41" calcext:value-type="float">
            <text:p>48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962" calcext:value-type="float">
            <text:p>5962</text:p>
          </table:table-cell>
          <table:table-cell table:formula="of:=([.C244]-1101)/100" office:value-type="float" office:value="48.61" calcext:value-type="float">
            <text:p>48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82" calcext:value-type="float">
            <text:p>5982</text:p>
          </table:table-cell>
          <table:table-cell table:formula="of:=([.C245]-1101)/100" office:value-type="float" office:value="48.81" calcext:value-type="float">
            <text:p>4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02" calcext:value-type="float">
            <text:p>6002</text:p>
          </table:table-cell>
          <table:table-cell table:formula="of:=([.C246]-1101)/100" office:value-type="float" office:value="49.01" calcext:value-type="float">
            <text:p>49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022" calcext:value-type="float">
            <text:p>6022</text:p>
          </table:table-cell>
          <table:table-cell table:formula="of:=([.C247]-1101)/100" office:value-type="float" office:value="49.21" calcext:value-type="float">
            <text:p>49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042" calcext:value-type="float">
            <text:p>6042</text:p>
          </table:table-cell>
          <table:table-cell table:formula="of:=([.C248]-1101)/100" office:value-type="float" office:value="49.41" calcext:value-type="float">
            <text:p>4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62" calcext:value-type="float">
            <text:p>6062</text:p>
          </table:table-cell>
          <table:table-cell table:formula="of:=([.C249]-1101)/100" office:value-type="float" office:value="49.61" calcext:value-type="float">
            <text:p>4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82" calcext:value-type="float">
            <text:p>6082</text:p>
          </table:table-cell>
          <table:table-cell table:formula="of:=([.C250]-1101)/100" office:value-type="float" office:value="49.81" calcext:value-type="float">
            <text:p>4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02" calcext:value-type="float">
            <text:p>6102</text:p>
          </table:table-cell>
          <table:table-cell table:formula="of:=([.C251]-1101)/100" office:value-type="float" office:value="50.01" calcext:value-type="float">
            <text:p>5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22" calcext:value-type="float">
            <text:p>6122</text:p>
          </table:table-cell>
          <table:table-cell table:formula="of:=([.C252]-1101)/100" office:value-type="float" office:value="50.21" calcext:value-type="float">
            <text:p>5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42" calcext:value-type="float">
            <text:p>6142</text:p>
          </table:table-cell>
          <table:table-cell table:formula="of:=([.C253]-1101)/100" office:value-type="float" office:value="50.41" calcext:value-type="float">
            <text:p>5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62" calcext:value-type="float">
            <text:p>6162</text:p>
          </table:table-cell>
          <table:table-cell table:formula="of:=([.C254]-1101)/100" office:value-type="float" office:value="50.61" calcext:value-type="float">
            <text:p>5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82" calcext:value-type="float">
            <text:p>6182</text:p>
          </table:table-cell>
          <table:table-cell table:formula="of:=([.C255]-1101)/100" office:value-type="float" office:value="50.81" calcext:value-type="float">
            <text:p>50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202" calcext:value-type="float">
            <text:p>6202</text:p>
          </table:table-cell>
          <table:table-cell table:formula="of:=([.C256]-1101)/100" office:value-type="float" office:value="51.01" calcext:value-type="float">
            <text:p>51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222" calcext:value-type="float">
            <text:p>6222</text:p>
          </table:table-cell>
          <table:table-cell table:formula="of:=([.C257]-1101)/100" office:value-type="float" office:value="51.21" calcext:value-type="float">
            <text:p>5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242" calcext:value-type="float">
            <text:p>6242</text:p>
          </table:table-cell>
          <table:table-cell table:formula="of:=([.C258]-1101)/100" office:value-type="float" office:value="51.41" calcext:value-type="float">
            <text:p>5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262" calcext:value-type="float">
            <text:p>6262</text:p>
          </table:table-cell>
          <table:table-cell table:formula="of:=([.C259]-1101)/100" office:value-type="float" office:value="51.61" calcext:value-type="float">
            <text:p>5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282" calcext:value-type="float">
            <text:p>6282</text:p>
          </table:table-cell>
          <table:table-cell table:formula="of:=([.C260]-1101)/100" office:value-type="float" office:value="51.81" calcext:value-type="float">
            <text:p>5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02" calcext:value-type="float">
            <text:p>6302</text:p>
          </table:table-cell>
          <table:table-cell table:formula="of:=([.C261]-1101)/100" office:value-type="float" office:value="52.01" calcext:value-type="float">
            <text:p>5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322" calcext:value-type="float">
            <text:p>6322</text:p>
          </table:table-cell>
          <table:table-cell table:formula="of:=([.C262]-1101)/100" office:value-type="float" office:value="52.21" calcext:value-type="float">
            <text:p>5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42" calcext:value-type="float">
            <text:p>6342</text:p>
          </table:table-cell>
          <table:table-cell table:formula="of:=([.C263]-1101)/100" office:value-type="float" office:value="52.41" calcext:value-type="float">
            <text:p>52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362" calcext:value-type="float">
            <text:p>6362</text:p>
          </table:table-cell>
          <table:table-cell table:formula="of:=([.C264]-1101)/100" office:value-type="float" office:value="52.61" calcext:value-type="float">
            <text:p>52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382" calcext:value-type="float">
            <text:p>6382</text:p>
          </table:table-cell>
          <table:table-cell table:formula="of:=([.C265]-1101)/100" office:value-type="float" office:value="52.81" calcext:value-type="float">
            <text:p>52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402" calcext:value-type="float">
            <text:p>6402</text:p>
          </table:table-cell>
          <table:table-cell table:formula="of:=([.C266]-1101)/100" office:value-type="float" office:value="53.01" calcext:value-type="float">
            <text:p>5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422" calcext:value-type="float">
            <text:p>6422</text:p>
          </table:table-cell>
          <table:table-cell table:formula="of:=([.C267]-1101)/100" office:value-type="float" office:value="53.21" calcext:value-type="float">
            <text:p>53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442" calcext:value-type="float">
            <text:p>6442</text:p>
          </table:table-cell>
          <table:table-cell table:formula="of:=([.C268]-1101)/100" office:value-type="float" office:value="53.41" calcext:value-type="float">
            <text:p>5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462" calcext:value-type="float">
            <text:p>6462</text:p>
          </table:table-cell>
          <table:table-cell table:formula="of:=([.C269]-1101)/100" office:value-type="float" office:value="53.61" calcext:value-type="float">
            <text:p>53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6482" calcext:value-type="float">
            <text:p>6482</text:p>
          </table:table-cell>
          <table:table-cell table:formula="of:=([.C270]-1101)/100" office:value-type="float" office:value="53.81" calcext:value-type="float">
            <text:p>5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502" calcext:value-type="float">
            <text:p>6502</text:p>
          </table:table-cell>
          <table:table-cell table:formula="of:=([.C271]-1101)/100" office:value-type="float" office:value="54.01" calcext:value-type="float">
            <text:p>54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522" calcext:value-type="float">
            <text:p>6522</text:p>
          </table:table-cell>
          <table:table-cell table:formula="of:=([.C272]-1101)/100" office:value-type="float" office:value="54.21" calcext:value-type="float">
            <text:p>5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42" calcext:value-type="float">
            <text:p>6542</text:p>
          </table:table-cell>
          <table:table-cell table:formula="of:=([.C273]-1101)/100" office:value-type="float" office:value="54.41" calcext:value-type="float">
            <text:p>5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62" calcext:value-type="float">
            <text:p>6562</text:p>
          </table:table-cell>
          <table:table-cell table:formula="of:=([.C274]-1101)/100" office:value-type="float" office:value="54.61" calcext:value-type="float">
            <text:p>54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582" calcext:value-type="float">
            <text:p>6582</text:p>
          </table:table-cell>
          <table:table-cell table:formula="of:=([.C275]-1101)/100" office:value-type="float" office:value="54.81" calcext:value-type="float">
            <text:p>54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602" calcext:value-type="float">
            <text:p>6602</text:p>
          </table:table-cell>
          <table:table-cell table:formula="of:=([.C276]-1101)/100" office:value-type="float" office:value="55.01" calcext:value-type="float">
            <text:p>5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622" calcext:value-type="float">
            <text:p>6622</text:p>
          </table:table-cell>
          <table:table-cell table:formula="of:=([.C277]-1101)/100" office:value-type="float" office:value="55.21" calcext:value-type="float">
            <text:p>5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642" calcext:value-type="float">
            <text:p>6642</text:p>
          </table:table-cell>
          <table:table-cell table:formula="of:=([.C278]-1101)/100" office:value-type="float" office:value="55.41" calcext:value-type="float">
            <text:p>55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662" calcext:value-type="float">
            <text:p>6662</text:p>
          </table:table-cell>
          <table:table-cell table:formula="of:=([.C279]-1101)/100" office:value-type="float" office:value="55.61" calcext:value-type="float">
            <text:p>55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682" calcext:value-type="float">
            <text:p>6682</text:p>
          </table:table-cell>
          <table:table-cell table:formula="of:=([.C280]-1101)/100" office:value-type="float" office:value="55.81" calcext:value-type="float">
            <text:p>55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702" calcext:value-type="float">
            <text:p>6702</text:p>
          </table:table-cell>
          <table:table-cell table:formula="of:=([.C281]-1101)/100" office:value-type="float" office:value="56.01" calcext:value-type="float">
            <text:p>56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722" calcext:value-type="float">
            <text:p>6722</text:p>
          </table:table-cell>
          <table:table-cell table:formula="of:=([.C282]-1101)/100" office:value-type="float" office:value="56.21" calcext:value-type="float">
            <text:p>56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742" calcext:value-type="float">
            <text:p>6742</text:p>
          </table:table-cell>
          <table:table-cell table:formula="of:=([.C283]-1101)/100" office:value-type="float" office:value="56.41" calcext:value-type="float">
            <text:p>56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762" calcext:value-type="float">
            <text:p>6762</text:p>
          </table:table-cell>
          <table:table-cell table:formula="of:=([.C284]-1101)/100" office:value-type="float" office:value="56.61" calcext:value-type="float">
            <text:p>56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782" calcext:value-type="float">
            <text:p>6782</text:p>
          </table:table-cell>
          <table:table-cell table:formula="of:=([.C285]-1101)/100" office:value-type="float" office:value="56.81" calcext:value-type="float">
            <text:p>56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802" calcext:value-type="float">
            <text:p>6802</text:p>
          </table:table-cell>
          <table:table-cell table:formula="of:=([.C286]-1101)/100" office:value-type="float" office:value="57.01" calcext:value-type="float">
            <text:p>57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822" calcext:value-type="float">
            <text:p>6822</text:p>
          </table:table-cell>
          <table:table-cell table:formula="of:=([.C287]-1101)/100" office:value-type="float" office:value="57.21" calcext:value-type="float">
            <text:p>57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842" calcext:value-type="float">
            <text:p>6842</text:p>
          </table:table-cell>
          <table:table-cell table:formula="of:=([.C288]-1101)/100" office:value-type="float" office:value="57.41" calcext:value-type="float">
            <text:p>57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862" calcext:value-type="float">
            <text:p>6862</text:p>
          </table:table-cell>
          <table:table-cell table:formula="of:=([.C289]-1101)/100" office:value-type="float" office:value="57.61" calcext:value-type="float">
            <text:p>5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882" calcext:value-type="float">
            <text:p>6882</text:p>
          </table:table-cell>
          <table:table-cell table:formula="of:=([.C290]-1101)/100" office:value-type="float" office:value="57.81" calcext:value-type="float">
            <text:p>57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902" calcext:value-type="float">
            <text:p>6902</text:p>
          </table:table-cell>
          <table:table-cell table:formula="of:=([.C291]-1101)/100" office:value-type="float" office:value="58.01" calcext:value-type="float">
            <text:p>58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922" calcext:value-type="float">
            <text:p>6922</text:p>
          </table:table-cell>
          <table:table-cell table:formula="of:=([.C292]-1101)/100" office:value-type="float" office:value="58.21" calcext:value-type="float">
            <text:p>58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942" calcext:value-type="float">
            <text:p>6942</text:p>
          </table:table-cell>
          <table:table-cell table:formula="of:=([.C293]-1101)/100" office:value-type="float" office:value="58.41" calcext:value-type="float">
            <text:p>5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962" calcext:value-type="float">
            <text:p>6962</text:p>
          </table:table-cell>
          <table:table-cell table:formula="of:=([.C294]-1101)/100" office:value-type="float" office:value="58.61" calcext:value-type="float">
            <text:p>58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982" calcext:value-type="float">
            <text:p>6982</text:p>
          </table:table-cell>
          <table:table-cell table:formula="of:=([.C295]-1101)/100" office:value-type="float" office:value="58.81" calcext:value-type="float">
            <text:p>58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002" calcext:value-type="float">
            <text:p>7002</text:p>
          </table:table-cell>
          <table:table-cell table:formula="of:=([.C296]-1101)/100" office:value-type="float" office:value="59.01" calcext:value-type="float">
            <text:p>5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22" calcext:value-type="float">
            <text:p>7022</text:p>
          </table:table-cell>
          <table:table-cell table:formula="of:=([.C297]-1101)/100" office:value-type="float" office:value="59.21" calcext:value-type="float">
            <text:p>5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42" calcext:value-type="float">
            <text:p>7042</text:p>
          </table:table-cell>
          <table:table-cell table:formula="of:=([.C298]-1101)/100" office:value-type="float" office:value="59.41" calcext:value-type="float">
            <text:p>5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62" calcext:value-type="float">
            <text:p>7062</text:p>
          </table:table-cell>
          <table:table-cell table:formula="of:=([.C299]-1101)/100" office:value-type="float" office:value="59.61" calcext:value-type="float">
            <text:p>5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82" calcext:value-type="float">
            <text:p>7082</text:p>
          </table:table-cell>
          <table:table-cell table:formula="of:=([.C300]-1101)/100" office:value-type="float" office:value="59.81" calcext:value-type="float">
            <text:p>59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102" calcext:value-type="float">
            <text:p>7102</text:p>
          </table:table-cell>
          <table:table-cell table:formula="of:=([.C301]-1101)/100" office:value-type="float" office:value="60.01" calcext:value-type="float">
            <text:p>6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122" calcext:value-type="float">
            <text:p>7122</text:p>
          </table:table-cell>
          <table:table-cell table:formula="of:=([.C302]-1101)/100" office:value-type="float" office:value="60.21" calcext:value-type="float">
            <text:p>6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42" calcext:value-type="float">
            <text:p>7142</text:p>
          </table:table-cell>
          <table:table-cell table:formula="of:=([.C303]-1101)/100" office:value-type="float" office:value="60.41" calcext:value-type="float">
            <text:p>6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62" calcext:value-type="float">
            <text:p>7162</text:p>
          </table:table-cell>
          <table:table-cell table:formula="of:=([.C304]-1101)/100" office:value-type="float" office:value="60.61" calcext:value-type="float">
            <text:p>6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82" calcext:value-type="float">
            <text:p>7182</text:p>
          </table:table-cell>
          <table:table-cell table:formula="of:=([.C305]-1101)/100" office:value-type="float" office:value="60.81" calcext:value-type="float">
            <text:p>6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202" calcext:value-type="float">
            <text:p>7202</text:p>
          </table:table-cell>
          <table:table-cell table:formula="of:=([.C306]-1101)/100" office:value-type="float" office:value="61.01" calcext:value-type="float">
            <text:p>61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222" calcext:value-type="float">
            <text:p>7222</text:p>
          </table:table-cell>
          <table:table-cell table:formula="of:=([.C307]-1101)/100" office:value-type="float" office:value="61.21" calcext:value-type="float">
            <text:p>6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242" calcext:value-type="float">
            <text:p>7242</text:p>
          </table:table-cell>
          <table:table-cell table:formula="of:=([.C308]-1101)/100" office:value-type="float" office:value="61.41" calcext:value-type="float">
            <text:p>61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262" calcext:value-type="float">
            <text:p>7262</text:p>
          </table:table-cell>
          <table:table-cell table:formula="of:=([.C309]-1101)/100" office:value-type="float" office:value="61.61" calcext:value-type="float">
            <text:p>61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282" calcext:value-type="float">
            <text:p>7282</text:p>
          </table:table-cell>
          <table:table-cell table:formula="of:=([.C310]-1101)/100" office:value-type="float" office:value="61.81" calcext:value-type="float">
            <text:p>61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302" calcext:value-type="float">
            <text:p>7302</text:p>
          </table:table-cell>
          <table:table-cell table:formula="of:=([.C311]-1101)/100" office:value-type="float" office:value="62.01" calcext:value-type="float">
            <text:p>6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322" calcext:value-type="float">
            <text:p>7322</text:p>
          </table:table-cell>
          <table:table-cell table:formula="of:=([.C312]-1101)/100" office:value-type="float" office:value="62.21" calcext:value-type="float">
            <text:p>62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342" calcext:value-type="float">
            <text:p>7342</text:p>
          </table:table-cell>
          <table:table-cell table:formula="of:=([.C313]-1101)/100" office:value-type="float" office:value="62.41" calcext:value-type="float">
            <text:p>62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362" calcext:value-type="float">
            <text:p>7362</text:p>
          </table:table-cell>
          <table:table-cell table:formula="of:=([.C314]-1101)/100" office:value-type="float" office:value="62.61" calcext:value-type="float">
            <text:p>62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382" calcext:value-type="float">
            <text:p>7382</text:p>
          </table:table-cell>
          <table:table-cell table:formula="of:=([.C315]-1101)/100" office:value-type="float" office:value="62.81" calcext:value-type="float">
            <text:p>62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402" calcext:value-type="float">
            <text:p>7402</text:p>
          </table:table-cell>
          <table:table-cell table:formula="of:=([.C316]-1101)/100" office:value-type="float" office:value="63.01" calcext:value-type="float">
            <text:p>63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422" calcext:value-type="float">
            <text:p>7422</text:p>
          </table:table-cell>
          <table:table-cell table:formula="of:=([.C317]-1101)/100" office:value-type="float" office:value="63.21" calcext:value-type="float">
            <text:p>63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442" calcext:value-type="float">
            <text:p>7442</text:p>
          </table:table-cell>
          <table:table-cell table:formula="of:=([.C318]-1101)/100" office:value-type="float" office:value="63.41" calcext:value-type="float">
            <text:p>63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462" calcext:value-type="float">
            <text:p>7462</text:p>
          </table:table-cell>
          <table:table-cell table:formula="of:=([.C319]-1101)/100" office:value-type="float" office:value="63.61" calcext:value-type="float">
            <text:p>63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482" calcext:value-type="float">
            <text:p>7482</text:p>
          </table:table-cell>
          <table:table-cell table:formula="of:=([.C320]-1101)/100" office:value-type="float" office:value="63.81" calcext:value-type="float">
            <text:p>63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502" calcext:value-type="float">
            <text:p>7502</text:p>
          </table:table-cell>
          <table:table-cell table:formula="of:=([.C321]-1101)/100" office:value-type="float" office:value="64.01" calcext:value-type="float">
            <text:p>64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522" calcext:value-type="float">
            <text:p>7522</text:p>
          </table:table-cell>
          <table:table-cell table:formula="of:=([.C322]-1101)/100" office:value-type="float" office:value="64.21" calcext:value-type="float">
            <text:p>64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542" calcext:value-type="float">
            <text:p>7542</text:p>
          </table:table-cell>
          <table:table-cell table:formula="of:=([.C323]-1101)/100" office:value-type="float" office:value="64.41" calcext:value-type="float">
            <text:p>64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562" calcext:value-type="float">
            <text:p>7562</text:p>
          </table:table-cell>
          <table:table-cell table:formula="of:=([.C324]-1101)/100" office:value-type="float" office:value="64.61" calcext:value-type="float">
            <text:p>64.6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7582" calcext:value-type="float">
            <text:p>7582</text:p>
          </table:table-cell>
          <table:table-cell table:formula="of:=([.C325]-1101)/100" office:value-type="float" office:value="64.81" calcext:value-type="float">
            <text:p>64.8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7602" calcext:value-type="float">
            <text:p>7602</text:p>
          </table:table-cell>
          <table:table-cell table:formula="of:=([.C326]-1101)/100" office:value-type="float" office:value="65.01" calcext:value-type="float">
            <text:p>65.0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7622" calcext:value-type="float">
            <text:p>7622</text:p>
          </table:table-cell>
          <table:table-cell table:formula="of:=([.C327]-1101)/100" office:value-type="float" office:value="65.21" calcext:value-type="float">
            <text:p>65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642" calcext:value-type="float">
            <text:p>7642</text:p>
          </table:table-cell>
          <table:table-cell table:formula="of:=([.C328]-1101)/100" office:value-type="float" office:value="65.41" calcext:value-type="float">
            <text:p>65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662" calcext:value-type="float">
            <text:p>7662</text:p>
          </table:table-cell>
          <table:table-cell table:formula="of:=([.C329]-1101)/100" office:value-type="float" office:value="65.61" calcext:value-type="float">
            <text:p>65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682" calcext:value-type="float">
            <text:p>7682</text:p>
          </table:table-cell>
          <table:table-cell table:formula="of:=([.C330]-1101)/100" office:value-type="float" office:value="65.81" calcext:value-type="float">
            <text:p>65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702" calcext:value-type="float">
            <text:p>7702</text:p>
          </table:table-cell>
          <table:table-cell table:formula="of:=([.C331]-1101)/100" office:value-type="float" office:value="66.01" calcext:value-type="float">
            <text:p>66.0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7722" calcext:value-type="float">
            <text:p>7722</text:p>
          </table:table-cell>
          <table:table-cell table:formula="of:=([.C332]-1101)/100" office:value-type="float" office:value="66.21" calcext:value-type="float">
            <text:p>66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742" calcext:value-type="float">
            <text:p>7742</text:p>
          </table:table-cell>
          <table:table-cell table:formula="of:=([.C333]-1101)/100" office:value-type="float" office:value="66.41" calcext:value-type="float">
            <text:p>66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762" calcext:value-type="float">
            <text:p>7762</text:p>
          </table:table-cell>
          <table:table-cell table:formula="of:=([.C334]-1101)/100" office:value-type="float" office:value="66.61" calcext:value-type="float">
            <text:p>66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782" calcext:value-type="float">
            <text:p>7782</text:p>
          </table:table-cell>
          <table:table-cell table:formula="of:=([.C335]-1101)/100" office:value-type="float" office:value="66.81" calcext:value-type="float">
            <text:p>66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802" calcext:value-type="float">
            <text:p>7802</text:p>
          </table:table-cell>
          <table:table-cell table:formula="of:=([.C336]-1101)/100" office:value-type="float" office:value="67.01" calcext:value-type="float">
            <text:p>67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822" calcext:value-type="float">
            <text:p>7822</text:p>
          </table:table-cell>
          <table:table-cell table:formula="of:=([.C337]-1101)/100" office:value-type="float" office:value="67.21" calcext:value-type="float">
            <text:p>67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842" calcext:value-type="float">
            <text:p>7842</text:p>
          </table:table-cell>
          <table:table-cell table:formula="of:=([.C338]-1101)/100" office:value-type="float" office:value="67.41" calcext:value-type="float">
            <text:p>67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862" calcext:value-type="float">
            <text:p>7862</text:p>
          </table:table-cell>
          <table:table-cell table:formula="of:=([.C339]-1101)/100" office:value-type="float" office:value="67.61" calcext:value-type="float">
            <text:p>67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882" calcext:value-type="float">
            <text:p>7882</text:p>
          </table:table-cell>
          <table:table-cell table:formula="of:=([.C340]-1101)/100" office:value-type="float" office:value="67.81" calcext:value-type="float">
            <text:p>67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902" calcext:value-type="float">
            <text:p>7902</text:p>
          </table:table-cell>
          <table:table-cell table:formula="of:=([.C341]-1101)/100" office:value-type="float" office:value="68.01" calcext:value-type="float">
            <text:p>68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922" calcext:value-type="float">
            <text:p>7922</text:p>
          </table:table-cell>
          <table:table-cell table:formula="of:=([.C342]-1101)/100" office:value-type="float" office:value="68.21" calcext:value-type="float">
            <text:p>68.2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7942" calcext:value-type="float">
            <text:p>7942</text:p>
          </table:table-cell>
          <table:table-cell table:formula="of:=([.C343]-1101)/100" office:value-type="float" office:value="68.41" calcext:value-type="float">
            <text:p>68.4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7962" calcext:value-type="float">
            <text:p>7962</text:p>
          </table:table-cell>
          <table:table-cell table:formula="of:=([.C344]-1101)/100" office:value-type="float" office:value="68.61" calcext:value-type="float">
            <text:p>68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982" calcext:value-type="float">
            <text:p>7982</text:p>
          </table:table-cell>
          <table:table-cell table:formula="of:=([.C345]-1101)/100" office:value-type="float" office:value="68.81" calcext:value-type="float">
            <text:p>68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002" calcext:value-type="float">
            <text:p>8002</text:p>
          </table:table-cell>
          <table:table-cell table:formula="of:=([.C346]-1101)/100" office:value-type="float" office:value="69.01" calcext:value-type="float">
            <text:p>69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022" calcext:value-type="float">
            <text:p>8022</text:p>
          </table:table-cell>
          <table:table-cell table:formula="of:=([.C347]-1101)/100" office:value-type="float" office:value="69.21" calcext:value-type="float">
            <text:p>69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042" calcext:value-type="float">
            <text:p>8042</text:p>
          </table:table-cell>
          <table:table-cell table:formula="of:=([.C348]-1101)/100" office:value-type="float" office:value="69.41" calcext:value-type="float">
            <text:p>69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062" calcext:value-type="float">
            <text:p>8062</text:p>
          </table:table-cell>
          <table:table-cell table:formula="of:=([.C349]-1101)/100" office:value-type="float" office:value="69.61" calcext:value-type="float">
            <text:p>69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082" calcext:value-type="float">
            <text:p>8082</text:p>
          </table:table-cell>
          <table:table-cell table:formula="of:=([.C350]-1101)/100" office:value-type="float" office:value="69.81" calcext:value-type="float">
            <text:p>69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102" calcext:value-type="float">
            <text:p>8102</text:p>
          </table:table-cell>
          <table:table-cell table:formula="of:=([.C351]-1101)/100" office:value-type="float" office:value="70.01" calcext:value-type="float">
            <text:p>70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122" calcext:value-type="float">
            <text:p>8122</text:p>
          </table:table-cell>
          <table:table-cell table:formula="of:=([.C352]-1101)/100" office:value-type="float" office:value="70.21" calcext:value-type="float">
            <text:p>70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142" calcext:value-type="float">
            <text:p>8142</text:p>
          </table:table-cell>
          <table:table-cell table:formula="of:=([.C353]-1101)/100" office:value-type="float" office:value="70.41" calcext:value-type="float">
            <text:p>70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162" calcext:value-type="float">
            <text:p>8162</text:p>
          </table:table-cell>
          <table:table-cell table:formula="of:=([.C354]-1101)/100" office:value-type="float" office:value="70.61" calcext:value-type="float">
            <text:p>70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182" calcext:value-type="float">
            <text:p>8182</text:p>
          </table:table-cell>
          <table:table-cell table:formula="of:=([.C355]-1101)/100" office:value-type="float" office:value="70.81" calcext:value-type="float">
            <text:p>70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202" calcext:value-type="float">
            <text:p>8202</text:p>
          </table:table-cell>
          <table:table-cell table:formula="of:=([.C356]-1101)/100" office:value-type="float" office:value="71.01" calcext:value-type="float">
            <text:p>71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222" calcext:value-type="float">
            <text:p>8222</text:p>
          </table:table-cell>
          <table:table-cell table:formula="of:=([.C357]-1101)/100" office:value-type="float" office:value="71.21" calcext:value-type="float">
            <text:p>71.2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8242" calcext:value-type="float">
            <text:p>8242</text:p>
          </table:table-cell>
          <table:table-cell table:formula="of:=([.C358]-1101)/100" office:value-type="float" office:value="71.41" calcext:value-type="float">
            <text:p>71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262" calcext:value-type="float">
            <text:p>8262</text:p>
          </table:table-cell>
          <table:table-cell table:formula="of:=([.C359]-1101)/100" office:value-type="float" office:value="71.61" calcext:value-type="float">
            <text:p>71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282" calcext:value-type="float">
            <text:p>8282</text:p>
          </table:table-cell>
          <table:table-cell table:formula="of:=([.C360]-1101)/100" office:value-type="float" office:value="71.81" calcext:value-type="float">
            <text:p>71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302" calcext:value-type="float">
            <text:p>8302</text:p>
          </table:table-cell>
          <table:table-cell table:formula="of:=([.C361]-1101)/100" office:value-type="float" office:value="72.01" calcext:value-type="float">
            <text:p>72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322" calcext:value-type="float">
            <text:p>8322</text:p>
          </table:table-cell>
          <table:table-cell table:formula="of:=([.C362]-1101)/100" office:value-type="float" office:value="72.21" calcext:value-type="float">
            <text:p>72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342" calcext:value-type="float">
            <text:p>8342</text:p>
          </table:table-cell>
          <table:table-cell table:formula="of:=([.C363]-1101)/100" office:value-type="float" office:value="72.41" calcext:value-type="float">
            <text:p>72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362" calcext:value-type="float">
            <text:p>8362</text:p>
          </table:table-cell>
          <table:table-cell table:formula="of:=([.C364]-1101)/100" office:value-type="float" office:value="72.61" calcext:value-type="float">
            <text:p>72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382" calcext:value-type="float">
            <text:p>8382</text:p>
          </table:table-cell>
          <table:table-cell table:formula="of:=([.C365]-1101)/100" office:value-type="float" office:value="72.81" calcext:value-type="float">
            <text:p>72.8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8402" calcext:value-type="float">
            <text:p>8402</text:p>
          </table:table-cell>
          <table:table-cell table:formula="of:=([.C366]-1101)/100" office:value-type="float" office:value="73.01" calcext:value-type="float">
            <text:p>73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422" calcext:value-type="float">
            <text:p>8422</text:p>
          </table:table-cell>
          <table:table-cell table:formula="of:=([.C367]-1101)/100" office:value-type="float" office:value="73.21" calcext:value-type="float">
            <text:p>73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442" calcext:value-type="float">
            <text:p>8442</text:p>
          </table:table-cell>
          <table:table-cell table:formula="of:=([.C368]-1101)/100" office:value-type="float" office:value="73.41" calcext:value-type="float">
            <text:p>7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462" calcext:value-type="float">
            <text:p>8462</text:p>
          </table:table-cell>
          <table:table-cell table:formula="of:=([.C369]-1101)/100" office:value-type="float" office:value="73.61" calcext:value-type="float">
            <text:p>73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482" calcext:value-type="float">
            <text:p>8482</text:p>
          </table:table-cell>
          <table:table-cell table:formula="of:=([.C370]-1101)/100" office:value-type="float" office:value="73.81" calcext:value-type="float">
            <text:p>73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502" calcext:value-type="float">
            <text:p>8502</text:p>
          </table:table-cell>
          <table:table-cell table:formula="of:=([.C371]-1101)/100" office:value-type="float" office:value="74.01" calcext:value-type="float">
            <text:p>74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522" calcext:value-type="float">
            <text:p>8522</text:p>
          </table:table-cell>
          <table:table-cell table:formula="of:=([.C372]-1101)/100" office:value-type="float" office:value="74.21" calcext:value-type="float">
            <text:p>74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542" calcext:value-type="float">
            <text:p>8542</text:p>
          </table:table-cell>
          <table:table-cell table:formula="of:=([.C373]-1101)/100" office:value-type="float" office:value="74.41" calcext:value-type="float">
            <text:p>74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562" calcext:value-type="float">
            <text:p>8562</text:p>
          </table:table-cell>
          <table:table-cell table:formula="of:=([.C374]-1101)/100" office:value-type="float" office:value="74.61" calcext:value-type="float">
            <text:p>74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582" calcext:value-type="float">
            <text:p>8582</text:p>
          </table:table-cell>
          <table:table-cell table:formula="of:=([.C375]-1101)/100" office:value-type="float" office:value="74.81" calcext:value-type="float">
            <text:p>74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602" calcext:value-type="float">
            <text:p>8602</text:p>
          </table:table-cell>
          <table:table-cell table:formula="of:=([.C376]-1101)/100" office:value-type="float" office:value="75.01" calcext:value-type="float">
            <text:p>75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622" calcext:value-type="float">
            <text:p>8622</text:p>
          </table:table-cell>
          <table:table-cell table:formula="of:=([.C377]-1101)/100" office:value-type="float" office:value="75.21" calcext:value-type="float">
            <text:p>75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642" calcext:value-type="float">
            <text:p>8642</text:p>
          </table:table-cell>
          <table:table-cell table:formula="of:=([.C378]-1101)/100" office:value-type="float" office:value="75.41" calcext:value-type="float">
            <text:p>75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662" calcext:value-type="float">
            <text:p>8662</text:p>
          </table:table-cell>
          <table:table-cell table:formula="of:=([.C379]-1101)/100" office:value-type="float" office:value="75.61" calcext:value-type="float">
            <text:p>75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682" calcext:value-type="float">
            <text:p>8682</text:p>
          </table:table-cell>
          <table:table-cell table:formula="of:=([.C380]-1101)/100" office:value-type="float" office:value="75.81" calcext:value-type="float">
            <text:p>75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702" calcext:value-type="float">
            <text:p>8702</text:p>
          </table:table-cell>
          <table:table-cell table:formula="of:=([.C381]-1101)/100" office:value-type="float" office:value="76.01" calcext:value-type="float">
            <text:p>76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722" calcext:value-type="float">
            <text:p>8722</text:p>
          </table:table-cell>
          <table:table-cell table:formula="of:=([.C382]-1101)/100" office:value-type="float" office:value="76.21" calcext:value-type="float">
            <text:p>76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742" calcext:value-type="float">
            <text:p>8742</text:p>
          </table:table-cell>
          <table:table-cell table:formula="of:=([.C383]-1101)/100" office:value-type="float" office:value="76.41" calcext:value-type="float">
            <text:p>76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762" calcext:value-type="float">
            <text:p>8762</text:p>
          </table:table-cell>
          <table:table-cell table:formula="of:=([.C384]-1101)/100" office:value-type="float" office:value="76.61" calcext:value-type="float">
            <text:p>76.6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8782" calcext:value-type="float">
            <text:p>8782</text:p>
          </table:table-cell>
          <table:table-cell table:formula="of:=([.C385]-1101)/100" office:value-type="float" office:value="76.81" calcext:value-type="float">
            <text:p>76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802" calcext:value-type="float">
            <text:p>8802</text:p>
          </table:table-cell>
          <table:table-cell table:formula="of:=([.C386]-1101)/100" office:value-type="float" office:value="77.01" calcext:value-type="float">
            <text:p>77.0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8822" calcext:value-type="float">
            <text:p>8822</text:p>
          </table:table-cell>
          <table:table-cell table:formula="of:=([.C387]-1101)/100" office:value-type="float" office:value="77.21" calcext:value-type="float">
            <text:p>77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842" calcext:value-type="float">
            <text:p>8842</text:p>
          </table:table-cell>
          <table:table-cell table:formula="of:=([.C388]-1101)/100" office:value-type="float" office:value="77.41" calcext:value-type="float">
            <text:p>77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862" calcext:value-type="float">
            <text:p>8862</text:p>
          </table:table-cell>
          <table:table-cell table:formula="of:=([.C389]-1101)/100" office:value-type="float" office:value="77.61" calcext:value-type="float">
            <text:p>77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882" calcext:value-type="float">
            <text:p>8882</text:p>
          </table:table-cell>
          <table:table-cell table:formula="of:=([.C390]-1101)/100" office:value-type="float" office:value="77.81" calcext:value-type="float">
            <text:p>77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902" calcext:value-type="float">
            <text:p>8902</text:p>
          </table:table-cell>
          <table:table-cell table:formula="of:=([.C391]-1101)/100" office:value-type="float" office:value="78.01" calcext:value-type="float">
            <text:p>78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922" calcext:value-type="float">
            <text:p>8922</text:p>
          </table:table-cell>
          <table:table-cell table:formula="of:=([.C392]-1101)/100" office:value-type="float" office:value="78.21" calcext:value-type="float">
            <text:p>78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942" calcext:value-type="float">
            <text:p>8942</text:p>
          </table:table-cell>
          <table:table-cell table:formula="of:=([.C393]-1101)/100" office:value-type="float" office:value="78.41" calcext:value-type="float">
            <text:p>78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962" calcext:value-type="float">
            <text:p>8962</text:p>
          </table:table-cell>
          <table:table-cell table:formula="of:=([.C394]-1101)/100" office:value-type="float" office:value="78.61" calcext:value-type="float">
            <text:p>78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982" calcext:value-type="float">
            <text:p>8982</text:p>
          </table:table-cell>
          <table:table-cell table:formula="of:=([.C395]-1101)/100" office:value-type="float" office:value="78.81" calcext:value-type="float">
            <text:p>78.8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002" calcext:value-type="float">
            <text:p>9002</text:p>
          </table:table-cell>
          <table:table-cell table:formula="of:=([.C396]-1101)/100" office:value-type="float" office:value="79.01" calcext:value-type="float">
            <text:p>79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022" calcext:value-type="float">
            <text:p>9022</text:p>
          </table:table-cell>
          <table:table-cell table:formula="of:=([.C397]-1101)/100" office:value-type="float" office:value="79.21" calcext:value-type="float">
            <text:p>79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042" calcext:value-type="float">
            <text:p>9042</text:p>
          </table:table-cell>
          <table:table-cell table:formula="of:=([.C398]-1101)/100" office:value-type="float" office:value="79.41" calcext:value-type="float">
            <text:p>79.4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062" calcext:value-type="float">
            <text:p>9062</text:p>
          </table:table-cell>
          <table:table-cell table:formula="of:=([.C399]-1101)/100" office:value-type="float" office:value="79.61" calcext:value-type="float">
            <text:p>79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082" calcext:value-type="float">
            <text:p>9082</text:p>
          </table:table-cell>
          <table:table-cell table:formula="of:=([.C400]-1101)/100" office:value-type="float" office:value="79.81" calcext:value-type="float">
            <text:p>79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102" calcext:value-type="float">
            <text:p>9102</text:p>
          </table:table-cell>
          <table:table-cell table:formula="of:=([.C401]-1101)/100" office:value-type="float" office:value="80.01" calcext:value-type="float">
            <text:p>8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122" calcext:value-type="float">
            <text:p>9122</text:p>
          </table:table-cell>
          <table:table-cell table:formula="of:=([.C402]-1101)/100" office:value-type="float" office:value="80.21" calcext:value-type="float">
            <text:p>80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142" calcext:value-type="float">
            <text:p>9142</text:p>
          </table:table-cell>
          <table:table-cell table:formula="of:=([.C403]-1101)/100" office:value-type="float" office:value="80.41" calcext:value-type="float">
            <text:p>80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162" calcext:value-type="float">
            <text:p>9162</text:p>
          </table:table-cell>
          <table:table-cell table:formula="of:=([.C404]-1101)/100" office:value-type="float" office:value="80.61" calcext:value-type="float">
            <text:p>8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182" calcext:value-type="float">
            <text:p>9182</text:p>
          </table:table-cell>
          <table:table-cell table:formula="of:=([.C405]-1101)/100" office:value-type="float" office:value="80.81" calcext:value-type="float">
            <text:p>8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202" calcext:value-type="float">
            <text:p>9202</text:p>
          </table:table-cell>
          <table:table-cell table:formula="of:=([.C406]-1101)/100" office:value-type="float" office:value="81.01" calcext:value-type="float">
            <text:p>8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222" calcext:value-type="float">
            <text:p>9222</text:p>
          </table:table-cell>
          <table:table-cell table:formula="of:=([.C407]-1101)/100" office:value-type="float" office:value="81.21" calcext:value-type="float">
            <text:p>8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242" calcext:value-type="float">
            <text:p>9242</text:p>
          </table:table-cell>
          <table:table-cell table:formula="of:=([.C408]-1101)/100" office:value-type="float" office:value="81.41" calcext:value-type="float">
            <text:p>81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262" calcext:value-type="float">
            <text:p>9262</text:p>
          </table:table-cell>
          <table:table-cell table:formula="of:=([.C409]-1101)/100" office:value-type="float" office:value="81.61" calcext:value-type="float">
            <text:p>81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282" calcext:value-type="float">
            <text:p>9282</text:p>
          </table:table-cell>
          <table:table-cell table:formula="of:=([.C410]-1101)/100" office:value-type="float" office:value="81.81" calcext:value-type="float">
            <text:p>81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302" calcext:value-type="float">
            <text:p>9302</text:p>
          </table:table-cell>
          <table:table-cell table:formula="of:=([.C411]-1101)/100" office:value-type="float" office:value="82.01" calcext:value-type="float">
            <text:p>82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322" calcext:value-type="float">
            <text:p>9322</text:p>
          </table:table-cell>
          <table:table-cell table:formula="of:=([.C412]-1101)/100" office:value-type="float" office:value="82.21" calcext:value-type="float">
            <text:p>82.2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342" calcext:value-type="float">
            <text:p>9342</text:p>
          </table:table-cell>
          <table:table-cell table:formula="of:=([.C413]-1101)/100" office:value-type="float" office:value="82.41" calcext:value-type="float">
            <text:p>82.4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362" calcext:value-type="float">
            <text:p>9362</text:p>
          </table:table-cell>
          <table:table-cell table:formula="of:=([.C414]-1101)/100" office:value-type="float" office:value="82.61" calcext:value-type="float">
            <text:p>82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382" calcext:value-type="float">
            <text:p>9382</text:p>
          </table:table-cell>
          <table:table-cell table:formula="of:=([.C415]-1101)/100" office:value-type="float" office:value="82.81" calcext:value-type="float">
            <text:p>82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402" calcext:value-type="float">
            <text:p>9402</text:p>
          </table:table-cell>
          <table:table-cell table:formula="of:=([.C416]-1101)/100" office:value-type="float" office:value="83.01" calcext:value-type="float">
            <text:p>83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422" calcext:value-type="float">
            <text:p>9422</text:p>
          </table:table-cell>
          <table:table-cell table:formula="of:=([.C417]-1101)/100" office:value-type="float" office:value="83.21" calcext:value-type="float">
            <text:p>83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442" calcext:value-type="float">
            <text:p>9442</text:p>
          </table:table-cell>
          <table:table-cell table:formula="of:=([.C418]-1101)/100" office:value-type="float" office:value="83.41" calcext:value-type="float">
            <text:p>83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462" calcext:value-type="float">
            <text:p>9462</text:p>
          </table:table-cell>
          <table:table-cell table:formula="of:=([.C419]-1101)/100" office:value-type="float" office:value="83.61" calcext:value-type="float">
            <text:p>83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482" calcext:value-type="float">
            <text:p>9482</text:p>
          </table:table-cell>
          <table:table-cell table:formula="of:=([.C420]-1101)/100" office:value-type="float" office:value="83.81" calcext:value-type="float">
            <text:p>83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502" calcext:value-type="float">
            <text:p>9502</text:p>
          </table:table-cell>
          <table:table-cell table:formula="of:=([.C421]-1101)/100" office:value-type="float" office:value="84.01" calcext:value-type="float">
            <text:p>84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522" calcext:value-type="float">
            <text:p>9522</text:p>
          </table:table-cell>
          <table:table-cell table:formula="of:=([.C422]-1101)/100" office:value-type="float" office:value="84.21" calcext:value-type="float">
            <text:p>84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542" calcext:value-type="float">
            <text:p>9542</text:p>
          </table:table-cell>
          <table:table-cell table:formula="of:=([.C423]-1101)/100" office:value-type="float" office:value="84.41" calcext:value-type="float">
            <text:p>84.4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562" calcext:value-type="float">
            <text:p>9562</text:p>
          </table:table-cell>
          <table:table-cell table:formula="of:=([.C424]-1101)/100" office:value-type="float" office:value="84.61" calcext:value-type="float">
            <text:p>84.6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582" calcext:value-type="float">
            <text:p>9582</text:p>
          </table:table-cell>
          <table:table-cell table:formula="of:=([.C425]-1101)/100" office:value-type="float" office:value="84.81" calcext:value-type="float">
            <text:p>84.8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9602" calcext:value-type="float">
            <text:p>9602</text:p>
          </table:table-cell>
          <table:table-cell table:formula="of:=([.C426]-1101)/100" office:value-type="float" office:value="85.01" calcext:value-type="float">
            <text:p>85.0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9622" calcext:value-type="float">
            <text:p>9622</text:p>
          </table:table-cell>
          <table:table-cell table:formula="of:=([.C427]-1101)/100" office:value-type="float" office:value="85.21" calcext:value-type="float">
            <text:p>85.2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642" calcext:value-type="float">
            <text:p>9642</text:p>
          </table:table-cell>
          <table:table-cell table:formula="of:=([.C428]-1101)/100" office:value-type="float" office:value="85.41" calcext:value-type="float">
            <text:p>85.4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9662" calcext:value-type="float">
            <text:p>9662</text:p>
          </table:table-cell>
          <table:table-cell table:formula="of:=([.C429]-1101)/100" office:value-type="float" office:value="85.61" calcext:value-type="float">
            <text:p>85.6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9682" calcext:value-type="float">
            <text:p>9682</text:p>
          </table:table-cell>
          <table:table-cell table:formula="of:=([.C430]-1101)/100" office:value-type="float" office:value="85.81" calcext:value-type="float">
            <text:p>85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702" calcext:value-type="float">
            <text:p>9702</text:p>
          </table:table-cell>
          <table:table-cell table:formula="of:=([.C431]-1101)/100" office:value-type="float" office:value="86.01" calcext:value-type="float">
            <text:p>86.0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9722" calcext:value-type="float">
            <text:p>9722</text:p>
          </table:table-cell>
          <table:table-cell table:formula="of:=([.C432]-1101)/100" office:value-type="float" office:value="86.21" calcext:value-type="float">
            <text:p>86.2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742" calcext:value-type="float">
            <text:p>9742</text:p>
          </table:table-cell>
          <table:table-cell table:formula="of:=([.C433]-1101)/100" office:value-type="float" office:value="86.41" calcext:value-type="float">
            <text:p>86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762" calcext:value-type="float">
            <text:p>9762</text:p>
          </table:table-cell>
          <table:table-cell table:formula="of:=([.C434]-1101)/100" office:value-type="float" office:value="86.61" calcext:value-type="float">
            <text:p>86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782" calcext:value-type="float">
            <text:p>9782</text:p>
          </table:table-cell>
          <table:table-cell table:formula="of:=([.C435]-1101)/100" office:value-type="float" office:value="86.81" calcext:value-type="float">
            <text:p>86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802" calcext:value-type="float">
            <text:p>9802</text:p>
          </table:table-cell>
          <table:table-cell table:formula="of:=([.C436]-1101)/100" office:value-type="float" office:value="87.01" calcext:value-type="float">
            <text:p>87.0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822" calcext:value-type="float">
            <text:p>9822</text:p>
          </table:table-cell>
          <table:table-cell table:formula="of:=([.C437]-1101)/100" office:value-type="float" office:value="87.21" calcext:value-type="float">
            <text:p>87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842" calcext:value-type="float">
            <text:p>9842</text:p>
          </table:table-cell>
          <table:table-cell table:formula="of:=([.C438]-1101)/100" office:value-type="float" office:value="87.41" calcext:value-type="float">
            <text:p>87.4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9862" calcext:value-type="float">
            <text:p>9862</text:p>
          </table:table-cell>
          <table:table-cell table:formula="of:=([.C439]-1101)/100" office:value-type="float" office:value="87.61" calcext:value-type="float">
            <text:p>87.6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882" calcext:value-type="float">
            <text:p>9882</text:p>
          </table:table-cell>
          <table:table-cell table:formula="of:=([.C440]-1101)/100" office:value-type="float" office:value="87.81" calcext:value-type="float">
            <text:p>87.8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902" calcext:value-type="float">
            <text:p>9902</text:p>
          </table:table-cell>
          <table:table-cell table:formula="of:=([.C441]-1101)/100" office:value-type="float" office:value="88.01" calcext:value-type="float">
            <text:p>88.0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922" calcext:value-type="float">
            <text:p>9922</text:p>
          </table:table-cell>
          <table:table-cell table:formula="of:=([.C442]-1101)/100" office:value-type="float" office:value="88.21" calcext:value-type="float">
            <text:p>88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942" calcext:value-type="float">
            <text:p>9942</text:p>
          </table:table-cell>
          <table:table-cell table:formula="of:=([.C443]-1101)/100" office:value-type="float" office:value="88.41" calcext:value-type="float">
            <text:p>88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962" calcext:value-type="float">
            <text:p>9962</text:p>
          </table:table-cell>
          <table:table-cell table:formula="of:=([.C444]-1101)/100" office:value-type="float" office:value="88.61" calcext:value-type="float">
            <text:p>88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982" calcext:value-type="float">
            <text:p>9982</text:p>
          </table:table-cell>
          <table:table-cell table:formula="of:=([.C445]-1101)/100" office:value-type="float" office:value="88.81" calcext:value-type="float">
            <text:p>88.8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0002" calcext:value-type="float">
            <text:p>10002</text:p>
          </table:table-cell>
          <table:table-cell table:formula="of:=([.C446]-1101)/100" office:value-type="float" office:value="89.01" calcext:value-type="float">
            <text:p>89.0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0022" calcext:value-type="float">
            <text:p>10022</text:p>
          </table:table-cell>
          <table:table-cell table:formula="of:=([.C447]-1101)/100" office:value-type="float" office:value="89.21" calcext:value-type="float">
            <text:p>89.2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10042" calcext:value-type="float">
            <text:p>10042</text:p>
          </table:table-cell>
          <table:table-cell table:formula="of:=([.C448]-1101)/100" office:value-type="float" office:value="89.41" calcext:value-type="float">
            <text:p>89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062" calcext:value-type="float">
            <text:p>10062</text:p>
          </table:table-cell>
          <table:table-cell table:formula="of:=([.C449]-1101)/100" office:value-type="float" office:value="89.61" calcext:value-type="float">
            <text:p>89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82" calcext:value-type="float">
            <text:p>10082</text:p>
          </table:table-cell>
          <table:table-cell table:formula="of:=([.C450]-1101)/100" office:value-type="float" office:value="89.81" calcext:value-type="float">
            <text:p>89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102" calcext:value-type="float">
            <text:p>10102</text:p>
          </table:table-cell>
          <table:table-cell table:formula="of:=([.C451]-1101)/100" office:value-type="float" office:value="90.01" calcext:value-type="float">
            <text:p>9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122" calcext:value-type="float">
            <text:p>10122</text:p>
          </table:table-cell>
          <table:table-cell table:formula="of:=([.C452]-1101)/100" office:value-type="float" office:value="90.21" calcext:value-type="float">
            <text:p>90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142" calcext:value-type="float">
            <text:p>10142</text:p>
          </table:table-cell>
          <table:table-cell table:formula="of:=([.C453]-1101)/100" office:value-type="float" office:value="90.41" calcext:value-type="float">
            <text:p>90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162" calcext:value-type="float">
            <text:p>10162</text:p>
          </table:table-cell>
          <table:table-cell table:formula="of:=([.C454]-1101)/100" office:value-type="float" office:value="90.61" calcext:value-type="float">
            <text:p>90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182" calcext:value-type="float">
            <text:p>10182</text:p>
          </table:table-cell>
          <table:table-cell table:formula="of:=([.C455]-1101)/100" office:value-type="float" office:value="90.81" calcext:value-type="float">
            <text:p>9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202" calcext:value-type="float">
            <text:p>10202</text:p>
          </table:table-cell>
          <table:table-cell table:formula="of:=([.C456]-1101)/100" office:value-type="float" office:value="91.01" calcext:value-type="float">
            <text:p>91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222" calcext:value-type="float">
            <text:p>10222</text:p>
          </table:table-cell>
          <table:table-cell table:formula="of:=([.C457]-1101)/100" office:value-type="float" office:value="91.21" calcext:value-type="float">
            <text:p>91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242" calcext:value-type="float">
            <text:p>10242</text:p>
          </table:table-cell>
          <table:table-cell table:formula="of:=([.C458]-1101)/100" office:value-type="float" office:value="91.41" calcext:value-type="float">
            <text:p>91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262" calcext:value-type="float">
            <text:p>10262</text:p>
          </table:table-cell>
          <table:table-cell table:formula="of:=([.C459]-1101)/100" office:value-type="float" office:value="91.61" calcext:value-type="float">
            <text:p>91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282" calcext:value-type="float">
            <text:p>10282</text:p>
          </table:table-cell>
          <table:table-cell table:formula="of:=([.C460]-1101)/100" office:value-type="float" office:value="91.81" calcext:value-type="float">
            <text:p>91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302" calcext:value-type="float">
            <text:p>10302</text:p>
          </table:table-cell>
          <table:table-cell table:formula="of:=([.C461]-1101)/100" office:value-type="float" office:value="92.01" calcext:value-type="float">
            <text:p>9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322" calcext:value-type="float">
            <text:p>10322</text:p>
          </table:table-cell>
          <table:table-cell table:formula="of:=([.C462]-1101)/100" office:value-type="float" office:value="92.21" calcext:value-type="float">
            <text:p>92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342" calcext:value-type="float">
            <text:p>10342</text:p>
          </table:table-cell>
          <table:table-cell table:formula="of:=([.C463]-1101)/100" office:value-type="float" office:value="92.41" calcext:value-type="float">
            <text:p>92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362" calcext:value-type="float">
            <text:p>10362</text:p>
          </table:table-cell>
          <table:table-cell table:formula="of:=([.C464]-1101)/100" office:value-type="float" office:value="92.61" calcext:value-type="float">
            <text:p>92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382" calcext:value-type="float">
            <text:p>10382</text:p>
          </table:table-cell>
          <table:table-cell table:formula="of:=([.C465]-1101)/100" office:value-type="float" office:value="92.81" calcext:value-type="float">
            <text:p>92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402" calcext:value-type="float">
            <text:p>10402</text:p>
          </table:table-cell>
          <table:table-cell table:formula="of:=([.C466]-1101)/100" office:value-type="float" office:value="93.01" calcext:value-type="float">
            <text:p>93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422" calcext:value-type="float">
            <text:p>10422</text:p>
          </table:table-cell>
          <table:table-cell table:formula="of:=([.C467]-1101)/100" office:value-type="float" office:value="93.21" calcext:value-type="float">
            <text:p>93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442" calcext:value-type="float">
            <text:p>10442</text:p>
          </table:table-cell>
          <table:table-cell table:formula="of:=([.C468]-1101)/100" office:value-type="float" office:value="93.41" calcext:value-type="float">
            <text:p>93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462" calcext:value-type="float">
            <text:p>10462</text:p>
          </table:table-cell>
          <table:table-cell table:formula="of:=([.C469]-1101)/100" office:value-type="float" office:value="93.61" calcext:value-type="float">
            <text:p>93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482" calcext:value-type="float">
            <text:p>10482</text:p>
          </table:table-cell>
          <table:table-cell table:formula="of:=([.C470]-1101)/100" office:value-type="float" office:value="93.81" calcext:value-type="float">
            <text:p>93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502" calcext:value-type="float">
            <text:p>10502</text:p>
          </table:table-cell>
          <table:table-cell table:formula="of:=([.C471]-1101)/100" office:value-type="float" office:value="94.01" calcext:value-type="float">
            <text:p>94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522" calcext:value-type="float">
            <text:p>10522</text:p>
          </table:table-cell>
          <table:table-cell table:formula="of:=([.C472]-1101)/100" office:value-type="float" office:value="94.21" calcext:value-type="float">
            <text:p>94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542" calcext:value-type="float">
            <text:p>10542</text:p>
          </table:table-cell>
          <table:table-cell table:formula="of:=([.C473]-1101)/100" office:value-type="float" office:value="94.41" calcext:value-type="float">
            <text:p>94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562" calcext:value-type="float">
            <text:p>10562</text:p>
          </table:table-cell>
          <table:table-cell table:formula="of:=([.C474]-1101)/100" office:value-type="float" office:value="94.61" calcext:value-type="float">
            <text:p>94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582" calcext:value-type="float">
            <text:p>10582</text:p>
          </table:table-cell>
          <table:table-cell table:formula="of:=([.C475]-1101)/100" office:value-type="float" office:value="94.81" calcext:value-type="float">
            <text:p>94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602" calcext:value-type="float">
            <text:p>10602</text:p>
          </table:table-cell>
          <table:table-cell table:formula="of:=([.C476]-1101)/100" office:value-type="float" office:value="95.01" calcext:value-type="float">
            <text:p>95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622" calcext:value-type="float">
            <text:p>10622</text:p>
          </table:table-cell>
          <table:table-cell table:formula="of:=([.C477]-1101)/100" office:value-type="float" office:value="95.21" calcext:value-type="float">
            <text:p>95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642" calcext:value-type="float">
            <text:p>10642</text:p>
          </table:table-cell>
          <table:table-cell table:formula="of:=([.C478]-1101)/100" office:value-type="float" office:value="95.41" calcext:value-type="float">
            <text:p>95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662" calcext:value-type="float">
            <text:p>10662</text:p>
          </table:table-cell>
          <table:table-cell table:formula="of:=([.C479]-1101)/100" office:value-type="float" office:value="95.61" calcext:value-type="float">
            <text:p>95.6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0682" calcext:value-type="float">
            <text:p>10682</text:p>
          </table:table-cell>
          <table:table-cell table:formula="of:=([.C480]-1101)/100" office:value-type="float" office:value="95.81" calcext:value-type="float">
            <text:p>95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702" calcext:value-type="float">
            <text:p>10702</text:p>
          </table:table-cell>
          <table:table-cell table:formula="of:=([.C481]-1101)/100" office:value-type="float" office:value="96.01" calcext:value-type="float">
            <text:p>96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722" calcext:value-type="float">
            <text:p>10722</text:p>
          </table:table-cell>
          <table:table-cell table:formula="of:=([.C482]-1101)/100" office:value-type="float" office:value="96.21" calcext:value-type="float">
            <text:p>96.2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10742" calcext:value-type="float">
            <text:p>10742</text:p>
          </table:table-cell>
          <table:table-cell table:formula="of:=([.C483]-1101)/100" office:value-type="float" office:value="96.41" calcext:value-type="float">
            <text:p>96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762" calcext:value-type="float">
            <text:p>10762</text:p>
          </table:table-cell>
          <table:table-cell table:formula="of:=([.C484]-1101)/100" office:value-type="float" office:value="96.61" calcext:value-type="float">
            <text:p>96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782" calcext:value-type="float">
            <text:p>10782</text:p>
          </table:table-cell>
          <table:table-cell table:formula="of:=([.C485]-1101)/100" office:value-type="float" office:value="96.81" calcext:value-type="float">
            <text:p>96.8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0802" calcext:value-type="float">
            <text:p>10802</text:p>
          </table:table-cell>
          <table:table-cell table:formula="of:=([.C486]-1101)/100" office:value-type="float" office:value="97.01" calcext:value-type="float">
            <text:p>97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822" calcext:value-type="float">
            <text:p>10822</text:p>
          </table:table-cell>
          <table:table-cell table:formula="of:=([.C487]-1101)/100" office:value-type="float" office:value="97.21" calcext:value-type="float">
            <text:p>97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842" calcext:value-type="float">
            <text:p>10842</text:p>
          </table:table-cell>
          <table:table-cell table:formula="of:=([.C488]-1101)/100" office:value-type="float" office:value="97.41" calcext:value-type="float">
            <text:p>97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862" calcext:value-type="float">
            <text:p>10862</text:p>
          </table:table-cell>
          <table:table-cell table:formula="of:=([.C489]-1101)/100" office:value-type="float" office:value="97.61" calcext:value-type="float">
            <text:p>9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882" calcext:value-type="float">
            <text:p>10882</text:p>
          </table:table-cell>
          <table:table-cell table:formula="of:=([.C490]-1101)/100" office:value-type="float" office:value="97.81" calcext:value-type="float">
            <text:p>97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902" calcext:value-type="float">
            <text:p>10902</text:p>
          </table:table-cell>
          <table:table-cell table:formula="of:=([.C491]-1101)/100" office:value-type="float" office:value="98.01" calcext:value-type="float">
            <text:p>98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922" calcext:value-type="float">
            <text:p>10922</text:p>
          </table:table-cell>
          <table:table-cell table:formula="of:=([.C492]-1101)/100" office:value-type="float" office:value="98.21" calcext:value-type="float">
            <text:p>98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942" calcext:value-type="float">
            <text:p>10942</text:p>
          </table:table-cell>
          <table:table-cell table:formula="of:=([.C493]-1101)/100" office:value-type="float" office:value="98.41" calcext:value-type="float">
            <text:p>98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962" calcext:value-type="float">
            <text:p>10962</text:p>
          </table:table-cell>
          <table:table-cell table:formula="of:=([.C494]-1101)/100" office:value-type="float" office:value="98.61" calcext:value-type="float">
            <text:p>98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982" calcext:value-type="float">
            <text:p>10982</text:p>
          </table:table-cell>
          <table:table-cell table:formula="of:=([.C495]-1101)/100" office:value-type="float" office:value="98.81" calcext:value-type="float">
            <text:p>98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1002" calcext:value-type="float">
            <text:p>11002</text:p>
          </table:table-cell>
          <table:table-cell table:formula="of:=([.C496]-1101)/100" office:value-type="float" office:value="99.01" calcext:value-type="float">
            <text:p>9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022" calcext:value-type="float">
            <text:p>11022</text:p>
          </table:table-cell>
          <table:table-cell table:formula="of:=([.C497]-1101)/100" office:value-type="float" office:value="99.21" calcext:value-type="float">
            <text:p>99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1042" calcext:value-type="float">
            <text:p>11042</text:p>
          </table:table-cell>
          <table:table-cell table:formula="of:=([.C498]-1101)/100" office:value-type="float" office:value="99.41" calcext:value-type="float">
            <text:p>99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062" calcext:value-type="float">
            <text:p>11062</text:p>
          </table:table-cell>
          <table:table-cell table:formula="of:=([.C499]-1101)/100" office:value-type="float" office:value="99.61" calcext:value-type="float">
            <text:p>99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082" calcext:value-type="float">
            <text:p>11082</text:p>
          </table:table-cell>
          <table:table-cell table:formula="of:=([.C500]-1101)/100" office:value-type="float" office:value="99.81" calcext:value-type="float">
            <text:p>99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</table:table>
      <table:table table:name="nclust17" table:style-name="ta1">
        <table:shapes>
          <draw:frame draw:z-index="0" draw:style-name="gr1" draw:text-style-name="P1" svg:width="159.96mm" svg:height="90.04mm" svg:x="108.75mm" svg:y="17.8mm">
            <draw:object draw:notify-on-update-of-ranges="nclust17.D1:nclust17.D500 nclust17.N1:nclust17.N5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float" office:value="1102" calcext:value-type="float">
            <text:p>1102</text:p>
          </table:table-cell>
          <table:table-cell table:formula="of:=([.C1]-1101)/100" office:value-type="float" office:value="0.01" calcext:value-type="float">
            <text:p>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22" calcext:value-type="float">
            <text:p>1122</text:p>
          </table:table-cell>
          <table:table-cell table:formula="of:=([.C2]-1101)/100" office:value-type="float" office:value="0.21" calcext:value-type="float">
            <text:p>0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42" calcext:value-type="float">
            <text:p>1142</text:p>
          </table:table-cell>
          <table:table-cell table:formula="of:=([.C3]-1101)/100" office:value-type="float" office:value="0.41" calcext:value-type="float">
            <text:p>0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62" calcext:value-type="float">
            <text:p>1162</text:p>
          </table:table-cell>
          <table:table-cell table:formula="of:=([.C4]-1101)/100" office:value-type="float" office:value="0.61" calcext:value-type="float">
            <text:p>0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82" calcext:value-type="float">
            <text:p>1182</text:p>
          </table:table-cell>
          <table:table-cell table:formula="of:=([.C5]-1101)/100" office:value-type="float" office:value="0.81" calcext:value-type="float">
            <text:p>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202" calcext:value-type="float">
            <text:p>1202</text:p>
          </table:table-cell>
          <table:table-cell table:formula="of:=([.C6]-1101)/100" office:value-type="float" office:value="1.01" calcext:value-type="float">
            <text:p>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222" calcext:value-type="float">
            <text:p>1222</text:p>
          </table:table-cell>
          <table:table-cell table:formula="of:=([.C7]-1101)/100" office:value-type="float" office:value="1.21" calcext:value-type="float">
            <text:p>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242" calcext:value-type="float">
            <text:p>1242</text:p>
          </table:table-cell>
          <table:table-cell table:formula="of:=([.C8]-1101)/100" office:value-type="float" office:value="1.41" calcext:value-type="float">
            <text:p>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62" calcext:value-type="float">
            <text:p>1262</text:p>
          </table:table-cell>
          <table:table-cell table:formula="of:=([.C9]-1101)/100" office:value-type="float" office:value="1.61" calcext:value-type="float">
            <text:p>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82" calcext:value-type="float">
            <text:p>1282</text:p>
          </table:table-cell>
          <table:table-cell table:formula="of:=([.C10]-1101)/100" office:value-type="float" office:value="1.81" calcext:value-type="float">
            <text:p>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02" calcext:value-type="float">
            <text:p>1302</text:p>
          </table:table-cell>
          <table:table-cell table:formula="of:=([.C11]-1101)/100" office:value-type="float" office:value="2.01" calcext:value-type="float">
            <text:p>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22" calcext:value-type="float">
            <text:p>1322</text:p>
          </table:table-cell>
          <table:table-cell table:formula="of:=([.C12]-1101)/100" office:value-type="float" office:value="2.21" calcext:value-type="float">
            <text:p>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42" calcext:value-type="float">
            <text:p>1342</text:p>
          </table:table-cell>
          <table:table-cell table:formula="of:=([.C13]-1101)/100" office:value-type="float" office:value="2.41" calcext:value-type="float">
            <text:p>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62" calcext:value-type="float">
            <text:p>1362</text:p>
          </table:table-cell>
          <table:table-cell table:formula="of:=([.C14]-1101)/100" office:value-type="float" office:value="2.61" calcext:value-type="float">
            <text:p>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82" calcext:value-type="float">
            <text:p>1382</text:p>
          </table:table-cell>
          <table:table-cell table:formula="of:=([.C15]-1101)/100" office:value-type="float" office:value="2.81" calcext:value-type="float">
            <text:p>2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02" calcext:value-type="float">
            <text:p>1402</text:p>
          </table:table-cell>
          <table:table-cell table:formula="of:=([.C16]-1101)/100" office:value-type="float" office:value="3.01" calcext:value-type="float">
            <text:p>3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22" calcext:value-type="float">
            <text:p>1422</text:p>
          </table:table-cell>
          <table:table-cell table:formula="of:=([.C17]-1101)/100" office:value-type="float" office:value="3.21" calcext:value-type="float">
            <text:p>3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42" calcext:value-type="float">
            <text:p>1442</text:p>
          </table:table-cell>
          <table:table-cell table:formula="of:=([.C18]-1101)/100" office:value-type="float" office:value="3.41" calcext:value-type="float">
            <text:p>3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62" calcext:value-type="float">
            <text:p>1462</text:p>
          </table:table-cell>
          <table:table-cell table:formula="of:=([.C19]-1101)/100" office:value-type="float" office:value="3.61" calcext:value-type="float">
            <text:p>3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82" calcext:value-type="float">
            <text:p>1482</text:p>
          </table:table-cell>
          <table:table-cell table:formula="of:=([.C20]-1101)/100" office:value-type="float" office:value="3.81" calcext:value-type="float">
            <text:p>3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02" calcext:value-type="float">
            <text:p>1502</text:p>
          </table:table-cell>
          <table:table-cell table:formula="of:=([.C21]-1101)/100" office:value-type="float" office:value="4.01" calcext:value-type="float">
            <text:p>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22" calcext:value-type="float">
            <text:p>1522</text:p>
          </table:table-cell>
          <table:table-cell table:formula="of:=([.C22]-1101)/100" office:value-type="float" office:value="4.21" calcext:value-type="float">
            <text:p>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42" calcext:value-type="float">
            <text:p>1542</text:p>
          </table:table-cell>
          <table:table-cell table:formula="of:=([.C23]-1101)/100" office:value-type="float" office:value="4.41" calcext:value-type="float">
            <text:p>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62" calcext:value-type="float">
            <text:p>1562</text:p>
          </table:table-cell>
          <table:table-cell table:formula="of:=([.C24]-1101)/100" office:value-type="float" office:value="4.61" calcext:value-type="float">
            <text:p>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82" calcext:value-type="float">
            <text:p>1582</text:p>
          </table:table-cell>
          <table:table-cell table:formula="of:=([.C25]-1101)/100" office:value-type="float" office:value="4.81" calcext:value-type="float">
            <text:p>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02" calcext:value-type="float">
            <text:p>1602</text:p>
          </table:table-cell>
          <table:table-cell table:formula="of:=([.C26]-1101)/100" office:value-type="float" office:value="5.01" calcext:value-type="float">
            <text:p>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622" calcext:value-type="float">
            <text:p>1622</text:p>
          </table:table-cell>
          <table:table-cell table:formula="of:=([.C27]-1101)/100" office:value-type="float" office:value="5.21" calcext:value-type="float">
            <text:p>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642" calcext:value-type="float">
            <text:p>1642</text:p>
          </table:table-cell>
          <table:table-cell table:formula="of:=([.C28]-1101)/100" office:value-type="float" office:value="5.41" calcext:value-type="float">
            <text:p>5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662" calcext:value-type="float">
            <text:p>1662</text:p>
          </table:table-cell>
          <table:table-cell table:formula="of:=([.C29]-1101)/100" office:value-type="float" office:value="5.61" calcext:value-type="float">
            <text:p>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82" calcext:value-type="float">
            <text:p>1682</text:p>
          </table:table-cell>
          <table:table-cell table:formula="of:=([.C30]-1101)/100" office:value-type="float" office:value="5.81" calcext:value-type="float">
            <text:p>5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702" calcext:value-type="float">
            <text:p>1702</text:p>
          </table:table-cell>
          <table:table-cell table:formula="of:=([.C31]-1101)/100" office:value-type="float" office:value="6.01" calcext:value-type="float">
            <text:p>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22" calcext:value-type="float">
            <text:p>1722</text:p>
          </table:table-cell>
          <table:table-cell table:formula="of:=([.C32]-1101)/100" office:value-type="float" office:value="6.21" calcext:value-type="float">
            <text:p>6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42" calcext:value-type="float">
            <text:p>1742</text:p>
          </table:table-cell>
          <table:table-cell table:formula="of:=([.C33]-1101)/100" office:value-type="float" office:value="6.41" calcext:value-type="float">
            <text:p>6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62" calcext:value-type="float">
            <text:p>1762</text:p>
          </table:table-cell>
          <table:table-cell table:formula="of:=([.C34]-1101)/100" office:value-type="float" office:value="6.61" calcext:value-type="float">
            <text:p>6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82" calcext:value-type="float">
            <text:p>1782</text:p>
          </table:table-cell>
          <table:table-cell table:formula="of:=([.C35]-1101)/100" office:value-type="float" office:value="6.81" calcext:value-type="float">
            <text:p>6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02" calcext:value-type="float">
            <text:p>1802</text:p>
          </table:table-cell>
          <table:table-cell table:formula="of:=([.C36]-1101)/100" office:value-type="float" office:value="7.01" calcext:value-type="float">
            <text:p>7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22" calcext:value-type="float">
            <text:p>1822</text:p>
          </table:table-cell>
          <table:table-cell table:formula="of:=([.C37]-1101)/100" office:value-type="float" office:value="7.21" calcext:value-type="float">
            <text:p>7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42" calcext:value-type="float">
            <text:p>1842</text:p>
          </table:table-cell>
          <table:table-cell table:formula="of:=([.C38]-1101)/100" office:value-type="float" office:value="7.41" calcext:value-type="float">
            <text:p>7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62" calcext:value-type="float">
            <text:p>1862</text:p>
          </table:table-cell>
          <table:table-cell table:formula="of:=([.C39]-1101)/100" office:value-type="float" office:value="7.61" calcext:value-type="float">
            <text:p>7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82" calcext:value-type="float">
            <text:p>1882</text:p>
          </table:table-cell>
          <table:table-cell table:formula="of:=([.C40]-1101)/100" office:value-type="float" office:value="7.81" calcext:value-type="float">
            <text:p>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02" calcext:value-type="float">
            <text:p>1902</text:p>
          </table:table-cell>
          <table:table-cell table:formula="of:=([.C41]-1101)/100" office:value-type="float" office:value="8.01" calcext:value-type="float">
            <text:p>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22" calcext:value-type="float">
            <text:p>1922</text:p>
          </table:table-cell>
          <table:table-cell table:formula="of:=([.C42]-1101)/100" office:value-type="float" office:value="8.21" calcext:value-type="float">
            <text:p>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42" calcext:value-type="float">
            <text:p>1942</text:p>
          </table:table-cell>
          <table:table-cell table:formula="of:=([.C43]-1101)/100" office:value-type="float" office:value="8.41" calcext:value-type="float">
            <text:p>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62" calcext:value-type="float">
            <text:p>1962</text:p>
          </table:table-cell>
          <table:table-cell table:formula="of:=([.C44]-1101)/100" office:value-type="float" office:value="8.61" calcext:value-type="float">
            <text:p>8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82" calcext:value-type="float">
            <text:p>1982</text:p>
          </table:table-cell>
          <table:table-cell table:formula="of:=([.C45]-1101)/100" office:value-type="float" office:value="8.81" calcext:value-type="float">
            <text:p>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02" calcext:value-type="float">
            <text:p>2002</text:p>
          </table:table-cell>
          <table:table-cell table:formula="of:=([.C46]-1101)/100" office:value-type="float" office:value="9.01" calcext:value-type="float">
            <text:p>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22" calcext:value-type="float">
            <text:p>2022</text:p>
          </table:table-cell>
          <table:table-cell table:formula="of:=([.C47]-1101)/100" office:value-type="float" office:value="9.21" calcext:value-type="float">
            <text:p>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formula="of:=([.C48]-1101)/100" office:value-type="float" office:value="9.41" calcext:value-type="float">
            <text:p>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62" calcext:value-type="float">
            <text:p>2062</text:p>
          </table:table-cell>
          <table:table-cell table:formula="of:=([.C49]-1101)/100" office:value-type="float" office:value="9.61" calcext:value-type="float">
            <text:p>9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082" calcext:value-type="float">
            <text:p>2082</text:p>
          </table:table-cell>
          <table:table-cell table:formula="of:=([.C50]-1101)/100" office:value-type="float" office:value="9.81" calcext:value-type="float">
            <text:p>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02" calcext:value-type="float">
            <text:p>2102</text:p>
          </table:table-cell>
          <table:table-cell table:formula="of:=([.C51]-1101)/100" office:value-type="float" office:value="10.01" calcext:value-type="float">
            <text:p>1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22" calcext:value-type="float">
            <text:p>2122</text:p>
          </table:table-cell>
          <table:table-cell table:formula="of:=([.C52]-1101)/100" office:value-type="float" office:value="10.21" calcext:value-type="float">
            <text:p>1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42" calcext:value-type="float">
            <text:p>2142</text:p>
          </table:table-cell>
          <table:table-cell table:formula="of:=([.C53]-1101)/100" office:value-type="float" office:value="10.41" calcext:value-type="float">
            <text:p>1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62" calcext:value-type="float">
            <text:p>2162</text:p>
          </table:table-cell>
          <table:table-cell table:formula="of:=([.C54]-1101)/100" office:value-type="float" office:value="10.61" calcext:value-type="float">
            <text:p>1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82" calcext:value-type="float">
            <text:p>2182</text:p>
          </table:table-cell>
          <table:table-cell table:formula="of:=([.C55]-1101)/100" office:value-type="float" office:value="10.81" calcext:value-type="float">
            <text:p>1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202" calcext:value-type="float">
            <text:p>2202</text:p>
          </table:table-cell>
          <table:table-cell table:formula="of:=([.C56]-1101)/100" office:value-type="float" office:value="11.01" calcext:value-type="float">
            <text:p>1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222" calcext:value-type="float">
            <text:p>2222</text:p>
          </table:table-cell>
          <table:table-cell table:formula="of:=([.C57]-1101)/100" office:value-type="float" office:value="11.21" calcext:value-type="float">
            <text:p>11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42" calcext:value-type="float">
            <text:p>2242</text:p>
          </table:table-cell>
          <table:table-cell table:formula="of:=([.C58]-1101)/100" office:value-type="float" office:value="11.41" calcext:value-type="float">
            <text:p>1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62" calcext:value-type="float">
            <text:p>2262</text:p>
          </table:table-cell>
          <table:table-cell table:formula="of:=([.C59]-1101)/100" office:value-type="float" office:value="11.61" calcext:value-type="float">
            <text:p>11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282" calcext:value-type="float">
            <text:p>2282</text:p>
          </table:table-cell>
          <table:table-cell table:formula="of:=([.C60]-1101)/100" office:value-type="float" office:value="11.81" calcext:value-type="float">
            <text:p>1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02" calcext:value-type="float">
            <text:p>2302</text:p>
          </table:table-cell>
          <table:table-cell table:formula="of:=([.C61]-1101)/100" office:value-type="float" office:value="12.01" calcext:value-type="float">
            <text:p>1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322" calcext:value-type="float">
            <text:p>2322</text:p>
          </table:table-cell>
          <table:table-cell table:formula="of:=([.C62]-1101)/100" office:value-type="float" office:value="12.21" calcext:value-type="float">
            <text:p>1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42" calcext:value-type="float">
            <text:p>2342</text:p>
          </table:table-cell>
          <table:table-cell table:formula="of:=([.C63]-1101)/100" office:value-type="float" office:value="12.41" calcext:value-type="float">
            <text:p>1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62" calcext:value-type="float">
            <text:p>2362</text:p>
          </table:table-cell>
          <table:table-cell table:formula="of:=([.C64]-1101)/100" office:value-type="float" office:value="12.61" calcext:value-type="float">
            <text:p>12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382" calcext:value-type="float">
            <text:p>2382</text:p>
          </table:table-cell>
          <table:table-cell table:formula="of:=([.C65]-1101)/100" office:value-type="float" office:value="12.81" calcext:value-type="float">
            <text:p>1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402" calcext:value-type="float">
            <text:p>2402</text:p>
          </table:table-cell>
          <table:table-cell table:formula="of:=([.C66]-1101)/100" office:value-type="float" office:value="13.01" calcext:value-type="float">
            <text:p>1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422" calcext:value-type="float">
            <text:p>2422</text:p>
          </table:table-cell>
          <table:table-cell table:formula="of:=([.C67]-1101)/100" office:value-type="float" office:value="13.21" calcext:value-type="float">
            <text:p>13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442" calcext:value-type="float">
            <text:p>2442</text:p>
          </table:table-cell>
          <table:table-cell table:formula="of:=([.C68]-1101)/100" office:value-type="float" office:value="13.41" calcext:value-type="float">
            <text:p>13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462" calcext:value-type="float">
            <text:p>2462</text:p>
          </table:table-cell>
          <table:table-cell table:formula="of:=([.C69]-1101)/100" office:value-type="float" office:value="13.61" calcext:value-type="float">
            <text:p>13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482" calcext:value-type="float">
            <text:p>2482</text:p>
          </table:table-cell>
          <table:table-cell table:formula="of:=([.C70]-1101)/100" office:value-type="float" office:value="13.81" calcext:value-type="float">
            <text:p>1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502" calcext:value-type="float">
            <text:p>2502</text:p>
          </table:table-cell>
          <table:table-cell table:formula="of:=([.C71]-1101)/100" office:value-type="float" office:value="14.01" calcext:value-type="float">
            <text:p>1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22" calcext:value-type="float">
            <text:p>2522</text:p>
          </table:table-cell>
          <table:table-cell table:formula="of:=([.C72]-1101)/100" office:value-type="float" office:value="14.21" calcext:value-type="float">
            <text:p>1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42" calcext:value-type="float">
            <text:p>2542</text:p>
          </table:table-cell>
          <table:table-cell table:formula="of:=([.C73]-1101)/100" office:value-type="float" office:value="14.41" calcext:value-type="float">
            <text:p>1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62" calcext:value-type="float">
            <text:p>2562</text:p>
          </table:table-cell>
          <table:table-cell table:formula="of:=([.C74]-1101)/100" office:value-type="float" office:value="14.61" calcext:value-type="float">
            <text:p>1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82" calcext:value-type="float">
            <text:p>2582</text:p>
          </table:table-cell>
          <table:table-cell table:formula="of:=([.C75]-1101)/100" office:value-type="float" office:value="14.81" calcext:value-type="float">
            <text:p>1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02" calcext:value-type="float">
            <text:p>2602</text:p>
          </table:table-cell>
          <table:table-cell table:formula="of:=([.C76]-1101)/100" office:value-type="float" office:value="15.01" calcext:value-type="float">
            <text:p>15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22" calcext:value-type="float">
            <text:p>2622</text:p>
          </table:table-cell>
          <table:table-cell table:formula="of:=([.C77]-1101)/100" office:value-type="float" office:value="15.21" calcext:value-type="float">
            <text:p>1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642" calcext:value-type="float">
            <text:p>2642</text:p>
          </table:table-cell>
          <table:table-cell table:formula="of:=([.C78]-1101)/100" office:value-type="float" office:value="15.41" calcext:value-type="float">
            <text:p>1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62" calcext:value-type="float">
            <text:p>2662</text:p>
          </table:table-cell>
          <table:table-cell table:formula="of:=([.C79]-1101)/100" office:value-type="float" office:value="15.61" calcext:value-type="float">
            <text:p>1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82" calcext:value-type="float">
            <text:p>2682</text:p>
          </table:table-cell>
          <table:table-cell table:formula="of:=([.C80]-1101)/100" office:value-type="float" office:value="15.81" calcext:value-type="float">
            <text:p>15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02" calcext:value-type="float">
            <text:p>2702</text:p>
          </table:table-cell>
          <table:table-cell table:formula="of:=([.C81]-1101)/100" office:value-type="float" office:value="16.01" calcext:value-type="float">
            <text:p>1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22" calcext:value-type="float">
            <text:p>2722</text:p>
          </table:table-cell>
          <table:table-cell table:formula="of:=([.C82]-1101)/100" office:value-type="float" office:value="16.21" calcext:value-type="float">
            <text:p>16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742" calcext:value-type="float">
            <text:p>2742</text:p>
          </table:table-cell>
          <table:table-cell table:formula="of:=([.C83]-1101)/100" office:value-type="float" office:value="16.41" calcext:value-type="float">
            <text:p>16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62" calcext:value-type="float">
            <text:p>2762</text:p>
          </table:table-cell>
          <table:table-cell table:formula="of:=([.C84]-1101)/100" office:value-type="float" office:value="16.61" calcext:value-type="float">
            <text:p>16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782" calcext:value-type="float">
            <text:p>2782</text:p>
          </table:table-cell>
          <table:table-cell table:formula="of:=([.C85]-1101)/100" office:value-type="float" office:value="16.81" calcext:value-type="float">
            <text:p>16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802" calcext:value-type="float">
            <text:p>2802</text:p>
          </table:table-cell>
          <table:table-cell table:formula="of:=([.C86]-1101)/100" office:value-type="float" office:value="17.01" calcext:value-type="float">
            <text:p>17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822" calcext:value-type="float">
            <text:p>2822</text:p>
          </table:table-cell>
          <table:table-cell table:formula="of:=([.C87]-1101)/100" office:value-type="float" office:value="17.21" calcext:value-type="float">
            <text:p>17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842" calcext:value-type="float">
            <text:p>2842</text:p>
          </table:table-cell>
          <table:table-cell table:formula="of:=([.C88]-1101)/100" office:value-type="float" office:value="17.41" calcext:value-type="float">
            <text:p>17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862" calcext:value-type="float">
            <text:p>2862</text:p>
          </table:table-cell>
          <table:table-cell table:formula="of:=([.C89]-1101)/100" office:value-type="float" office:value="17.61" calcext:value-type="float">
            <text:p>1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882" calcext:value-type="float">
            <text:p>2882</text:p>
          </table:table-cell>
          <table:table-cell table:formula="of:=([.C90]-1101)/100" office:value-type="float" office:value="17.81" calcext:value-type="float">
            <text:p>1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02" calcext:value-type="float">
            <text:p>2902</text:p>
          </table:table-cell>
          <table:table-cell table:formula="of:=([.C91]-1101)/100" office:value-type="float" office:value="18.01" calcext:value-type="float">
            <text:p>1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22" calcext:value-type="float">
            <text:p>2922</text:p>
          </table:table-cell>
          <table:table-cell table:formula="of:=([.C92]-1101)/100" office:value-type="float" office:value="18.21" calcext:value-type="float">
            <text:p>1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42" calcext:value-type="float">
            <text:p>2942</text:p>
          </table:table-cell>
          <table:table-cell table:formula="of:=([.C93]-1101)/100" office:value-type="float" office:value="18.41" calcext:value-type="float">
            <text:p>18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962" calcext:value-type="float">
            <text:p>2962</text:p>
          </table:table-cell>
          <table:table-cell table:formula="of:=([.C94]-1101)/100" office:value-type="float" office:value="18.61" calcext:value-type="float">
            <text:p>18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982" calcext:value-type="float">
            <text:p>2982</text:p>
          </table:table-cell>
          <table:table-cell table:formula="of:=([.C95]-1101)/100" office:value-type="float" office:value="18.81" calcext:value-type="float">
            <text:p>1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02" calcext:value-type="float">
            <text:p>3002</text:p>
          </table:table-cell>
          <table:table-cell table:formula="of:=([.C96]-1101)/100" office:value-type="float" office:value="19.01" calcext:value-type="float">
            <text:p>1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22" calcext:value-type="float">
            <text:p>3022</text:p>
          </table:table-cell>
          <table:table-cell table:formula="of:=([.C97]-1101)/100" office:value-type="float" office:value="19.21" calcext:value-type="float">
            <text:p>1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42" calcext:value-type="float">
            <text:p>3042</text:p>
          </table:table-cell>
          <table:table-cell table:formula="of:=([.C98]-1101)/100" office:value-type="float" office:value="19.41" calcext:value-type="float">
            <text:p>1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62" calcext:value-type="float">
            <text:p>3062</text:p>
          </table:table-cell>
          <table:table-cell table:formula="of:=([.C99]-1101)/100" office:value-type="float" office:value="19.61" calcext:value-type="float">
            <text:p>19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082" calcext:value-type="float">
            <text:p>3082</text:p>
          </table:table-cell>
          <table:table-cell table:formula="of:=([.C100]-1101)/100" office:value-type="float" office:value="19.81" calcext:value-type="float">
            <text:p>19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102" calcext:value-type="float">
            <text:p>3102</text:p>
          </table:table-cell>
          <table:table-cell table:formula="of:=([.C101]-1101)/100" office:value-type="float" office:value="20.01" calcext:value-type="float">
            <text:p>2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122" calcext:value-type="float">
            <text:p>3122</text:p>
          </table:table-cell>
          <table:table-cell table:formula="of:=([.C102]-1101)/100" office:value-type="float" office:value="20.21" calcext:value-type="float">
            <text:p>2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142" calcext:value-type="float">
            <text:p>3142</text:p>
          </table:table-cell>
          <table:table-cell table:formula="of:=([.C103]-1101)/100" office:value-type="float" office:value="20.41" calcext:value-type="float">
            <text:p>20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162" calcext:value-type="float">
            <text:p>3162</text:p>
          </table:table-cell>
          <table:table-cell table:formula="of:=([.C104]-1101)/100" office:value-type="float" office:value="20.61" calcext:value-type="float">
            <text:p>2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182" calcext:value-type="float">
            <text:p>3182</text:p>
          </table:table-cell>
          <table:table-cell table:formula="of:=([.C105]-1101)/100" office:value-type="float" office:value="20.81" calcext:value-type="float">
            <text:p>2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202" calcext:value-type="float">
            <text:p>3202</text:p>
          </table:table-cell>
          <table:table-cell table:formula="of:=([.C106]-1101)/100" office:value-type="float" office:value="21.01" calcext:value-type="float">
            <text:p>2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222" calcext:value-type="float">
            <text:p>3222</text:p>
          </table:table-cell>
          <table:table-cell table:formula="of:=([.C107]-1101)/100" office:value-type="float" office:value="21.21" calcext:value-type="float">
            <text:p>21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242" calcext:value-type="float">
            <text:p>3242</text:p>
          </table:table-cell>
          <table:table-cell table:formula="of:=([.C108]-1101)/100" office:value-type="float" office:value="21.41" calcext:value-type="float">
            <text:p>2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262" calcext:value-type="float">
            <text:p>3262</text:p>
          </table:table-cell>
          <table:table-cell table:formula="of:=([.C109]-1101)/100" office:value-type="float" office:value="21.61" calcext:value-type="float">
            <text:p>2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282" calcext:value-type="float">
            <text:p>3282</text:p>
          </table:table-cell>
          <table:table-cell table:formula="of:=([.C110]-1101)/100" office:value-type="float" office:value="21.81" calcext:value-type="float">
            <text:p>2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02" calcext:value-type="float">
            <text:p>3302</text:p>
          </table:table-cell>
          <table:table-cell table:formula="of:=([.C111]-1101)/100" office:value-type="float" office:value="22.01" calcext:value-type="float">
            <text:p>2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322" calcext:value-type="float">
            <text:p>3322</text:p>
          </table:table-cell>
          <table:table-cell table:formula="of:=([.C112]-1101)/100" office:value-type="float" office:value="22.21" calcext:value-type="float">
            <text:p>22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342" calcext:value-type="float">
            <text:p>3342</text:p>
          </table:table-cell>
          <table:table-cell table:formula="of:=([.C113]-1101)/100" office:value-type="float" office:value="22.41" calcext:value-type="float">
            <text:p>2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62" calcext:value-type="float">
            <text:p>3362</text:p>
          </table:table-cell>
          <table:table-cell table:formula="of:=([.C114]-1101)/100" office:value-type="float" office:value="22.61" calcext:value-type="float">
            <text:p>2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82" calcext:value-type="float">
            <text:p>3382</text:p>
          </table:table-cell>
          <table:table-cell table:formula="of:=([.C115]-1101)/100" office:value-type="float" office:value="22.81" calcext:value-type="float">
            <text:p>2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402" calcext:value-type="float">
            <text:p>3402</text:p>
          </table:table-cell>
          <table:table-cell table:formula="of:=([.C116]-1101)/100" office:value-type="float" office:value="23.01" calcext:value-type="float">
            <text:p>2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422" calcext:value-type="float">
            <text:p>3422</text:p>
          </table:table-cell>
          <table:table-cell table:formula="of:=([.C117]-1101)/100" office:value-type="float" office:value="23.21" calcext:value-type="float">
            <text:p>23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442" calcext:value-type="float">
            <text:p>3442</text:p>
          </table:table-cell>
          <table:table-cell table:formula="of:=([.C118]-1101)/100" office:value-type="float" office:value="23.41" calcext:value-type="float">
            <text:p>2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462" calcext:value-type="float">
            <text:p>3462</text:p>
          </table:table-cell>
          <table:table-cell table:formula="of:=([.C119]-1101)/100" office:value-type="float" office:value="23.61" calcext:value-type="float">
            <text:p>23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482" calcext:value-type="float">
            <text:p>3482</text:p>
          </table:table-cell>
          <table:table-cell table:formula="of:=([.C120]-1101)/100" office:value-type="float" office:value="23.81" calcext:value-type="float">
            <text:p>23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02" calcext:value-type="float">
            <text:p>3502</text:p>
          </table:table-cell>
          <table:table-cell table:formula="of:=([.C121]-1101)/100" office:value-type="float" office:value="24.01" calcext:value-type="float">
            <text:p>2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22" calcext:value-type="float">
            <text:p>3522</text:p>
          </table:table-cell>
          <table:table-cell table:formula="of:=([.C122]-1101)/100" office:value-type="float" office:value="24.21" calcext:value-type="float">
            <text:p>2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42" calcext:value-type="float">
            <text:p>3542</text:p>
          </table:table-cell>
          <table:table-cell table:formula="of:=([.C123]-1101)/100" office:value-type="float" office:value="24.41" calcext:value-type="float">
            <text:p>2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62" calcext:value-type="float">
            <text:p>3562</text:p>
          </table:table-cell>
          <table:table-cell table:formula="of:=([.C124]-1101)/100" office:value-type="float" office:value="24.61" calcext:value-type="float">
            <text:p>2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82" calcext:value-type="float">
            <text:p>3582</text:p>
          </table:table-cell>
          <table:table-cell table:formula="of:=([.C125]-1101)/100" office:value-type="float" office:value="24.81" calcext:value-type="float">
            <text:p>2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02" calcext:value-type="float">
            <text:p>3602</text:p>
          </table:table-cell>
          <table:table-cell table:formula="of:=([.C126]-1101)/100" office:value-type="float" office:value="25.01" calcext:value-type="float">
            <text:p>25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22" calcext:value-type="float">
            <text:p>3622</text:p>
          </table:table-cell>
          <table:table-cell table:formula="of:=([.C127]-1101)/100" office:value-type="float" office:value="25.21" calcext:value-type="float">
            <text:p>25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42" calcext:value-type="float">
            <text:p>3642</text:p>
          </table:table-cell>
          <table:table-cell table:formula="of:=([.C128]-1101)/100" office:value-type="float" office:value="25.41" calcext:value-type="float">
            <text:p>2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62" calcext:value-type="float">
            <text:p>3662</text:p>
          </table:table-cell>
          <table:table-cell table:formula="of:=([.C129]-1101)/100" office:value-type="float" office:value="25.61" calcext:value-type="float">
            <text:p>2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82" calcext:value-type="float">
            <text:p>3682</text:p>
          </table:table-cell>
          <table:table-cell table:formula="of:=([.C130]-1101)/100" office:value-type="float" office:value="25.81" calcext:value-type="float">
            <text:p>25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02" calcext:value-type="float">
            <text:p>3702</text:p>
          </table:table-cell>
          <table:table-cell table:formula="of:=([.C131]-1101)/100" office:value-type="float" office:value="26.01" calcext:value-type="float">
            <text:p>2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22" calcext:value-type="float">
            <text:p>3722</text:p>
          </table:table-cell>
          <table:table-cell table:formula="of:=([.C132]-1101)/100" office:value-type="float" office:value="26.21" calcext:value-type="float">
            <text:p>26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42" calcext:value-type="float">
            <text:p>3742</text:p>
          </table:table-cell>
          <table:table-cell table:formula="of:=([.C133]-1101)/100" office:value-type="float" office:value="26.41" calcext:value-type="float">
            <text:p>26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62" calcext:value-type="float">
            <text:p>3762</text:p>
          </table:table-cell>
          <table:table-cell table:formula="of:=([.C134]-1101)/100" office:value-type="float" office:value="26.61" calcext:value-type="float">
            <text:p>26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82" calcext:value-type="float">
            <text:p>3782</text:p>
          </table:table-cell>
          <table:table-cell table:formula="of:=([.C135]-1101)/100" office:value-type="float" office:value="26.81" calcext:value-type="float">
            <text:p>26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02" calcext:value-type="float">
            <text:p>3802</text:p>
          </table:table-cell>
          <table:table-cell table:formula="of:=([.C136]-1101)/100" office:value-type="float" office:value="27.01" calcext:value-type="float">
            <text:p>27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22" calcext:value-type="float">
            <text:p>3822</text:p>
          </table:table-cell>
          <table:table-cell table:formula="of:=([.C137]-1101)/100" office:value-type="float" office:value="27.21" calcext:value-type="float">
            <text:p>27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42" calcext:value-type="float">
            <text:p>3842</text:p>
          </table:table-cell>
          <table:table-cell table:formula="of:=([.C138]-1101)/100" office:value-type="float" office:value="27.41" calcext:value-type="float">
            <text:p>27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62" calcext:value-type="float">
            <text:p>3862</text:p>
          </table:table-cell>
          <table:table-cell table:formula="of:=([.C139]-1101)/100" office:value-type="float" office:value="27.61" calcext:value-type="float">
            <text:p>27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82" calcext:value-type="float">
            <text:p>3882</text:p>
          </table:table-cell>
          <table:table-cell table:formula="of:=([.C140]-1101)/100" office:value-type="float" office:value="27.81" calcext:value-type="float">
            <text:p>2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02" calcext:value-type="float">
            <text:p>3902</text:p>
          </table:table-cell>
          <table:table-cell table:formula="of:=([.C141]-1101)/100" office:value-type="float" office:value="28.01" calcext:value-type="float">
            <text:p>2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22" calcext:value-type="float">
            <text:p>3922</text:p>
          </table:table-cell>
          <table:table-cell table:formula="of:=([.C142]-1101)/100" office:value-type="float" office:value="28.21" calcext:value-type="float">
            <text:p>2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42" calcext:value-type="float">
            <text:p>3942</text:p>
          </table:table-cell>
          <table:table-cell table:formula="of:=([.C143]-1101)/100" office:value-type="float" office:value="28.41" calcext:value-type="float">
            <text:p>2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62" calcext:value-type="float">
            <text:p>3962</text:p>
          </table:table-cell>
          <table:table-cell table:formula="of:=([.C144]-1101)/100" office:value-type="float" office:value="28.61" calcext:value-type="float">
            <text:p>28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982" calcext:value-type="float">
            <text:p>3982</text:p>
          </table:table-cell>
          <table:table-cell table:formula="of:=([.C145]-1101)/100" office:value-type="float" office:value="28.81" calcext:value-type="float">
            <text:p>2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02" calcext:value-type="float">
            <text:p>4002</text:p>
          </table:table-cell>
          <table:table-cell table:formula="of:=([.C146]-1101)/100" office:value-type="float" office:value="29.01" calcext:value-type="float">
            <text:p>2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22" calcext:value-type="float">
            <text:p>4022</text:p>
          </table:table-cell>
          <table:table-cell table:formula="of:=([.C147]-1101)/100" office:value-type="float" office:value="29.21" calcext:value-type="float">
            <text:p>2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42" calcext:value-type="float">
            <text:p>4042</text:p>
          </table:table-cell>
          <table:table-cell table:formula="of:=([.C148]-1101)/100" office:value-type="float" office:value="29.41" calcext:value-type="float">
            <text:p>2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62" calcext:value-type="float">
            <text:p>4062</text:p>
          </table:table-cell>
          <table:table-cell table:formula="of:=([.C149]-1101)/100" office:value-type="float" office:value="29.61" calcext:value-type="float">
            <text:p>2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82" calcext:value-type="float">
            <text:p>4082</text:p>
          </table:table-cell>
          <table:table-cell table:formula="of:=([.C150]-1101)/100" office:value-type="float" office:value="29.81" calcext:value-type="float">
            <text:p>29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02" calcext:value-type="float">
            <text:p>4102</text:p>
          </table:table-cell>
          <table:table-cell table:formula="of:=([.C151]-1101)/100" office:value-type="float" office:value="30.01" calcext:value-type="float">
            <text:p>3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22" calcext:value-type="float">
            <text:p>4122</text:p>
          </table:table-cell>
          <table:table-cell table:formula="of:=([.C152]-1101)/100" office:value-type="float" office:value="30.21" calcext:value-type="float">
            <text:p>30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42" calcext:value-type="float">
            <text:p>4142</text:p>
          </table:table-cell>
          <table:table-cell table:formula="of:=([.C153]-1101)/100" office:value-type="float" office:value="30.41" calcext:value-type="float">
            <text:p>30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62" calcext:value-type="float">
            <text:p>4162</text:p>
          </table:table-cell>
          <table:table-cell table:formula="of:=([.C154]-1101)/100" office:value-type="float" office:value="30.61" calcext:value-type="float">
            <text:p>30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82" calcext:value-type="float">
            <text:p>4182</text:p>
          </table:table-cell>
          <table:table-cell table:formula="of:=([.C155]-1101)/100" office:value-type="float" office:value="30.81" calcext:value-type="float">
            <text:p>3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202" calcext:value-type="float">
            <text:p>4202</text:p>
          </table:table-cell>
          <table:table-cell table:formula="of:=([.C156]-1101)/100" office:value-type="float" office:value="31.01" calcext:value-type="float">
            <text:p>31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222" calcext:value-type="float">
            <text:p>4222</text:p>
          </table:table-cell>
          <table:table-cell table:formula="of:=([.C157]-1101)/100" office:value-type="float" office:value="31.21" calcext:value-type="float">
            <text:p>3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242" calcext:value-type="float">
            <text:p>4242</text:p>
          </table:table-cell>
          <table:table-cell table:formula="of:=([.C158]-1101)/100" office:value-type="float" office:value="31.41" calcext:value-type="float">
            <text:p>31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262" calcext:value-type="float">
            <text:p>4262</text:p>
          </table:table-cell>
          <table:table-cell table:formula="of:=([.C159]-1101)/100" office:value-type="float" office:value="31.61" calcext:value-type="float">
            <text:p>31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282" calcext:value-type="float">
            <text:p>4282</text:p>
          </table:table-cell>
          <table:table-cell table:formula="of:=([.C160]-1101)/100" office:value-type="float" office:value="31.81" calcext:value-type="float">
            <text:p>31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302" calcext:value-type="float">
            <text:p>4302</text:p>
          </table:table-cell>
          <table:table-cell table:formula="of:=([.C161]-1101)/100" office:value-type="float" office:value="32.01" calcext:value-type="float">
            <text:p>3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22" calcext:value-type="float">
            <text:p>4322</text:p>
          </table:table-cell>
          <table:table-cell table:formula="of:=([.C162]-1101)/100" office:value-type="float" office:value="32.21" calcext:value-type="float">
            <text:p>3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42" calcext:value-type="float">
            <text:p>4342</text:p>
          </table:table-cell>
          <table:table-cell table:formula="of:=([.C163]-1101)/100" office:value-type="float" office:value="32.41" calcext:value-type="float">
            <text:p>3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62" calcext:value-type="float">
            <text:p>4362</text:p>
          </table:table-cell>
          <table:table-cell table:formula="of:=([.C164]-1101)/100" office:value-type="float" office:value="32.61" calcext:value-type="float">
            <text:p>3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82" calcext:value-type="float">
            <text:p>4382</text:p>
          </table:table-cell>
          <table:table-cell table:formula="of:=([.C165]-1101)/100" office:value-type="float" office:value="32.81" calcext:value-type="float">
            <text:p>32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402" calcext:value-type="float">
            <text:p>4402</text:p>
          </table:table-cell>
          <table:table-cell table:formula="of:=([.C166]-1101)/100" office:value-type="float" office:value="33.01" calcext:value-type="float">
            <text:p>3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422" calcext:value-type="float">
            <text:p>4422</text:p>
          </table:table-cell>
          <table:table-cell table:formula="of:=([.C167]-1101)/100" office:value-type="float" office:value="33.21" calcext:value-type="float">
            <text:p>33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442" calcext:value-type="float">
            <text:p>4442</text:p>
          </table:table-cell>
          <table:table-cell table:formula="of:=([.C168]-1101)/100" office:value-type="float" office:value="33.41" calcext:value-type="float">
            <text:p>3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462" calcext:value-type="float">
            <text:p>4462</text:p>
          </table:table-cell>
          <table:table-cell table:formula="of:=([.C169]-1101)/100" office:value-type="float" office:value="33.61" calcext:value-type="float">
            <text:p>33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482" calcext:value-type="float">
            <text:p>4482</text:p>
          </table:table-cell>
          <table:table-cell table:formula="of:=([.C170]-1101)/100" office:value-type="float" office:value="33.81" calcext:value-type="float">
            <text:p>33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502" calcext:value-type="float">
            <text:p>4502</text:p>
          </table:table-cell>
          <table:table-cell table:formula="of:=([.C171]-1101)/100" office:value-type="float" office:value="34.01" calcext:value-type="float">
            <text:p>34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522" calcext:value-type="float">
            <text:p>4522</text:p>
          </table:table-cell>
          <table:table-cell table:formula="of:=([.C172]-1101)/100" office:value-type="float" office:value="34.21" calcext:value-type="float">
            <text:p>34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542" calcext:value-type="float">
            <text:p>4542</text:p>
          </table:table-cell>
          <table:table-cell table:formula="of:=([.C173]-1101)/100" office:value-type="float" office:value="34.41" calcext:value-type="float">
            <text:p>3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562" calcext:value-type="float">
            <text:p>4562</text:p>
          </table:table-cell>
          <table:table-cell table:formula="of:=([.C174]-1101)/100" office:value-type="float" office:value="34.61" calcext:value-type="float">
            <text:p>3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582" calcext:value-type="float">
            <text:p>4582</text:p>
          </table:table-cell>
          <table:table-cell table:formula="of:=([.C175]-1101)/100" office:value-type="float" office:value="34.81" calcext:value-type="float">
            <text:p>3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602" calcext:value-type="float">
            <text:p>4602</text:p>
          </table:table-cell>
          <table:table-cell table:formula="of:=([.C176]-1101)/100" office:value-type="float" office:value="35.01" calcext:value-type="float">
            <text:p>3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622" calcext:value-type="float">
            <text:p>4622</text:p>
          </table:table-cell>
          <table:table-cell table:formula="of:=([.C177]-1101)/100" office:value-type="float" office:value="35.21" calcext:value-type="float">
            <text:p>3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642" calcext:value-type="float">
            <text:p>4642</text:p>
          </table:table-cell>
          <table:table-cell table:formula="of:=([.C178]-1101)/100" office:value-type="float" office:value="35.41" calcext:value-type="float">
            <text:p>3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662" calcext:value-type="float">
            <text:p>4662</text:p>
          </table:table-cell>
          <table:table-cell table:formula="of:=([.C179]-1101)/100" office:value-type="float" office:value="35.61" calcext:value-type="float">
            <text:p>35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682" calcext:value-type="float">
            <text:p>4682</text:p>
          </table:table-cell>
          <table:table-cell table:formula="of:=([.C180]-1101)/100" office:value-type="float" office:value="35.81" calcext:value-type="float">
            <text:p>35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702" calcext:value-type="float">
            <text:p>4702</text:p>
          </table:table-cell>
          <table:table-cell table:formula="of:=([.C181]-1101)/100" office:value-type="float" office:value="36.01" calcext:value-type="float">
            <text:p>36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722" calcext:value-type="float">
            <text:p>4722</text:p>
          </table:table-cell>
          <table:table-cell table:formula="of:=([.C182]-1101)/100" office:value-type="float" office:value="36.21" calcext:value-type="float">
            <text:p>36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742" calcext:value-type="float">
            <text:p>4742</text:p>
          </table:table-cell>
          <table:table-cell table:formula="of:=([.C183]-1101)/100" office:value-type="float" office:value="36.41" calcext:value-type="float">
            <text:p>36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762" calcext:value-type="float">
            <text:p>4762</text:p>
          </table:table-cell>
          <table:table-cell table:formula="of:=([.C184]-1101)/100" office:value-type="float" office:value="36.61" calcext:value-type="float">
            <text:p>36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782" calcext:value-type="float">
            <text:p>4782</text:p>
          </table:table-cell>
          <table:table-cell table:formula="of:=([.C185]-1101)/100" office:value-type="float" office:value="36.81" calcext:value-type="float">
            <text:p>36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802" calcext:value-type="float">
            <text:p>4802</text:p>
          </table:table-cell>
          <table:table-cell table:formula="of:=([.C186]-1101)/100" office:value-type="float" office:value="37.01" calcext:value-type="float">
            <text:p>37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822" calcext:value-type="float">
            <text:p>4822</text:p>
          </table:table-cell>
          <table:table-cell table:formula="of:=([.C187]-1101)/100" office:value-type="float" office:value="37.21" calcext:value-type="float">
            <text:p>37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842" calcext:value-type="float">
            <text:p>4842</text:p>
          </table:table-cell>
          <table:table-cell table:formula="of:=([.C188]-1101)/100" office:value-type="float" office:value="37.41" calcext:value-type="float">
            <text:p>37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862" calcext:value-type="float">
            <text:p>4862</text:p>
          </table:table-cell>
          <table:table-cell table:formula="of:=([.C189]-1101)/100" office:value-type="float" office:value="37.61" calcext:value-type="float">
            <text:p>3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882" calcext:value-type="float">
            <text:p>4882</text:p>
          </table:table-cell>
          <table:table-cell table:formula="of:=([.C190]-1101)/100" office:value-type="float" office:value="37.81" calcext:value-type="float">
            <text:p>37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902" calcext:value-type="float">
            <text:p>4902</text:p>
          </table:table-cell>
          <table:table-cell table:formula="of:=([.C191]-1101)/100" office:value-type="float" office:value="38.01" calcext:value-type="float">
            <text:p>38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922" calcext:value-type="float">
            <text:p>4922</text:p>
          </table:table-cell>
          <table:table-cell table:formula="of:=([.C192]-1101)/100" office:value-type="float" office:value="38.21" calcext:value-type="float">
            <text:p>38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942" calcext:value-type="float">
            <text:p>4942</text:p>
          </table:table-cell>
          <table:table-cell table:formula="of:=([.C193]-1101)/100" office:value-type="float" office:value="38.41" calcext:value-type="float">
            <text:p>38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962" calcext:value-type="float">
            <text:p>4962</text:p>
          </table:table-cell>
          <table:table-cell table:formula="of:=([.C194]-1101)/100" office:value-type="float" office:value="38.61" calcext:value-type="float">
            <text:p>38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982" calcext:value-type="float">
            <text:p>4982</text:p>
          </table:table-cell>
          <table:table-cell table:formula="of:=([.C195]-1101)/100" office:value-type="float" office:value="38.81" calcext:value-type="float">
            <text:p>3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002" calcext:value-type="float">
            <text:p>5002</text:p>
          </table:table-cell>
          <table:table-cell table:formula="of:=([.C196]-1101)/100" office:value-type="float" office:value="39.01" calcext:value-type="float">
            <text:p>3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022" calcext:value-type="float">
            <text:p>5022</text:p>
          </table:table-cell>
          <table:table-cell table:formula="of:=([.C197]-1101)/100" office:value-type="float" office:value="39.21" calcext:value-type="float">
            <text:p>39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042" calcext:value-type="float">
            <text:p>5042</text:p>
          </table:table-cell>
          <table:table-cell table:formula="of:=([.C198]-1101)/100" office:value-type="float" office:value="39.41" calcext:value-type="float">
            <text:p>39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062" calcext:value-type="float">
            <text:p>5062</text:p>
          </table:table-cell>
          <table:table-cell table:formula="of:=([.C199]-1101)/100" office:value-type="float" office:value="39.61" calcext:value-type="float">
            <text:p>3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082" calcext:value-type="float">
            <text:p>5082</text:p>
          </table:table-cell>
          <table:table-cell table:formula="of:=([.C200]-1101)/100" office:value-type="float" office:value="39.81" calcext:value-type="float">
            <text:p>39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102" calcext:value-type="float">
            <text:p>5102</text:p>
          </table:table-cell>
          <table:table-cell table:formula="of:=([.C201]-1101)/100" office:value-type="float" office:value="40.01" calcext:value-type="float">
            <text:p>4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122" calcext:value-type="float">
            <text:p>5122</text:p>
          </table:table-cell>
          <table:table-cell table:formula="of:=([.C202]-1101)/100" office:value-type="float" office:value="40.21" calcext:value-type="float">
            <text:p>40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142" calcext:value-type="float">
            <text:p>5142</text:p>
          </table:table-cell>
          <table:table-cell table:formula="of:=([.C203]-1101)/100" office:value-type="float" office:value="40.41" calcext:value-type="float">
            <text:p>40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162" calcext:value-type="float">
            <text:p>5162</text:p>
          </table:table-cell>
          <table:table-cell table:formula="of:=([.C204]-1101)/100" office:value-type="float" office:value="40.61" calcext:value-type="float">
            <text:p>40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182" calcext:value-type="float">
            <text:p>5182</text:p>
          </table:table-cell>
          <table:table-cell table:formula="of:=([.C205]-1101)/100" office:value-type="float" office:value="40.81" calcext:value-type="float">
            <text:p>4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02" calcext:value-type="float">
            <text:p>5202</text:p>
          </table:table-cell>
          <table:table-cell table:formula="of:=([.C206]-1101)/100" office:value-type="float" office:value="41.01" calcext:value-type="float">
            <text:p>4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22" calcext:value-type="float">
            <text:p>5222</text:p>
          </table:table-cell>
          <table:table-cell table:formula="of:=([.C207]-1101)/100" office:value-type="float" office:value="41.21" calcext:value-type="float">
            <text:p>4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42" calcext:value-type="float">
            <text:p>5242</text:p>
          </table:table-cell>
          <table:table-cell table:formula="of:=([.C208]-1101)/100" office:value-type="float" office:value="41.41" calcext:value-type="float">
            <text:p>41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62" calcext:value-type="float">
            <text:p>5262</text:p>
          </table:table-cell>
          <table:table-cell table:formula="of:=([.C209]-1101)/100" office:value-type="float" office:value="41.61" calcext:value-type="float">
            <text:p>41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82" calcext:value-type="float">
            <text:p>5282</text:p>
          </table:table-cell>
          <table:table-cell table:formula="of:=([.C210]-1101)/100" office:value-type="float" office:value="41.81" calcext:value-type="float">
            <text:p>41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02" calcext:value-type="float">
            <text:p>5302</text:p>
          </table:table-cell>
          <table:table-cell table:formula="of:=([.C211]-1101)/100" office:value-type="float" office:value="42.01" calcext:value-type="float">
            <text:p>4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22" calcext:value-type="float">
            <text:p>5322</text:p>
          </table:table-cell>
          <table:table-cell table:formula="of:=([.C212]-1101)/100" office:value-type="float" office:value="42.21" calcext:value-type="float">
            <text:p>42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42" calcext:value-type="float">
            <text:p>5342</text:p>
          </table:table-cell>
          <table:table-cell table:formula="of:=([.C213]-1101)/100" office:value-type="float" office:value="42.41" calcext:value-type="float">
            <text:p>42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62" calcext:value-type="float">
            <text:p>5362</text:p>
          </table:table-cell>
          <table:table-cell table:formula="of:=([.C214]-1101)/100" office:value-type="float" office:value="42.61" calcext:value-type="float">
            <text:p>42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82" calcext:value-type="float">
            <text:p>5382</text:p>
          </table:table-cell>
          <table:table-cell table:formula="of:=([.C215]-1101)/100" office:value-type="float" office:value="42.81" calcext:value-type="float">
            <text:p>4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02" calcext:value-type="float">
            <text:p>5402</text:p>
          </table:table-cell>
          <table:table-cell table:formula="of:=([.C216]-1101)/100" office:value-type="float" office:value="43.01" calcext:value-type="float">
            <text:p>4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22" calcext:value-type="float">
            <text:p>5422</text:p>
          </table:table-cell>
          <table:table-cell table:formula="of:=([.C217]-1101)/100" office:value-type="float" office:value="43.21" calcext:value-type="float">
            <text:p>43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42" calcext:value-type="float">
            <text:p>5442</text:p>
          </table:table-cell>
          <table:table-cell table:formula="of:=([.C218]-1101)/100" office:value-type="float" office:value="43.41" calcext:value-type="float">
            <text:p>4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62" calcext:value-type="float">
            <text:p>5462</text:p>
          </table:table-cell>
          <table:table-cell table:formula="of:=([.C219]-1101)/100" office:value-type="float" office:value="43.61" calcext:value-type="float">
            <text:p>43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482" calcext:value-type="float">
            <text:p>5482</text:p>
          </table:table-cell>
          <table:table-cell table:formula="of:=([.C220]-1101)/100" office:value-type="float" office:value="43.81" calcext:value-type="float">
            <text:p>43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502" calcext:value-type="float">
            <text:p>5502</text:p>
          </table:table-cell>
          <table:table-cell table:formula="of:=([.C221]-1101)/100" office:value-type="float" office:value="44.01" calcext:value-type="float">
            <text:p>44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522" calcext:value-type="float">
            <text:p>5522</text:p>
          </table:table-cell>
          <table:table-cell table:formula="of:=([.C222]-1101)/100" office:value-type="float" office:value="44.21" calcext:value-type="float">
            <text:p>44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542" calcext:value-type="float">
            <text:p>5542</text:p>
          </table:table-cell>
          <table:table-cell table:formula="of:=([.C223]-1101)/100" office:value-type="float" office:value="44.41" calcext:value-type="float">
            <text:p>44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562" calcext:value-type="float">
            <text:p>5562</text:p>
          </table:table-cell>
          <table:table-cell table:formula="of:=([.C224]-1101)/100" office:value-type="float" office:value="44.61" calcext:value-type="float">
            <text:p>44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582" calcext:value-type="float">
            <text:p>5582</text:p>
          </table:table-cell>
          <table:table-cell table:formula="of:=([.C225]-1101)/100" office:value-type="float" office:value="44.81" calcext:value-type="float">
            <text:p>44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602" calcext:value-type="float">
            <text:p>5602</text:p>
          </table:table-cell>
          <table:table-cell table:formula="of:=([.C226]-1101)/100" office:value-type="float" office:value="45.01" calcext:value-type="float">
            <text:p>45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622" calcext:value-type="float">
            <text:p>5622</text:p>
          </table:table-cell>
          <table:table-cell table:formula="of:=([.C227]-1101)/100" office:value-type="float" office:value="45.21" calcext:value-type="float">
            <text:p>4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642" calcext:value-type="float">
            <text:p>5642</text:p>
          </table:table-cell>
          <table:table-cell table:formula="of:=([.C228]-1101)/100" office:value-type="float" office:value="45.41" calcext:value-type="float">
            <text:p>45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662" calcext:value-type="float">
            <text:p>5662</text:p>
          </table:table-cell>
          <table:table-cell table:formula="of:=([.C229]-1101)/100" office:value-type="float" office:value="45.61" calcext:value-type="float">
            <text:p>45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682" calcext:value-type="float">
            <text:p>5682</text:p>
          </table:table-cell>
          <table:table-cell table:formula="of:=([.C230]-1101)/100" office:value-type="float" office:value="45.81" calcext:value-type="float">
            <text:p>45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702" calcext:value-type="float">
            <text:p>5702</text:p>
          </table:table-cell>
          <table:table-cell table:formula="of:=([.C231]-1101)/100" office:value-type="float" office:value="46.01" calcext:value-type="float">
            <text:p>46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722" calcext:value-type="float">
            <text:p>5722</text:p>
          </table:table-cell>
          <table:table-cell table:formula="of:=([.C232]-1101)/100" office:value-type="float" office:value="46.21" calcext:value-type="float">
            <text:p>46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742" calcext:value-type="float">
            <text:p>5742</text:p>
          </table:table-cell>
          <table:table-cell table:formula="of:=([.C233]-1101)/100" office:value-type="float" office:value="46.41" calcext:value-type="float">
            <text:p>46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762" calcext:value-type="float">
            <text:p>5762</text:p>
          </table:table-cell>
          <table:table-cell table:formula="of:=([.C234]-1101)/100" office:value-type="float" office:value="46.61" calcext:value-type="float">
            <text:p>46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782" calcext:value-type="float">
            <text:p>5782</text:p>
          </table:table-cell>
          <table:table-cell table:formula="of:=([.C235]-1101)/100" office:value-type="float" office:value="46.81" calcext:value-type="float">
            <text:p>46.8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5802" calcext:value-type="float">
            <text:p>5802</text:p>
          </table:table-cell>
          <table:table-cell table:formula="of:=([.C236]-1101)/100" office:value-type="float" office:value="47.01" calcext:value-type="float">
            <text:p>47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822" calcext:value-type="float">
            <text:p>5822</text:p>
          </table:table-cell>
          <table:table-cell table:formula="of:=([.C237]-1101)/100" office:value-type="float" office:value="47.21" calcext:value-type="float">
            <text:p>47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842" calcext:value-type="float">
            <text:p>5842</text:p>
          </table:table-cell>
          <table:table-cell table:formula="of:=([.C238]-1101)/100" office:value-type="float" office:value="47.41" calcext:value-type="float">
            <text:p>47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862" calcext:value-type="float">
            <text:p>5862</text:p>
          </table:table-cell>
          <table:table-cell table:formula="of:=([.C239]-1101)/100" office:value-type="float" office:value="47.61" calcext:value-type="float">
            <text:p>4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882" calcext:value-type="float">
            <text:p>5882</text:p>
          </table:table-cell>
          <table:table-cell table:formula="of:=([.C240]-1101)/100" office:value-type="float" office:value="47.81" calcext:value-type="float">
            <text:p>4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02" calcext:value-type="float">
            <text:p>5902</text:p>
          </table:table-cell>
          <table:table-cell table:formula="of:=([.C241]-1101)/100" office:value-type="float" office:value="48.01" calcext:value-type="float">
            <text:p>4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22" calcext:value-type="float">
            <text:p>5922</text:p>
          </table:table-cell>
          <table:table-cell table:formula="of:=([.C242]-1101)/100" office:value-type="float" office:value="48.21" calcext:value-type="float">
            <text:p>4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42" calcext:value-type="float">
            <text:p>5942</text:p>
          </table:table-cell>
          <table:table-cell table:formula="of:=([.C243]-1101)/100" office:value-type="float" office:value="48.41" calcext:value-type="float">
            <text:p>4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62" calcext:value-type="float">
            <text:p>5962</text:p>
          </table:table-cell>
          <table:table-cell table:formula="of:=([.C244]-1101)/100" office:value-type="float" office:value="48.61" calcext:value-type="float">
            <text:p>48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82" calcext:value-type="float">
            <text:p>5982</text:p>
          </table:table-cell>
          <table:table-cell table:formula="of:=([.C245]-1101)/100" office:value-type="float" office:value="48.81" calcext:value-type="float">
            <text:p>4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02" calcext:value-type="float">
            <text:p>6002</text:p>
          </table:table-cell>
          <table:table-cell table:formula="of:=([.C246]-1101)/100" office:value-type="float" office:value="49.01" calcext:value-type="float">
            <text:p>49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022" calcext:value-type="float">
            <text:p>6022</text:p>
          </table:table-cell>
          <table:table-cell table:formula="of:=([.C247]-1101)/100" office:value-type="float" office:value="49.21" calcext:value-type="float">
            <text:p>4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42" calcext:value-type="float">
            <text:p>6042</text:p>
          </table:table-cell>
          <table:table-cell table:formula="of:=([.C248]-1101)/100" office:value-type="float" office:value="49.41" calcext:value-type="float">
            <text:p>4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62" calcext:value-type="float">
            <text:p>6062</text:p>
          </table:table-cell>
          <table:table-cell table:formula="of:=([.C249]-1101)/100" office:value-type="float" office:value="49.61" calcext:value-type="float">
            <text:p>4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82" calcext:value-type="float">
            <text:p>6082</text:p>
          </table:table-cell>
          <table:table-cell table:formula="of:=([.C250]-1101)/100" office:value-type="float" office:value="49.81" calcext:value-type="float">
            <text:p>4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02" calcext:value-type="float">
            <text:p>6102</text:p>
          </table:table-cell>
          <table:table-cell table:formula="of:=([.C251]-1101)/100" office:value-type="float" office:value="50.01" calcext:value-type="float">
            <text:p>5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22" calcext:value-type="float">
            <text:p>6122</text:p>
          </table:table-cell>
          <table:table-cell table:formula="of:=([.C252]-1101)/100" office:value-type="float" office:value="50.21" calcext:value-type="float">
            <text:p>5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42" calcext:value-type="float">
            <text:p>6142</text:p>
          </table:table-cell>
          <table:table-cell table:formula="of:=([.C253]-1101)/100" office:value-type="float" office:value="50.41" calcext:value-type="float">
            <text:p>5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62" calcext:value-type="float">
            <text:p>6162</text:p>
          </table:table-cell>
          <table:table-cell table:formula="of:=([.C254]-1101)/100" office:value-type="float" office:value="50.61" calcext:value-type="float">
            <text:p>5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82" calcext:value-type="float">
            <text:p>6182</text:p>
          </table:table-cell>
          <table:table-cell table:formula="of:=([.C255]-1101)/100" office:value-type="float" office:value="50.81" calcext:value-type="float">
            <text:p>50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202" calcext:value-type="float">
            <text:p>6202</text:p>
          </table:table-cell>
          <table:table-cell table:formula="of:=([.C256]-1101)/100" office:value-type="float" office:value="51.01" calcext:value-type="float">
            <text:p>51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222" calcext:value-type="float">
            <text:p>6222</text:p>
          </table:table-cell>
          <table:table-cell table:formula="of:=([.C257]-1101)/100" office:value-type="float" office:value="51.21" calcext:value-type="float">
            <text:p>51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242" calcext:value-type="float">
            <text:p>6242</text:p>
          </table:table-cell>
          <table:table-cell table:formula="of:=([.C258]-1101)/100" office:value-type="float" office:value="51.41" calcext:value-type="float">
            <text:p>5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262" calcext:value-type="float">
            <text:p>6262</text:p>
          </table:table-cell>
          <table:table-cell table:formula="of:=([.C259]-1101)/100" office:value-type="float" office:value="51.61" calcext:value-type="float">
            <text:p>5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282" calcext:value-type="float">
            <text:p>6282</text:p>
          </table:table-cell>
          <table:table-cell table:formula="of:=([.C260]-1101)/100" office:value-type="float" office:value="51.81" calcext:value-type="float">
            <text:p>5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02" calcext:value-type="float">
            <text:p>6302</text:p>
          </table:table-cell>
          <table:table-cell table:formula="of:=([.C261]-1101)/100" office:value-type="float" office:value="52.01" calcext:value-type="float">
            <text:p>5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22" calcext:value-type="float">
            <text:p>6322</text:p>
          </table:table-cell>
          <table:table-cell table:formula="of:=([.C262]-1101)/100" office:value-type="float" office:value="52.21" calcext:value-type="float">
            <text:p>5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42" calcext:value-type="float">
            <text:p>6342</text:p>
          </table:table-cell>
          <table:table-cell table:formula="of:=([.C263]-1101)/100" office:value-type="float" office:value="52.41" calcext:value-type="float">
            <text:p>52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362" calcext:value-type="float">
            <text:p>6362</text:p>
          </table:table-cell>
          <table:table-cell table:formula="of:=([.C264]-1101)/100" office:value-type="float" office:value="52.61" calcext:value-type="float">
            <text:p>52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382" calcext:value-type="float">
            <text:p>6382</text:p>
          </table:table-cell>
          <table:table-cell table:formula="of:=([.C265]-1101)/100" office:value-type="float" office:value="52.81" calcext:value-type="float">
            <text:p>5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402" calcext:value-type="float">
            <text:p>6402</text:p>
          </table:table-cell>
          <table:table-cell table:formula="of:=([.C266]-1101)/100" office:value-type="float" office:value="53.01" calcext:value-type="float">
            <text:p>5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422" calcext:value-type="float">
            <text:p>6422</text:p>
          </table:table-cell>
          <table:table-cell table:formula="of:=([.C267]-1101)/100" office:value-type="float" office:value="53.21" calcext:value-type="float">
            <text:p>53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442" calcext:value-type="float">
            <text:p>6442</text:p>
          </table:table-cell>
          <table:table-cell table:formula="of:=([.C268]-1101)/100" office:value-type="float" office:value="53.41" calcext:value-type="float">
            <text:p>5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462" calcext:value-type="float">
            <text:p>6462</text:p>
          </table:table-cell>
          <table:table-cell table:formula="of:=([.C269]-1101)/100" office:value-type="float" office:value="53.61" calcext:value-type="float">
            <text:p>53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482" calcext:value-type="float">
            <text:p>6482</text:p>
          </table:table-cell>
          <table:table-cell table:formula="of:=([.C270]-1101)/100" office:value-type="float" office:value="53.81" calcext:value-type="float">
            <text:p>5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502" calcext:value-type="float">
            <text:p>6502</text:p>
          </table:table-cell>
          <table:table-cell table:formula="of:=([.C271]-1101)/100" office:value-type="float" office:value="54.01" calcext:value-type="float">
            <text:p>54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522" calcext:value-type="float">
            <text:p>6522</text:p>
          </table:table-cell>
          <table:table-cell table:formula="of:=([.C272]-1101)/100" office:value-type="float" office:value="54.21" calcext:value-type="float">
            <text:p>5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42" calcext:value-type="float">
            <text:p>6542</text:p>
          </table:table-cell>
          <table:table-cell table:formula="of:=([.C273]-1101)/100" office:value-type="float" office:value="54.41" calcext:value-type="float">
            <text:p>5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62" calcext:value-type="float">
            <text:p>6562</text:p>
          </table:table-cell>
          <table:table-cell table:formula="of:=([.C274]-1101)/100" office:value-type="float" office:value="54.61" calcext:value-type="float">
            <text:p>5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82" calcext:value-type="float">
            <text:p>6582</text:p>
          </table:table-cell>
          <table:table-cell table:formula="of:=([.C275]-1101)/100" office:value-type="float" office:value="54.81" calcext:value-type="float">
            <text:p>54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602" calcext:value-type="float">
            <text:p>6602</text:p>
          </table:table-cell>
          <table:table-cell table:formula="of:=([.C276]-1101)/100" office:value-type="float" office:value="55.01" calcext:value-type="float">
            <text:p>5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622" calcext:value-type="float">
            <text:p>6622</text:p>
          </table:table-cell>
          <table:table-cell table:formula="of:=([.C277]-1101)/100" office:value-type="float" office:value="55.21" calcext:value-type="float">
            <text:p>5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642" calcext:value-type="float">
            <text:p>6642</text:p>
          </table:table-cell>
          <table:table-cell table:formula="of:=([.C278]-1101)/100" office:value-type="float" office:value="55.41" calcext:value-type="float">
            <text:p>55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662" calcext:value-type="float">
            <text:p>6662</text:p>
          </table:table-cell>
          <table:table-cell table:formula="of:=([.C279]-1101)/100" office:value-type="float" office:value="55.61" calcext:value-type="float">
            <text:p>55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682" calcext:value-type="float">
            <text:p>6682</text:p>
          </table:table-cell>
          <table:table-cell table:formula="of:=([.C280]-1101)/100" office:value-type="float" office:value="55.81" calcext:value-type="float">
            <text:p>55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702" calcext:value-type="float">
            <text:p>6702</text:p>
          </table:table-cell>
          <table:table-cell table:formula="of:=([.C281]-1101)/100" office:value-type="float" office:value="56.01" calcext:value-type="float">
            <text:p>56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722" calcext:value-type="float">
            <text:p>6722</text:p>
          </table:table-cell>
          <table:table-cell table:formula="of:=([.C282]-1101)/100" office:value-type="float" office:value="56.21" calcext:value-type="float">
            <text:p>56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742" calcext:value-type="float">
            <text:p>6742</text:p>
          </table:table-cell>
          <table:table-cell table:formula="of:=([.C283]-1101)/100" office:value-type="float" office:value="56.41" calcext:value-type="float">
            <text:p>56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762" calcext:value-type="float">
            <text:p>6762</text:p>
          </table:table-cell>
          <table:table-cell table:formula="of:=([.C284]-1101)/100" office:value-type="float" office:value="56.61" calcext:value-type="float">
            <text:p>56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782" calcext:value-type="float">
            <text:p>6782</text:p>
          </table:table-cell>
          <table:table-cell table:formula="of:=([.C285]-1101)/100" office:value-type="float" office:value="56.81" calcext:value-type="float">
            <text:p>56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802" calcext:value-type="float">
            <text:p>6802</text:p>
          </table:table-cell>
          <table:table-cell table:formula="of:=([.C286]-1101)/100" office:value-type="float" office:value="57.01" calcext:value-type="float">
            <text:p>57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822" calcext:value-type="float">
            <text:p>6822</text:p>
          </table:table-cell>
          <table:table-cell table:formula="of:=([.C287]-1101)/100" office:value-type="float" office:value="57.21" calcext:value-type="float">
            <text:p>57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842" calcext:value-type="float">
            <text:p>6842</text:p>
          </table:table-cell>
          <table:table-cell table:formula="of:=([.C288]-1101)/100" office:value-type="float" office:value="57.41" calcext:value-type="float">
            <text:p>57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862" calcext:value-type="float">
            <text:p>6862</text:p>
          </table:table-cell>
          <table:table-cell table:formula="of:=([.C289]-1101)/100" office:value-type="float" office:value="57.61" calcext:value-type="float">
            <text:p>5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882" calcext:value-type="float">
            <text:p>6882</text:p>
          </table:table-cell>
          <table:table-cell table:formula="of:=([.C290]-1101)/100" office:value-type="float" office:value="57.81" calcext:value-type="float">
            <text:p>57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902" calcext:value-type="float">
            <text:p>6902</text:p>
          </table:table-cell>
          <table:table-cell table:formula="of:=([.C291]-1101)/100" office:value-type="float" office:value="58.01" calcext:value-type="float">
            <text:p>58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922" calcext:value-type="float">
            <text:p>6922</text:p>
          </table:table-cell>
          <table:table-cell table:formula="of:=([.C292]-1101)/100" office:value-type="float" office:value="58.21" calcext:value-type="float">
            <text:p>58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942" calcext:value-type="float">
            <text:p>6942</text:p>
          </table:table-cell>
          <table:table-cell table:formula="of:=([.C293]-1101)/100" office:value-type="float" office:value="58.41" calcext:value-type="float">
            <text:p>5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962" calcext:value-type="float">
            <text:p>6962</text:p>
          </table:table-cell>
          <table:table-cell table:formula="of:=([.C294]-1101)/100" office:value-type="float" office:value="58.61" calcext:value-type="float">
            <text:p>58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982" calcext:value-type="float">
            <text:p>6982</text:p>
          </table:table-cell>
          <table:table-cell table:formula="of:=([.C295]-1101)/100" office:value-type="float" office:value="58.81" calcext:value-type="float">
            <text:p>5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02" calcext:value-type="float">
            <text:p>7002</text:p>
          </table:table-cell>
          <table:table-cell table:formula="of:=([.C296]-1101)/100" office:value-type="float" office:value="59.01" calcext:value-type="float">
            <text:p>5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22" calcext:value-type="float">
            <text:p>7022</text:p>
          </table:table-cell>
          <table:table-cell table:formula="of:=([.C297]-1101)/100" office:value-type="float" office:value="59.21" calcext:value-type="float">
            <text:p>5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42" calcext:value-type="float">
            <text:p>7042</text:p>
          </table:table-cell>
          <table:table-cell table:formula="of:=([.C298]-1101)/100" office:value-type="float" office:value="59.41" calcext:value-type="float">
            <text:p>5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62" calcext:value-type="float">
            <text:p>7062</text:p>
          </table:table-cell>
          <table:table-cell table:formula="of:=([.C299]-1101)/100" office:value-type="float" office:value="59.61" calcext:value-type="float">
            <text:p>5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82" calcext:value-type="float">
            <text:p>7082</text:p>
          </table:table-cell>
          <table:table-cell table:formula="of:=([.C300]-1101)/100" office:value-type="float" office:value="59.81" calcext:value-type="float">
            <text:p>5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02" calcext:value-type="float">
            <text:p>7102</text:p>
          </table:table-cell>
          <table:table-cell table:formula="of:=([.C301]-1101)/100" office:value-type="float" office:value="60.01" calcext:value-type="float">
            <text:p>6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22" calcext:value-type="float">
            <text:p>7122</text:p>
          </table:table-cell>
          <table:table-cell table:formula="of:=([.C302]-1101)/100" office:value-type="float" office:value="60.21" calcext:value-type="float">
            <text:p>6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42" calcext:value-type="float">
            <text:p>7142</text:p>
          </table:table-cell>
          <table:table-cell table:formula="of:=([.C303]-1101)/100" office:value-type="float" office:value="60.41" calcext:value-type="float">
            <text:p>6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62" calcext:value-type="float">
            <text:p>7162</text:p>
          </table:table-cell>
          <table:table-cell table:formula="of:=([.C304]-1101)/100" office:value-type="float" office:value="60.61" calcext:value-type="float">
            <text:p>6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82" calcext:value-type="float">
            <text:p>7182</text:p>
          </table:table-cell>
          <table:table-cell table:formula="of:=([.C305]-1101)/100" office:value-type="float" office:value="60.81" calcext:value-type="float">
            <text:p>6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202" calcext:value-type="float">
            <text:p>7202</text:p>
          </table:table-cell>
          <table:table-cell table:formula="of:=([.C306]-1101)/100" office:value-type="float" office:value="61.01" calcext:value-type="float">
            <text:p>6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222" calcext:value-type="float">
            <text:p>7222</text:p>
          </table:table-cell>
          <table:table-cell table:formula="of:=([.C307]-1101)/100" office:value-type="float" office:value="61.21" calcext:value-type="float">
            <text:p>6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242" calcext:value-type="float">
            <text:p>7242</text:p>
          </table:table-cell>
          <table:table-cell table:formula="of:=([.C308]-1101)/100" office:value-type="float" office:value="61.41" calcext:value-type="float">
            <text:p>61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262" calcext:value-type="float">
            <text:p>7262</text:p>
          </table:table-cell>
          <table:table-cell table:formula="of:=([.C309]-1101)/100" office:value-type="float" office:value="61.61" calcext:value-type="float">
            <text:p>61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282" calcext:value-type="float">
            <text:p>7282</text:p>
          </table:table-cell>
          <table:table-cell table:formula="of:=([.C310]-1101)/100" office:value-type="float" office:value="61.81" calcext:value-type="float">
            <text:p>61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302" calcext:value-type="float">
            <text:p>7302</text:p>
          </table:table-cell>
          <table:table-cell table:formula="of:=([.C311]-1101)/100" office:value-type="float" office:value="62.01" calcext:value-type="float">
            <text:p>6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322" calcext:value-type="float">
            <text:p>7322</text:p>
          </table:table-cell>
          <table:table-cell table:formula="of:=([.C312]-1101)/100" office:value-type="float" office:value="62.21" calcext:value-type="float">
            <text:p>6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342" calcext:value-type="float">
            <text:p>7342</text:p>
          </table:table-cell>
          <table:table-cell table:formula="of:=([.C313]-1101)/100" office:value-type="float" office:value="62.41" calcext:value-type="float">
            <text:p>62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362" calcext:value-type="float">
            <text:p>7362</text:p>
          </table:table-cell>
          <table:table-cell table:formula="of:=([.C314]-1101)/100" office:value-type="float" office:value="62.61" calcext:value-type="float">
            <text:p>62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382" calcext:value-type="float">
            <text:p>7382</text:p>
          </table:table-cell>
          <table:table-cell table:formula="of:=([.C315]-1101)/100" office:value-type="float" office:value="62.81" calcext:value-type="float">
            <text:p>6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402" calcext:value-type="float">
            <text:p>7402</text:p>
          </table:table-cell>
          <table:table-cell table:formula="of:=([.C316]-1101)/100" office:value-type="float" office:value="63.01" calcext:value-type="float">
            <text:p>63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422" calcext:value-type="float">
            <text:p>7422</text:p>
          </table:table-cell>
          <table:table-cell table:formula="of:=([.C317]-1101)/100" office:value-type="float" office:value="63.21" calcext:value-type="float">
            <text:p>63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442" calcext:value-type="float">
            <text:p>7442</text:p>
          </table:table-cell>
          <table:table-cell table:formula="of:=([.C318]-1101)/100" office:value-type="float" office:value="63.41" calcext:value-type="float">
            <text:p>63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462" calcext:value-type="float">
            <text:p>7462</text:p>
          </table:table-cell>
          <table:table-cell table:formula="of:=([.C319]-1101)/100" office:value-type="float" office:value="63.61" calcext:value-type="float">
            <text:p>63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482" calcext:value-type="float">
            <text:p>7482</text:p>
          </table:table-cell>
          <table:table-cell table:formula="of:=([.C320]-1101)/100" office:value-type="float" office:value="63.81" calcext:value-type="float">
            <text:p>6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502" calcext:value-type="float">
            <text:p>7502</text:p>
          </table:table-cell>
          <table:table-cell table:formula="of:=([.C321]-1101)/100" office:value-type="float" office:value="64.01" calcext:value-type="float">
            <text:p>64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522" calcext:value-type="float">
            <text:p>7522</text:p>
          </table:table-cell>
          <table:table-cell table:formula="of:=([.C322]-1101)/100" office:value-type="float" office:value="64.21" calcext:value-type="float">
            <text:p>64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542" calcext:value-type="float">
            <text:p>7542</text:p>
          </table:table-cell>
          <table:table-cell table:formula="of:=([.C323]-1101)/100" office:value-type="float" office:value="64.41" calcext:value-type="float">
            <text:p>64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562" calcext:value-type="float">
            <text:p>7562</text:p>
          </table:table-cell>
          <table:table-cell table:formula="of:=([.C324]-1101)/100" office:value-type="float" office:value="64.61" calcext:value-type="float">
            <text:p>64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582" calcext:value-type="float">
            <text:p>7582</text:p>
          </table:table-cell>
          <table:table-cell table:formula="of:=([.C325]-1101)/100" office:value-type="float" office:value="64.81" calcext:value-type="float">
            <text:p>64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602" calcext:value-type="float">
            <text:p>7602</text:p>
          </table:table-cell>
          <table:table-cell table:formula="of:=([.C326]-1101)/100" office:value-type="float" office:value="65.01" calcext:value-type="float">
            <text:p>65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622" calcext:value-type="float">
            <text:p>7622</text:p>
          </table:table-cell>
          <table:table-cell table:formula="of:=([.C327]-1101)/100" office:value-type="float" office:value="65.21" calcext:value-type="float">
            <text:p>6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642" calcext:value-type="float">
            <text:p>7642</text:p>
          </table:table-cell>
          <table:table-cell table:formula="of:=([.C328]-1101)/100" office:value-type="float" office:value="65.41" calcext:value-type="float">
            <text:p>6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662" calcext:value-type="float">
            <text:p>7662</text:p>
          </table:table-cell>
          <table:table-cell table:formula="of:=([.C329]-1101)/100" office:value-type="float" office:value="65.61" calcext:value-type="float">
            <text:p>65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682" calcext:value-type="float">
            <text:p>7682</text:p>
          </table:table-cell>
          <table:table-cell table:formula="of:=([.C330]-1101)/100" office:value-type="float" office:value="65.81" calcext:value-type="float">
            <text:p>65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702" calcext:value-type="float">
            <text:p>7702</text:p>
          </table:table-cell>
          <table:table-cell table:formula="of:=([.C331]-1101)/100" office:value-type="float" office:value="66.01" calcext:value-type="float">
            <text:p>6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722" calcext:value-type="float">
            <text:p>7722</text:p>
          </table:table-cell>
          <table:table-cell table:formula="of:=([.C332]-1101)/100" office:value-type="float" office:value="66.21" calcext:value-type="float">
            <text:p>66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742" calcext:value-type="float">
            <text:p>7742</text:p>
          </table:table-cell>
          <table:table-cell table:formula="of:=([.C333]-1101)/100" office:value-type="float" office:value="66.41" calcext:value-type="float">
            <text:p>66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762" calcext:value-type="float">
            <text:p>7762</text:p>
          </table:table-cell>
          <table:table-cell table:formula="of:=([.C334]-1101)/100" office:value-type="float" office:value="66.61" calcext:value-type="float">
            <text:p>66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782" calcext:value-type="float">
            <text:p>7782</text:p>
          </table:table-cell>
          <table:table-cell table:formula="of:=([.C335]-1101)/100" office:value-type="float" office:value="66.81" calcext:value-type="float">
            <text:p>66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802" calcext:value-type="float">
            <text:p>7802</text:p>
          </table:table-cell>
          <table:table-cell table:formula="of:=([.C336]-1101)/100" office:value-type="float" office:value="67.01" calcext:value-type="float">
            <text:p>67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822" calcext:value-type="float">
            <text:p>7822</text:p>
          </table:table-cell>
          <table:table-cell table:formula="of:=([.C337]-1101)/100" office:value-type="float" office:value="67.21" calcext:value-type="float">
            <text:p>67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842" calcext:value-type="float">
            <text:p>7842</text:p>
          </table:table-cell>
          <table:table-cell table:formula="of:=([.C338]-1101)/100" office:value-type="float" office:value="67.41" calcext:value-type="float">
            <text:p>67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862" calcext:value-type="float">
            <text:p>7862</text:p>
          </table:table-cell>
          <table:table-cell table:formula="of:=([.C339]-1101)/100" office:value-type="float" office:value="67.61" calcext:value-type="float">
            <text:p>67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882" calcext:value-type="float">
            <text:p>7882</text:p>
          </table:table-cell>
          <table:table-cell table:formula="of:=([.C340]-1101)/100" office:value-type="float" office:value="67.81" calcext:value-type="float">
            <text:p>67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902" calcext:value-type="float">
            <text:p>7902</text:p>
          </table:table-cell>
          <table:table-cell table:formula="of:=([.C341]-1101)/100" office:value-type="float" office:value="68.01" calcext:value-type="float">
            <text:p>68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922" calcext:value-type="float">
            <text:p>7922</text:p>
          </table:table-cell>
          <table:table-cell table:formula="of:=([.C342]-1101)/100" office:value-type="float" office:value="68.21" calcext:value-type="float">
            <text:p>68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942" calcext:value-type="float">
            <text:p>7942</text:p>
          </table:table-cell>
          <table:table-cell table:formula="of:=([.C343]-1101)/100" office:value-type="float" office:value="68.41" calcext:value-type="float">
            <text:p>68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962" calcext:value-type="float">
            <text:p>7962</text:p>
          </table:table-cell>
          <table:table-cell table:formula="of:=([.C344]-1101)/100" office:value-type="float" office:value="68.61" calcext:value-type="float">
            <text:p>68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982" calcext:value-type="float">
            <text:p>7982</text:p>
          </table:table-cell>
          <table:table-cell table:formula="of:=([.C345]-1101)/100" office:value-type="float" office:value="68.81" calcext:value-type="float">
            <text:p>68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002" calcext:value-type="float">
            <text:p>8002</text:p>
          </table:table-cell>
          <table:table-cell table:formula="of:=([.C346]-1101)/100" office:value-type="float" office:value="69.01" calcext:value-type="float">
            <text:p>69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022" calcext:value-type="float">
            <text:p>8022</text:p>
          </table:table-cell>
          <table:table-cell table:formula="of:=([.C347]-1101)/100" office:value-type="float" office:value="69.21" calcext:value-type="float">
            <text:p>69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042" calcext:value-type="float">
            <text:p>8042</text:p>
          </table:table-cell>
          <table:table-cell table:formula="of:=([.C348]-1101)/100" office:value-type="float" office:value="69.41" calcext:value-type="float">
            <text:p>69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062" calcext:value-type="float">
            <text:p>8062</text:p>
          </table:table-cell>
          <table:table-cell table:formula="of:=([.C349]-1101)/100" office:value-type="float" office:value="69.61" calcext:value-type="float">
            <text:p>69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082" calcext:value-type="float">
            <text:p>8082</text:p>
          </table:table-cell>
          <table:table-cell table:formula="of:=([.C350]-1101)/100" office:value-type="float" office:value="69.81" calcext:value-type="float">
            <text:p>69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102" calcext:value-type="float">
            <text:p>8102</text:p>
          </table:table-cell>
          <table:table-cell table:formula="of:=([.C351]-1101)/100" office:value-type="float" office:value="70.01" calcext:value-type="float">
            <text:p>70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122" calcext:value-type="float">
            <text:p>8122</text:p>
          </table:table-cell>
          <table:table-cell table:formula="of:=([.C352]-1101)/100" office:value-type="float" office:value="70.21" calcext:value-type="float">
            <text:p>70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142" calcext:value-type="float">
            <text:p>8142</text:p>
          </table:table-cell>
          <table:table-cell table:formula="of:=([.C353]-1101)/100" office:value-type="float" office:value="70.41" calcext:value-type="float">
            <text:p>70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162" calcext:value-type="float">
            <text:p>8162</text:p>
          </table:table-cell>
          <table:table-cell table:formula="of:=([.C354]-1101)/100" office:value-type="float" office:value="70.61" calcext:value-type="float">
            <text:p>70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182" calcext:value-type="float">
            <text:p>8182</text:p>
          </table:table-cell>
          <table:table-cell table:formula="of:=([.C355]-1101)/100" office:value-type="float" office:value="70.81" calcext:value-type="float">
            <text:p>7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202" calcext:value-type="float">
            <text:p>8202</text:p>
          </table:table-cell>
          <table:table-cell table:formula="of:=([.C356]-1101)/100" office:value-type="float" office:value="71.01" calcext:value-type="float">
            <text:p>71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222" calcext:value-type="float">
            <text:p>8222</text:p>
          </table:table-cell>
          <table:table-cell table:formula="of:=([.C357]-1101)/100" office:value-type="float" office:value="71.21" calcext:value-type="float">
            <text:p>71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242" calcext:value-type="float">
            <text:p>8242</text:p>
          </table:table-cell>
          <table:table-cell table:formula="of:=([.C358]-1101)/100" office:value-type="float" office:value="71.41" calcext:value-type="float">
            <text:p>71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262" calcext:value-type="float">
            <text:p>8262</text:p>
          </table:table-cell>
          <table:table-cell table:formula="of:=([.C359]-1101)/100" office:value-type="float" office:value="71.61" calcext:value-type="float">
            <text:p>71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282" calcext:value-type="float">
            <text:p>8282</text:p>
          </table:table-cell>
          <table:table-cell table:formula="of:=([.C360]-1101)/100" office:value-type="float" office:value="71.81" calcext:value-type="float">
            <text:p>71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302" calcext:value-type="float">
            <text:p>8302</text:p>
          </table:table-cell>
          <table:table-cell table:formula="of:=([.C361]-1101)/100" office:value-type="float" office:value="72.01" calcext:value-type="float">
            <text:p>7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322" calcext:value-type="float">
            <text:p>8322</text:p>
          </table:table-cell>
          <table:table-cell table:formula="of:=([.C362]-1101)/100" office:value-type="float" office:value="72.21" calcext:value-type="float">
            <text:p>72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342" calcext:value-type="float">
            <text:p>8342</text:p>
          </table:table-cell>
          <table:table-cell table:formula="of:=([.C363]-1101)/100" office:value-type="float" office:value="72.41" calcext:value-type="float">
            <text:p>72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362" calcext:value-type="float">
            <text:p>8362</text:p>
          </table:table-cell>
          <table:table-cell table:formula="of:=([.C364]-1101)/100" office:value-type="float" office:value="72.61" calcext:value-type="float">
            <text:p>72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382" calcext:value-type="float">
            <text:p>8382</text:p>
          </table:table-cell>
          <table:table-cell table:formula="of:=([.C365]-1101)/100" office:value-type="float" office:value="72.81" calcext:value-type="float">
            <text:p>7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402" calcext:value-type="float">
            <text:p>8402</text:p>
          </table:table-cell>
          <table:table-cell table:formula="of:=([.C366]-1101)/100" office:value-type="float" office:value="73.01" calcext:value-type="float">
            <text:p>73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422" calcext:value-type="float">
            <text:p>8422</text:p>
          </table:table-cell>
          <table:table-cell table:formula="of:=([.C367]-1101)/100" office:value-type="float" office:value="73.21" calcext:value-type="float">
            <text:p>73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442" calcext:value-type="float">
            <text:p>8442</text:p>
          </table:table-cell>
          <table:table-cell table:formula="of:=([.C368]-1101)/100" office:value-type="float" office:value="73.41" calcext:value-type="float">
            <text:p>7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462" calcext:value-type="float">
            <text:p>8462</text:p>
          </table:table-cell>
          <table:table-cell table:formula="of:=([.C369]-1101)/100" office:value-type="float" office:value="73.61" calcext:value-type="float">
            <text:p>73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482" calcext:value-type="float">
            <text:p>8482</text:p>
          </table:table-cell>
          <table:table-cell table:formula="of:=([.C370]-1101)/100" office:value-type="float" office:value="73.81" calcext:value-type="float">
            <text:p>7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502" calcext:value-type="float">
            <text:p>8502</text:p>
          </table:table-cell>
          <table:table-cell table:formula="of:=([.C371]-1101)/100" office:value-type="float" office:value="74.01" calcext:value-type="float">
            <text:p>7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522" calcext:value-type="float">
            <text:p>8522</text:p>
          </table:table-cell>
          <table:table-cell table:formula="of:=([.C372]-1101)/100" office:value-type="float" office:value="74.21" calcext:value-type="float">
            <text:p>7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542" calcext:value-type="float">
            <text:p>8542</text:p>
          </table:table-cell>
          <table:table-cell table:formula="of:=([.C373]-1101)/100" office:value-type="float" office:value="74.41" calcext:value-type="float">
            <text:p>7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562" calcext:value-type="float">
            <text:p>8562</text:p>
          </table:table-cell>
          <table:table-cell table:formula="of:=([.C374]-1101)/100" office:value-type="float" office:value="74.61" calcext:value-type="float">
            <text:p>7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582" calcext:value-type="float">
            <text:p>8582</text:p>
          </table:table-cell>
          <table:table-cell table:formula="of:=([.C375]-1101)/100" office:value-type="float" office:value="74.81" calcext:value-type="float">
            <text:p>74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602" calcext:value-type="float">
            <text:p>8602</text:p>
          </table:table-cell>
          <table:table-cell table:formula="of:=([.C376]-1101)/100" office:value-type="float" office:value="75.01" calcext:value-type="float">
            <text:p>7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622" calcext:value-type="float">
            <text:p>8622</text:p>
          </table:table-cell>
          <table:table-cell table:formula="of:=([.C377]-1101)/100" office:value-type="float" office:value="75.21" calcext:value-type="float">
            <text:p>75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642" calcext:value-type="float">
            <text:p>8642</text:p>
          </table:table-cell>
          <table:table-cell table:formula="of:=([.C378]-1101)/100" office:value-type="float" office:value="75.41" calcext:value-type="float">
            <text:p>75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662" calcext:value-type="float">
            <text:p>8662</text:p>
          </table:table-cell>
          <table:table-cell table:formula="of:=([.C379]-1101)/100" office:value-type="float" office:value="75.61" calcext:value-type="float">
            <text:p>7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682" calcext:value-type="float">
            <text:p>8682</text:p>
          </table:table-cell>
          <table:table-cell table:formula="of:=([.C380]-1101)/100" office:value-type="float" office:value="75.81" calcext:value-type="float">
            <text:p>75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702" calcext:value-type="float">
            <text:p>8702</text:p>
          </table:table-cell>
          <table:table-cell table:formula="of:=([.C381]-1101)/100" office:value-type="float" office:value="76.01" calcext:value-type="float">
            <text:p>76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722" calcext:value-type="float">
            <text:p>8722</text:p>
          </table:table-cell>
          <table:table-cell table:formula="of:=([.C382]-1101)/100" office:value-type="float" office:value="76.21" calcext:value-type="float">
            <text:p>76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742" calcext:value-type="float">
            <text:p>8742</text:p>
          </table:table-cell>
          <table:table-cell table:formula="of:=([.C383]-1101)/100" office:value-type="float" office:value="76.41" calcext:value-type="float">
            <text:p>76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762" calcext:value-type="float">
            <text:p>8762</text:p>
          </table:table-cell>
          <table:table-cell table:formula="of:=([.C384]-1101)/100" office:value-type="float" office:value="76.61" calcext:value-type="float">
            <text:p>76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782" calcext:value-type="float">
            <text:p>8782</text:p>
          </table:table-cell>
          <table:table-cell table:formula="of:=([.C385]-1101)/100" office:value-type="float" office:value="76.81" calcext:value-type="float">
            <text:p>76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802" calcext:value-type="float">
            <text:p>8802</text:p>
          </table:table-cell>
          <table:table-cell table:formula="of:=([.C386]-1101)/100" office:value-type="float" office:value="77.01" calcext:value-type="float">
            <text:p>77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822" calcext:value-type="float">
            <text:p>8822</text:p>
          </table:table-cell>
          <table:table-cell table:formula="of:=([.C387]-1101)/100" office:value-type="float" office:value="77.21" calcext:value-type="float">
            <text:p>77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842" calcext:value-type="float">
            <text:p>8842</text:p>
          </table:table-cell>
          <table:table-cell table:formula="of:=([.C388]-1101)/100" office:value-type="float" office:value="77.41" calcext:value-type="float">
            <text:p>77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862" calcext:value-type="float">
            <text:p>8862</text:p>
          </table:table-cell>
          <table:table-cell table:formula="of:=([.C389]-1101)/100" office:value-type="float" office:value="77.61" calcext:value-type="float">
            <text:p>77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882" calcext:value-type="float">
            <text:p>8882</text:p>
          </table:table-cell>
          <table:table-cell table:formula="of:=([.C390]-1101)/100" office:value-type="float" office:value="77.81" calcext:value-type="float">
            <text:p>77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902" calcext:value-type="float">
            <text:p>8902</text:p>
          </table:table-cell>
          <table:table-cell table:formula="of:=([.C391]-1101)/100" office:value-type="float" office:value="78.01" calcext:value-type="float">
            <text:p>78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922" calcext:value-type="float">
            <text:p>8922</text:p>
          </table:table-cell>
          <table:table-cell table:formula="of:=([.C392]-1101)/100" office:value-type="float" office:value="78.21" calcext:value-type="float">
            <text:p>78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942" calcext:value-type="float">
            <text:p>8942</text:p>
          </table:table-cell>
          <table:table-cell table:formula="of:=([.C393]-1101)/100" office:value-type="float" office:value="78.41" calcext:value-type="float">
            <text:p>78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962" calcext:value-type="float">
            <text:p>8962</text:p>
          </table:table-cell>
          <table:table-cell table:formula="of:=([.C394]-1101)/100" office:value-type="float" office:value="78.61" calcext:value-type="float">
            <text:p>78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982" calcext:value-type="float">
            <text:p>8982</text:p>
          </table:table-cell>
          <table:table-cell table:formula="of:=([.C395]-1101)/100" office:value-type="float" office:value="78.81" calcext:value-type="float">
            <text:p>78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002" calcext:value-type="float">
            <text:p>9002</text:p>
          </table:table-cell>
          <table:table-cell table:formula="of:=([.C396]-1101)/100" office:value-type="float" office:value="79.01" calcext:value-type="float">
            <text:p>79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022" calcext:value-type="float">
            <text:p>9022</text:p>
          </table:table-cell>
          <table:table-cell table:formula="of:=([.C397]-1101)/100" office:value-type="float" office:value="79.21" calcext:value-type="float">
            <text:p>79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042" calcext:value-type="float">
            <text:p>9042</text:p>
          </table:table-cell>
          <table:table-cell table:formula="of:=([.C398]-1101)/100" office:value-type="float" office:value="79.41" calcext:value-type="float">
            <text:p>79.4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062" calcext:value-type="float">
            <text:p>9062</text:p>
          </table:table-cell>
          <table:table-cell table:formula="of:=([.C399]-1101)/100" office:value-type="float" office:value="79.61" calcext:value-type="float">
            <text:p>79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082" calcext:value-type="float">
            <text:p>9082</text:p>
          </table:table-cell>
          <table:table-cell table:formula="of:=([.C400]-1101)/100" office:value-type="float" office:value="79.81" calcext:value-type="float">
            <text:p>7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102" calcext:value-type="float">
            <text:p>9102</text:p>
          </table:table-cell>
          <table:table-cell table:formula="of:=([.C401]-1101)/100" office:value-type="float" office:value="80.01" calcext:value-type="float">
            <text:p>8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122" calcext:value-type="float">
            <text:p>9122</text:p>
          </table:table-cell>
          <table:table-cell table:formula="of:=([.C402]-1101)/100" office:value-type="float" office:value="80.21" calcext:value-type="float">
            <text:p>80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142" calcext:value-type="float">
            <text:p>9142</text:p>
          </table:table-cell>
          <table:table-cell table:formula="of:=([.C403]-1101)/100" office:value-type="float" office:value="80.41" calcext:value-type="float">
            <text:p>8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162" calcext:value-type="float">
            <text:p>9162</text:p>
          </table:table-cell>
          <table:table-cell table:formula="of:=([.C404]-1101)/100" office:value-type="float" office:value="80.61" calcext:value-type="float">
            <text:p>8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182" calcext:value-type="float">
            <text:p>9182</text:p>
          </table:table-cell>
          <table:table-cell table:formula="of:=([.C405]-1101)/100" office:value-type="float" office:value="80.81" calcext:value-type="float">
            <text:p>80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202" calcext:value-type="float">
            <text:p>9202</text:p>
          </table:table-cell>
          <table:table-cell table:formula="of:=([.C406]-1101)/100" office:value-type="float" office:value="81.01" calcext:value-type="float">
            <text:p>8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222" calcext:value-type="float">
            <text:p>9222</text:p>
          </table:table-cell>
          <table:table-cell table:formula="of:=([.C407]-1101)/100" office:value-type="float" office:value="81.21" calcext:value-type="float">
            <text:p>8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242" calcext:value-type="float">
            <text:p>9242</text:p>
          </table:table-cell>
          <table:table-cell table:formula="of:=([.C408]-1101)/100" office:value-type="float" office:value="81.41" calcext:value-type="float">
            <text:p>81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262" calcext:value-type="float">
            <text:p>9262</text:p>
          </table:table-cell>
          <table:table-cell table:formula="of:=([.C409]-1101)/100" office:value-type="float" office:value="81.61" calcext:value-type="float">
            <text:p>81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282" calcext:value-type="float">
            <text:p>9282</text:p>
          </table:table-cell>
          <table:table-cell table:formula="of:=([.C410]-1101)/100" office:value-type="float" office:value="81.81" calcext:value-type="float">
            <text:p>81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302" calcext:value-type="float">
            <text:p>9302</text:p>
          </table:table-cell>
          <table:table-cell table:formula="of:=([.C411]-1101)/100" office:value-type="float" office:value="82.01" calcext:value-type="float">
            <text:p>82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322" calcext:value-type="float">
            <text:p>9322</text:p>
          </table:table-cell>
          <table:table-cell table:formula="of:=([.C412]-1101)/100" office:value-type="float" office:value="82.21" calcext:value-type="float">
            <text:p>82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342" calcext:value-type="float">
            <text:p>9342</text:p>
          </table:table-cell>
          <table:table-cell table:formula="of:=([.C413]-1101)/100" office:value-type="float" office:value="82.41" calcext:value-type="float">
            <text:p>82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362" calcext:value-type="float">
            <text:p>9362</text:p>
          </table:table-cell>
          <table:table-cell table:formula="of:=([.C414]-1101)/100" office:value-type="float" office:value="82.61" calcext:value-type="float">
            <text:p>82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382" calcext:value-type="float">
            <text:p>9382</text:p>
          </table:table-cell>
          <table:table-cell table:formula="of:=([.C415]-1101)/100" office:value-type="float" office:value="82.81" calcext:value-type="float">
            <text:p>82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402" calcext:value-type="float">
            <text:p>9402</text:p>
          </table:table-cell>
          <table:table-cell table:formula="of:=([.C416]-1101)/100" office:value-type="float" office:value="83.01" calcext:value-type="float">
            <text:p>83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422" calcext:value-type="float">
            <text:p>9422</text:p>
          </table:table-cell>
          <table:table-cell table:formula="of:=([.C417]-1101)/100" office:value-type="float" office:value="83.21" calcext:value-type="float">
            <text:p>83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442" calcext:value-type="float">
            <text:p>9442</text:p>
          </table:table-cell>
          <table:table-cell table:formula="of:=([.C418]-1101)/100" office:value-type="float" office:value="83.41" calcext:value-type="float">
            <text:p>83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462" calcext:value-type="float">
            <text:p>9462</text:p>
          </table:table-cell>
          <table:table-cell table:formula="of:=([.C419]-1101)/100" office:value-type="float" office:value="83.61" calcext:value-type="float">
            <text:p>83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482" calcext:value-type="float">
            <text:p>9482</text:p>
          </table:table-cell>
          <table:table-cell table:formula="of:=([.C420]-1101)/100" office:value-type="float" office:value="83.81" calcext:value-type="float">
            <text:p>8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502" calcext:value-type="float">
            <text:p>9502</text:p>
          </table:table-cell>
          <table:table-cell table:formula="of:=([.C421]-1101)/100" office:value-type="float" office:value="84.01" calcext:value-type="float">
            <text:p>84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522" calcext:value-type="float">
            <text:p>9522</text:p>
          </table:table-cell>
          <table:table-cell table:formula="of:=([.C422]-1101)/100" office:value-type="float" office:value="84.21" calcext:value-type="float">
            <text:p>84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542" calcext:value-type="float">
            <text:p>9542</text:p>
          </table:table-cell>
          <table:table-cell table:formula="of:=([.C423]-1101)/100" office:value-type="float" office:value="84.41" calcext:value-type="float">
            <text:p>84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562" calcext:value-type="float">
            <text:p>9562</text:p>
          </table:table-cell>
          <table:table-cell table:formula="of:=([.C424]-1101)/100" office:value-type="float" office:value="84.61" calcext:value-type="float">
            <text:p>84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582" calcext:value-type="float">
            <text:p>9582</text:p>
          </table:table-cell>
          <table:table-cell table:formula="of:=([.C425]-1101)/100" office:value-type="float" office:value="84.81" calcext:value-type="float">
            <text:p>84.8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602" calcext:value-type="float">
            <text:p>9602</text:p>
          </table:table-cell>
          <table:table-cell table:formula="of:=([.C426]-1101)/100" office:value-type="float" office:value="85.01" calcext:value-type="float">
            <text:p>85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622" calcext:value-type="float">
            <text:p>9622</text:p>
          </table:table-cell>
          <table:table-cell table:formula="of:=([.C427]-1101)/100" office:value-type="float" office:value="85.21" calcext:value-type="float">
            <text:p>85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642" calcext:value-type="float">
            <text:p>9642</text:p>
          </table:table-cell>
          <table:table-cell table:formula="of:=([.C428]-1101)/100" office:value-type="float" office:value="85.41" calcext:value-type="float">
            <text:p>85.4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662" calcext:value-type="float">
            <text:p>9662</text:p>
          </table:table-cell>
          <table:table-cell table:formula="of:=([.C429]-1101)/100" office:value-type="float" office:value="85.61" calcext:value-type="float">
            <text:p>85.6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9682" calcext:value-type="float">
            <text:p>9682</text:p>
          </table:table-cell>
          <table:table-cell table:formula="of:=([.C430]-1101)/100" office:value-type="float" office:value="85.81" calcext:value-type="float">
            <text:p>85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702" calcext:value-type="float">
            <text:p>9702</text:p>
          </table:table-cell>
          <table:table-cell table:formula="of:=([.C431]-1101)/100" office:value-type="float" office:value="86.01" calcext:value-type="float">
            <text:p>86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722" calcext:value-type="float">
            <text:p>9722</text:p>
          </table:table-cell>
          <table:table-cell table:formula="of:=([.C432]-1101)/100" office:value-type="float" office:value="86.21" calcext:value-type="float">
            <text:p>86.2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742" calcext:value-type="float">
            <text:p>9742</text:p>
          </table:table-cell>
          <table:table-cell table:formula="of:=([.C433]-1101)/100" office:value-type="float" office:value="86.41" calcext:value-type="float">
            <text:p>86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762" calcext:value-type="float">
            <text:p>9762</text:p>
          </table:table-cell>
          <table:table-cell table:formula="of:=([.C434]-1101)/100" office:value-type="float" office:value="86.61" calcext:value-type="float">
            <text:p>86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782" calcext:value-type="float">
            <text:p>9782</text:p>
          </table:table-cell>
          <table:table-cell table:formula="of:=([.C435]-1101)/100" office:value-type="float" office:value="86.81" calcext:value-type="float">
            <text:p>86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802" calcext:value-type="float">
            <text:p>9802</text:p>
          </table:table-cell>
          <table:table-cell table:formula="of:=([.C436]-1101)/100" office:value-type="float" office:value="87.01" calcext:value-type="float">
            <text:p>87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822" calcext:value-type="float">
            <text:p>9822</text:p>
          </table:table-cell>
          <table:table-cell table:formula="of:=([.C437]-1101)/100" office:value-type="float" office:value="87.21" calcext:value-type="float">
            <text:p>87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842" calcext:value-type="float">
            <text:p>9842</text:p>
          </table:table-cell>
          <table:table-cell table:formula="of:=([.C438]-1101)/100" office:value-type="float" office:value="87.41" calcext:value-type="float">
            <text:p>87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862" calcext:value-type="float">
            <text:p>9862</text:p>
          </table:table-cell>
          <table:table-cell table:formula="of:=([.C439]-1101)/100" office:value-type="float" office:value="87.61" calcext:value-type="float">
            <text:p>87.6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9882" calcext:value-type="float">
            <text:p>9882</text:p>
          </table:table-cell>
          <table:table-cell table:formula="of:=([.C440]-1101)/100" office:value-type="float" office:value="87.81" calcext:value-type="float">
            <text:p>87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902" calcext:value-type="float">
            <text:p>9902</text:p>
          </table:table-cell>
          <table:table-cell table:formula="of:=([.C441]-1101)/100" office:value-type="float" office:value="88.01" calcext:value-type="float">
            <text:p>88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922" calcext:value-type="float">
            <text:p>9922</text:p>
          </table:table-cell>
          <table:table-cell table:formula="of:=([.C442]-1101)/100" office:value-type="float" office:value="88.21" calcext:value-type="float">
            <text:p>88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942" calcext:value-type="float">
            <text:p>9942</text:p>
          </table:table-cell>
          <table:table-cell table:formula="of:=([.C443]-1101)/100" office:value-type="float" office:value="88.41" calcext:value-type="float">
            <text:p>88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962" calcext:value-type="float">
            <text:p>9962</text:p>
          </table:table-cell>
          <table:table-cell table:formula="of:=([.C444]-1101)/100" office:value-type="float" office:value="88.61" calcext:value-type="float">
            <text:p>88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982" calcext:value-type="float">
            <text:p>9982</text:p>
          </table:table-cell>
          <table:table-cell table:formula="of:=([.C445]-1101)/100" office:value-type="float" office:value="88.81" calcext:value-type="float">
            <text:p>88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002" calcext:value-type="float">
            <text:p>10002</text:p>
          </table:table-cell>
          <table:table-cell table:formula="of:=([.C446]-1101)/100" office:value-type="float" office:value="89.01" calcext:value-type="float">
            <text:p>89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022" calcext:value-type="float">
            <text:p>10022</text:p>
          </table:table-cell>
          <table:table-cell table:formula="of:=([.C447]-1101)/100" office:value-type="float" office:value="89.21" calcext:value-type="float">
            <text:p>89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42" calcext:value-type="float">
            <text:p>10042</text:p>
          </table:table-cell>
          <table:table-cell table:formula="of:=([.C448]-1101)/100" office:value-type="float" office:value="89.41" calcext:value-type="float">
            <text:p>89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62" calcext:value-type="float">
            <text:p>10062</text:p>
          </table:table-cell>
          <table:table-cell table:formula="of:=([.C449]-1101)/100" office:value-type="float" office:value="89.61" calcext:value-type="float">
            <text:p>89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82" calcext:value-type="float">
            <text:p>10082</text:p>
          </table:table-cell>
          <table:table-cell table:formula="of:=([.C450]-1101)/100" office:value-type="float" office:value="89.81" calcext:value-type="float">
            <text:p>89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102" calcext:value-type="float">
            <text:p>10102</text:p>
          </table:table-cell>
          <table:table-cell table:formula="of:=([.C451]-1101)/100" office:value-type="float" office:value="90.01" calcext:value-type="float">
            <text:p>9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122" calcext:value-type="float">
            <text:p>10122</text:p>
          </table:table-cell>
          <table:table-cell table:formula="of:=([.C452]-1101)/100" office:value-type="float" office:value="90.21" calcext:value-type="float">
            <text:p>90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142" calcext:value-type="float">
            <text:p>10142</text:p>
          </table:table-cell>
          <table:table-cell table:formula="of:=([.C453]-1101)/100" office:value-type="float" office:value="90.41" calcext:value-type="float">
            <text:p>90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162" calcext:value-type="float">
            <text:p>10162</text:p>
          </table:table-cell>
          <table:table-cell table:formula="of:=([.C454]-1101)/100" office:value-type="float" office:value="90.61" calcext:value-type="float">
            <text:p>90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182" calcext:value-type="float">
            <text:p>10182</text:p>
          </table:table-cell>
          <table:table-cell table:formula="of:=([.C455]-1101)/100" office:value-type="float" office:value="90.81" calcext:value-type="float">
            <text:p>9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202" calcext:value-type="float">
            <text:p>10202</text:p>
          </table:table-cell>
          <table:table-cell table:formula="of:=([.C456]-1101)/100" office:value-type="float" office:value="91.01" calcext:value-type="float">
            <text:p>91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222" calcext:value-type="float">
            <text:p>10222</text:p>
          </table:table-cell>
          <table:table-cell table:formula="of:=([.C457]-1101)/100" office:value-type="float" office:value="91.21" calcext:value-type="float">
            <text:p>91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242" calcext:value-type="float">
            <text:p>10242</text:p>
          </table:table-cell>
          <table:table-cell table:formula="of:=([.C458]-1101)/100" office:value-type="float" office:value="91.41" calcext:value-type="float">
            <text:p>9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262" calcext:value-type="float">
            <text:p>10262</text:p>
          </table:table-cell>
          <table:table-cell table:formula="of:=([.C459]-1101)/100" office:value-type="float" office:value="91.61" calcext:value-type="float">
            <text:p>9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282" calcext:value-type="float">
            <text:p>10282</text:p>
          </table:table-cell>
          <table:table-cell table:formula="of:=([.C460]-1101)/100" office:value-type="float" office:value="91.81" calcext:value-type="float">
            <text:p>91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302" calcext:value-type="float">
            <text:p>10302</text:p>
          </table:table-cell>
          <table:table-cell table:formula="of:=([.C461]-1101)/100" office:value-type="float" office:value="92.01" calcext:value-type="float">
            <text:p>9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322" calcext:value-type="float">
            <text:p>10322</text:p>
          </table:table-cell>
          <table:table-cell table:formula="of:=([.C462]-1101)/100" office:value-type="float" office:value="92.21" calcext:value-type="float">
            <text:p>92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342" calcext:value-type="float">
            <text:p>10342</text:p>
          </table:table-cell>
          <table:table-cell table:formula="of:=([.C463]-1101)/100" office:value-type="float" office:value="92.41" calcext:value-type="float">
            <text:p>92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362" calcext:value-type="float">
            <text:p>10362</text:p>
          </table:table-cell>
          <table:table-cell table:formula="of:=([.C464]-1101)/100" office:value-type="float" office:value="92.61" calcext:value-type="float">
            <text:p>9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382" calcext:value-type="float">
            <text:p>10382</text:p>
          </table:table-cell>
          <table:table-cell table:formula="of:=([.C465]-1101)/100" office:value-type="float" office:value="92.81" calcext:value-type="float">
            <text:p>9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402" calcext:value-type="float">
            <text:p>10402</text:p>
          </table:table-cell>
          <table:table-cell table:formula="of:=([.C466]-1101)/100" office:value-type="float" office:value="93.01" calcext:value-type="float">
            <text:p>93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422" calcext:value-type="float">
            <text:p>10422</text:p>
          </table:table-cell>
          <table:table-cell table:formula="of:=([.C467]-1101)/100" office:value-type="float" office:value="93.21" calcext:value-type="float">
            <text:p>93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442" calcext:value-type="float">
            <text:p>10442</text:p>
          </table:table-cell>
          <table:table-cell table:formula="of:=([.C468]-1101)/100" office:value-type="float" office:value="93.41" calcext:value-type="float">
            <text:p>93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462" calcext:value-type="float">
            <text:p>10462</text:p>
          </table:table-cell>
          <table:table-cell table:formula="of:=([.C469]-1101)/100" office:value-type="float" office:value="93.61" calcext:value-type="float">
            <text:p>93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482" calcext:value-type="float">
            <text:p>10482</text:p>
          </table:table-cell>
          <table:table-cell table:formula="of:=([.C470]-1101)/100" office:value-type="float" office:value="93.81" calcext:value-type="float">
            <text:p>93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502" calcext:value-type="float">
            <text:p>10502</text:p>
          </table:table-cell>
          <table:table-cell table:formula="of:=([.C471]-1101)/100" office:value-type="float" office:value="94.01" calcext:value-type="float">
            <text:p>94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522" calcext:value-type="float">
            <text:p>10522</text:p>
          </table:table-cell>
          <table:table-cell table:formula="of:=([.C472]-1101)/100" office:value-type="float" office:value="94.21" calcext:value-type="float">
            <text:p>94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542" calcext:value-type="float">
            <text:p>10542</text:p>
          </table:table-cell>
          <table:table-cell table:formula="of:=([.C473]-1101)/100" office:value-type="float" office:value="94.41" calcext:value-type="float">
            <text:p>94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562" calcext:value-type="float">
            <text:p>10562</text:p>
          </table:table-cell>
          <table:table-cell table:formula="of:=([.C474]-1101)/100" office:value-type="float" office:value="94.61" calcext:value-type="float">
            <text:p>94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582" calcext:value-type="float">
            <text:p>10582</text:p>
          </table:table-cell>
          <table:table-cell table:formula="of:=([.C475]-1101)/100" office:value-type="float" office:value="94.81" calcext:value-type="float">
            <text:p>94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602" calcext:value-type="float">
            <text:p>10602</text:p>
          </table:table-cell>
          <table:table-cell table:formula="of:=([.C476]-1101)/100" office:value-type="float" office:value="95.01" calcext:value-type="float">
            <text:p>95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622" calcext:value-type="float">
            <text:p>10622</text:p>
          </table:table-cell>
          <table:table-cell table:formula="of:=([.C477]-1101)/100" office:value-type="float" office:value="95.21" calcext:value-type="float">
            <text:p>9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642" calcext:value-type="float">
            <text:p>10642</text:p>
          </table:table-cell>
          <table:table-cell table:formula="of:=([.C478]-1101)/100" office:value-type="float" office:value="95.41" calcext:value-type="float">
            <text:p>95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662" calcext:value-type="float">
            <text:p>10662</text:p>
          </table:table-cell>
          <table:table-cell table:formula="of:=([.C479]-1101)/100" office:value-type="float" office:value="95.61" calcext:value-type="float">
            <text:p>95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682" calcext:value-type="float">
            <text:p>10682</text:p>
          </table:table-cell>
          <table:table-cell table:formula="of:=([.C480]-1101)/100" office:value-type="float" office:value="95.81" calcext:value-type="float">
            <text:p>95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702" calcext:value-type="float">
            <text:p>10702</text:p>
          </table:table-cell>
          <table:table-cell table:formula="of:=([.C481]-1101)/100" office:value-type="float" office:value="96.01" calcext:value-type="float">
            <text:p>96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722" calcext:value-type="float">
            <text:p>10722</text:p>
          </table:table-cell>
          <table:table-cell table:formula="of:=([.C482]-1101)/100" office:value-type="float" office:value="96.21" calcext:value-type="float">
            <text:p>96.2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0742" calcext:value-type="float">
            <text:p>10742</text:p>
          </table:table-cell>
          <table:table-cell table:formula="of:=([.C483]-1101)/100" office:value-type="float" office:value="96.41" calcext:value-type="float">
            <text:p>96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762" calcext:value-type="float">
            <text:p>10762</text:p>
          </table:table-cell>
          <table:table-cell table:formula="of:=([.C484]-1101)/100" office:value-type="float" office:value="96.61" calcext:value-type="float">
            <text:p>96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782" calcext:value-type="float">
            <text:p>10782</text:p>
          </table:table-cell>
          <table:table-cell table:formula="of:=([.C485]-1101)/100" office:value-type="float" office:value="96.81" calcext:value-type="float">
            <text:p>96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802" calcext:value-type="float">
            <text:p>10802</text:p>
          </table:table-cell>
          <table:table-cell table:formula="of:=([.C486]-1101)/100" office:value-type="float" office:value="97.01" calcext:value-type="float">
            <text:p>97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822" calcext:value-type="float">
            <text:p>10822</text:p>
          </table:table-cell>
          <table:table-cell table:formula="of:=([.C487]-1101)/100" office:value-type="float" office:value="97.21" calcext:value-type="float">
            <text:p>97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842" calcext:value-type="float">
            <text:p>10842</text:p>
          </table:table-cell>
          <table:table-cell table:formula="of:=([.C488]-1101)/100" office:value-type="float" office:value="97.41" calcext:value-type="float">
            <text:p>97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862" calcext:value-type="float">
            <text:p>10862</text:p>
          </table:table-cell>
          <table:table-cell table:formula="of:=([.C489]-1101)/100" office:value-type="float" office:value="97.61" calcext:value-type="float">
            <text:p>9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882" calcext:value-type="float">
            <text:p>10882</text:p>
          </table:table-cell>
          <table:table-cell table:formula="of:=([.C490]-1101)/100" office:value-type="float" office:value="97.81" calcext:value-type="float">
            <text:p>97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902" calcext:value-type="float">
            <text:p>10902</text:p>
          </table:table-cell>
          <table:table-cell table:formula="of:=([.C491]-1101)/100" office:value-type="float" office:value="98.01" calcext:value-type="float">
            <text:p>98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922" calcext:value-type="float">
            <text:p>10922</text:p>
          </table:table-cell>
          <table:table-cell table:formula="of:=([.C492]-1101)/100" office:value-type="float" office:value="98.21" calcext:value-type="float">
            <text:p>98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942" calcext:value-type="float">
            <text:p>10942</text:p>
          </table:table-cell>
          <table:table-cell table:formula="of:=([.C493]-1101)/100" office:value-type="float" office:value="98.41" calcext:value-type="float">
            <text:p>98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962" calcext:value-type="float">
            <text:p>10962</text:p>
          </table:table-cell>
          <table:table-cell table:formula="of:=([.C494]-1101)/100" office:value-type="float" office:value="98.61" calcext:value-type="float">
            <text:p>98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982" calcext:value-type="float">
            <text:p>10982</text:p>
          </table:table-cell>
          <table:table-cell table:formula="of:=([.C495]-1101)/100" office:value-type="float" office:value="98.81" calcext:value-type="float">
            <text:p>98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002" calcext:value-type="float">
            <text:p>11002</text:p>
          </table:table-cell>
          <table:table-cell table:formula="of:=([.C496]-1101)/100" office:value-type="float" office:value="99.01" calcext:value-type="float">
            <text:p>9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022" calcext:value-type="float">
            <text:p>11022</text:p>
          </table:table-cell>
          <table:table-cell table:formula="of:=([.C497]-1101)/100" office:value-type="float" office:value="99.21" calcext:value-type="float">
            <text:p>99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042" calcext:value-type="float">
            <text:p>11042</text:p>
          </table:table-cell>
          <table:table-cell table:formula="of:=([.C498]-1101)/100" office:value-type="float" office:value="99.41" calcext:value-type="float">
            <text:p>9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062" calcext:value-type="float">
            <text:p>11062</text:p>
          </table:table-cell>
          <table:table-cell table:formula="of:=([.C499]-1101)/100" office:value-type="float" office:value="99.61" calcext:value-type="float">
            <text:p>9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082" calcext:value-type="float">
            <text:p>11082</text:p>
          </table:table-cell>
          <table:table-cell table:formula="of:=([.C500]-1101)/100" office:value-type="float" office:value="99.81" calcext:value-type="float">
            <text:p>9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</table:table>
      <table:table table:name="nclust18" table:style-name="ta1">
        <table:shapes>
          <draw:frame draw:z-index="0" draw:style-name="gr1" draw:text-style-name="P1" svg:width="159.96mm" svg:height="90.05mm" svg:x="100.49mm" svg:y="15.4mm">
            <draw:object draw:notify-on-update-of-ranges="nclust18.D1:nclust18.D500 nclust18.N1:nclust18.N5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float" office:value="1102" calcext:value-type="float">
            <text:p>1102</text:p>
          </table:table-cell>
          <table:table-cell table:formula="of:=([.C1]-1101)/100" office:value-type="float" office:value="0.01" calcext:value-type="float">
            <text:p>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22" calcext:value-type="float">
            <text:p>1122</text:p>
          </table:table-cell>
          <table:table-cell table:formula="of:=([.C2]-1101)/100" office:value-type="float" office:value="0.21" calcext:value-type="float">
            <text:p>0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42" calcext:value-type="float">
            <text:p>1142</text:p>
          </table:table-cell>
          <table:table-cell table:formula="of:=([.C3]-1101)/100" office:value-type="float" office:value="0.41" calcext:value-type="float">
            <text:p>0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62" calcext:value-type="float">
            <text:p>1162</text:p>
          </table:table-cell>
          <table:table-cell table:formula="of:=([.C4]-1101)/100" office:value-type="float" office:value="0.61" calcext:value-type="float">
            <text:p>0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82" calcext:value-type="float">
            <text:p>1182</text:p>
          </table:table-cell>
          <table:table-cell table:formula="of:=([.C5]-1101)/100" office:value-type="float" office:value="0.81" calcext:value-type="float">
            <text:p>0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02" calcext:value-type="float">
            <text:p>1202</text:p>
          </table:table-cell>
          <table:table-cell table:formula="of:=([.C6]-1101)/100" office:value-type="float" office:value="1.01" calcext:value-type="float">
            <text:p>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222" calcext:value-type="float">
            <text:p>1222</text:p>
          </table:table-cell>
          <table:table-cell table:formula="of:=([.C7]-1101)/100" office:value-type="float" office:value="1.21" calcext:value-type="float">
            <text:p>1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42" calcext:value-type="float">
            <text:p>1242</text:p>
          </table:table-cell>
          <table:table-cell table:formula="of:=([.C8]-1101)/100" office:value-type="float" office:value="1.41" calcext:value-type="float">
            <text:p>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62" calcext:value-type="float">
            <text:p>1262</text:p>
          </table:table-cell>
          <table:table-cell table:formula="of:=([.C9]-1101)/100" office:value-type="float" office:value="1.61" calcext:value-type="float">
            <text:p>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82" calcext:value-type="float">
            <text:p>1282</text:p>
          </table:table-cell>
          <table:table-cell table:formula="of:=([.C10]-1101)/100" office:value-type="float" office:value="1.81" calcext:value-type="float">
            <text:p>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02" calcext:value-type="float">
            <text:p>1302</text:p>
          </table:table-cell>
          <table:table-cell table:formula="of:=([.C11]-1101)/100" office:value-type="float" office:value="2.01" calcext:value-type="float">
            <text:p>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22" calcext:value-type="float">
            <text:p>1322</text:p>
          </table:table-cell>
          <table:table-cell table:formula="of:=([.C12]-1101)/100" office:value-type="float" office:value="2.21" calcext:value-type="float">
            <text:p>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42" calcext:value-type="float">
            <text:p>1342</text:p>
          </table:table-cell>
          <table:table-cell table:formula="of:=([.C13]-1101)/100" office:value-type="float" office:value="2.41" calcext:value-type="float">
            <text:p>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62" calcext:value-type="float">
            <text:p>1362</text:p>
          </table:table-cell>
          <table:table-cell table:formula="of:=([.C14]-1101)/100" office:value-type="float" office:value="2.61" calcext:value-type="float">
            <text:p>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82" calcext:value-type="float">
            <text:p>1382</text:p>
          </table:table-cell>
          <table:table-cell table:formula="of:=([.C15]-1101)/100" office:value-type="float" office:value="2.81" calcext:value-type="float">
            <text:p>2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02" calcext:value-type="float">
            <text:p>1402</text:p>
          </table:table-cell>
          <table:table-cell table:formula="of:=([.C16]-1101)/100" office:value-type="float" office:value="3.01" calcext:value-type="float">
            <text:p>3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22" calcext:value-type="float">
            <text:p>1422</text:p>
          </table:table-cell>
          <table:table-cell table:formula="of:=([.C17]-1101)/100" office:value-type="float" office:value="3.21" calcext:value-type="float">
            <text:p>3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42" calcext:value-type="float">
            <text:p>1442</text:p>
          </table:table-cell>
          <table:table-cell table:formula="of:=([.C18]-1101)/100" office:value-type="float" office:value="3.41" calcext:value-type="float">
            <text:p>3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62" calcext:value-type="float">
            <text:p>1462</text:p>
          </table:table-cell>
          <table:table-cell table:formula="of:=([.C19]-1101)/100" office:value-type="float" office:value="3.61" calcext:value-type="float">
            <text:p>3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82" calcext:value-type="float">
            <text:p>1482</text:p>
          </table:table-cell>
          <table:table-cell table:formula="of:=([.C20]-1101)/100" office:value-type="float" office:value="3.81" calcext:value-type="float">
            <text:p>3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02" calcext:value-type="float">
            <text:p>1502</text:p>
          </table:table-cell>
          <table:table-cell table:formula="of:=([.C21]-1101)/100" office:value-type="float" office:value="4.01" calcext:value-type="float">
            <text:p>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22" calcext:value-type="float">
            <text:p>1522</text:p>
          </table:table-cell>
          <table:table-cell table:formula="of:=([.C22]-1101)/100" office:value-type="float" office:value="4.21" calcext:value-type="float">
            <text:p>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42" calcext:value-type="float">
            <text:p>1542</text:p>
          </table:table-cell>
          <table:table-cell table:formula="of:=([.C23]-1101)/100" office:value-type="float" office:value="4.41" calcext:value-type="float">
            <text:p>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62" calcext:value-type="float">
            <text:p>1562</text:p>
          </table:table-cell>
          <table:table-cell table:formula="of:=([.C24]-1101)/100" office:value-type="float" office:value="4.61" calcext:value-type="float">
            <text:p>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82" calcext:value-type="float">
            <text:p>1582</text:p>
          </table:table-cell>
          <table:table-cell table:formula="of:=([.C25]-1101)/100" office:value-type="float" office:value="4.81" calcext:value-type="float">
            <text:p>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02" calcext:value-type="float">
            <text:p>1602</text:p>
          </table:table-cell>
          <table:table-cell table:formula="of:=([.C26]-1101)/100" office:value-type="float" office:value="5.01" calcext:value-type="float">
            <text:p>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622" calcext:value-type="float">
            <text:p>1622</text:p>
          </table:table-cell>
          <table:table-cell table:formula="of:=([.C27]-1101)/100" office:value-type="float" office:value="5.21" calcext:value-type="float">
            <text:p>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642" calcext:value-type="float">
            <text:p>1642</text:p>
          </table:table-cell>
          <table:table-cell table:formula="of:=([.C28]-1101)/100" office:value-type="float" office:value="5.41" calcext:value-type="float">
            <text:p>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62" calcext:value-type="float">
            <text:p>1662</text:p>
          </table:table-cell>
          <table:table-cell table:formula="of:=([.C29]-1101)/100" office:value-type="float" office:value="5.61" calcext:value-type="float">
            <text:p>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82" calcext:value-type="float">
            <text:p>1682</text:p>
          </table:table-cell>
          <table:table-cell table:formula="of:=([.C30]-1101)/100" office:value-type="float" office:value="5.81" calcext:value-type="float">
            <text:p>5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02" calcext:value-type="float">
            <text:p>1702</text:p>
          </table:table-cell>
          <table:table-cell table:formula="of:=([.C31]-1101)/100" office:value-type="float" office:value="6.01" calcext:value-type="float">
            <text:p>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22" calcext:value-type="float">
            <text:p>1722</text:p>
          </table:table-cell>
          <table:table-cell table:formula="of:=([.C32]-1101)/100" office:value-type="float" office:value="6.21" calcext:value-type="float">
            <text:p>6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42" calcext:value-type="float">
            <text:p>1742</text:p>
          </table:table-cell>
          <table:table-cell table:formula="of:=([.C33]-1101)/100" office:value-type="float" office:value="6.41" calcext:value-type="float">
            <text:p>6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62" calcext:value-type="float">
            <text:p>1762</text:p>
          </table:table-cell>
          <table:table-cell table:formula="of:=([.C34]-1101)/100" office:value-type="float" office:value="6.61" calcext:value-type="float">
            <text:p>6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82" calcext:value-type="float">
            <text:p>1782</text:p>
          </table:table-cell>
          <table:table-cell table:formula="of:=([.C35]-1101)/100" office:value-type="float" office:value="6.81" calcext:value-type="float">
            <text:p>6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02" calcext:value-type="float">
            <text:p>1802</text:p>
          </table:table-cell>
          <table:table-cell table:formula="of:=([.C36]-1101)/100" office:value-type="float" office:value="7.01" calcext:value-type="float">
            <text:p>7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22" calcext:value-type="float">
            <text:p>1822</text:p>
          </table:table-cell>
          <table:table-cell table:formula="of:=([.C37]-1101)/100" office:value-type="float" office:value="7.21" calcext:value-type="float">
            <text:p>7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42" calcext:value-type="float">
            <text:p>1842</text:p>
          </table:table-cell>
          <table:table-cell table:formula="of:=([.C38]-1101)/100" office:value-type="float" office:value="7.41" calcext:value-type="float">
            <text:p>7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62" calcext:value-type="float">
            <text:p>1862</text:p>
          </table:table-cell>
          <table:table-cell table:formula="of:=([.C39]-1101)/100" office:value-type="float" office:value="7.61" calcext:value-type="float">
            <text:p>7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82" calcext:value-type="float">
            <text:p>1882</text:p>
          </table:table-cell>
          <table:table-cell table:formula="of:=([.C40]-1101)/100" office:value-type="float" office:value="7.81" calcext:value-type="float">
            <text:p>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02" calcext:value-type="float">
            <text:p>1902</text:p>
          </table:table-cell>
          <table:table-cell table:formula="of:=([.C41]-1101)/100" office:value-type="float" office:value="8.01" calcext:value-type="float">
            <text:p>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22" calcext:value-type="float">
            <text:p>1922</text:p>
          </table:table-cell>
          <table:table-cell table:formula="of:=([.C42]-1101)/100" office:value-type="float" office:value="8.21" calcext:value-type="float">
            <text:p>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42" calcext:value-type="float">
            <text:p>1942</text:p>
          </table:table-cell>
          <table:table-cell table:formula="of:=([.C43]-1101)/100" office:value-type="float" office:value="8.41" calcext:value-type="float">
            <text:p>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62" calcext:value-type="float">
            <text:p>1962</text:p>
          </table:table-cell>
          <table:table-cell table:formula="of:=([.C44]-1101)/100" office:value-type="float" office:value="8.61" calcext:value-type="float">
            <text:p>8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82" calcext:value-type="float">
            <text:p>1982</text:p>
          </table:table-cell>
          <table:table-cell table:formula="of:=([.C45]-1101)/100" office:value-type="float" office:value="8.81" calcext:value-type="float">
            <text:p>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02" calcext:value-type="float">
            <text:p>2002</text:p>
          </table:table-cell>
          <table:table-cell table:formula="of:=([.C46]-1101)/100" office:value-type="float" office:value="9.01" calcext:value-type="float">
            <text:p>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22" calcext:value-type="float">
            <text:p>2022</text:p>
          </table:table-cell>
          <table:table-cell table:formula="of:=([.C47]-1101)/100" office:value-type="float" office:value="9.21" calcext:value-type="float">
            <text:p>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042</text:p>
          </table:table-cell>
          <table:table-cell table:formula="of:=([.C48]-1101)/100" office:value-type="float" office:value="9.41" calcext:value-type="float">
            <text:p>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62" calcext:value-type="float">
            <text:p>2062</text:p>
          </table:table-cell>
          <table:table-cell table:formula="of:=([.C49]-1101)/100" office:value-type="float" office:value="9.61" calcext:value-type="float">
            <text:p>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82" calcext:value-type="float">
            <text:p>2082</text:p>
          </table:table-cell>
          <table:table-cell table:formula="of:=([.C50]-1101)/100" office:value-type="float" office:value="9.81" calcext:value-type="float">
            <text:p>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02" calcext:value-type="float">
            <text:p>2102</text:p>
          </table:table-cell>
          <table:table-cell table:formula="of:=([.C51]-1101)/100" office:value-type="float" office:value="10.01" calcext:value-type="float">
            <text:p>1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22" calcext:value-type="float">
            <text:p>2122</text:p>
          </table:table-cell>
          <table:table-cell table:formula="of:=([.C52]-1101)/100" office:value-type="float" office:value="10.21" calcext:value-type="float">
            <text:p>1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42" calcext:value-type="float">
            <text:p>2142</text:p>
          </table:table-cell>
          <table:table-cell table:formula="of:=([.C53]-1101)/100" office:value-type="float" office:value="10.41" calcext:value-type="float">
            <text:p>1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62" calcext:value-type="float">
            <text:p>2162</text:p>
          </table:table-cell>
          <table:table-cell table:formula="of:=([.C54]-1101)/100" office:value-type="float" office:value="10.61" calcext:value-type="float">
            <text:p>1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82" calcext:value-type="float">
            <text:p>2182</text:p>
          </table:table-cell>
          <table:table-cell table:formula="of:=([.C55]-1101)/100" office:value-type="float" office:value="10.81" calcext:value-type="float">
            <text:p>10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02" calcext:value-type="float">
            <text:p>2202</text:p>
          </table:table-cell>
          <table:table-cell table:formula="of:=([.C56]-1101)/100" office:value-type="float" office:value="11.01" calcext:value-type="float">
            <text:p>11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22" calcext:value-type="float">
            <text:p>2222</text:p>
          </table:table-cell>
          <table:table-cell table:formula="of:=([.C57]-1101)/100" office:value-type="float" office:value="11.21" calcext:value-type="float">
            <text:p>11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42" calcext:value-type="float">
            <text:p>2242</text:p>
          </table:table-cell>
          <table:table-cell table:formula="of:=([.C58]-1101)/100" office:value-type="float" office:value="11.41" calcext:value-type="float">
            <text:p>1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62" calcext:value-type="float">
            <text:p>2262</text:p>
          </table:table-cell>
          <table:table-cell table:formula="of:=([.C59]-1101)/100" office:value-type="float" office:value="11.61" calcext:value-type="float">
            <text:p>11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282" calcext:value-type="float">
            <text:p>2282</text:p>
          </table:table-cell>
          <table:table-cell table:formula="of:=([.C60]-1101)/100" office:value-type="float" office:value="11.81" calcext:value-type="float">
            <text:p>1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02" calcext:value-type="float">
            <text:p>2302</text:p>
          </table:table-cell>
          <table:table-cell table:formula="of:=([.C61]-1101)/100" office:value-type="float" office:value="12.01" calcext:value-type="float">
            <text:p>1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22" calcext:value-type="float">
            <text:p>2322</text:p>
          </table:table-cell>
          <table:table-cell table:formula="of:=([.C62]-1101)/100" office:value-type="float" office:value="12.21" calcext:value-type="float">
            <text:p>1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42" calcext:value-type="float">
            <text:p>2342</text:p>
          </table:table-cell>
          <table:table-cell table:formula="of:=([.C63]-1101)/100" office:value-type="float" office:value="12.41" calcext:value-type="float">
            <text:p>1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62" calcext:value-type="float">
            <text:p>2362</text:p>
          </table:table-cell>
          <table:table-cell table:formula="of:=([.C64]-1101)/100" office:value-type="float" office:value="12.61" calcext:value-type="float">
            <text:p>1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82" calcext:value-type="float">
            <text:p>2382</text:p>
          </table:table-cell>
          <table:table-cell table:formula="of:=([.C65]-1101)/100" office:value-type="float" office:value="12.81" calcext:value-type="float">
            <text:p>1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402" calcext:value-type="float">
            <text:p>2402</text:p>
          </table:table-cell>
          <table:table-cell table:formula="of:=([.C66]-1101)/100" office:value-type="float" office:value="13.01" calcext:value-type="float">
            <text:p>1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422" calcext:value-type="float">
            <text:p>2422</text:p>
          </table:table-cell>
          <table:table-cell table:formula="of:=([.C67]-1101)/100" office:value-type="float" office:value="13.21" calcext:value-type="float">
            <text:p>13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442" calcext:value-type="float">
            <text:p>2442</text:p>
          </table:table-cell>
          <table:table-cell table:formula="of:=([.C68]-1101)/100" office:value-type="float" office:value="13.41" calcext:value-type="float">
            <text:p>13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462" calcext:value-type="float">
            <text:p>2462</text:p>
          </table:table-cell>
          <table:table-cell table:formula="of:=([.C69]-1101)/100" office:value-type="float" office:value="13.61" calcext:value-type="float">
            <text:p>13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482" calcext:value-type="float">
            <text:p>2482</text:p>
          </table:table-cell>
          <table:table-cell table:formula="of:=([.C70]-1101)/100" office:value-type="float" office:value="13.81" calcext:value-type="float">
            <text:p>1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502" calcext:value-type="float">
            <text:p>2502</text:p>
          </table:table-cell>
          <table:table-cell table:formula="of:=([.C71]-1101)/100" office:value-type="float" office:value="14.01" calcext:value-type="float">
            <text:p>1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22" calcext:value-type="float">
            <text:p>2522</text:p>
          </table:table-cell>
          <table:table-cell table:formula="of:=([.C72]-1101)/100" office:value-type="float" office:value="14.21" calcext:value-type="float">
            <text:p>1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42" calcext:value-type="float">
            <text:p>2542</text:p>
          </table:table-cell>
          <table:table-cell table:formula="of:=([.C73]-1101)/100" office:value-type="float" office:value="14.41" calcext:value-type="float">
            <text:p>1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62" calcext:value-type="float">
            <text:p>2562</text:p>
          </table:table-cell>
          <table:table-cell table:formula="of:=([.C74]-1101)/100" office:value-type="float" office:value="14.61" calcext:value-type="float">
            <text:p>1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82" calcext:value-type="float">
            <text:p>2582</text:p>
          </table:table-cell>
          <table:table-cell table:formula="of:=([.C75]-1101)/100" office:value-type="float" office:value="14.81" calcext:value-type="float">
            <text:p>1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02" calcext:value-type="float">
            <text:p>2602</text:p>
          </table:table-cell>
          <table:table-cell table:formula="of:=([.C76]-1101)/100" office:value-type="float" office:value="15.01" calcext:value-type="float">
            <text:p>15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22" calcext:value-type="float">
            <text:p>2622</text:p>
          </table:table-cell>
          <table:table-cell table:formula="of:=([.C77]-1101)/100" office:value-type="float" office:value="15.21" calcext:value-type="float">
            <text:p>15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42" calcext:value-type="float">
            <text:p>2642</text:p>
          </table:table-cell>
          <table:table-cell table:formula="of:=([.C78]-1101)/100" office:value-type="float" office:value="15.41" calcext:value-type="float">
            <text:p>1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62" calcext:value-type="float">
            <text:p>2662</text:p>
          </table:table-cell>
          <table:table-cell table:formula="of:=([.C79]-1101)/100" office:value-type="float" office:value="15.61" calcext:value-type="float">
            <text:p>1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82" calcext:value-type="float">
            <text:p>2682</text:p>
          </table:table-cell>
          <table:table-cell table:formula="of:=([.C80]-1101)/100" office:value-type="float" office:value="15.81" calcext:value-type="float">
            <text:p>15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02" calcext:value-type="float">
            <text:p>2702</text:p>
          </table:table-cell>
          <table:table-cell table:formula="of:=([.C81]-1101)/100" office:value-type="float" office:value="16.01" calcext:value-type="float">
            <text:p>1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22" calcext:value-type="float">
            <text:p>2722</text:p>
          </table:table-cell>
          <table:table-cell table:formula="of:=([.C82]-1101)/100" office:value-type="float" office:value="16.21" calcext:value-type="float">
            <text:p>16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42" calcext:value-type="float">
            <text:p>2742</text:p>
          </table:table-cell>
          <table:table-cell table:formula="of:=([.C83]-1101)/100" office:value-type="float" office:value="16.41" calcext:value-type="float">
            <text:p>16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62" calcext:value-type="float">
            <text:p>2762</text:p>
          </table:table-cell>
          <table:table-cell table:formula="of:=([.C84]-1101)/100" office:value-type="float" office:value="16.61" calcext:value-type="float">
            <text:p>16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82" calcext:value-type="float">
            <text:p>2782</text:p>
          </table:table-cell>
          <table:table-cell table:formula="of:=([.C85]-1101)/100" office:value-type="float" office:value="16.81" calcext:value-type="float">
            <text:p>16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802" calcext:value-type="float">
            <text:p>2802</text:p>
          </table:table-cell>
          <table:table-cell table:formula="of:=([.C86]-1101)/100" office:value-type="float" office:value="17.01" calcext:value-type="float">
            <text:p>17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822" calcext:value-type="float">
            <text:p>2822</text:p>
          </table:table-cell>
          <table:table-cell table:formula="of:=([.C87]-1101)/100" office:value-type="float" office:value="17.21" calcext:value-type="float">
            <text:p>17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842" calcext:value-type="float">
            <text:p>2842</text:p>
          </table:table-cell>
          <table:table-cell table:formula="of:=([.C88]-1101)/100" office:value-type="float" office:value="17.41" calcext:value-type="float">
            <text:p>17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862" calcext:value-type="float">
            <text:p>2862</text:p>
          </table:table-cell>
          <table:table-cell table:formula="of:=([.C89]-1101)/100" office:value-type="float" office:value="17.61" calcext:value-type="float">
            <text:p>17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882" calcext:value-type="float">
            <text:p>2882</text:p>
          </table:table-cell>
          <table:table-cell table:formula="of:=([.C90]-1101)/100" office:value-type="float" office:value="17.81" calcext:value-type="float">
            <text:p>1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02" calcext:value-type="float">
            <text:p>2902</text:p>
          </table:table-cell>
          <table:table-cell table:formula="of:=([.C91]-1101)/100" office:value-type="float" office:value="18.01" calcext:value-type="float">
            <text:p>1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22" calcext:value-type="float">
            <text:p>2922</text:p>
          </table:table-cell>
          <table:table-cell table:formula="of:=([.C92]-1101)/100" office:value-type="float" office:value="18.21" calcext:value-type="float">
            <text:p>1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42" calcext:value-type="float">
            <text:p>2942</text:p>
          </table:table-cell>
          <table:table-cell table:formula="of:=([.C93]-1101)/100" office:value-type="float" office:value="18.41" calcext:value-type="float">
            <text:p>1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62" calcext:value-type="float">
            <text:p>2962</text:p>
          </table:table-cell>
          <table:table-cell table:formula="of:=([.C94]-1101)/100" office:value-type="float" office:value="18.61" calcext:value-type="float">
            <text:p>18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82" calcext:value-type="float">
            <text:p>2982</text:p>
          </table:table-cell>
          <table:table-cell table:formula="of:=([.C95]-1101)/100" office:value-type="float" office:value="18.81" calcext:value-type="float">
            <text:p>1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02" calcext:value-type="float">
            <text:p>3002</text:p>
          </table:table-cell>
          <table:table-cell table:formula="of:=([.C96]-1101)/100" office:value-type="float" office:value="19.01" calcext:value-type="float">
            <text:p>1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22" calcext:value-type="float">
            <text:p>3022</text:p>
          </table:table-cell>
          <table:table-cell table:formula="of:=([.C97]-1101)/100" office:value-type="float" office:value="19.21" calcext:value-type="float">
            <text:p>1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42" calcext:value-type="float">
            <text:p>3042</text:p>
          </table:table-cell>
          <table:table-cell table:formula="of:=([.C98]-1101)/100" office:value-type="float" office:value="19.41" calcext:value-type="float">
            <text:p>1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62" calcext:value-type="float">
            <text:p>3062</text:p>
          </table:table-cell>
          <table:table-cell table:formula="of:=([.C99]-1101)/100" office:value-type="float" office:value="19.61" calcext:value-type="float">
            <text:p>1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82" calcext:value-type="float">
            <text:p>3082</text:p>
          </table:table-cell>
          <table:table-cell table:formula="of:=([.C100]-1101)/100" office:value-type="float" office:value="19.81" calcext:value-type="float">
            <text:p>1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102" calcext:value-type="float">
            <text:p>3102</text:p>
          </table:table-cell>
          <table:table-cell table:formula="of:=([.C101]-1101)/100" office:value-type="float" office:value="20.01" calcext:value-type="float">
            <text:p>2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122" calcext:value-type="float">
            <text:p>3122</text:p>
          </table:table-cell>
          <table:table-cell table:formula="of:=([.C102]-1101)/100" office:value-type="float" office:value="20.21" calcext:value-type="float">
            <text:p>2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142" calcext:value-type="float">
            <text:p>3142</text:p>
          </table:table-cell>
          <table:table-cell table:formula="of:=([.C103]-1101)/100" office:value-type="float" office:value="20.41" calcext:value-type="float">
            <text:p>2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162" calcext:value-type="float">
            <text:p>3162</text:p>
          </table:table-cell>
          <table:table-cell table:formula="of:=([.C104]-1101)/100" office:value-type="float" office:value="20.61" calcext:value-type="float">
            <text:p>2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182" calcext:value-type="float">
            <text:p>3182</text:p>
          </table:table-cell>
          <table:table-cell table:formula="of:=([.C105]-1101)/100" office:value-type="float" office:value="20.81" calcext:value-type="float">
            <text:p>2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202" calcext:value-type="float">
            <text:p>3202</text:p>
          </table:table-cell>
          <table:table-cell table:formula="of:=([.C106]-1101)/100" office:value-type="float" office:value="21.01" calcext:value-type="float">
            <text:p>21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222" calcext:value-type="float">
            <text:p>3222</text:p>
          </table:table-cell>
          <table:table-cell table:formula="of:=([.C107]-1101)/100" office:value-type="float" office:value="21.21" calcext:value-type="float">
            <text:p>21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242" calcext:value-type="float">
            <text:p>3242</text:p>
          </table:table-cell>
          <table:table-cell table:formula="of:=([.C108]-1101)/100" office:value-type="float" office:value="21.41" calcext:value-type="float">
            <text:p>2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262" calcext:value-type="float">
            <text:p>3262</text:p>
          </table:table-cell>
          <table:table-cell table:formula="of:=([.C109]-1101)/100" office:value-type="float" office:value="21.61" calcext:value-type="float">
            <text:p>2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282" calcext:value-type="float">
            <text:p>3282</text:p>
          </table:table-cell>
          <table:table-cell table:formula="of:=([.C110]-1101)/100" office:value-type="float" office:value="21.81" calcext:value-type="float">
            <text:p>2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02" calcext:value-type="float">
            <text:p>3302</text:p>
          </table:table-cell>
          <table:table-cell table:formula="of:=([.C111]-1101)/100" office:value-type="float" office:value="22.01" calcext:value-type="float">
            <text:p>2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22" calcext:value-type="float">
            <text:p>3322</text:p>
          </table:table-cell>
          <table:table-cell table:formula="of:=([.C112]-1101)/100" office:value-type="float" office:value="22.21" calcext:value-type="float">
            <text:p>2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42" calcext:value-type="float">
            <text:p>3342</text:p>
          </table:table-cell>
          <table:table-cell table:formula="of:=([.C113]-1101)/100" office:value-type="float" office:value="22.41" calcext:value-type="float">
            <text:p>2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62" calcext:value-type="float">
            <text:p>3362</text:p>
          </table:table-cell>
          <table:table-cell table:formula="of:=([.C114]-1101)/100" office:value-type="float" office:value="22.61" calcext:value-type="float">
            <text:p>2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82" calcext:value-type="float">
            <text:p>3382</text:p>
          </table:table-cell>
          <table:table-cell table:formula="of:=([.C115]-1101)/100" office:value-type="float" office:value="22.81" calcext:value-type="float">
            <text:p>22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402" calcext:value-type="float">
            <text:p>3402</text:p>
          </table:table-cell>
          <table:table-cell table:formula="of:=([.C116]-1101)/100" office:value-type="float" office:value="23.01" calcext:value-type="float">
            <text:p>2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422" calcext:value-type="float">
            <text:p>3422</text:p>
          </table:table-cell>
          <table:table-cell table:formula="of:=([.C117]-1101)/100" office:value-type="float" office:value="23.21" calcext:value-type="float">
            <text:p>23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442" calcext:value-type="float">
            <text:p>3442</text:p>
          </table:table-cell>
          <table:table-cell table:formula="of:=([.C118]-1101)/100" office:value-type="float" office:value="23.41" calcext:value-type="float">
            <text:p>2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462" calcext:value-type="float">
            <text:p>3462</text:p>
          </table:table-cell>
          <table:table-cell table:formula="of:=([.C119]-1101)/100" office:value-type="float" office:value="23.61" calcext:value-type="float">
            <text:p>23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482" calcext:value-type="float">
            <text:p>3482</text:p>
          </table:table-cell>
          <table:table-cell table:formula="of:=([.C120]-1101)/100" office:value-type="float" office:value="23.81" calcext:value-type="float">
            <text:p>23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02" calcext:value-type="float">
            <text:p>3502</text:p>
          </table:table-cell>
          <table:table-cell table:formula="of:=([.C121]-1101)/100" office:value-type="float" office:value="24.01" calcext:value-type="float">
            <text:p>2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22" calcext:value-type="float">
            <text:p>3522</text:p>
          </table:table-cell>
          <table:table-cell table:formula="of:=([.C122]-1101)/100" office:value-type="float" office:value="24.21" calcext:value-type="float">
            <text:p>2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42" calcext:value-type="float">
            <text:p>3542</text:p>
          </table:table-cell>
          <table:table-cell table:formula="of:=([.C123]-1101)/100" office:value-type="float" office:value="24.41" calcext:value-type="float">
            <text:p>2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62" calcext:value-type="float">
            <text:p>3562</text:p>
          </table:table-cell>
          <table:table-cell table:formula="of:=([.C124]-1101)/100" office:value-type="float" office:value="24.61" calcext:value-type="float">
            <text:p>2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82" calcext:value-type="float">
            <text:p>3582</text:p>
          </table:table-cell>
          <table:table-cell table:formula="of:=([.C125]-1101)/100" office:value-type="float" office:value="24.81" calcext:value-type="float">
            <text:p>2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02" calcext:value-type="float">
            <text:p>3602</text:p>
          </table:table-cell>
          <table:table-cell table:formula="of:=([.C126]-1101)/100" office:value-type="float" office:value="25.01" calcext:value-type="float">
            <text:p>25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22" calcext:value-type="float">
            <text:p>3622</text:p>
          </table:table-cell>
          <table:table-cell table:formula="of:=([.C127]-1101)/100" office:value-type="float" office:value="25.21" calcext:value-type="float">
            <text:p>25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42" calcext:value-type="float">
            <text:p>3642</text:p>
          </table:table-cell>
          <table:table-cell table:formula="of:=([.C128]-1101)/100" office:value-type="float" office:value="25.41" calcext:value-type="float">
            <text:p>2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62" calcext:value-type="float">
            <text:p>3662</text:p>
          </table:table-cell>
          <table:table-cell table:formula="of:=([.C129]-1101)/100" office:value-type="float" office:value="25.61" calcext:value-type="float">
            <text:p>2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82" calcext:value-type="float">
            <text:p>3682</text:p>
          </table:table-cell>
          <table:table-cell table:formula="of:=([.C130]-1101)/100" office:value-type="float" office:value="25.81" calcext:value-type="float">
            <text:p>25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02" calcext:value-type="float">
            <text:p>3702</text:p>
          </table:table-cell>
          <table:table-cell table:formula="of:=([.C131]-1101)/100" office:value-type="float" office:value="26.01" calcext:value-type="float">
            <text:p>2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22" calcext:value-type="float">
            <text:p>3722</text:p>
          </table:table-cell>
          <table:table-cell table:formula="of:=([.C132]-1101)/100" office:value-type="float" office:value="26.21" calcext:value-type="float">
            <text:p>26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42" calcext:value-type="float">
            <text:p>3742</text:p>
          </table:table-cell>
          <table:table-cell table:formula="of:=([.C133]-1101)/100" office:value-type="float" office:value="26.41" calcext:value-type="float">
            <text:p>26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62" calcext:value-type="float">
            <text:p>3762</text:p>
          </table:table-cell>
          <table:table-cell table:formula="of:=([.C134]-1101)/100" office:value-type="float" office:value="26.61" calcext:value-type="float">
            <text:p>26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82" calcext:value-type="float">
            <text:p>3782</text:p>
          </table:table-cell>
          <table:table-cell table:formula="of:=([.C135]-1101)/100" office:value-type="float" office:value="26.81" calcext:value-type="float">
            <text:p>26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02" calcext:value-type="float">
            <text:p>3802</text:p>
          </table:table-cell>
          <table:table-cell table:formula="of:=([.C136]-1101)/100" office:value-type="float" office:value="27.01" calcext:value-type="float">
            <text:p>27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22" calcext:value-type="float">
            <text:p>3822</text:p>
          </table:table-cell>
          <table:table-cell table:formula="of:=([.C137]-1101)/100" office:value-type="float" office:value="27.21" calcext:value-type="float">
            <text:p>27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42" calcext:value-type="float">
            <text:p>3842</text:p>
          </table:table-cell>
          <table:table-cell table:formula="of:=([.C138]-1101)/100" office:value-type="float" office:value="27.41" calcext:value-type="float">
            <text:p>27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62" calcext:value-type="float">
            <text:p>3862</text:p>
          </table:table-cell>
          <table:table-cell table:formula="of:=([.C139]-1101)/100" office:value-type="float" office:value="27.61" calcext:value-type="float">
            <text:p>27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82" calcext:value-type="float">
            <text:p>3882</text:p>
          </table:table-cell>
          <table:table-cell table:formula="of:=([.C140]-1101)/100" office:value-type="float" office:value="27.81" calcext:value-type="float">
            <text:p>2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02" calcext:value-type="float">
            <text:p>3902</text:p>
          </table:table-cell>
          <table:table-cell table:formula="of:=([.C141]-1101)/100" office:value-type="float" office:value="28.01" calcext:value-type="float">
            <text:p>2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22" calcext:value-type="float">
            <text:p>3922</text:p>
          </table:table-cell>
          <table:table-cell table:formula="of:=([.C142]-1101)/100" office:value-type="float" office:value="28.21" calcext:value-type="float">
            <text:p>2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42" calcext:value-type="float">
            <text:p>3942</text:p>
          </table:table-cell>
          <table:table-cell table:formula="of:=([.C143]-1101)/100" office:value-type="float" office:value="28.41" calcext:value-type="float">
            <text:p>2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62" calcext:value-type="float">
            <text:p>3962</text:p>
          </table:table-cell>
          <table:table-cell table:formula="of:=([.C144]-1101)/100" office:value-type="float" office:value="28.61" calcext:value-type="float">
            <text:p>28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82" calcext:value-type="float">
            <text:p>3982</text:p>
          </table:table-cell>
          <table:table-cell table:formula="of:=([.C145]-1101)/100" office:value-type="float" office:value="28.81" calcext:value-type="float">
            <text:p>2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02" calcext:value-type="float">
            <text:p>4002</text:p>
          </table:table-cell>
          <table:table-cell table:formula="of:=([.C146]-1101)/100" office:value-type="float" office:value="29.01" calcext:value-type="float">
            <text:p>2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22" calcext:value-type="float">
            <text:p>4022</text:p>
          </table:table-cell>
          <table:table-cell table:formula="of:=([.C147]-1101)/100" office:value-type="float" office:value="29.21" calcext:value-type="float">
            <text:p>2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42" calcext:value-type="float">
            <text:p>4042</text:p>
          </table:table-cell>
          <table:table-cell table:formula="of:=([.C148]-1101)/100" office:value-type="float" office:value="29.41" calcext:value-type="float">
            <text:p>2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62" calcext:value-type="float">
            <text:p>4062</text:p>
          </table:table-cell>
          <table:table-cell table:formula="of:=([.C149]-1101)/100" office:value-type="float" office:value="29.61" calcext:value-type="float">
            <text:p>2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82" calcext:value-type="float">
            <text:p>4082</text:p>
          </table:table-cell>
          <table:table-cell table:formula="of:=([.C150]-1101)/100" office:value-type="float" office:value="29.81" calcext:value-type="float">
            <text:p>29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02" calcext:value-type="float">
            <text:p>4102</text:p>
          </table:table-cell>
          <table:table-cell table:formula="of:=([.C151]-1101)/100" office:value-type="float" office:value="30.01" calcext:value-type="float">
            <text:p>3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22" calcext:value-type="float">
            <text:p>4122</text:p>
          </table:table-cell>
          <table:table-cell table:formula="of:=([.C152]-1101)/100" office:value-type="float" office:value="30.21" calcext:value-type="float">
            <text:p>30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42" calcext:value-type="float">
            <text:p>4142</text:p>
          </table:table-cell>
          <table:table-cell table:formula="of:=([.C153]-1101)/100" office:value-type="float" office:value="30.41" calcext:value-type="float">
            <text:p>30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62" calcext:value-type="float">
            <text:p>4162</text:p>
          </table:table-cell>
          <table:table-cell table:formula="of:=([.C154]-1101)/100" office:value-type="float" office:value="30.61" calcext:value-type="float">
            <text:p>30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82" calcext:value-type="float">
            <text:p>4182</text:p>
          </table:table-cell>
          <table:table-cell table:formula="of:=([.C155]-1101)/100" office:value-type="float" office:value="30.81" calcext:value-type="float">
            <text:p>3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202" calcext:value-type="float">
            <text:p>4202</text:p>
          </table:table-cell>
          <table:table-cell table:formula="of:=([.C156]-1101)/100" office:value-type="float" office:value="31.01" calcext:value-type="float">
            <text:p>31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222" calcext:value-type="float">
            <text:p>4222</text:p>
          </table:table-cell>
          <table:table-cell table:formula="of:=([.C157]-1101)/100" office:value-type="float" office:value="31.21" calcext:value-type="float">
            <text:p>31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242" calcext:value-type="float">
            <text:p>4242</text:p>
          </table:table-cell>
          <table:table-cell table:formula="of:=([.C158]-1101)/100" office:value-type="float" office:value="31.41" calcext:value-type="float">
            <text:p>3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262" calcext:value-type="float">
            <text:p>4262</text:p>
          </table:table-cell>
          <table:table-cell table:formula="of:=([.C159]-1101)/100" office:value-type="float" office:value="31.61" calcext:value-type="float">
            <text:p>3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282" calcext:value-type="float">
            <text:p>4282</text:p>
          </table:table-cell>
          <table:table-cell table:formula="of:=([.C160]-1101)/100" office:value-type="float" office:value="31.81" calcext:value-type="float">
            <text:p>3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02" calcext:value-type="float">
            <text:p>4302</text:p>
          </table:table-cell>
          <table:table-cell table:formula="of:=([.C161]-1101)/100" office:value-type="float" office:value="32.01" calcext:value-type="float">
            <text:p>3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22" calcext:value-type="float">
            <text:p>4322</text:p>
          </table:table-cell>
          <table:table-cell table:formula="of:=([.C162]-1101)/100" office:value-type="float" office:value="32.21" calcext:value-type="float">
            <text:p>3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42" calcext:value-type="float">
            <text:p>4342</text:p>
          </table:table-cell>
          <table:table-cell table:formula="of:=([.C163]-1101)/100" office:value-type="float" office:value="32.41" calcext:value-type="float">
            <text:p>3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62" calcext:value-type="float">
            <text:p>4362</text:p>
          </table:table-cell>
          <table:table-cell table:formula="of:=([.C164]-1101)/100" office:value-type="float" office:value="32.61" calcext:value-type="float">
            <text:p>3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82" calcext:value-type="float">
            <text:p>4382</text:p>
          </table:table-cell>
          <table:table-cell table:formula="of:=([.C165]-1101)/100" office:value-type="float" office:value="32.81" calcext:value-type="float">
            <text:p>32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402" calcext:value-type="float">
            <text:p>4402</text:p>
          </table:table-cell>
          <table:table-cell table:formula="of:=([.C166]-1101)/100" office:value-type="float" office:value="33.01" calcext:value-type="float">
            <text:p>3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422" calcext:value-type="float">
            <text:p>4422</text:p>
          </table:table-cell>
          <table:table-cell table:formula="of:=([.C167]-1101)/100" office:value-type="float" office:value="33.21" calcext:value-type="float">
            <text:p>33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4442" calcext:value-type="float">
            <text:p>4442</text:p>
          </table:table-cell>
          <table:table-cell table:formula="of:=([.C168]-1101)/100" office:value-type="float" office:value="33.41" calcext:value-type="float">
            <text:p>3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462" calcext:value-type="float">
            <text:p>4462</text:p>
          </table:table-cell>
          <table:table-cell table:formula="of:=([.C169]-1101)/100" office:value-type="float" office:value="33.61" calcext:value-type="float">
            <text:p>33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482" calcext:value-type="float">
            <text:p>4482</text:p>
          </table:table-cell>
          <table:table-cell table:formula="of:=([.C170]-1101)/100" office:value-type="float" office:value="33.81" calcext:value-type="float">
            <text:p>33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502" calcext:value-type="float">
            <text:p>4502</text:p>
          </table:table-cell>
          <table:table-cell table:formula="of:=([.C171]-1101)/100" office:value-type="float" office:value="34.01" calcext:value-type="float">
            <text:p>3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522" calcext:value-type="float">
            <text:p>4522</text:p>
          </table:table-cell>
          <table:table-cell table:formula="of:=([.C172]-1101)/100" office:value-type="float" office:value="34.21" calcext:value-type="float">
            <text:p>34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542" calcext:value-type="float">
            <text:p>4542</text:p>
          </table:table-cell>
          <table:table-cell table:formula="of:=([.C173]-1101)/100" office:value-type="float" office:value="34.41" calcext:value-type="float">
            <text:p>3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562" calcext:value-type="float">
            <text:p>4562</text:p>
          </table:table-cell>
          <table:table-cell table:formula="of:=([.C174]-1101)/100" office:value-type="float" office:value="34.61" calcext:value-type="float">
            <text:p>3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582" calcext:value-type="float">
            <text:p>4582</text:p>
          </table:table-cell>
          <table:table-cell table:formula="of:=([.C175]-1101)/100" office:value-type="float" office:value="34.81" calcext:value-type="float">
            <text:p>3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602" calcext:value-type="float">
            <text:p>4602</text:p>
          </table:table-cell>
          <table:table-cell table:formula="of:=([.C176]-1101)/100" office:value-type="float" office:value="35.01" calcext:value-type="float">
            <text:p>3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622" calcext:value-type="float">
            <text:p>4622</text:p>
          </table:table-cell>
          <table:table-cell table:formula="of:=([.C177]-1101)/100" office:value-type="float" office:value="35.21" calcext:value-type="float">
            <text:p>35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642" calcext:value-type="float">
            <text:p>4642</text:p>
          </table:table-cell>
          <table:table-cell table:formula="of:=([.C178]-1101)/100" office:value-type="float" office:value="35.41" calcext:value-type="float">
            <text:p>3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662" calcext:value-type="float">
            <text:p>4662</text:p>
          </table:table-cell>
          <table:table-cell table:formula="of:=([.C179]-1101)/100" office:value-type="float" office:value="35.61" calcext:value-type="float">
            <text:p>35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682" calcext:value-type="float">
            <text:p>4682</text:p>
          </table:table-cell>
          <table:table-cell table:formula="of:=([.C180]-1101)/100" office:value-type="float" office:value="35.81" calcext:value-type="float">
            <text:p>35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702" calcext:value-type="float">
            <text:p>4702</text:p>
          </table:table-cell>
          <table:table-cell table:formula="of:=([.C181]-1101)/100" office:value-type="float" office:value="36.01" calcext:value-type="float">
            <text:p>36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722" calcext:value-type="float">
            <text:p>4722</text:p>
          </table:table-cell>
          <table:table-cell table:formula="of:=([.C182]-1101)/100" office:value-type="float" office:value="36.21" calcext:value-type="float">
            <text:p>36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742" calcext:value-type="float">
            <text:p>4742</text:p>
          </table:table-cell>
          <table:table-cell table:formula="of:=([.C183]-1101)/100" office:value-type="float" office:value="36.41" calcext:value-type="float">
            <text:p>36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762" calcext:value-type="float">
            <text:p>4762</text:p>
          </table:table-cell>
          <table:table-cell table:formula="of:=([.C184]-1101)/100" office:value-type="float" office:value="36.61" calcext:value-type="float">
            <text:p>36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782" calcext:value-type="float">
            <text:p>4782</text:p>
          </table:table-cell>
          <table:table-cell table:formula="of:=([.C185]-1101)/100" office:value-type="float" office:value="36.81" calcext:value-type="float">
            <text:p>36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802" calcext:value-type="float">
            <text:p>4802</text:p>
          </table:table-cell>
          <table:table-cell table:formula="of:=([.C186]-1101)/100" office:value-type="float" office:value="37.01" calcext:value-type="float">
            <text:p>37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822" calcext:value-type="float">
            <text:p>4822</text:p>
          </table:table-cell>
          <table:table-cell table:formula="of:=([.C187]-1101)/100" office:value-type="float" office:value="37.21" calcext:value-type="float">
            <text:p>37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842" calcext:value-type="float">
            <text:p>4842</text:p>
          </table:table-cell>
          <table:table-cell table:formula="of:=([.C188]-1101)/100" office:value-type="float" office:value="37.41" calcext:value-type="float">
            <text:p>37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862" calcext:value-type="float">
            <text:p>4862</text:p>
          </table:table-cell>
          <table:table-cell table:formula="of:=([.C189]-1101)/100" office:value-type="float" office:value="37.61" calcext:value-type="float">
            <text:p>3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882" calcext:value-type="float">
            <text:p>4882</text:p>
          </table:table-cell>
          <table:table-cell table:formula="of:=([.C190]-1101)/100" office:value-type="float" office:value="37.81" calcext:value-type="float">
            <text:p>37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902" calcext:value-type="float">
            <text:p>4902</text:p>
          </table:table-cell>
          <table:table-cell table:formula="of:=([.C191]-1101)/100" office:value-type="float" office:value="38.01" calcext:value-type="float">
            <text:p>3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922" calcext:value-type="float">
            <text:p>4922</text:p>
          </table:table-cell>
          <table:table-cell table:formula="of:=([.C192]-1101)/100" office:value-type="float" office:value="38.21" calcext:value-type="float">
            <text:p>38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942" calcext:value-type="float">
            <text:p>4942</text:p>
          </table:table-cell>
          <table:table-cell table:formula="of:=([.C193]-1101)/100" office:value-type="float" office:value="38.41" calcext:value-type="float">
            <text:p>38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962" calcext:value-type="float">
            <text:p>4962</text:p>
          </table:table-cell>
          <table:table-cell table:formula="of:=([.C194]-1101)/100" office:value-type="float" office:value="38.61" calcext:value-type="float">
            <text:p>38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982" calcext:value-type="float">
            <text:p>4982</text:p>
          </table:table-cell>
          <table:table-cell table:formula="of:=([.C195]-1101)/100" office:value-type="float" office:value="38.81" calcext:value-type="float">
            <text:p>3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002" calcext:value-type="float">
            <text:p>5002</text:p>
          </table:table-cell>
          <table:table-cell table:formula="of:=([.C196]-1101)/100" office:value-type="float" office:value="39.01" calcext:value-type="float">
            <text:p>3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022" calcext:value-type="float">
            <text:p>5022</text:p>
          </table:table-cell>
          <table:table-cell table:formula="of:=([.C197]-1101)/100" office:value-type="float" office:value="39.21" calcext:value-type="float">
            <text:p>39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042" calcext:value-type="float">
            <text:p>5042</text:p>
          </table:table-cell>
          <table:table-cell table:formula="of:=([.C198]-1101)/100" office:value-type="float" office:value="39.41" calcext:value-type="float">
            <text:p>39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062" calcext:value-type="float">
            <text:p>5062</text:p>
          </table:table-cell>
          <table:table-cell table:formula="of:=([.C199]-1101)/100" office:value-type="float" office:value="39.61" calcext:value-type="float">
            <text:p>3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082" calcext:value-type="float">
            <text:p>5082</text:p>
          </table:table-cell>
          <table:table-cell table:formula="of:=([.C200]-1101)/100" office:value-type="float" office:value="39.81" calcext:value-type="float">
            <text:p>3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102" calcext:value-type="float">
            <text:p>5102</text:p>
          </table:table-cell>
          <table:table-cell table:formula="of:=([.C201]-1101)/100" office:value-type="float" office:value="40.01" calcext:value-type="float">
            <text:p>4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122" calcext:value-type="float">
            <text:p>5122</text:p>
          </table:table-cell>
          <table:table-cell table:formula="of:=([.C202]-1101)/100" office:value-type="float" office:value="40.21" calcext:value-type="float">
            <text:p>40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142" calcext:value-type="float">
            <text:p>5142</text:p>
          </table:table-cell>
          <table:table-cell table:formula="of:=([.C203]-1101)/100" office:value-type="float" office:value="40.41" calcext:value-type="float">
            <text:p>40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162" calcext:value-type="float">
            <text:p>5162</text:p>
          </table:table-cell>
          <table:table-cell table:formula="of:=([.C204]-1101)/100" office:value-type="float" office:value="40.61" calcext:value-type="float">
            <text:p>40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182" calcext:value-type="float">
            <text:p>5182</text:p>
          </table:table-cell>
          <table:table-cell table:formula="of:=([.C205]-1101)/100" office:value-type="float" office:value="40.81" calcext:value-type="float">
            <text:p>4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02" calcext:value-type="float">
            <text:p>5202</text:p>
          </table:table-cell>
          <table:table-cell table:formula="of:=([.C206]-1101)/100" office:value-type="float" office:value="41.01" calcext:value-type="float">
            <text:p>4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22" calcext:value-type="float">
            <text:p>5222</text:p>
          </table:table-cell>
          <table:table-cell table:formula="of:=([.C207]-1101)/100" office:value-type="float" office:value="41.21" calcext:value-type="float">
            <text:p>4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42" calcext:value-type="float">
            <text:p>5242</text:p>
          </table:table-cell>
          <table:table-cell table:formula="of:=([.C208]-1101)/100" office:value-type="float" office:value="41.41" calcext:value-type="float">
            <text:p>41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62" calcext:value-type="float">
            <text:p>5262</text:p>
          </table:table-cell>
          <table:table-cell table:formula="of:=([.C209]-1101)/100" office:value-type="float" office:value="41.61" calcext:value-type="float">
            <text:p>41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82" calcext:value-type="float">
            <text:p>5282</text:p>
          </table:table-cell>
          <table:table-cell table:formula="of:=([.C210]-1101)/100" office:value-type="float" office:value="41.81" calcext:value-type="float">
            <text:p>41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02" calcext:value-type="float">
            <text:p>5302</text:p>
          </table:table-cell>
          <table:table-cell table:formula="of:=([.C211]-1101)/100" office:value-type="float" office:value="42.01" calcext:value-type="float">
            <text:p>4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22" calcext:value-type="float">
            <text:p>5322</text:p>
          </table:table-cell>
          <table:table-cell table:formula="of:=([.C212]-1101)/100" office:value-type="float" office:value="42.21" calcext:value-type="float">
            <text:p>42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42" calcext:value-type="float">
            <text:p>5342</text:p>
          </table:table-cell>
          <table:table-cell table:formula="of:=([.C213]-1101)/100" office:value-type="float" office:value="42.41" calcext:value-type="float">
            <text:p>42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62" calcext:value-type="float">
            <text:p>5362</text:p>
          </table:table-cell>
          <table:table-cell table:formula="of:=([.C214]-1101)/100" office:value-type="float" office:value="42.61" calcext:value-type="float">
            <text:p>42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82" calcext:value-type="float">
            <text:p>5382</text:p>
          </table:table-cell>
          <table:table-cell table:formula="of:=([.C215]-1101)/100" office:value-type="float" office:value="42.81" calcext:value-type="float">
            <text:p>4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02" calcext:value-type="float">
            <text:p>5402</text:p>
          </table:table-cell>
          <table:table-cell table:formula="of:=([.C216]-1101)/100" office:value-type="float" office:value="43.01" calcext:value-type="float">
            <text:p>4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22" calcext:value-type="float">
            <text:p>5422</text:p>
          </table:table-cell>
          <table:table-cell table:formula="of:=([.C217]-1101)/100" office:value-type="float" office:value="43.21" calcext:value-type="float">
            <text:p>43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42" calcext:value-type="float">
            <text:p>5442</text:p>
          </table:table-cell>
          <table:table-cell table:formula="of:=([.C218]-1101)/100" office:value-type="float" office:value="43.41" calcext:value-type="float">
            <text:p>4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62" calcext:value-type="float">
            <text:p>5462</text:p>
          </table:table-cell>
          <table:table-cell table:formula="of:=([.C219]-1101)/100" office:value-type="float" office:value="43.61" calcext:value-type="float">
            <text:p>43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82" calcext:value-type="float">
            <text:p>5482</text:p>
          </table:table-cell>
          <table:table-cell table:formula="of:=([.C220]-1101)/100" office:value-type="float" office:value="43.81" calcext:value-type="float">
            <text:p>4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502" calcext:value-type="float">
            <text:p>5502</text:p>
          </table:table-cell>
          <table:table-cell table:formula="of:=([.C221]-1101)/100" office:value-type="float" office:value="44.01" calcext:value-type="float">
            <text:p>44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522" calcext:value-type="float">
            <text:p>5522</text:p>
          </table:table-cell>
          <table:table-cell table:formula="of:=([.C222]-1101)/100" office:value-type="float" office:value="44.21" calcext:value-type="float">
            <text:p>44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542" calcext:value-type="float">
            <text:p>5542</text:p>
          </table:table-cell>
          <table:table-cell table:formula="of:=([.C223]-1101)/100" office:value-type="float" office:value="44.41" calcext:value-type="float">
            <text:p>44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562" calcext:value-type="float">
            <text:p>5562</text:p>
          </table:table-cell>
          <table:table-cell table:formula="of:=([.C224]-1101)/100" office:value-type="float" office:value="44.61" calcext:value-type="float">
            <text:p>44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582" calcext:value-type="float">
            <text:p>5582</text:p>
          </table:table-cell>
          <table:table-cell table:formula="of:=([.C225]-1101)/100" office:value-type="float" office:value="44.81" calcext:value-type="float">
            <text:p>44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602" calcext:value-type="float">
            <text:p>5602</text:p>
          </table:table-cell>
          <table:table-cell table:formula="of:=([.C226]-1101)/100" office:value-type="float" office:value="45.01" calcext:value-type="float">
            <text:p>45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622" calcext:value-type="float">
            <text:p>5622</text:p>
          </table:table-cell>
          <table:table-cell table:formula="of:=([.C227]-1101)/100" office:value-type="float" office:value="45.21" calcext:value-type="float">
            <text:p>4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642" calcext:value-type="float">
            <text:p>5642</text:p>
          </table:table-cell>
          <table:table-cell table:formula="of:=([.C228]-1101)/100" office:value-type="float" office:value="45.41" calcext:value-type="float">
            <text:p>45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662" calcext:value-type="float">
            <text:p>5662</text:p>
          </table:table-cell>
          <table:table-cell table:formula="of:=([.C229]-1101)/100" office:value-type="float" office:value="45.61" calcext:value-type="float">
            <text:p>45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682" calcext:value-type="float">
            <text:p>5682</text:p>
          </table:table-cell>
          <table:table-cell table:formula="of:=([.C230]-1101)/100" office:value-type="float" office:value="45.81" calcext:value-type="float">
            <text:p>45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702" calcext:value-type="float">
            <text:p>5702</text:p>
          </table:table-cell>
          <table:table-cell table:formula="of:=([.C231]-1101)/100" office:value-type="float" office:value="46.01" calcext:value-type="float">
            <text:p>46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722" calcext:value-type="float">
            <text:p>5722</text:p>
          </table:table-cell>
          <table:table-cell table:formula="of:=([.C232]-1101)/100" office:value-type="float" office:value="46.21" calcext:value-type="float">
            <text:p>46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742" calcext:value-type="float">
            <text:p>5742</text:p>
          </table:table-cell>
          <table:table-cell table:formula="of:=([.C233]-1101)/100" office:value-type="float" office:value="46.41" calcext:value-type="float">
            <text:p>46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762" calcext:value-type="float">
            <text:p>5762</text:p>
          </table:table-cell>
          <table:table-cell table:formula="of:=([.C234]-1101)/100" office:value-type="float" office:value="46.61" calcext:value-type="float">
            <text:p>46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782" calcext:value-type="float">
            <text:p>5782</text:p>
          </table:table-cell>
          <table:table-cell table:formula="of:=([.C235]-1101)/100" office:value-type="float" office:value="46.81" calcext:value-type="float">
            <text:p>46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802" calcext:value-type="float">
            <text:p>5802</text:p>
          </table:table-cell>
          <table:table-cell table:formula="of:=([.C236]-1101)/100" office:value-type="float" office:value="47.01" calcext:value-type="float">
            <text:p>47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822" calcext:value-type="float">
            <text:p>5822</text:p>
          </table:table-cell>
          <table:table-cell table:formula="of:=([.C237]-1101)/100" office:value-type="float" office:value="47.21" calcext:value-type="float">
            <text:p>47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5842" calcext:value-type="float">
            <text:p>5842</text:p>
          </table:table-cell>
          <table:table-cell table:formula="of:=([.C238]-1101)/100" office:value-type="float" office:value="47.41" calcext:value-type="float">
            <text:p>47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862" calcext:value-type="float">
            <text:p>5862</text:p>
          </table:table-cell>
          <table:table-cell table:formula="of:=([.C239]-1101)/100" office:value-type="float" office:value="47.61" calcext:value-type="float">
            <text:p>47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882" calcext:value-type="float">
            <text:p>5882</text:p>
          </table:table-cell>
          <table:table-cell table:formula="of:=([.C240]-1101)/100" office:value-type="float" office:value="47.81" calcext:value-type="float">
            <text:p>4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02" calcext:value-type="float">
            <text:p>5902</text:p>
          </table:table-cell>
          <table:table-cell table:formula="of:=([.C241]-1101)/100" office:value-type="float" office:value="48.01" calcext:value-type="float">
            <text:p>4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22" calcext:value-type="float">
            <text:p>5922</text:p>
          </table:table-cell>
          <table:table-cell table:formula="of:=([.C242]-1101)/100" office:value-type="float" office:value="48.21" calcext:value-type="float">
            <text:p>4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42" calcext:value-type="float">
            <text:p>5942</text:p>
          </table:table-cell>
          <table:table-cell table:formula="of:=([.C243]-1101)/100" office:value-type="float" office:value="48.41" calcext:value-type="float">
            <text:p>4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62" calcext:value-type="float">
            <text:p>5962</text:p>
          </table:table-cell>
          <table:table-cell table:formula="of:=([.C244]-1101)/100" office:value-type="float" office:value="48.61" calcext:value-type="float">
            <text:p>48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82" calcext:value-type="float">
            <text:p>5982</text:p>
          </table:table-cell>
          <table:table-cell table:formula="of:=([.C245]-1101)/100" office:value-type="float" office:value="48.81" calcext:value-type="float">
            <text:p>4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02" calcext:value-type="float">
            <text:p>6002</text:p>
          </table:table-cell>
          <table:table-cell table:formula="of:=([.C246]-1101)/100" office:value-type="float" office:value="49.01" calcext:value-type="float">
            <text:p>49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022" calcext:value-type="float">
            <text:p>6022</text:p>
          </table:table-cell>
          <table:table-cell table:formula="of:=([.C247]-1101)/100" office:value-type="float" office:value="49.21" calcext:value-type="float">
            <text:p>4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42" calcext:value-type="float">
            <text:p>6042</text:p>
          </table:table-cell>
          <table:table-cell table:formula="of:=([.C248]-1101)/100" office:value-type="float" office:value="49.41" calcext:value-type="float">
            <text:p>4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62" calcext:value-type="float">
            <text:p>6062</text:p>
          </table:table-cell>
          <table:table-cell table:formula="of:=([.C249]-1101)/100" office:value-type="float" office:value="49.61" calcext:value-type="float">
            <text:p>4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82" calcext:value-type="float">
            <text:p>6082</text:p>
          </table:table-cell>
          <table:table-cell table:formula="of:=([.C250]-1101)/100" office:value-type="float" office:value="49.81" calcext:value-type="float">
            <text:p>4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02" calcext:value-type="float">
            <text:p>6102</text:p>
          </table:table-cell>
          <table:table-cell table:formula="of:=([.C251]-1101)/100" office:value-type="float" office:value="50.01" calcext:value-type="float">
            <text:p>5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22" calcext:value-type="float">
            <text:p>6122</text:p>
          </table:table-cell>
          <table:table-cell table:formula="of:=([.C252]-1101)/100" office:value-type="float" office:value="50.21" calcext:value-type="float">
            <text:p>5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42" calcext:value-type="float">
            <text:p>6142</text:p>
          </table:table-cell>
          <table:table-cell table:formula="of:=([.C253]-1101)/100" office:value-type="float" office:value="50.41" calcext:value-type="float">
            <text:p>5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62" calcext:value-type="float">
            <text:p>6162</text:p>
          </table:table-cell>
          <table:table-cell table:formula="of:=([.C254]-1101)/100" office:value-type="float" office:value="50.61" calcext:value-type="float">
            <text:p>5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82" calcext:value-type="float">
            <text:p>6182</text:p>
          </table:table-cell>
          <table:table-cell table:formula="of:=([.C255]-1101)/100" office:value-type="float" office:value="50.81" calcext:value-type="float">
            <text:p>50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202" calcext:value-type="float">
            <text:p>6202</text:p>
          </table:table-cell>
          <table:table-cell table:formula="of:=([.C256]-1101)/100" office:value-type="float" office:value="51.01" calcext:value-type="float">
            <text:p>5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222" calcext:value-type="float">
            <text:p>6222</text:p>
          </table:table-cell>
          <table:table-cell table:formula="of:=([.C257]-1101)/100" office:value-type="float" office:value="51.21" calcext:value-type="float">
            <text:p>51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242" calcext:value-type="float">
            <text:p>6242</text:p>
          </table:table-cell>
          <table:table-cell table:formula="of:=([.C258]-1101)/100" office:value-type="float" office:value="51.41" calcext:value-type="float">
            <text:p>5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262" calcext:value-type="float">
            <text:p>6262</text:p>
          </table:table-cell>
          <table:table-cell table:formula="of:=([.C259]-1101)/100" office:value-type="float" office:value="51.61" calcext:value-type="float">
            <text:p>5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282" calcext:value-type="float">
            <text:p>6282</text:p>
          </table:table-cell>
          <table:table-cell table:formula="of:=([.C260]-1101)/100" office:value-type="float" office:value="51.81" calcext:value-type="float">
            <text:p>5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02" calcext:value-type="float">
            <text:p>6302</text:p>
          </table:table-cell>
          <table:table-cell table:formula="of:=([.C261]-1101)/100" office:value-type="float" office:value="52.01" calcext:value-type="float">
            <text:p>5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22" calcext:value-type="float">
            <text:p>6322</text:p>
          </table:table-cell>
          <table:table-cell table:formula="of:=([.C262]-1101)/100" office:value-type="float" office:value="52.21" calcext:value-type="float">
            <text:p>5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42" calcext:value-type="float">
            <text:p>6342</text:p>
          </table:table-cell>
          <table:table-cell table:formula="of:=([.C263]-1101)/100" office:value-type="float" office:value="52.41" calcext:value-type="float">
            <text:p>5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62" calcext:value-type="float">
            <text:p>6362</text:p>
          </table:table-cell>
          <table:table-cell table:formula="of:=([.C264]-1101)/100" office:value-type="float" office:value="52.61" calcext:value-type="float">
            <text:p>5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82" calcext:value-type="float">
            <text:p>6382</text:p>
          </table:table-cell>
          <table:table-cell table:formula="of:=([.C265]-1101)/100" office:value-type="float" office:value="52.81" calcext:value-type="float">
            <text:p>52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402" calcext:value-type="float">
            <text:p>6402</text:p>
          </table:table-cell>
          <table:table-cell table:formula="of:=([.C266]-1101)/100" office:value-type="float" office:value="53.01" calcext:value-type="float">
            <text:p>53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422" calcext:value-type="float">
            <text:p>6422</text:p>
          </table:table-cell>
          <table:table-cell table:formula="of:=([.C267]-1101)/100" office:value-type="float" office:value="53.21" calcext:value-type="float">
            <text:p>53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442" calcext:value-type="float">
            <text:p>6442</text:p>
          </table:table-cell>
          <table:table-cell table:formula="of:=([.C268]-1101)/100" office:value-type="float" office:value="53.41" calcext:value-type="float">
            <text:p>53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462" calcext:value-type="float">
            <text:p>6462</text:p>
          </table:table-cell>
          <table:table-cell table:formula="of:=([.C269]-1101)/100" office:value-type="float" office:value="53.61" calcext:value-type="float">
            <text:p>53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482" calcext:value-type="float">
            <text:p>6482</text:p>
          </table:table-cell>
          <table:table-cell table:formula="of:=([.C270]-1101)/100" office:value-type="float" office:value="53.81" calcext:value-type="float">
            <text:p>5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502" calcext:value-type="float">
            <text:p>6502</text:p>
          </table:table-cell>
          <table:table-cell table:formula="of:=([.C271]-1101)/100" office:value-type="float" office:value="54.01" calcext:value-type="float">
            <text:p>5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22" calcext:value-type="float">
            <text:p>6522</text:p>
          </table:table-cell>
          <table:table-cell table:formula="of:=([.C272]-1101)/100" office:value-type="float" office:value="54.21" calcext:value-type="float">
            <text:p>5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42" calcext:value-type="float">
            <text:p>6542</text:p>
          </table:table-cell>
          <table:table-cell table:formula="of:=([.C273]-1101)/100" office:value-type="float" office:value="54.41" calcext:value-type="float">
            <text:p>5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62" calcext:value-type="float">
            <text:p>6562</text:p>
          </table:table-cell>
          <table:table-cell table:formula="of:=([.C274]-1101)/100" office:value-type="float" office:value="54.61" calcext:value-type="float">
            <text:p>5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82" calcext:value-type="float">
            <text:p>6582</text:p>
          </table:table-cell>
          <table:table-cell table:formula="of:=([.C275]-1101)/100" office:value-type="float" office:value="54.81" calcext:value-type="float">
            <text:p>5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602" calcext:value-type="float">
            <text:p>6602</text:p>
          </table:table-cell>
          <table:table-cell table:formula="of:=([.C276]-1101)/100" office:value-type="float" office:value="55.01" calcext:value-type="float">
            <text:p>5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622" calcext:value-type="float">
            <text:p>6622</text:p>
          </table:table-cell>
          <table:table-cell table:formula="of:=([.C277]-1101)/100" office:value-type="float" office:value="55.21" calcext:value-type="float">
            <text:p>5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642" calcext:value-type="float">
            <text:p>6642</text:p>
          </table:table-cell>
          <table:table-cell table:formula="of:=([.C278]-1101)/100" office:value-type="float" office:value="55.41" calcext:value-type="float">
            <text:p>55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662" calcext:value-type="float">
            <text:p>6662</text:p>
          </table:table-cell>
          <table:table-cell table:formula="of:=([.C279]-1101)/100" office:value-type="float" office:value="55.61" calcext:value-type="float">
            <text:p>55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682" calcext:value-type="float">
            <text:p>6682</text:p>
          </table:table-cell>
          <table:table-cell table:formula="of:=([.C280]-1101)/100" office:value-type="float" office:value="55.81" calcext:value-type="float">
            <text:p>55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702" calcext:value-type="float">
            <text:p>6702</text:p>
          </table:table-cell>
          <table:table-cell table:formula="of:=([.C281]-1101)/100" office:value-type="float" office:value="56.01" calcext:value-type="float">
            <text:p>56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722" calcext:value-type="float">
            <text:p>6722</text:p>
          </table:table-cell>
          <table:table-cell table:formula="of:=([.C282]-1101)/100" office:value-type="float" office:value="56.21" calcext:value-type="float">
            <text:p>56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742" calcext:value-type="float">
            <text:p>6742</text:p>
          </table:table-cell>
          <table:table-cell table:formula="of:=([.C283]-1101)/100" office:value-type="float" office:value="56.41" calcext:value-type="float">
            <text:p>56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762" calcext:value-type="float">
            <text:p>6762</text:p>
          </table:table-cell>
          <table:table-cell table:formula="of:=([.C284]-1101)/100" office:value-type="float" office:value="56.61" calcext:value-type="float">
            <text:p>56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782" calcext:value-type="float">
            <text:p>6782</text:p>
          </table:table-cell>
          <table:table-cell table:formula="of:=([.C285]-1101)/100" office:value-type="float" office:value="56.81" calcext:value-type="float">
            <text:p>56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802" calcext:value-type="float">
            <text:p>6802</text:p>
          </table:table-cell>
          <table:table-cell table:formula="of:=([.C286]-1101)/100" office:value-type="float" office:value="57.01" calcext:value-type="float">
            <text:p>57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822" calcext:value-type="float">
            <text:p>6822</text:p>
          </table:table-cell>
          <table:table-cell table:formula="of:=([.C287]-1101)/100" office:value-type="float" office:value="57.21" calcext:value-type="float">
            <text:p>57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842" calcext:value-type="float">
            <text:p>6842</text:p>
          </table:table-cell>
          <table:table-cell table:formula="of:=([.C288]-1101)/100" office:value-type="float" office:value="57.41" calcext:value-type="float">
            <text:p>57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862" calcext:value-type="float">
            <text:p>6862</text:p>
          </table:table-cell>
          <table:table-cell table:formula="of:=([.C289]-1101)/100" office:value-type="float" office:value="57.61" calcext:value-type="float">
            <text:p>57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882" calcext:value-type="float">
            <text:p>6882</text:p>
          </table:table-cell>
          <table:table-cell table:formula="of:=([.C290]-1101)/100" office:value-type="float" office:value="57.81" calcext:value-type="float">
            <text:p>5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902" calcext:value-type="float">
            <text:p>6902</text:p>
          </table:table-cell>
          <table:table-cell table:formula="of:=([.C291]-1101)/100" office:value-type="float" office:value="58.01" calcext:value-type="float">
            <text:p>5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922" calcext:value-type="float">
            <text:p>6922</text:p>
          </table:table-cell>
          <table:table-cell table:formula="of:=([.C292]-1101)/100" office:value-type="float" office:value="58.21" calcext:value-type="float">
            <text:p>58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942" calcext:value-type="float">
            <text:p>6942</text:p>
          </table:table-cell>
          <table:table-cell table:formula="of:=([.C293]-1101)/100" office:value-type="float" office:value="58.41" calcext:value-type="float">
            <text:p>5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962" calcext:value-type="float">
            <text:p>6962</text:p>
          </table:table-cell>
          <table:table-cell table:formula="of:=([.C294]-1101)/100" office:value-type="float" office:value="58.61" calcext:value-type="float">
            <text:p>58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982" calcext:value-type="float">
            <text:p>6982</text:p>
          </table:table-cell>
          <table:table-cell table:formula="of:=([.C295]-1101)/100" office:value-type="float" office:value="58.81" calcext:value-type="float">
            <text:p>5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02" calcext:value-type="float">
            <text:p>7002</text:p>
          </table:table-cell>
          <table:table-cell table:formula="of:=([.C296]-1101)/100" office:value-type="float" office:value="59.01" calcext:value-type="float">
            <text:p>5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22" calcext:value-type="float">
            <text:p>7022</text:p>
          </table:table-cell>
          <table:table-cell table:formula="of:=([.C297]-1101)/100" office:value-type="float" office:value="59.21" calcext:value-type="float">
            <text:p>5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42" calcext:value-type="float">
            <text:p>7042</text:p>
          </table:table-cell>
          <table:table-cell table:formula="of:=([.C298]-1101)/100" office:value-type="float" office:value="59.41" calcext:value-type="float">
            <text:p>5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62" calcext:value-type="float">
            <text:p>7062</text:p>
          </table:table-cell>
          <table:table-cell table:formula="of:=([.C299]-1101)/100" office:value-type="float" office:value="59.61" calcext:value-type="float">
            <text:p>5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82" calcext:value-type="float">
            <text:p>7082</text:p>
          </table:table-cell>
          <table:table-cell table:formula="of:=([.C300]-1101)/100" office:value-type="float" office:value="59.81" calcext:value-type="float">
            <text:p>5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02" calcext:value-type="float">
            <text:p>7102</text:p>
          </table:table-cell>
          <table:table-cell table:formula="of:=([.C301]-1101)/100" office:value-type="float" office:value="60.01" calcext:value-type="float">
            <text:p>6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22" calcext:value-type="float">
            <text:p>7122</text:p>
          </table:table-cell>
          <table:table-cell table:formula="of:=([.C302]-1101)/100" office:value-type="float" office:value="60.21" calcext:value-type="float">
            <text:p>6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42" calcext:value-type="float">
            <text:p>7142</text:p>
          </table:table-cell>
          <table:table-cell table:formula="of:=([.C303]-1101)/100" office:value-type="float" office:value="60.41" calcext:value-type="float">
            <text:p>6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62" calcext:value-type="float">
            <text:p>7162</text:p>
          </table:table-cell>
          <table:table-cell table:formula="of:=([.C304]-1101)/100" office:value-type="float" office:value="60.61" calcext:value-type="float">
            <text:p>6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82" calcext:value-type="float">
            <text:p>7182</text:p>
          </table:table-cell>
          <table:table-cell table:formula="of:=([.C305]-1101)/100" office:value-type="float" office:value="60.81" calcext:value-type="float">
            <text:p>6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202" calcext:value-type="float">
            <text:p>7202</text:p>
          </table:table-cell>
          <table:table-cell table:formula="of:=([.C306]-1101)/100" office:value-type="float" office:value="61.01" calcext:value-type="float">
            <text:p>6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222" calcext:value-type="float">
            <text:p>7222</text:p>
          </table:table-cell>
          <table:table-cell table:formula="of:=([.C307]-1101)/100" office:value-type="float" office:value="61.21" calcext:value-type="float">
            <text:p>6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242" calcext:value-type="float">
            <text:p>7242</text:p>
          </table:table-cell>
          <table:table-cell table:formula="of:=([.C308]-1101)/100" office:value-type="float" office:value="61.41" calcext:value-type="float">
            <text:p>61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262" calcext:value-type="float">
            <text:p>7262</text:p>
          </table:table-cell>
          <table:table-cell table:formula="of:=([.C309]-1101)/100" office:value-type="float" office:value="61.61" calcext:value-type="float">
            <text:p>6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282" calcext:value-type="float">
            <text:p>7282</text:p>
          </table:table-cell>
          <table:table-cell table:formula="of:=([.C310]-1101)/100" office:value-type="float" office:value="61.81" calcext:value-type="float">
            <text:p>6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302" calcext:value-type="float">
            <text:p>7302</text:p>
          </table:table-cell>
          <table:table-cell table:formula="of:=([.C311]-1101)/100" office:value-type="float" office:value="62.01" calcext:value-type="float">
            <text:p>6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322" calcext:value-type="float">
            <text:p>7322</text:p>
          </table:table-cell>
          <table:table-cell table:formula="of:=([.C312]-1101)/100" office:value-type="float" office:value="62.21" calcext:value-type="float">
            <text:p>6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342" calcext:value-type="float">
            <text:p>7342</text:p>
          </table:table-cell>
          <table:table-cell table:formula="of:=([.C313]-1101)/100" office:value-type="float" office:value="62.41" calcext:value-type="float">
            <text:p>6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362" calcext:value-type="float">
            <text:p>7362</text:p>
          </table:table-cell>
          <table:table-cell table:formula="of:=([.C314]-1101)/100" office:value-type="float" office:value="62.61" calcext:value-type="float">
            <text:p>6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382" calcext:value-type="float">
            <text:p>7382</text:p>
          </table:table-cell>
          <table:table-cell table:formula="of:=([.C315]-1101)/100" office:value-type="float" office:value="62.81" calcext:value-type="float">
            <text:p>6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402" calcext:value-type="float">
            <text:p>7402</text:p>
          </table:table-cell>
          <table:table-cell table:formula="of:=([.C316]-1101)/100" office:value-type="float" office:value="63.01" calcext:value-type="float">
            <text:p>6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422" calcext:value-type="float">
            <text:p>7422</text:p>
          </table:table-cell>
          <table:table-cell table:formula="of:=([.C317]-1101)/100" office:value-type="float" office:value="63.21" calcext:value-type="float">
            <text:p>63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442" calcext:value-type="float">
            <text:p>7442</text:p>
          </table:table-cell>
          <table:table-cell table:formula="of:=([.C318]-1101)/100" office:value-type="float" office:value="63.41" calcext:value-type="float">
            <text:p>63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462" calcext:value-type="float">
            <text:p>7462</text:p>
          </table:table-cell>
          <table:table-cell table:formula="of:=([.C319]-1101)/100" office:value-type="float" office:value="63.61" calcext:value-type="float">
            <text:p>63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482" calcext:value-type="float">
            <text:p>7482</text:p>
          </table:table-cell>
          <table:table-cell table:formula="of:=([.C320]-1101)/100" office:value-type="float" office:value="63.81" calcext:value-type="float">
            <text:p>6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502" calcext:value-type="float">
            <text:p>7502</text:p>
          </table:table-cell>
          <table:table-cell table:formula="of:=([.C321]-1101)/100" office:value-type="float" office:value="64.01" calcext:value-type="float">
            <text:p>64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522" calcext:value-type="float">
            <text:p>7522</text:p>
          </table:table-cell>
          <table:table-cell table:formula="of:=([.C322]-1101)/100" office:value-type="float" office:value="64.21" calcext:value-type="float">
            <text:p>64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542" calcext:value-type="float">
            <text:p>7542</text:p>
          </table:table-cell>
          <table:table-cell table:formula="of:=([.C323]-1101)/100" office:value-type="float" office:value="64.41" calcext:value-type="float">
            <text:p>64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562" calcext:value-type="float">
            <text:p>7562</text:p>
          </table:table-cell>
          <table:table-cell table:formula="of:=([.C324]-1101)/100" office:value-type="float" office:value="64.61" calcext:value-type="float">
            <text:p>64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582" calcext:value-type="float">
            <text:p>7582</text:p>
          </table:table-cell>
          <table:table-cell table:formula="of:=([.C325]-1101)/100" office:value-type="float" office:value="64.81" calcext:value-type="float">
            <text:p>64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602" calcext:value-type="float">
            <text:p>7602</text:p>
          </table:table-cell>
          <table:table-cell table:formula="of:=([.C326]-1101)/100" office:value-type="float" office:value="65.01" calcext:value-type="float">
            <text:p>65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622" calcext:value-type="float">
            <text:p>7622</text:p>
          </table:table-cell>
          <table:table-cell table:formula="of:=([.C327]-1101)/100" office:value-type="float" office:value="65.21" calcext:value-type="float">
            <text:p>6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642" calcext:value-type="float">
            <text:p>7642</text:p>
          </table:table-cell>
          <table:table-cell table:formula="of:=([.C328]-1101)/100" office:value-type="float" office:value="65.41" calcext:value-type="float">
            <text:p>6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662" calcext:value-type="float">
            <text:p>7662</text:p>
          </table:table-cell>
          <table:table-cell table:formula="of:=([.C329]-1101)/100" office:value-type="float" office:value="65.61" calcext:value-type="float">
            <text:p>6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682" calcext:value-type="float">
            <text:p>7682</text:p>
          </table:table-cell>
          <table:table-cell table:formula="of:=([.C330]-1101)/100" office:value-type="float" office:value="65.81" calcext:value-type="float">
            <text:p>65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702" calcext:value-type="float">
            <text:p>7702</text:p>
          </table:table-cell>
          <table:table-cell table:formula="of:=([.C331]-1101)/100" office:value-type="float" office:value="66.01" calcext:value-type="float">
            <text:p>6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722" calcext:value-type="float">
            <text:p>7722</text:p>
          </table:table-cell>
          <table:table-cell table:formula="of:=([.C332]-1101)/100" office:value-type="float" office:value="66.21" calcext:value-type="float">
            <text:p>66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742" calcext:value-type="float">
            <text:p>7742</text:p>
          </table:table-cell>
          <table:table-cell table:formula="of:=([.C333]-1101)/100" office:value-type="float" office:value="66.41" calcext:value-type="float">
            <text:p>66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762" calcext:value-type="float">
            <text:p>7762</text:p>
          </table:table-cell>
          <table:table-cell table:formula="of:=([.C334]-1101)/100" office:value-type="float" office:value="66.61" calcext:value-type="float">
            <text:p>66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782" calcext:value-type="float">
            <text:p>7782</text:p>
          </table:table-cell>
          <table:table-cell table:formula="of:=([.C335]-1101)/100" office:value-type="float" office:value="66.81" calcext:value-type="float">
            <text:p>66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802" calcext:value-type="float">
            <text:p>7802</text:p>
          </table:table-cell>
          <table:table-cell table:formula="of:=([.C336]-1101)/100" office:value-type="float" office:value="67.01" calcext:value-type="float">
            <text:p>67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822" calcext:value-type="float">
            <text:p>7822</text:p>
          </table:table-cell>
          <table:table-cell table:formula="of:=([.C337]-1101)/100" office:value-type="float" office:value="67.21" calcext:value-type="float">
            <text:p>67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842" calcext:value-type="float">
            <text:p>7842</text:p>
          </table:table-cell>
          <table:table-cell table:formula="of:=([.C338]-1101)/100" office:value-type="float" office:value="67.41" calcext:value-type="float">
            <text:p>67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862" calcext:value-type="float">
            <text:p>7862</text:p>
          </table:table-cell>
          <table:table-cell table:formula="of:=([.C339]-1101)/100" office:value-type="float" office:value="67.61" calcext:value-type="float">
            <text:p>67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882" calcext:value-type="float">
            <text:p>7882</text:p>
          </table:table-cell>
          <table:table-cell table:formula="of:=([.C340]-1101)/100" office:value-type="float" office:value="67.81" calcext:value-type="float">
            <text:p>67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902" calcext:value-type="float">
            <text:p>7902</text:p>
          </table:table-cell>
          <table:table-cell table:formula="of:=([.C341]-1101)/100" office:value-type="float" office:value="68.01" calcext:value-type="float">
            <text:p>68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922" calcext:value-type="float">
            <text:p>7922</text:p>
          </table:table-cell>
          <table:table-cell table:formula="of:=([.C342]-1101)/100" office:value-type="float" office:value="68.21" calcext:value-type="float">
            <text:p>68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942" calcext:value-type="float">
            <text:p>7942</text:p>
          </table:table-cell>
          <table:table-cell table:formula="of:=([.C343]-1101)/100" office:value-type="float" office:value="68.41" calcext:value-type="float">
            <text:p>68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962" calcext:value-type="float">
            <text:p>7962</text:p>
          </table:table-cell>
          <table:table-cell table:formula="of:=([.C344]-1101)/100" office:value-type="float" office:value="68.61" calcext:value-type="float">
            <text:p>68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982" calcext:value-type="float">
            <text:p>7982</text:p>
          </table:table-cell>
          <table:table-cell table:formula="of:=([.C345]-1101)/100" office:value-type="float" office:value="68.81" calcext:value-type="float">
            <text:p>68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002" calcext:value-type="float">
            <text:p>8002</text:p>
          </table:table-cell>
          <table:table-cell table:formula="of:=([.C346]-1101)/100" office:value-type="float" office:value="69.01" calcext:value-type="float">
            <text:p>69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022" calcext:value-type="float">
            <text:p>8022</text:p>
          </table:table-cell>
          <table:table-cell table:formula="of:=([.C347]-1101)/100" office:value-type="float" office:value="69.21" calcext:value-type="float">
            <text:p>69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042" calcext:value-type="float">
            <text:p>8042</text:p>
          </table:table-cell>
          <table:table-cell table:formula="of:=([.C348]-1101)/100" office:value-type="float" office:value="69.41" calcext:value-type="float">
            <text:p>69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062" calcext:value-type="float">
            <text:p>8062</text:p>
          </table:table-cell>
          <table:table-cell table:formula="of:=([.C349]-1101)/100" office:value-type="float" office:value="69.61" calcext:value-type="float">
            <text:p>69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082" calcext:value-type="float">
            <text:p>8082</text:p>
          </table:table-cell>
          <table:table-cell table:formula="of:=([.C350]-1101)/100" office:value-type="float" office:value="69.81" calcext:value-type="float">
            <text:p>69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102" calcext:value-type="float">
            <text:p>8102</text:p>
          </table:table-cell>
          <table:table-cell table:formula="of:=([.C351]-1101)/100" office:value-type="float" office:value="70.01" calcext:value-type="float">
            <text:p>7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122" calcext:value-type="float">
            <text:p>8122</text:p>
          </table:table-cell>
          <table:table-cell table:formula="of:=([.C352]-1101)/100" office:value-type="float" office:value="70.21" calcext:value-type="float">
            <text:p>70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142" calcext:value-type="float">
            <text:p>8142</text:p>
          </table:table-cell>
          <table:table-cell table:formula="of:=([.C353]-1101)/100" office:value-type="float" office:value="70.41" calcext:value-type="float">
            <text:p>70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162" calcext:value-type="float">
            <text:p>8162</text:p>
          </table:table-cell>
          <table:table-cell table:formula="of:=([.C354]-1101)/100" office:value-type="float" office:value="70.61" calcext:value-type="float">
            <text:p>70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182" calcext:value-type="float">
            <text:p>8182</text:p>
          </table:table-cell>
          <table:table-cell table:formula="of:=([.C355]-1101)/100" office:value-type="float" office:value="70.81" calcext:value-type="float">
            <text:p>7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202" calcext:value-type="float">
            <text:p>8202</text:p>
          </table:table-cell>
          <table:table-cell table:formula="of:=([.C356]-1101)/100" office:value-type="float" office:value="71.01" calcext:value-type="float">
            <text:p>7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222" calcext:value-type="float">
            <text:p>8222</text:p>
          </table:table-cell>
          <table:table-cell table:formula="of:=([.C357]-1101)/100" office:value-type="float" office:value="71.21" calcext:value-type="float">
            <text:p>71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242" calcext:value-type="float">
            <text:p>8242</text:p>
          </table:table-cell>
          <table:table-cell table:formula="of:=([.C358]-1101)/100" office:value-type="float" office:value="71.41" calcext:value-type="float">
            <text:p>71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262" calcext:value-type="float">
            <text:p>8262</text:p>
          </table:table-cell>
          <table:table-cell table:formula="of:=([.C359]-1101)/100" office:value-type="float" office:value="71.61" calcext:value-type="float">
            <text:p>71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282" calcext:value-type="float">
            <text:p>8282</text:p>
          </table:table-cell>
          <table:table-cell table:formula="of:=([.C360]-1101)/100" office:value-type="float" office:value="71.81" calcext:value-type="float">
            <text:p>7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302" calcext:value-type="float">
            <text:p>8302</text:p>
          </table:table-cell>
          <table:table-cell table:formula="of:=([.C361]-1101)/100" office:value-type="float" office:value="72.01" calcext:value-type="float">
            <text:p>7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322" calcext:value-type="float">
            <text:p>8322</text:p>
          </table:table-cell>
          <table:table-cell table:formula="of:=([.C362]-1101)/100" office:value-type="float" office:value="72.21" calcext:value-type="float">
            <text:p>7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342" calcext:value-type="float">
            <text:p>8342</text:p>
          </table:table-cell>
          <table:table-cell table:formula="of:=([.C363]-1101)/100" office:value-type="float" office:value="72.41" calcext:value-type="float">
            <text:p>72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362" calcext:value-type="float">
            <text:p>8362</text:p>
          </table:table-cell>
          <table:table-cell table:formula="of:=([.C364]-1101)/100" office:value-type="float" office:value="72.61" calcext:value-type="float">
            <text:p>72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382" calcext:value-type="float">
            <text:p>8382</text:p>
          </table:table-cell>
          <table:table-cell table:formula="of:=([.C365]-1101)/100" office:value-type="float" office:value="72.81" calcext:value-type="float">
            <text:p>7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402" calcext:value-type="float">
            <text:p>8402</text:p>
          </table:table-cell>
          <table:table-cell table:formula="of:=([.C366]-1101)/100" office:value-type="float" office:value="73.01" calcext:value-type="float">
            <text:p>7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422" calcext:value-type="float">
            <text:p>8422</text:p>
          </table:table-cell>
          <table:table-cell table:formula="of:=([.C367]-1101)/100" office:value-type="float" office:value="73.21" calcext:value-type="float">
            <text:p>73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442" calcext:value-type="float">
            <text:p>8442</text:p>
          </table:table-cell>
          <table:table-cell table:formula="of:=([.C368]-1101)/100" office:value-type="float" office:value="73.41" calcext:value-type="float">
            <text:p>7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462" calcext:value-type="float">
            <text:p>8462</text:p>
          </table:table-cell>
          <table:table-cell table:formula="of:=([.C369]-1101)/100" office:value-type="float" office:value="73.61" calcext:value-type="float">
            <text:p>73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482" calcext:value-type="float">
            <text:p>8482</text:p>
          </table:table-cell>
          <table:table-cell table:formula="of:=([.C370]-1101)/100" office:value-type="float" office:value="73.81" calcext:value-type="float">
            <text:p>73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502" calcext:value-type="float">
            <text:p>8502</text:p>
          </table:table-cell>
          <table:table-cell table:formula="of:=([.C371]-1101)/100" office:value-type="float" office:value="74.01" calcext:value-type="float">
            <text:p>7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522" calcext:value-type="float">
            <text:p>8522</text:p>
          </table:table-cell>
          <table:table-cell table:formula="of:=([.C372]-1101)/100" office:value-type="float" office:value="74.21" calcext:value-type="float">
            <text:p>7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542" calcext:value-type="float">
            <text:p>8542</text:p>
          </table:table-cell>
          <table:table-cell table:formula="of:=([.C373]-1101)/100" office:value-type="float" office:value="74.41" calcext:value-type="float">
            <text:p>7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562" calcext:value-type="float">
            <text:p>8562</text:p>
          </table:table-cell>
          <table:table-cell table:formula="of:=([.C374]-1101)/100" office:value-type="float" office:value="74.61" calcext:value-type="float">
            <text:p>7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582" calcext:value-type="float">
            <text:p>8582</text:p>
          </table:table-cell>
          <table:table-cell table:formula="of:=([.C375]-1101)/100" office:value-type="float" office:value="74.81" calcext:value-type="float">
            <text:p>7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602" calcext:value-type="float">
            <text:p>8602</text:p>
          </table:table-cell>
          <table:table-cell table:formula="of:=([.C376]-1101)/100" office:value-type="float" office:value="75.01" calcext:value-type="float">
            <text:p>75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622" calcext:value-type="float">
            <text:p>8622</text:p>
          </table:table-cell>
          <table:table-cell table:formula="of:=([.C377]-1101)/100" office:value-type="float" office:value="75.21" calcext:value-type="float">
            <text:p>75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642" calcext:value-type="float">
            <text:p>8642</text:p>
          </table:table-cell>
          <table:table-cell table:formula="of:=([.C378]-1101)/100" office:value-type="float" office:value="75.41" calcext:value-type="float">
            <text:p>75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662" calcext:value-type="float">
            <text:p>8662</text:p>
          </table:table-cell>
          <table:table-cell table:formula="of:=([.C379]-1101)/100" office:value-type="float" office:value="75.61" calcext:value-type="float">
            <text:p>7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682" calcext:value-type="float">
            <text:p>8682</text:p>
          </table:table-cell>
          <table:table-cell table:formula="of:=([.C380]-1101)/100" office:value-type="float" office:value="75.81" calcext:value-type="float">
            <text:p>75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702" calcext:value-type="float">
            <text:p>8702</text:p>
          </table:table-cell>
          <table:table-cell table:formula="of:=([.C381]-1101)/100" office:value-type="float" office:value="76.01" calcext:value-type="float">
            <text:p>7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722" calcext:value-type="float">
            <text:p>8722</text:p>
          </table:table-cell>
          <table:table-cell table:formula="of:=([.C382]-1101)/100" office:value-type="float" office:value="76.21" calcext:value-type="float">
            <text:p>76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742" calcext:value-type="float">
            <text:p>8742</text:p>
          </table:table-cell>
          <table:table-cell table:formula="of:=([.C383]-1101)/100" office:value-type="float" office:value="76.41" calcext:value-type="float">
            <text:p>76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762" calcext:value-type="float">
            <text:p>8762</text:p>
          </table:table-cell>
          <table:table-cell table:formula="of:=([.C384]-1101)/100" office:value-type="float" office:value="76.61" calcext:value-type="float">
            <text:p>76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782" calcext:value-type="float">
            <text:p>8782</text:p>
          </table:table-cell>
          <table:table-cell table:formula="of:=([.C385]-1101)/100" office:value-type="float" office:value="76.81" calcext:value-type="float">
            <text:p>76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802" calcext:value-type="float">
            <text:p>8802</text:p>
          </table:table-cell>
          <table:table-cell table:formula="of:=([.C386]-1101)/100" office:value-type="float" office:value="77.01" calcext:value-type="float">
            <text:p>77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822" calcext:value-type="float">
            <text:p>8822</text:p>
          </table:table-cell>
          <table:table-cell table:formula="of:=([.C387]-1101)/100" office:value-type="float" office:value="77.21" calcext:value-type="float">
            <text:p>77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842" calcext:value-type="float">
            <text:p>8842</text:p>
          </table:table-cell>
          <table:table-cell table:formula="of:=([.C388]-1101)/100" office:value-type="float" office:value="77.41" calcext:value-type="float">
            <text:p>77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862" calcext:value-type="float">
            <text:p>8862</text:p>
          </table:table-cell>
          <table:table-cell table:formula="of:=([.C389]-1101)/100" office:value-type="float" office:value="77.61" calcext:value-type="float">
            <text:p>77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882" calcext:value-type="float">
            <text:p>8882</text:p>
          </table:table-cell>
          <table:table-cell table:formula="of:=([.C390]-1101)/100" office:value-type="float" office:value="77.81" calcext:value-type="float">
            <text:p>77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902" calcext:value-type="float">
            <text:p>8902</text:p>
          </table:table-cell>
          <table:table-cell table:formula="of:=([.C391]-1101)/100" office:value-type="float" office:value="78.01" calcext:value-type="float">
            <text:p>78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922" calcext:value-type="float">
            <text:p>8922</text:p>
          </table:table-cell>
          <table:table-cell table:formula="of:=([.C392]-1101)/100" office:value-type="float" office:value="78.21" calcext:value-type="float">
            <text:p>78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942" calcext:value-type="float">
            <text:p>8942</text:p>
          </table:table-cell>
          <table:table-cell table:formula="of:=([.C393]-1101)/100" office:value-type="float" office:value="78.41" calcext:value-type="float">
            <text:p>78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962" calcext:value-type="float">
            <text:p>8962</text:p>
          </table:table-cell>
          <table:table-cell table:formula="of:=([.C394]-1101)/100" office:value-type="float" office:value="78.61" calcext:value-type="float">
            <text:p>78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8982" calcext:value-type="float">
            <text:p>8982</text:p>
          </table:table-cell>
          <table:table-cell table:formula="of:=([.C395]-1101)/100" office:value-type="float" office:value="78.81" calcext:value-type="float">
            <text:p>78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002" calcext:value-type="float">
            <text:p>9002</text:p>
          </table:table-cell>
          <table:table-cell table:formula="of:=([.C396]-1101)/100" office:value-type="float" office:value="79.01" calcext:value-type="float">
            <text:p>79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022" calcext:value-type="float">
            <text:p>9022</text:p>
          </table:table-cell>
          <table:table-cell table:formula="of:=([.C397]-1101)/100" office:value-type="float" office:value="79.21" calcext:value-type="float">
            <text:p>79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042" calcext:value-type="float">
            <text:p>9042</text:p>
          </table:table-cell>
          <table:table-cell table:formula="of:=([.C398]-1101)/100" office:value-type="float" office:value="79.41" calcext:value-type="float">
            <text:p>79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062" calcext:value-type="float">
            <text:p>9062</text:p>
          </table:table-cell>
          <table:table-cell table:formula="of:=([.C399]-1101)/100" office:value-type="float" office:value="79.61" calcext:value-type="float">
            <text:p>79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082" calcext:value-type="float">
            <text:p>9082</text:p>
          </table:table-cell>
          <table:table-cell table:formula="of:=([.C400]-1101)/100" office:value-type="float" office:value="79.81" calcext:value-type="float">
            <text:p>7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102" calcext:value-type="float">
            <text:p>9102</text:p>
          </table:table-cell>
          <table:table-cell table:formula="of:=([.C401]-1101)/100" office:value-type="float" office:value="80.01" calcext:value-type="float">
            <text:p>8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122" calcext:value-type="float">
            <text:p>9122</text:p>
          </table:table-cell>
          <table:table-cell table:formula="of:=([.C402]-1101)/100" office:value-type="float" office:value="80.21" calcext:value-type="float">
            <text:p>8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142" calcext:value-type="float">
            <text:p>9142</text:p>
          </table:table-cell>
          <table:table-cell table:formula="of:=([.C403]-1101)/100" office:value-type="float" office:value="80.41" calcext:value-type="float">
            <text:p>8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162" calcext:value-type="float">
            <text:p>9162</text:p>
          </table:table-cell>
          <table:table-cell table:formula="of:=([.C404]-1101)/100" office:value-type="float" office:value="80.61" calcext:value-type="float">
            <text:p>8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182" calcext:value-type="float">
            <text:p>9182</text:p>
          </table:table-cell>
          <table:table-cell table:formula="of:=([.C405]-1101)/100" office:value-type="float" office:value="80.81" calcext:value-type="float">
            <text:p>80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202" calcext:value-type="float">
            <text:p>9202</text:p>
          </table:table-cell>
          <table:table-cell table:formula="of:=([.C406]-1101)/100" office:value-type="float" office:value="81.01" calcext:value-type="float">
            <text:p>8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222" calcext:value-type="float">
            <text:p>9222</text:p>
          </table:table-cell>
          <table:table-cell table:formula="of:=([.C407]-1101)/100" office:value-type="float" office:value="81.21" calcext:value-type="float">
            <text:p>8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242" calcext:value-type="float">
            <text:p>9242</text:p>
          </table:table-cell>
          <table:table-cell table:formula="of:=([.C408]-1101)/100" office:value-type="float" office:value="81.41" calcext:value-type="float">
            <text:p>81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262" calcext:value-type="float">
            <text:p>9262</text:p>
          </table:table-cell>
          <table:table-cell table:formula="of:=([.C409]-1101)/100" office:value-type="float" office:value="81.61" calcext:value-type="float">
            <text:p>81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282" calcext:value-type="float">
            <text:p>9282</text:p>
          </table:table-cell>
          <table:table-cell table:formula="of:=([.C410]-1101)/100" office:value-type="float" office:value="81.81" calcext:value-type="float">
            <text:p>81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302" calcext:value-type="float">
            <text:p>9302</text:p>
          </table:table-cell>
          <table:table-cell table:formula="of:=([.C411]-1101)/100" office:value-type="float" office:value="82.01" calcext:value-type="float">
            <text:p>82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322" calcext:value-type="float">
            <text:p>9322</text:p>
          </table:table-cell>
          <table:table-cell table:formula="of:=([.C412]-1101)/100" office:value-type="float" office:value="82.21" calcext:value-type="float">
            <text:p>82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342" calcext:value-type="float">
            <text:p>9342</text:p>
          </table:table-cell>
          <table:table-cell table:formula="of:=([.C413]-1101)/100" office:value-type="float" office:value="82.41" calcext:value-type="float">
            <text:p>82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362" calcext:value-type="float">
            <text:p>9362</text:p>
          </table:table-cell>
          <table:table-cell table:formula="of:=([.C414]-1101)/100" office:value-type="float" office:value="82.61" calcext:value-type="float">
            <text:p>82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382" calcext:value-type="float">
            <text:p>9382</text:p>
          </table:table-cell>
          <table:table-cell table:formula="of:=([.C415]-1101)/100" office:value-type="float" office:value="82.81" calcext:value-type="float">
            <text:p>82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402" calcext:value-type="float">
            <text:p>9402</text:p>
          </table:table-cell>
          <table:table-cell table:formula="of:=([.C416]-1101)/100" office:value-type="float" office:value="83.01" calcext:value-type="float">
            <text:p>83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422" calcext:value-type="float">
            <text:p>9422</text:p>
          </table:table-cell>
          <table:table-cell table:formula="of:=([.C417]-1101)/100" office:value-type="float" office:value="83.21" calcext:value-type="float">
            <text:p>83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442" calcext:value-type="float">
            <text:p>9442</text:p>
          </table:table-cell>
          <table:table-cell table:formula="of:=([.C418]-1101)/100" office:value-type="float" office:value="83.41" calcext:value-type="float">
            <text:p>83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462" calcext:value-type="float">
            <text:p>9462</text:p>
          </table:table-cell>
          <table:table-cell table:formula="of:=([.C419]-1101)/100" office:value-type="float" office:value="83.61" calcext:value-type="float">
            <text:p>83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482" calcext:value-type="float">
            <text:p>9482</text:p>
          </table:table-cell>
          <table:table-cell table:formula="of:=([.C420]-1101)/100" office:value-type="float" office:value="83.81" calcext:value-type="float">
            <text:p>8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502" calcext:value-type="float">
            <text:p>9502</text:p>
          </table:table-cell>
          <table:table-cell table:formula="of:=([.C421]-1101)/100" office:value-type="float" office:value="84.01" calcext:value-type="float">
            <text:p>84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522" calcext:value-type="float">
            <text:p>9522</text:p>
          </table:table-cell>
          <table:table-cell table:formula="of:=([.C422]-1101)/100" office:value-type="float" office:value="84.21" calcext:value-type="float">
            <text:p>84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542" calcext:value-type="float">
            <text:p>9542</text:p>
          </table:table-cell>
          <table:table-cell table:formula="of:=([.C423]-1101)/100" office:value-type="float" office:value="84.41" calcext:value-type="float">
            <text:p>84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562" calcext:value-type="float">
            <text:p>9562</text:p>
          </table:table-cell>
          <table:table-cell table:formula="of:=([.C424]-1101)/100" office:value-type="float" office:value="84.61" calcext:value-type="float">
            <text:p>84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582" calcext:value-type="float">
            <text:p>9582</text:p>
          </table:table-cell>
          <table:table-cell table:formula="of:=([.C425]-1101)/100" office:value-type="float" office:value="84.81" calcext:value-type="float">
            <text:p>84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602" calcext:value-type="float">
            <text:p>9602</text:p>
          </table:table-cell>
          <table:table-cell table:formula="of:=([.C426]-1101)/100" office:value-type="float" office:value="85.01" calcext:value-type="float">
            <text:p>85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622" calcext:value-type="float">
            <text:p>9622</text:p>
          </table:table-cell>
          <table:table-cell table:formula="of:=([.C427]-1101)/100" office:value-type="float" office:value="85.21" calcext:value-type="float">
            <text:p>85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642" calcext:value-type="float">
            <text:p>9642</text:p>
          </table:table-cell>
          <table:table-cell table:formula="of:=([.C428]-1101)/100" office:value-type="float" office:value="85.41" calcext:value-type="float">
            <text:p>85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662" calcext:value-type="float">
            <text:p>9662</text:p>
          </table:table-cell>
          <table:table-cell table:formula="of:=([.C429]-1101)/100" office:value-type="float" office:value="85.61" calcext:value-type="float">
            <text:p>85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682" calcext:value-type="float">
            <text:p>9682</text:p>
          </table:table-cell>
          <table:table-cell table:formula="of:=([.C430]-1101)/100" office:value-type="float" office:value="85.81" calcext:value-type="float">
            <text:p>85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702" calcext:value-type="float">
            <text:p>9702</text:p>
          </table:table-cell>
          <table:table-cell table:formula="of:=([.C431]-1101)/100" office:value-type="float" office:value="86.01" calcext:value-type="float">
            <text:p>86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722" calcext:value-type="float">
            <text:p>9722</text:p>
          </table:table-cell>
          <table:table-cell table:formula="of:=([.C432]-1101)/100" office:value-type="float" office:value="86.21" calcext:value-type="float">
            <text:p>86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742" calcext:value-type="float">
            <text:p>9742</text:p>
          </table:table-cell>
          <table:table-cell table:formula="of:=([.C433]-1101)/100" office:value-type="float" office:value="86.41" calcext:value-type="float">
            <text:p>86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762" calcext:value-type="float">
            <text:p>9762</text:p>
          </table:table-cell>
          <table:table-cell table:formula="of:=([.C434]-1101)/100" office:value-type="float" office:value="86.61" calcext:value-type="float">
            <text:p>86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782" calcext:value-type="float">
            <text:p>9782</text:p>
          </table:table-cell>
          <table:table-cell table:formula="of:=([.C435]-1101)/100" office:value-type="float" office:value="86.81" calcext:value-type="float">
            <text:p>86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802" calcext:value-type="float">
            <text:p>9802</text:p>
          </table:table-cell>
          <table:table-cell table:formula="of:=([.C436]-1101)/100" office:value-type="float" office:value="87.01" calcext:value-type="float">
            <text:p>87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822" calcext:value-type="float">
            <text:p>9822</text:p>
          </table:table-cell>
          <table:table-cell table:formula="of:=([.C437]-1101)/100" office:value-type="float" office:value="87.21" calcext:value-type="float">
            <text:p>87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842" calcext:value-type="float">
            <text:p>9842</text:p>
          </table:table-cell>
          <table:table-cell table:formula="of:=([.C438]-1101)/100" office:value-type="float" office:value="87.41" calcext:value-type="float">
            <text:p>87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862" calcext:value-type="float">
            <text:p>9862</text:p>
          </table:table-cell>
          <table:table-cell table:formula="of:=([.C439]-1101)/100" office:value-type="float" office:value="87.61" calcext:value-type="float">
            <text:p>8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882" calcext:value-type="float">
            <text:p>9882</text:p>
          </table:table-cell>
          <table:table-cell table:formula="of:=([.C440]-1101)/100" office:value-type="float" office:value="87.81" calcext:value-type="float">
            <text:p>87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902" calcext:value-type="float">
            <text:p>9902</text:p>
          </table:table-cell>
          <table:table-cell table:formula="of:=([.C441]-1101)/100" office:value-type="float" office:value="88.01" calcext:value-type="float">
            <text:p>88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922" calcext:value-type="float">
            <text:p>9922</text:p>
          </table:table-cell>
          <table:table-cell table:formula="of:=([.C442]-1101)/100" office:value-type="float" office:value="88.21" calcext:value-type="float">
            <text:p>88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942" calcext:value-type="float">
            <text:p>9942</text:p>
          </table:table-cell>
          <table:table-cell table:formula="of:=([.C443]-1101)/100" office:value-type="float" office:value="88.41" calcext:value-type="float">
            <text:p>88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962" calcext:value-type="float">
            <text:p>9962</text:p>
          </table:table-cell>
          <table:table-cell table:formula="of:=([.C444]-1101)/100" office:value-type="float" office:value="88.61" calcext:value-type="float">
            <text:p>88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982" calcext:value-type="float">
            <text:p>9982</text:p>
          </table:table-cell>
          <table:table-cell table:formula="of:=([.C445]-1101)/100" office:value-type="float" office:value="88.81" calcext:value-type="float">
            <text:p>88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2" calcext:value-type="float">
            <text:p>10002</text:p>
          </table:table-cell>
          <table:table-cell table:formula="of:=([.C446]-1101)/100" office:value-type="float" office:value="89.01" calcext:value-type="float">
            <text:p>89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22" calcext:value-type="float">
            <text:p>10022</text:p>
          </table:table-cell>
          <table:table-cell table:formula="of:=([.C447]-1101)/100" office:value-type="float" office:value="89.21" calcext:value-type="float">
            <text:p>89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42" calcext:value-type="float">
            <text:p>10042</text:p>
          </table:table-cell>
          <table:table-cell table:formula="of:=([.C448]-1101)/100" office:value-type="float" office:value="89.41" calcext:value-type="float">
            <text:p>89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62" calcext:value-type="float">
            <text:p>10062</text:p>
          </table:table-cell>
          <table:table-cell table:formula="of:=([.C449]-1101)/100" office:value-type="float" office:value="89.61" calcext:value-type="float">
            <text:p>89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82" calcext:value-type="float">
            <text:p>10082</text:p>
          </table:table-cell>
          <table:table-cell table:formula="of:=([.C450]-1101)/100" office:value-type="float" office:value="89.81" calcext:value-type="float">
            <text:p>89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102" calcext:value-type="float">
            <text:p>10102</text:p>
          </table:table-cell>
          <table:table-cell table:formula="of:=([.C451]-1101)/100" office:value-type="float" office:value="90.01" calcext:value-type="float">
            <text:p>9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122" calcext:value-type="float">
            <text:p>10122</text:p>
          </table:table-cell>
          <table:table-cell table:formula="of:=([.C452]-1101)/100" office:value-type="float" office:value="90.21" calcext:value-type="float">
            <text:p>90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142" calcext:value-type="float">
            <text:p>10142</text:p>
          </table:table-cell>
          <table:table-cell table:formula="of:=([.C453]-1101)/100" office:value-type="float" office:value="90.41" calcext:value-type="float">
            <text:p>90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162" calcext:value-type="float">
            <text:p>10162</text:p>
          </table:table-cell>
          <table:table-cell table:formula="of:=([.C454]-1101)/100" office:value-type="float" office:value="90.61" calcext:value-type="float">
            <text:p>90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182" calcext:value-type="float">
            <text:p>10182</text:p>
          </table:table-cell>
          <table:table-cell table:formula="of:=([.C455]-1101)/100" office:value-type="float" office:value="90.81" calcext:value-type="float">
            <text:p>9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202" calcext:value-type="float">
            <text:p>10202</text:p>
          </table:table-cell>
          <table:table-cell table:formula="of:=([.C456]-1101)/100" office:value-type="float" office:value="91.01" calcext:value-type="float">
            <text:p>91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222" calcext:value-type="float">
            <text:p>10222</text:p>
          </table:table-cell>
          <table:table-cell table:formula="of:=([.C457]-1101)/100" office:value-type="float" office:value="91.21" calcext:value-type="float">
            <text:p>9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242" calcext:value-type="float">
            <text:p>10242</text:p>
          </table:table-cell>
          <table:table-cell table:formula="of:=([.C458]-1101)/100" office:value-type="float" office:value="91.41" calcext:value-type="float">
            <text:p>9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262" calcext:value-type="float">
            <text:p>10262</text:p>
          </table:table-cell>
          <table:table-cell table:formula="of:=([.C459]-1101)/100" office:value-type="float" office:value="91.61" calcext:value-type="float">
            <text:p>9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282" calcext:value-type="float">
            <text:p>10282</text:p>
          </table:table-cell>
          <table:table-cell table:formula="of:=([.C460]-1101)/100" office:value-type="float" office:value="91.81" calcext:value-type="float">
            <text:p>91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302" calcext:value-type="float">
            <text:p>10302</text:p>
          </table:table-cell>
          <table:table-cell table:formula="of:=([.C461]-1101)/100" office:value-type="float" office:value="92.01" calcext:value-type="float">
            <text:p>9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322" calcext:value-type="float">
            <text:p>10322</text:p>
          </table:table-cell>
          <table:table-cell table:formula="of:=([.C462]-1101)/100" office:value-type="float" office:value="92.21" calcext:value-type="float">
            <text:p>92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342" calcext:value-type="float">
            <text:p>10342</text:p>
          </table:table-cell>
          <table:table-cell table:formula="of:=([.C463]-1101)/100" office:value-type="float" office:value="92.41" calcext:value-type="float">
            <text:p>92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362" calcext:value-type="float">
            <text:p>10362</text:p>
          </table:table-cell>
          <table:table-cell table:formula="of:=([.C464]-1101)/100" office:value-type="float" office:value="92.61" calcext:value-type="float">
            <text:p>9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382" calcext:value-type="float">
            <text:p>10382</text:p>
          </table:table-cell>
          <table:table-cell table:formula="of:=([.C465]-1101)/100" office:value-type="float" office:value="92.81" calcext:value-type="float">
            <text:p>9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402" calcext:value-type="float">
            <text:p>10402</text:p>
          </table:table-cell>
          <table:table-cell table:formula="of:=([.C466]-1101)/100" office:value-type="float" office:value="93.01" calcext:value-type="float">
            <text:p>93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422" calcext:value-type="float">
            <text:p>10422</text:p>
          </table:table-cell>
          <table:table-cell table:formula="of:=([.C467]-1101)/100" office:value-type="float" office:value="93.21" calcext:value-type="float">
            <text:p>93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442" calcext:value-type="float">
            <text:p>10442</text:p>
          </table:table-cell>
          <table:table-cell table:formula="of:=([.C468]-1101)/100" office:value-type="float" office:value="93.41" calcext:value-type="float">
            <text:p>93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462" calcext:value-type="float">
            <text:p>10462</text:p>
          </table:table-cell>
          <table:table-cell table:formula="of:=([.C469]-1101)/100" office:value-type="float" office:value="93.61" calcext:value-type="float">
            <text:p>93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482" calcext:value-type="float">
            <text:p>10482</text:p>
          </table:table-cell>
          <table:table-cell table:formula="of:=([.C470]-1101)/100" office:value-type="float" office:value="93.81" calcext:value-type="float">
            <text:p>9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502" calcext:value-type="float">
            <text:p>10502</text:p>
          </table:table-cell>
          <table:table-cell table:formula="of:=([.C471]-1101)/100" office:value-type="float" office:value="94.01" calcext:value-type="float">
            <text:p>9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522" calcext:value-type="float">
            <text:p>10522</text:p>
          </table:table-cell>
          <table:table-cell table:formula="of:=([.C472]-1101)/100" office:value-type="float" office:value="94.21" calcext:value-type="float">
            <text:p>94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542" calcext:value-type="float">
            <text:p>10542</text:p>
          </table:table-cell>
          <table:table-cell table:formula="of:=([.C473]-1101)/100" office:value-type="float" office:value="94.41" calcext:value-type="float">
            <text:p>94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562" calcext:value-type="float">
            <text:p>10562</text:p>
          </table:table-cell>
          <table:table-cell table:formula="of:=([.C474]-1101)/100" office:value-type="float" office:value="94.61" calcext:value-type="float">
            <text:p>94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582" calcext:value-type="float">
            <text:p>10582</text:p>
          </table:table-cell>
          <table:table-cell table:formula="of:=([.C475]-1101)/100" office:value-type="float" office:value="94.81" calcext:value-type="float">
            <text:p>9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602" calcext:value-type="float">
            <text:p>10602</text:p>
          </table:table-cell>
          <table:table-cell table:formula="of:=([.C476]-1101)/100" office:value-type="float" office:value="95.01" calcext:value-type="float">
            <text:p>9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622" calcext:value-type="float">
            <text:p>10622</text:p>
          </table:table-cell>
          <table:table-cell table:formula="of:=([.C477]-1101)/100" office:value-type="float" office:value="95.21" calcext:value-type="float">
            <text:p>9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642" calcext:value-type="float">
            <text:p>10642</text:p>
          </table:table-cell>
          <table:table-cell table:formula="of:=([.C478]-1101)/100" office:value-type="float" office:value="95.41" calcext:value-type="float">
            <text:p>95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662" calcext:value-type="float">
            <text:p>10662</text:p>
          </table:table-cell>
          <table:table-cell table:formula="of:=([.C479]-1101)/100" office:value-type="float" office:value="95.61" calcext:value-type="float">
            <text:p>95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682" calcext:value-type="float">
            <text:p>10682</text:p>
          </table:table-cell>
          <table:table-cell table:formula="of:=([.C480]-1101)/100" office:value-type="float" office:value="95.81" calcext:value-type="float">
            <text:p>95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702" calcext:value-type="float">
            <text:p>10702</text:p>
          </table:table-cell>
          <table:table-cell table:formula="of:=([.C481]-1101)/100" office:value-type="float" office:value="96.01" calcext:value-type="float">
            <text:p>96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722" calcext:value-type="float">
            <text:p>10722</text:p>
          </table:table-cell>
          <table:table-cell table:formula="of:=([.C482]-1101)/100" office:value-type="float" office:value="96.21" calcext:value-type="float">
            <text:p>96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0742" calcext:value-type="float">
            <text:p>10742</text:p>
          </table:table-cell>
          <table:table-cell table:formula="of:=([.C483]-1101)/100" office:value-type="float" office:value="96.41" calcext:value-type="float">
            <text:p>96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762" calcext:value-type="float">
            <text:p>10762</text:p>
          </table:table-cell>
          <table:table-cell table:formula="of:=([.C484]-1101)/100" office:value-type="float" office:value="96.61" calcext:value-type="float">
            <text:p>96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782" calcext:value-type="float">
            <text:p>10782</text:p>
          </table:table-cell>
          <table:table-cell table:formula="of:=([.C485]-1101)/100" office:value-type="float" office:value="96.81" calcext:value-type="float">
            <text:p>96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802" calcext:value-type="float">
            <text:p>10802</text:p>
          </table:table-cell>
          <table:table-cell table:formula="of:=([.C486]-1101)/100" office:value-type="float" office:value="97.01" calcext:value-type="float">
            <text:p>97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822" calcext:value-type="float">
            <text:p>10822</text:p>
          </table:table-cell>
          <table:table-cell table:formula="of:=([.C487]-1101)/100" office:value-type="float" office:value="97.21" calcext:value-type="float">
            <text:p>97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842" calcext:value-type="float">
            <text:p>10842</text:p>
          </table:table-cell>
          <table:table-cell table:formula="of:=([.C488]-1101)/100" office:value-type="float" office:value="97.41" calcext:value-type="float">
            <text:p>97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862" calcext:value-type="float">
            <text:p>10862</text:p>
          </table:table-cell>
          <table:table-cell table:formula="of:=([.C489]-1101)/100" office:value-type="float" office:value="97.61" calcext:value-type="float">
            <text:p>9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882" calcext:value-type="float">
            <text:p>10882</text:p>
          </table:table-cell>
          <table:table-cell table:formula="of:=([.C490]-1101)/100" office:value-type="float" office:value="97.81" calcext:value-type="float">
            <text:p>97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902" calcext:value-type="float">
            <text:p>10902</text:p>
          </table:table-cell>
          <table:table-cell table:formula="of:=([.C491]-1101)/100" office:value-type="float" office:value="98.01" calcext:value-type="float">
            <text:p>98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922" calcext:value-type="float">
            <text:p>10922</text:p>
          </table:table-cell>
          <table:table-cell table:formula="of:=([.C492]-1101)/100" office:value-type="float" office:value="98.21" calcext:value-type="float">
            <text:p>98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942" calcext:value-type="float">
            <text:p>10942</text:p>
          </table:table-cell>
          <table:table-cell table:formula="of:=([.C493]-1101)/100" office:value-type="float" office:value="98.41" calcext:value-type="float">
            <text:p>9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962" calcext:value-type="float">
            <text:p>10962</text:p>
          </table:table-cell>
          <table:table-cell table:formula="of:=([.C494]-1101)/100" office:value-type="float" office:value="98.61" calcext:value-type="float">
            <text:p>98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0982" calcext:value-type="float">
            <text:p>10982</text:p>
          </table:table-cell>
          <table:table-cell table:formula="of:=([.C495]-1101)/100" office:value-type="float" office:value="98.81" calcext:value-type="float">
            <text:p>98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002" calcext:value-type="float">
            <text:p>11002</text:p>
          </table:table-cell>
          <table:table-cell table:formula="of:=([.C496]-1101)/100" office:value-type="float" office:value="99.01" calcext:value-type="float">
            <text:p>9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022" calcext:value-type="float">
            <text:p>11022</text:p>
          </table:table-cell>
          <table:table-cell table:formula="of:=([.C497]-1101)/100" office:value-type="float" office:value="99.21" calcext:value-type="float">
            <text:p>99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042" calcext:value-type="float">
            <text:p>11042</text:p>
          </table:table-cell>
          <table:table-cell table:formula="of:=([.C498]-1101)/100" office:value-type="float" office:value="99.41" calcext:value-type="float">
            <text:p>9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062" calcext:value-type="float">
            <text:p>11062</text:p>
          </table:table-cell>
          <table:table-cell table:formula="of:=([.C499]-1101)/100" office:value-type="float" office:value="99.61" calcext:value-type="float">
            <text:p>9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082" calcext:value-type="float">
            <text:p>11082</text:p>
          </table:table-cell>
          <table:table-cell table:formula="of:=([.C500]-1101)/100" office:value-type="float" office:value="99.81" calcext:value-type="float">
            <text:p>9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</table:table>
      <table:table table:name="nclust19" table:style-name="ta1">
        <table:shapes>
          <draw:frame draw:z-index="0" draw:style-name="gr1" draw:text-style-name="P1" svg:width="159.93mm" svg:height="90.04mm" svg:x="107.36mm" svg:y="9.83mm">
            <draw:object draw:notify-on-update-of-ranges="nclust19.D1:nclust19.D500 nclust19.N1:nclust19.N5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ce1"/>
        <table:table-column table:style-name="co1" table:number-columns-repeated="10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float" office:value="1102" calcext:value-type="float">
            <text:p>1.10E+03</text:p>
          </table:table-cell>
          <table:table-cell table:formula="of:=([.C1]-1101)/100" office:value-type="float" office:value="0.01" calcext:value-type="float">
            <text:p>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22" calcext:value-type="float">
            <text:p>1.12E+03</text:p>
          </table:table-cell>
          <table:table-cell table:formula="of:=([.C2]-1101)/100" office:value-type="float" office:value="0.21" calcext:value-type="float">
            <text:p>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42" calcext:value-type="float">
            <text:p>1.14E+03</text:p>
          </table:table-cell>
          <table:table-cell table:formula="of:=([.C3]-1101)/100" office:value-type="float" office:value="0.41" calcext:value-type="float">
            <text:p>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62" calcext:value-type="float">
            <text:p>1.16E+03</text:p>
          </table:table-cell>
          <table:table-cell table:formula="of:=([.C4]-1101)/100" office:value-type="float" office:value="0.61" calcext:value-type="float">
            <text:p>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82" calcext:value-type="float">
            <text:p>1.18E+03</text:p>
          </table:table-cell>
          <table:table-cell table:formula="of:=([.C5]-1101)/100" office:value-type="float" office:value="0.81" calcext:value-type="float">
            <text:p>0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02" calcext:value-type="float">
            <text:p>1.20E+03</text:p>
          </table:table-cell>
          <table:table-cell table:formula="of:=([.C6]-1101)/100" office:value-type="float" office:value="1.01" calcext:value-type="float">
            <text:p>1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22" calcext:value-type="float">
            <text:p>1.22E+03</text:p>
          </table:table-cell>
          <table:table-cell table:formula="of:=([.C7]-1101)/100" office:value-type="float" office:value="1.21" calcext:value-type="float">
            <text:p>1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42" calcext:value-type="float">
            <text:p>1.24E+03</text:p>
          </table:table-cell>
          <table:table-cell table:formula="of:=([.C8]-1101)/100" office:value-type="float" office:value="1.41" calcext:value-type="float">
            <text:p>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62" calcext:value-type="float">
            <text:p>1.26E+03</text:p>
          </table:table-cell>
          <table:table-cell table:formula="of:=([.C9]-1101)/100" office:value-type="float" office:value="1.61" calcext:value-type="float">
            <text:p>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282" calcext:value-type="float">
            <text:p>1.28E+03</text:p>
          </table:table-cell>
          <table:table-cell table:formula="of:=([.C10]-1101)/100" office:value-type="float" office:value="1.81" calcext:value-type="float">
            <text:p>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02" calcext:value-type="float">
            <text:p>1.30E+03</text:p>
          </table:table-cell>
          <table:table-cell table:formula="of:=([.C11]-1101)/100" office:value-type="float" office:value="2.01" calcext:value-type="float">
            <text:p>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22" calcext:value-type="float">
            <text:p>1.32E+03</text:p>
          </table:table-cell>
          <table:table-cell table:formula="of:=([.C12]-1101)/100" office:value-type="float" office:value="2.21" calcext:value-type="float">
            <text:p>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42" calcext:value-type="float">
            <text:p>1.34E+03</text:p>
          </table:table-cell>
          <table:table-cell table:formula="of:=([.C13]-1101)/100" office:value-type="float" office:value="2.41" calcext:value-type="float">
            <text:p>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62" calcext:value-type="float">
            <text:p>1.36E+03</text:p>
          </table:table-cell>
          <table:table-cell table:formula="of:=([.C14]-1101)/100" office:value-type="float" office:value="2.61" calcext:value-type="float">
            <text:p>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382" calcext:value-type="float">
            <text:p>1.38E+03</text:p>
          </table:table-cell>
          <table:table-cell table:formula="of:=([.C15]-1101)/100" office:value-type="float" office:value="2.81" calcext:value-type="float">
            <text:p>2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02" calcext:value-type="float">
            <text:p>1.40E+03</text:p>
          </table:table-cell>
          <table:table-cell table:formula="of:=([.C16]-1101)/100" office:value-type="float" office:value="3.01" calcext:value-type="float">
            <text:p>3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22" calcext:value-type="float">
            <text:p>1.42E+03</text:p>
          </table:table-cell>
          <table:table-cell table:formula="of:=([.C17]-1101)/100" office:value-type="float" office:value="3.21" calcext:value-type="float">
            <text:p>3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42" calcext:value-type="float">
            <text:p>1.44E+03</text:p>
          </table:table-cell>
          <table:table-cell table:formula="of:=([.C18]-1101)/100" office:value-type="float" office:value="3.41" calcext:value-type="float">
            <text:p>3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62" calcext:value-type="float">
            <text:p>1.46E+03</text:p>
          </table:table-cell>
          <table:table-cell table:formula="of:=([.C19]-1101)/100" office:value-type="float" office:value="3.61" calcext:value-type="float">
            <text:p>3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482" calcext:value-type="float">
            <text:p>1.48E+03</text:p>
          </table:table-cell>
          <table:table-cell table:formula="of:=([.C20]-1101)/100" office:value-type="float" office:value="3.81" calcext:value-type="float">
            <text:p>3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02" calcext:value-type="float">
            <text:p>1.50E+03</text:p>
          </table:table-cell>
          <table:table-cell table:formula="of:=([.C21]-1101)/100" office:value-type="float" office:value="4.01" calcext:value-type="float">
            <text:p>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22" calcext:value-type="float">
            <text:p>1.52E+03</text:p>
          </table:table-cell>
          <table:table-cell table:formula="of:=([.C22]-1101)/100" office:value-type="float" office:value="4.21" calcext:value-type="float">
            <text:p>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42" calcext:value-type="float">
            <text:p>1.54E+03</text:p>
          </table:table-cell>
          <table:table-cell table:formula="of:=([.C23]-1101)/100" office:value-type="float" office:value="4.41" calcext:value-type="float">
            <text:p>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62" calcext:value-type="float">
            <text:p>1.56E+03</text:p>
          </table:table-cell>
          <table:table-cell table:formula="of:=([.C24]-1101)/100" office:value-type="float" office:value="4.61" calcext:value-type="float">
            <text:p>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582" calcext:value-type="float">
            <text:p>1.58E+03</text:p>
          </table:table-cell>
          <table:table-cell table:formula="of:=([.C25]-1101)/100" office:value-type="float" office:value="4.81" calcext:value-type="float">
            <text:p>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02" calcext:value-type="float">
            <text:p>1.60E+03</text:p>
          </table:table-cell>
          <table:table-cell table:formula="of:=([.C26]-1101)/100" office:value-type="float" office:value="5.01" calcext:value-type="float">
            <text:p>5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22" calcext:value-type="float">
            <text:p>1.62E+03</text:p>
          </table:table-cell>
          <table:table-cell table:formula="of:=([.C27]-1101)/100" office:value-type="float" office:value="5.21" calcext:value-type="float">
            <text:p>5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42" calcext:value-type="float">
            <text:p>1.64E+03</text:p>
          </table:table-cell>
          <table:table-cell table:formula="of:=([.C28]-1101)/100" office:value-type="float" office:value="5.41" calcext:value-type="float">
            <text:p>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62" calcext:value-type="float">
            <text:p>1.66E+03</text:p>
          </table:table-cell>
          <table:table-cell table:formula="of:=([.C29]-1101)/100" office:value-type="float" office:value="5.61" calcext:value-type="float">
            <text:p>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682" calcext:value-type="float">
            <text:p>1.68E+03</text:p>
          </table:table-cell>
          <table:table-cell table:formula="of:=([.C30]-1101)/100" office:value-type="float" office:value="5.81" calcext:value-type="float">
            <text:p>5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02" calcext:value-type="float">
            <text:p>1.70E+03</text:p>
          </table:table-cell>
          <table:table-cell table:formula="of:=([.C31]-1101)/100" office:value-type="float" office:value="6.01" calcext:value-type="float">
            <text:p>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22" calcext:value-type="float">
            <text:p>1.72E+03</text:p>
          </table:table-cell>
          <table:table-cell table:formula="of:=([.C32]-1101)/100" office:value-type="float" office:value="6.21" calcext:value-type="float">
            <text:p>6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42" calcext:value-type="float">
            <text:p>1.74E+03</text:p>
          </table:table-cell>
          <table:table-cell table:formula="of:=([.C33]-1101)/100" office:value-type="float" office:value="6.41" calcext:value-type="float">
            <text:p>6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62" calcext:value-type="float">
            <text:p>1.76E+03</text:p>
          </table:table-cell>
          <table:table-cell table:formula="of:=([.C34]-1101)/100" office:value-type="float" office:value="6.61" calcext:value-type="float">
            <text:p>6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782" calcext:value-type="float">
            <text:p>1.78E+03</text:p>
          </table:table-cell>
          <table:table-cell table:formula="of:=([.C35]-1101)/100" office:value-type="float" office:value="6.81" calcext:value-type="float">
            <text:p>6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02" calcext:value-type="float">
            <text:p>1.80E+03</text:p>
          </table:table-cell>
          <table:table-cell table:formula="of:=([.C36]-1101)/100" office:value-type="float" office:value="7.01" calcext:value-type="float">
            <text:p>7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22" calcext:value-type="float">
            <text:p>1.82E+03</text:p>
          </table:table-cell>
          <table:table-cell table:formula="of:=([.C37]-1101)/100" office:value-type="float" office:value="7.21" calcext:value-type="float">
            <text:p>7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42" calcext:value-type="float">
            <text:p>1.84E+03</text:p>
          </table:table-cell>
          <table:table-cell table:formula="of:=([.C38]-1101)/100" office:value-type="float" office:value="7.41" calcext:value-type="float">
            <text:p>7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62" calcext:value-type="float">
            <text:p>1.86E+03</text:p>
          </table:table-cell>
          <table:table-cell table:formula="of:=([.C39]-1101)/100" office:value-type="float" office:value="7.61" calcext:value-type="float">
            <text:p>7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882" calcext:value-type="float">
            <text:p>1.88E+03</text:p>
          </table:table-cell>
          <table:table-cell table:formula="of:=([.C40]-1101)/100" office:value-type="float" office:value="7.81" calcext:value-type="float">
            <text:p>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02" calcext:value-type="float">
            <text:p>1.90E+03</text:p>
          </table:table-cell>
          <table:table-cell table:formula="of:=([.C41]-1101)/100" office:value-type="float" office:value="8.01" calcext:value-type="float">
            <text:p>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22" calcext:value-type="float">
            <text:p>1.92E+03</text:p>
          </table:table-cell>
          <table:table-cell table:formula="of:=([.C42]-1101)/100" office:value-type="float" office:value="8.21" calcext:value-type="float">
            <text:p>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42" calcext:value-type="float">
            <text:p>1.94E+03</text:p>
          </table:table-cell>
          <table:table-cell table:formula="of:=([.C43]-1101)/100" office:value-type="float" office:value="8.41" calcext:value-type="float">
            <text:p>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62" calcext:value-type="float">
            <text:p>1.96E+03</text:p>
          </table:table-cell>
          <table:table-cell table:formula="of:=([.C44]-1101)/100" office:value-type="float" office:value="8.61" calcext:value-type="float">
            <text:p>8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982" calcext:value-type="float">
            <text:p>1.98E+03</text:p>
          </table:table-cell>
          <table:table-cell table:formula="of:=([.C45]-1101)/100" office:value-type="float" office:value="8.81" calcext:value-type="float">
            <text:p>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02" calcext:value-type="float">
            <text:p>2.00E+03</text:p>
          </table:table-cell>
          <table:table-cell table:formula="of:=([.C46]-1101)/100" office:value-type="float" office:value="9.01" calcext:value-type="float">
            <text:p>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22" calcext:value-type="float">
            <text:p>2.02E+03</text:p>
          </table:table-cell>
          <table:table-cell table:formula="of:=([.C47]-1101)/100" office:value-type="float" office:value="9.21" calcext:value-type="float">
            <text:p>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.04E+03</text:p>
          </table:table-cell>
          <table:table-cell table:formula="of:=([.C48]-1101)/100" office:value-type="float" office:value="9.41" calcext:value-type="float">
            <text:p>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62" calcext:value-type="float">
            <text:p>2.06E+03</text:p>
          </table:table-cell>
          <table:table-cell table:formula="of:=([.C49]-1101)/100" office:value-type="float" office:value="9.61" calcext:value-type="float">
            <text:p>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082" calcext:value-type="float">
            <text:p>2.08E+03</text:p>
          </table:table-cell>
          <table:table-cell table:formula="of:=([.C50]-1101)/100" office:value-type="float" office:value="9.81" calcext:value-type="float">
            <text:p>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02" calcext:value-type="float">
            <text:p>2.10E+03</text:p>
          </table:table-cell>
          <table:table-cell table:formula="of:=([.C51]-1101)/100" office:value-type="float" office:value="10.01" calcext:value-type="float">
            <text:p>1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22" calcext:value-type="float">
            <text:p>2.12E+03</text:p>
          </table:table-cell>
          <table:table-cell table:formula="of:=([.C52]-1101)/100" office:value-type="float" office:value="10.21" calcext:value-type="float">
            <text:p>1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42" calcext:value-type="float">
            <text:p>2.14E+03</text:p>
          </table:table-cell>
          <table:table-cell table:formula="of:=([.C53]-1101)/100" office:value-type="float" office:value="10.41" calcext:value-type="float">
            <text:p>1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62" calcext:value-type="float">
            <text:p>2.16E+03</text:p>
          </table:table-cell>
          <table:table-cell table:formula="of:=([.C54]-1101)/100" office:value-type="float" office:value="10.61" calcext:value-type="float">
            <text:p>1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182" calcext:value-type="float">
            <text:p>2.18E+03</text:p>
          </table:table-cell>
          <table:table-cell table:formula="of:=([.C55]-1101)/100" office:value-type="float" office:value="10.81" calcext:value-type="float">
            <text:p>10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02" calcext:value-type="float">
            <text:p>2.20E+03</text:p>
          </table:table-cell>
          <table:table-cell table:formula="of:=([.C56]-1101)/100" office:value-type="float" office:value="11.01" calcext:value-type="float">
            <text:p>11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22" calcext:value-type="float">
            <text:p>2.22E+03</text:p>
          </table:table-cell>
          <table:table-cell table:formula="of:=([.C57]-1101)/100" office:value-type="float" office:value="11.21" calcext:value-type="float">
            <text:p>11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42" calcext:value-type="float">
            <text:p>2.24E+03</text:p>
          </table:table-cell>
          <table:table-cell table:formula="of:=([.C58]-1101)/100" office:value-type="float" office:value="11.41" calcext:value-type="float">
            <text:p>1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62" calcext:value-type="float">
            <text:p>2.26E+03</text:p>
          </table:table-cell>
          <table:table-cell table:formula="of:=([.C59]-1101)/100" office:value-type="float" office:value="11.61" calcext:value-type="float">
            <text:p>1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282" calcext:value-type="float">
            <text:p>2.28E+03</text:p>
          </table:table-cell>
          <table:table-cell table:formula="of:=([.C60]-1101)/100" office:value-type="float" office:value="11.81" calcext:value-type="float">
            <text:p>1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02" calcext:value-type="float">
            <text:p>2.30E+03</text:p>
          </table:table-cell>
          <table:table-cell table:formula="of:=([.C61]-1101)/100" office:value-type="float" office:value="12.01" calcext:value-type="float">
            <text:p>1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22" calcext:value-type="float">
            <text:p>2.32E+03</text:p>
          </table:table-cell>
          <table:table-cell table:formula="of:=([.C62]-1101)/100" office:value-type="float" office:value="12.21" calcext:value-type="float">
            <text:p>1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42" calcext:value-type="float">
            <text:p>2.34E+03</text:p>
          </table:table-cell>
          <table:table-cell table:formula="of:=([.C63]-1101)/100" office:value-type="float" office:value="12.41" calcext:value-type="float">
            <text:p>1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62" calcext:value-type="float">
            <text:p>2.36E+03</text:p>
          </table:table-cell>
          <table:table-cell table:formula="of:=([.C64]-1101)/100" office:value-type="float" office:value="12.61" calcext:value-type="float">
            <text:p>1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382" calcext:value-type="float">
            <text:p>2.38E+03</text:p>
          </table:table-cell>
          <table:table-cell table:formula="of:=([.C65]-1101)/100" office:value-type="float" office:value="12.81" calcext:value-type="float">
            <text:p>12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402" calcext:value-type="float">
            <text:p>2.40E+03</text:p>
          </table:table-cell>
          <table:table-cell table:formula="of:=([.C66]-1101)/100" office:value-type="float" office:value="13.01" calcext:value-type="float">
            <text:p>1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422" calcext:value-type="float">
            <text:p>2.42E+03</text:p>
          </table:table-cell>
          <table:table-cell table:formula="of:=([.C67]-1101)/100" office:value-type="float" office:value="13.21" calcext:value-type="float">
            <text:p>13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442" calcext:value-type="float">
            <text:p>2.44E+03</text:p>
          </table:table-cell>
          <table:table-cell table:formula="of:=([.C68]-1101)/100" office:value-type="float" office:value="13.41" calcext:value-type="float">
            <text:p>13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462" calcext:value-type="float">
            <text:p>2.46E+03</text:p>
          </table:table-cell>
          <table:table-cell table:formula="of:=([.C69]-1101)/100" office:value-type="float" office:value="13.61" calcext:value-type="float">
            <text:p>13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482" calcext:value-type="float">
            <text:p>2.48E+03</text:p>
          </table:table-cell>
          <table:table-cell table:formula="of:=([.C70]-1101)/100" office:value-type="float" office:value="13.81" calcext:value-type="float">
            <text:p>1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502" calcext:value-type="float">
            <text:p>2.50E+03</text:p>
          </table:table-cell>
          <table:table-cell table:formula="of:=([.C71]-1101)/100" office:value-type="float" office:value="14.01" calcext:value-type="float">
            <text:p>1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22" calcext:value-type="float">
            <text:p>2.52E+03</text:p>
          </table:table-cell>
          <table:table-cell table:formula="of:=([.C72]-1101)/100" office:value-type="float" office:value="14.21" calcext:value-type="float">
            <text:p>1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42" calcext:value-type="float">
            <text:p>2.54E+03</text:p>
          </table:table-cell>
          <table:table-cell table:formula="of:=([.C73]-1101)/100" office:value-type="float" office:value="14.41" calcext:value-type="float">
            <text:p>1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62" calcext:value-type="float">
            <text:p>2.56E+03</text:p>
          </table:table-cell>
          <table:table-cell table:formula="of:=([.C74]-1101)/100" office:value-type="float" office:value="14.61" calcext:value-type="float">
            <text:p>1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582" calcext:value-type="float">
            <text:p>2.58E+03</text:p>
          </table:table-cell>
          <table:table-cell table:formula="of:=([.C75]-1101)/100" office:value-type="float" office:value="14.81" calcext:value-type="float">
            <text:p>1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02" calcext:value-type="float">
            <text:p>2.60E+03</text:p>
          </table:table-cell>
          <table:table-cell table:formula="of:=([.C76]-1101)/100" office:value-type="float" office:value="15.01" calcext:value-type="float">
            <text:p>15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22" calcext:value-type="float">
            <text:p>2.62E+03</text:p>
          </table:table-cell>
          <table:table-cell table:formula="of:=([.C77]-1101)/100" office:value-type="float" office:value="15.21" calcext:value-type="float">
            <text:p>15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42" calcext:value-type="float">
            <text:p>2.64E+03</text:p>
          </table:table-cell>
          <table:table-cell table:formula="of:=([.C78]-1101)/100" office:value-type="float" office:value="15.41" calcext:value-type="float">
            <text:p>1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62" calcext:value-type="float">
            <text:p>2.66E+03</text:p>
          </table:table-cell>
          <table:table-cell table:formula="of:=([.C79]-1101)/100" office:value-type="float" office:value="15.61" calcext:value-type="float">
            <text:p>1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682" calcext:value-type="float">
            <text:p>2.68E+03</text:p>
          </table:table-cell>
          <table:table-cell table:formula="of:=([.C80]-1101)/100" office:value-type="float" office:value="15.81" calcext:value-type="float">
            <text:p>15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02" calcext:value-type="float">
            <text:p>2.70E+03</text:p>
          </table:table-cell>
          <table:table-cell table:formula="of:=([.C81]-1101)/100" office:value-type="float" office:value="16.01" calcext:value-type="float">
            <text:p>1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22" calcext:value-type="float">
            <text:p>2.72E+03</text:p>
          </table:table-cell>
          <table:table-cell table:formula="of:=([.C82]-1101)/100" office:value-type="float" office:value="16.21" calcext:value-type="float">
            <text:p>16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42" calcext:value-type="float">
            <text:p>2.74E+03</text:p>
          </table:table-cell>
          <table:table-cell table:formula="of:=([.C83]-1101)/100" office:value-type="float" office:value="16.41" calcext:value-type="float">
            <text:p>16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62" calcext:value-type="float">
            <text:p>2.76E+03</text:p>
          </table:table-cell>
          <table:table-cell table:formula="of:=([.C84]-1101)/100" office:value-type="float" office:value="16.61" calcext:value-type="float">
            <text:p>16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782" calcext:value-type="float">
            <text:p>2.78E+03</text:p>
          </table:table-cell>
          <table:table-cell table:formula="of:=([.C85]-1101)/100" office:value-type="float" office:value="16.81" calcext:value-type="float">
            <text:p>16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802" calcext:value-type="float">
            <text:p>2.80E+03</text:p>
          </table:table-cell>
          <table:table-cell table:formula="of:=([.C86]-1101)/100" office:value-type="float" office:value="17.01" calcext:value-type="float">
            <text:p>17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822" calcext:value-type="float">
            <text:p>2.82E+03</text:p>
          </table:table-cell>
          <table:table-cell table:formula="of:=([.C87]-1101)/100" office:value-type="float" office:value="17.21" calcext:value-type="float">
            <text:p>17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842" calcext:value-type="float">
            <text:p>2.84E+03</text:p>
          </table:table-cell>
          <table:table-cell table:formula="of:=([.C88]-1101)/100" office:value-type="float" office:value="17.41" calcext:value-type="float">
            <text:p>17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2862" calcext:value-type="float">
            <text:p>2.86E+03</text:p>
          </table:table-cell>
          <table:table-cell table:formula="of:=([.C89]-1101)/100" office:value-type="float" office:value="17.61" calcext:value-type="float">
            <text:p>17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882" calcext:value-type="float">
            <text:p>2.88E+03</text:p>
          </table:table-cell>
          <table:table-cell table:formula="of:=([.C90]-1101)/100" office:value-type="float" office:value="17.81" calcext:value-type="float">
            <text:p>1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02" calcext:value-type="float">
            <text:p>2.90E+03</text:p>
          </table:table-cell>
          <table:table-cell table:formula="of:=([.C91]-1101)/100" office:value-type="float" office:value="18.01" calcext:value-type="float">
            <text:p>1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22" calcext:value-type="float">
            <text:p>2.92E+03</text:p>
          </table:table-cell>
          <table:table-cell table:formula="of:=([.C92]-1101)/100" office:value-type="float" office:value="18.21" calcext:value-type="float">
            <text:p>1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42" calcext:value-type="float">
            <text:p>2.94E+03</text:p>
          </table:table-cell>
          <table:table-cell table:formula="of:=([.C93]-1101)/100" office:value-type="float" office:value="18.41" calcext:value-type="float">
            <text:p>1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62" calcext:value-type="float">
            <text:p>2.96E+03</text:p>
          </table:table-cell>
          <table:table-cell table:formula="of:=([.C94]-1101)/100" office:value-type="float" office:value="18.61" calcext:value-type="float">
            <text:p>18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2982" calcext:value-type="float">
            <text:p>2.98E+03</text:p>
          </table:table-cell>
          <table:table-cell table:formula="of:=([.C95]-1101)/100" office:value-type="float" office:value="18.81" calcext:value-type="float">
            <text:p>1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02" calcext:value-type="float">
            <text:p>3.00E+03</text:p>
          </table:table-cell>
          <table:table-cell table:formula="of:=([.C96]-1101)/100" office:value-type="float" office:value="19.01" calcext:value-type="float">
            <text:p>1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22" calcext:value-type="float">
            <text:p>3.02E+03</text:p>
          </table:table-cell>
          <table:table-cell table:formula="of:=([.C97]-1101)/100" office:value-type="float" office:value="19.21" calcext:value-type="float">
            <text:p>1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42" calcext:value-type="float">
            <text:p>3.04E+03</text:p>
          </table:table-cell>
          <table:table-cell table:formula="of:=([.C98]-1101)/100" office:value-type="float" office:value="19.41" calcext:value-type="float">
            <text:p>1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62" calcext:value-type="float">
            <text:p>3.06E+03</text:p>
          </table:table-cell>
          <table:table-cell table:formula="of:=([.C99]-1101)/100" office:value-type="float" office:value="19.61" calcext:value-type="float">
            <text:p>1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082" calcext:value-type="float">
            <text:p>3.08E+03</text:p>
          </table:table-cell>
          <table:table-cell table:formula="of:=([.C100]-1101)/100" office:value-type="float" office:value="19.81" calcext:value-type="float">
            <text:p>1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102" calcext:value-type="float">
            <text:p>3.10E+03</text:p>
          </table:table-cell>
          <table:table-cell table:formula="of:=([.C101]-1101)/100" office:value-type="float" office:value="20.01" calcext:value-type="float">
            <text:p>2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122" calcext:value-type="float">
            <text:p>3.12E+03</text:p>
          </table:table-cell>
          <table:table-cell table:formula="of:=([.C102]-1101)/100" office:value-type="float" office:value="20.21" calcext:value-type="float">
            <text:p>2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142" calcext:value-type="float">
            <text:p>3.14E+03</text:p>
          </table:table-cell>
          <table:table-cell table:formula="of:=([.C103]-1101)/100" office:value-type="float" office:value="20.41" calcext:value-type="float">
            <text:p>2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162" calcext:value-type="float">
            <text:p>3.16E+03</text:p>
          </table:table-cell>
          <table:table-cell table:formula="of:=([.C104]-1101)/100" office:value-type="float" office:value="20.61" calcext:value-type="float">
            <text:p>2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182" calcext:value-type="float">
            <text:p>3.18E+03</text:p>
          </table:table-cell>
          <table:table-cell table:formula="of:=([.C105]-1101)/100" office:value-type="float" office:value="20.81" calcext:value-type="float">
            <text:p>20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202" calcext:value-type="float">
            <text:p>3.20E+03</text:p>
          </table:table-cell>
          <table:table-cell table:formula="of:=([.C106]-1101)/100" office:value-type="float" office:value="21.01" calcext:value-type="float">
            <text:p>21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222" calcext:value-type="float">
            <text:p>3.22E+03</text:p>
          </table:table-cell>
          <table:table-cell table:formula="of:=([.C107]-1101)/100" office:value-type="float" office:value="21.21" calcext:value-type="float">
            <text:p>21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242" calcext:value-type="float">
            <text:p>3.24E+03</text:p>
          </table:table-cell>
          <table:table-cell table:formula="of:=([.C108]-1101)/100" office:value-type="float" office:value="21.41" calcext:value-type="float">
            <text:p>2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262" calcext:value-type="float">
            <text:p>3.26E+03</text:p>
          </table:table-cell>
          <table:table-cell table:formula="of:=([.C109]-1101)/100" office:value-type="float" office:value="21.61" calcext:value-type="float">
            <text:p>2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282" calcext:value-type="float">
            <text:p>3.28E+03</text:p>
          </table:table-cell>
          <table:table-cell table:formula="of:=([.C110]-1101)/100" office:value-type="float" office:value="21.81" calcext:value-type="float">
            <text:p>2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02" calcext:value-type="float">
            <text:p>3.30E+03</text:p>
          </table:table-cell>
          <table:table-cell table:formula="of:=([.C111]-1101)/100" office:value-type="float" office:value="22.01" calcext:value-type="float">
            <text:p>2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22" calcext:value-type="float">
            <text:p>3.32E+03</text:p>
          </table:table-cell>
          <table:table-cell table:formula="of:=([.C112]-1101)/100" office:value-type="float" office:value="22.21" calcext:value-type="float">
            <text:p>2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42" calcext:value-type="float">
            <text:p>3.34E+03</text:p>
          </table:table-cell>
          <table:table-cell table:formula="of:=([.C113]-1101)/100" office:value-type="float" office:value="22.41" calcext:value-type="float">
            <text:p>2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62" calcext:value-type="float">
            <text:p>3.36E+03</text:p>
          </table:table-cell>
          <table:table-cell table:formula="of:=([.C114]-1101)/100" office:value-type="float" office:value="22.61" calcext:value-type="float">
            <text:p>2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382" calcext:value-type="float">
            <text:p>3.38E+03</text:p>
          </table:table-cell>
          <table:table-cell table:formula="of:=([.C115]-1101)/100" office:value-type="float" office:value="22.81" calcext:value-type="float">
            <text:p>22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402" calcext:value-type="float">
            <text:p>3.40E+03</text:p>
          </table:table-cell>
          <table:table-cell table:formula="of:=([.C116]-1101)/100" office:value-type="float" office:value="23.01" calcext:value-type="float">
            <text:p>2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3422" calcext:value-type="float">
            <text:p>3.42E+03</text:p>
          </table:table-cell>
          <table:table-cell table:formula="of:=([.C117]-1101)/100" office:value-type="float" office:value="23.21" calcext:value-type="float">
            <text:p>23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442" calcext:value-type="float">
            <text:p>3.44E+03</text:p>
          </table:table-cell>
          <table:table-cell table:formula="of:=([.C118]-1101)/100" office:value-type="float" office:value="23.41" calcext:value-type="float">
            <text:p>23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462" calcext:value-type="float">
            <text:p>3.46E+03</text:p>
          </table:table-cell>
          <table:table-cell table:formula="of:=([.C119]-1101)/100" office:value-type="float" office:value="23.61" calcext:value-type="float">
            <text:p>23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482" calcext:value-type="float">
            <text:p>3.48E+03</text:p>
          </table:table-cell>
          <table:table-cell table:formula="of:=([.C120]-1101)/100" office:value-type="float" office:value="23.81" calcext:value-type="float">
            <text:p>23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02" calcext:value-type="float">
            <text:p>3.50E+03</text:p>
          </table:table-cell>
          <table:table-cell table:formula="of:=([.C121]-1101)/100" office:value-type="float" office:value="24.01" calcext:value-type="float">
            <text:p>2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22" calcext:value-type="float">
            <text:p>3.52E+03</text:p>
          </table:table-cell>
          <table:table-cell table:formula="of:=([.C122]-1101)/100" office:value-type="float" office:value="24.21" calcext:value-type="float">
            <text:p>2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42" calcext:value-type="float">
            <text:p>3.54E+03</text:p>
          </table:table-cell>
          <table:table-cell table:formula="of:=([.C123]-1101)/100" office:value-type="float" office:value="24.41" calcext:value-type="float">
            <text:p>2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62" calcext:value-type="float">
            <text:p>3.56E+03</text:p>
          </table:table-cell>
          <table:table-cell table:formula="of:=([.C124]-1101)/100" office:value-type="float" office:value="24.61" calcext:value-type="float">
            <text:p>2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582" calcext:value-type="float">
            <text:p>3.58E+03</text:p>
          </table:table-cell>
          <table:table-cell table:formula="of:=([.C125]-1101)/100" office:value-type="float" office:value="24.81" calcext:value-type="float">
            <text:p>2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02" calcext:value-type="float">
            <text:p>3.60E+03</text:p>
          </table:table-cell>
          <table:table-cell table:formula="of:=([.C126]-1101)/100" office:value-type="float" office:value="25.01" calcext:value-type="float">
            <text:p>25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22" calcext:value-type="float">
            <text:p>3.62E+03</text:p>
          </table:table-cell>
          <table:table-cell table:formula="of:=([.C127]-1101)/100" office:value-type="float" office:value="25.21" calcext:value-type="float">
            <text:p>25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42" calcext:value-type="float">
            <text:p>3.64E+03</text:p>
          </table:table-cell>
          <table:table-cell table:formula="of:=([.C128]-1101)/100" office:value-type="float" office:value="25.41" calcext:value-type="float">
            <text:p>2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62" calcext:value-type="float">
            <text:p>3.66E+03</text:p>
          </table:table-cell>
          <table:table-cell table:formula="of:=([.C129]-1101)/100" office:value-type="float" office:value="25.61" calcext:value-type="float">
            <text:p>2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682" calcext:value-type="float">
            <text:p>3.68E+03</text:p>
          </table:table-cell>
          <table:table-cell table:formula="of:=([.C130]-1101)/100" office:value-type="float" office:value="25.81" calcext:value-type="float">
            <text:p>25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02" calcext:value-type="float">
            <text:p>3.70E+03</text:p>
          </table:table-cell>
          <table:table-cell table:formula="of:=([.C131]-1101)/100" office:value-type="float" office:value="26.01" calcext:value-type="float">
            <text:p>2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22" calcext:value-type="float">
            <text:p>3.72E+03</text:p>
          </table:table-cell>
          <table:table-cell table:formula="of:=([.C132]-1101)/100" office:value-type="float" office:value="26.21" calcext:value-type="float">
            <text:p>26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42" calcext:value-type="float">
            <text:p>3.74E+03</text:p>
          </table:table-cell>
          <table:table-cell table:formula="of:=([.C133]-1101)/100" office:value-type="float" office:value="26.41" calcext:value-type="float">
            <text:p>26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62" calcext:value-type="float">
            <text:p>3.76E+03</text:p>
          </table:table-cell>
          <table:table-cell table:formula="of:=([.C134]-1101)/100" office:value-type="float" office:value="26.61" calcext:value-type="float">
            <text:p>26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782" calcext:value-type="float">
            <text:p>3.78E+03</text:p>
          </table:table-cell>
          <table:table-cell table:formula="of:=([.C135]-1101)/100" office:value-type="float" office:value="26.81" calcext:value-type="float">
            <text:p>26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02" calcext:value-type="float">
            <text:p>3.80E+03</text:p>
          </table:table-cell>
          <table:table-cell table:formula="of:=([.C136]-1101)/100" office:value-type="float" office:value="27.01" calcext:value-type="float">
            <text:p>27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22" calcext:value-type="float">
            <text:p>3.82E+03</text:p>
          </table:table-cell>
          <table:table-cell table:formula="of:=([.C137]-1101)/100" office:value-type="float" office:value="27.21" calcext:value-type="float">
            <text:p>27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42" calcext:value-type="float">
            <text:p>3.84E+03</text:p>
          </table:table-cell>
          <table:table-cell table:formula="of:=([.C138]-1101)/100" office:value-type="float" office:value="27.41" calcext:value-type="float">
            <text:p>27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62" calcext:value-type="float">
            <text:p>3.86E+03</text:p>
          </table:table-cell>
          <table:table-cell table:formula="of:=([.C139]-1101)/100" office:value-type="float" office:value="27.61" calcext:value-type="float">
            <text:p>27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882" calcext:value-type="float">
            <text:p>3.88E+03</text:p>
          </table:table-cell>
          <table:table-cell table:formula="of:=([.C140]-1101)/100" office:value-type="float" office:value="27.81" calcext:value-type="float">
            <text:p>2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02" calcext:value-type="float">
            <text:p>3.90E+03</text:p>
          </table:table-cell>
          <table:table-cell table:formula="of:=([.C141]-1101)/100" office:value-type="float" office:value="28.01" calcext:value-type="float">
            <text:p>2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22" calcext:value-type="float">
            <text:p>3.92E+03</text:p>
          </table:table-cell>
          <table:table-cell table:formula="of:=([.C142]-1101)/100" office:value-type="float" office:value="28.21" calcext:value-type="float">
            <text:p>2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42" calcext:value-type="float">
            <text:p>3.94E+03</text:p>
          </table:table-cell>
          <table:table-cell table:formula="of:=([.C143]-1101)/100" office:value-type="float" office:value="28.41" calcext:value-type="float">
            <text:p>2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62" calcext:value-type="float">
            <text:p>3.96E+03</text:p>
          </table:table-cell>
          <table:table-cell table:formula="of:=([.C144]-1101)/100" office:value-type="float" office:value="28.61" calcext:value-type="float">
            <text:p>28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3982" calcext:value-type="float">
            <text:p>3.98E+03</text:p>
          </table:table-cell>
          <table:table-cell table:formula="of:=([.C145]-1101)/100" office:value-type="float" office:value="28.81" calcext:value-type="float">
            <text:p>2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02" calcext:value-type="float">
            <text:p>4.00E+03</text:p>
          </table:table-cell>
          <table:table-cell table:formula="of:=([.C146]-1101)/100" office:value-type="float" office:value="29.01" calcext:value-type="float">
            <text:p>2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22" calcext:value-type="float">
            <text:p>4.02E+03</text:p>
          </table:table-cell>
          <table:table-cell table:formula="of:=([.C147]-1101)/100" office:value-type="float" office:value="29.21" calcext:value-type="float">
            <text:p>2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42" calcext:value-type="float">
            <text:p>4.04E+03</text:p>
          </table:table-cell>
          <table:table-cell table:formula="of:=([.C148]-1101)/100" office:value-type="float" office:value="29.41" calcext:value-type="float">
            <text:p>2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62" calcext:value-type="float">
            <text:p>4.06E+03</text:p>
          </table:table-cell>
          <table:table-cell table:formula="of:=([.C149]-1101)/100" office:value-type="float" office:value="29.61" calcext:value-type="float">
            <text:p>2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082" calcext:value-type="float">
            <text:p>4.08E+03</text:p>
          </table:table-cell>
          <table:table-cell table:formula="of:=([.C150]-1101)/100" office:value-type="float" office:value="29.81" calcext:value-type="float">
            <text:p>2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102" calcext:value-type="float">
            <text:p>4.10E+03</text:p>
          </table:table-cell>
          <table:table-cell table:formula="of:=([.C151]-1101)/100" office:value-type="float" office:value="30.01" calcext:value-type="float">
            <text:p>3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122" calcext:value-type="float">
            <text:p>4.12E+03</text:p>
          </table:table-cell>
          <table:table-cell table:formula="of:=([.C152]-1101)/100" office:value-type="float" office:value="30.21" calcext:value-type="float">
            <text:p>3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142" calcext:value-type="float">
            <text:p>4.14E+03</text:p>
          </table:table-cell>
          <table:table-cell table:formula="of:=([.C153]-1101)/100" office:value-type="float" office:value="30.41" calcext:value-type="float">
            <text:p>30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162" calcext:value-type="float">
            <text:p>4.16E+03</text:p>
          </table:table-cell>
          <table:table-cell table:formula="of:=([.C154]-1101)/100" office:value-type="float" office:value="30.61" calcext:value-type="float">
            <text:p>3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182" calcext:value-type="float">
            <text:p>4.18E+03</text:p>
          </table:table-cell>
          <table:table-cell table:formula="of:=([.C155]-1101)/100" office:value-type="float" office:value="30.81" calcext:value-type="float">
            <text:p>30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202" calcext:value-type="float">
            <text:p>4.20E+03</text:p>
          </table:table-cell>
          <table:table-cell table:formula="of:=([.C156]-1101)/100" office:value-type="float" office:value="31.01" calcext:value-type="float">
            <text:p>31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222" calcext:value-type="float">
            <text:p>4.22E+03</text:p>
          </table:table-cell>
          <table:table-cell table:formula="of:=([.C157]-1101)/100" office:value-type="float" office:value="31.21" calcext:value-type="float">
            <text:p>31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242" calcext:value-type="float">
            <text:p>4.24E+03</text:p>
          </table:table-cell>
          <table:table-cell table:formula="of:=([.C158]-1101)/100" office:value-type="float" office:value="31.41" calcext:value-type="float">
            <text:p>3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262" calcext:value-type="float">
            <text:p>4.26E+03</text:p>
          </table:table-cell>
          <table:table-cell table:formula="of:=([.C159]-1101)/100" office:value-type="float" office:value="31.61" calcext:value-type="float">
            <text:p>3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282" calcext:value-type="float">
            <text:p>4.28E+03</text:p>
          </table:table-cell>
          <table:table-cell table:formula="of:=([.C160]-1101)/100" office:value-type="float" office:value="31.81" calcext:value-type="float">
            <text:p>3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02" calcext:value-type="float">
            <text:p>4.30E+03</text:p>
          </table:table-cell>
          <table:table-cell table:formula="of:=([.C161]-1101)/100" office:value-type="float" office:value="32.01" calcext:value-type="float">
            <text:p>3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22" calcext:value-type="float">
            <text:p>4.32E+03</text:p>
          </table:table-cell>
          <table:table-cell table:formula="of:=([.C162]-1101)/100" office:value-type="float" office:value="32.21" calcext:value-type="float">
            <text:p>3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42" calcext:value-type="float">
            <text:p>4.34E+03</text:p>
          </table:table-cell>
          <table:table-cell table:formula="of:=([.C163]-1101)/100" office:value-type="float" office:value="32.41" calcext:value-type="float">
            <text:p>3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62" calcext:value-type="float">
            <text:p>4.36E+03</text:p>
          </table:table-cell>
          <table:table-cell table:formula="of:=([.C164]-1101)/100" office:value-type="float" office:value="32.61" calcext:value-type="float">
            <text:p>3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382" calcext:value-type="float">
            <text:p>4.38E+03</text:p>
          </table:table-cell>
          <table:table-cell table:formula="of:=([.C165]-1101)/100" office:value-type="float" office:value="32.81" calcext:value-type="float">
            <text:p>32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402" calcext:value-type="float">
            <text:p>4.40E+03</text:p>
          </table:table-cell>
          <table:table-cell table:formula="of:=([.C166]-1101)/100" office:value-type="float" office:value="33.01" calcext:value-type="float">
            <text:p>3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422" calcext:value-type="float">
            <text:p>4.42E+03</text:p>
          </table:table-cell>
          <table:table-cell table:formula="of:=([.C167]-1101)/100" office:value-type="float" office:value="33.21" calcext:value-type="float">
            <text:p>33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442" calcext:value-type="float">
            <text:p>4.44E+03</text:p>
          </table:table-cell>
          <table:table-cell table:formula="of:=([.C168]-1101)/100" office:value-type="float" office:value="33.41" calcext:value-type="float">
            <text:p>3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462" calcext:value-type="float">
            <text:p>4.46E+03</text:p>
          </table:table-cell>
          <table:table-cell table:formula="of:=([.C169]-1101)/100" office:value-type="float" office:value="33.61" calcext:value-type="float">
            <text:p>33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482" calcext:value-type="float">
            <text:p>4.48E+03</text:p>
          </table:table-cell>
          <table:table-cell table:formula="of:=([.C170]-1101)/100" office:value-type="float" office:value="33.81" calcext:value-type="float">
            <text:p>33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502" calcext:value-type="float">
            <text:p>4.50E+03</text:p>
          </table:table-cell>
          <table:table-cell table:formula="of:=([.C171]-1101)/100" office:value-type="float" office:value="34.01" calcext:value-type="float">
            <text:p>3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522" calcext:value-type="float">
            <text:p>4.52E+03</text:p>
          </table:table-cell>
          <table:table-cell table:formula="of:=([.C172]-1101)/100" office:value-type="float" office:value="34.21" calcext:value-type="float">
            <text:p>3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542" calcext:value-type="float">
            <text:p>4.54E+03</text:p>
          </table:table-cell>
          <table:table-cell table:formula="of:=([.C173]-1101)/100" office:value-type="float" office:value="34.41" calcext:value-type="float">
            <text:p>3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562" calcext:value-type="float">
            <text:p>4.56E+03</text:p>
          </table:table-cell>
          <table:table-cell table:formula="of:=([.C174]-1101)/100" office:value-type="float" office:value="34.61" calcext:value-type="float">
            <text:p>3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582" calcext:value-type="float">
            <text:p>4.58E+03</text:p>
          </table:table-cell>
          <table:table-cell table:formula="of:=([.C175]-1101)/100" office:value-type="float" office:value="34.81" calcext:value-type="float">
            <text:p>3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602" calcext:value-type="float">
            <text:p>4.60E+03</text:p>
          </table:table-cell>
          <table:table-cell table:formula="of:=([.C176]-1101)/100" office:value-type="float" office:value="35.01" calcext:value-type="float">
            <text:p>3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622" calcext:value-type="float">
            <text:p>4.62E+03</text:p>
          </table:table-cell>
          <table:table-cell table:formula="of:=([.C177]-1101)/100" office:value-type="float" office:value="35.21" calcext:value-type="float">
            <text:p>35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642" calcext:value-type="float">
            <text:p>4.64E+03</text:p>
          </table:table-cell>
          <table:table-cell table:formula="of:=([.C178]-1101)/100" office:value-type="float" office:value="35.41" calcext:value-type="float">
            <text:p>3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662" calcext:value-type="float">
            <text:p>4.66E+03</text:p>
          </table:table-cell>
          <table:table-cell table:formula="of:=([.C179]-1101)/100" office:value-type="float" office:value="35.61" calcext:value-type="float">
            <text:p>35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682" calcext:value-type="float">
            <text:p>4.68E+03</text:p>
          </table:table-cell>
          <table:table-cell table:formula="of:=([.C180]-1101)/100" office:value-type="float" office:value="35.81" calcext:value-type="float">
            <text:p>35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702" calcext:value-type="float">
            <text:p>4.70E+03</text:p>
          </table:table-cell>
          <table:table-cell table:formula="of:=([.C181]-1101)/100" office:value-type="float" office:value="36.01" calcext:value-type="float">
            <text:p>3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722" calcext:value-type="float">
            <text:p>4.72E+03</text:p>
          </table:table-cell>
          <table:table-cell table:formula="of:=([.C182]-1101)/100" office:value-type="float" office:value="36.21" calcext:value-type="float">
            <text:p>36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742" calcext:value-type="float">
            <text:p>4.74E+03</text:p>
          </table:table-cell>
          <table:table-cell table:formula="of:=([.C183]-1101)/100" office:value-type="float" office:value="36.41" calcext:value-type="float">
            <text:p>36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762" calcext:value-type="float">
            <text:p>4.76E+03</text:p>
          </table:table-cell>
          <table:table-cell table:formula="of:=([.C184]-1101)/100" office:value-type="float" office:value="36.61" calcext:value-type="float">
            <text:p>36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782" calcext:value-type="float">
            <text:p>4.78E+03</text:p>
          </table:table-cell>
          <table:table-cell table:formula="of:=([.C185]-1101)/100" office:value-type="float" office:value="36.81" calcext:value-type="float">
            <text:p>36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802" calcext:value-type="float">
            <text:p>4.80E+03</text:p>
          </table:table-cell>
          <table:table-cell table:formula="of:=([.C186]-1101)/100" office:value-type="float" office:value="37.01" calcext:value-type="float">
            <text:p>37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822" calcext:value-type="float">
            <text:p>4.82E+03</text:p>
          </table:table-cell>
          <table:table-cell table:formula="of:=([.C187]-1101)/100" office:value-type="float" office:value="37.21" calcext:value-type="float">
            <text:p>37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842" calcext:value-type="float">
            <text:p>4.84E+03</text:p>
          </table:table-cell>
          <table:table-cell table:formula="of:=([.C188]-1101)/100" office:value-type="float" office:value="37.41" calcext:value-type="float">
            <text:p>37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862" calcext:value-type="float">
            <text:p>4.86E+03</text:p>
          </table:table-cell>
          <table:table-cell table:formula="of:=([.C189]-1101)/100" office:value-type="float" office:value="37.61" calcext:value-type="float">
            <text:p>3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882" calcext:value-type="float">
            <text:p>4.88E+03</text:p>
          </table:table-cell>
          <table:table-cell table:formula="of:=([.C190]-1101)/100" office:value-type="float" office:value="37.81" calcext:value-type="float">
            <text:p>37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902" calcext:value-type="float">
            <text:p>4.90E+03</text:p>
          </table:table-cell>
          <table:table-cell table:formula="of:=([.C191]-1101)/100" office:value-type="float" office:value="38.01" calcext:value-type="float">
            <text:p>3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922" calcext:value-type="float">
            <text:p>4.92E+03</text:p>
          </table:table-cell>
          <table:table-cell table:formula="of:=([.C192]-1101)/100" office:value-type="float" office:value="38.21" calcext:value-type="float">
            <text:p>3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942" calcext:value-type="float">
            <text:p>4.94E+03</text:p>
          </table:table-cell>
          <table:table-cell table:formula="of:=([.C193]-1101)/100" office:value-type="float" office:value="38.41" calcext:value-type="float">
            <text:p>3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4962" calcext:value-type="float">
            <text:p>4.96E+03</text:p>
          </table:table-cell>
          <table:table-cell table:formula="of:=([.C194]-1101)/100" office:value-type="float" office:value="38.61" calcext:value-type="float">
            <text:p>38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4982" calcext:value-type="float">
            <text:p>4.98E+03</text:p>
          </table:table-cell>
          <table:table-cell table:formula="of:=([.C195]-1101)/100" office:value-type="float" office:value="38.81" calcext:value-type="float">
            <text:p>3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002" calcext:value-type="float">
            <text:p>5.00E+03</text:p>
          </table:table-cell>
          <table:table-cell table:formula="of:=([.C196]-1101)/100" office:value-type="float" office:value="39.01" calcext:value-type="float">
            <text:p>3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022" calcext:value-type="float">
            <text:p>5.02E+03</text:p>
          </table:table-cell>
          <table:table-cell table:formula="of:=([.C197]-1101)/100" office:value-type="float" office:value="39.21" calcext:value-type="float">
            <text:p>39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042" calcext:value-type="float">
            <text:p>5.04E+03</text:p>
          </table:table-cell>
          <table:table-cell table:formula="of:=([.C198]-1101)/100" office:value-type="float" office:value="39.41" calcext:value-type="float">
            <text:p>39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062" calcext:value-type="float">
            <text:p>5.06E+03</text:p>
          </table:table-cell>
          <table:table-cell table:formula="of:=([.C199]-1101)/100" office:value-type="float" office:value="39.61" calcext:value-type="float">
            <text:p>3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082" calcext:value-type="float">
            <text:p>5.08E+03</text:p>
          </table:table-cell>
          <table:table-cell table:formula="of:=([.C200]-1101)/100" office:value-type="float" office:value="39.81" calcext:value-type="float">
            <text:p>3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102" calcext:value-type="float">
            <text:p>5.10E+03</text:p>
          </table:table-cell>
          <table:table-cell table:formula="of:=([.C201]-1101)/100" office:value-type="float" office:value="40.01" calcext:value-type="float">
            <text:p>4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122" calcext:value-type="float">
            <text:p>5.12E+03</text:p>
          </table:table-cell>
          <table:table-cell table:formula="of:=([.C202]-1101)/100" office:value-type="float" office:value="40.21" calcext:value-type="float">
            <text:p>40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142" calcext:value-type="float">
            <text:p>5.14E+03</text:p>
          </table:table-cell>
          <table:table-cell table:formula="of:=([.C203]-1101)/100" office:value-type="float" office:value="40.41" calcext:value-type="float">
            <text:p>40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162" calcext:value-type="float">
            <text:p>5.16E+03</text:p>
          </table:table-cell>
          <table:table-cell table:formula="of:=([.C204]-1101)/100" office:value-type="float" office:value="40.61" calcext:value-type="float">
            <text:p>40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182" calcext:value-type="float">
            <text:p>5.18E+03</text:p>
          </table:table-cell>
          <table:table-cell table:formula="of:=([.C205]-1101)/100" office:value-type="float" office:value="40.81" calcext:value-type="float">
            <text:p>4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02" calcext:value-type="float">
            <text:p>5.20E+03</text:p>
          </table:table-cell>
          <table:table-cell table:formula="of:=([.C206]-1101)/100" office:value-type="float" office:value="41.01" calcext:value-type="float">
            <text:p>4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22" calcext:value-type="float">
            <text:p>5.22E+03</text:p>
          </table:table-cell>
          <table:table-cell table:formula="of:=([.C207]-1101)/100" office:value-type="float" office:value="41.21" calcext:value-type="float">
            <text:p>4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42" calcext:value-type="float">
            <text:p>5.24E+03</text:p>
          </table:table-cell>
          <table:table-cell table:formula="of:=([.C208]-1101)/100" office:value-type="float" office:value="41.41" calcext:value-type="float">
            <text:p>41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62" calcext:value-type="float">
            <text:p>5.26E+03</text:p>
          </table:table-cell>
          <table:table-cell table:formula="of:=([.C209]-1101)/100" office:value-type="float" office:value="41.61" calcext:value-type="float">
            <text:p>41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282" calcext:value-type="float">
            <text:p>5.28E+03</text:p>
          </table:table-cell>
          <table:table-cell table:formula="of:=([.C210]-1101)/100" office:value-type="float" office:value="41.81" calcext:value-type="float">
            <text:p>41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02" calcext:value-type="float">
            <text:p>5.30E+03</text:p>
          </table:table-cell>
          <table:table-cell table:formula="of:=([.C211]-1101)/100" office:value-type="float" office:value="42.01" calcext:value-type="float">
            <text:p>4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22" calcext:value-type="float">
            <text:p>5.32E+03</text:p>
          </table:table-cell>
          <table:table-cell table:formula="of:=([.C212]-1101)/100" office:value-type="float" office:value="42.21" calcext:value-type="float">
            <text:p>42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42" calcext:value-type="float">
            <text:p>5.34E+03</text:p>
          </table:table-cell>
          <table:table-cell table:formula="of:=([.C213]-1101)/100" office:value-type="float" office:value="42.41" calcext:value-type="float">
            <text:p>42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62" calcext:value-type="float">
            <text:p>5.36E+03</text:p>
          </table:table-cell>
          <table:table-cell table:formula="of:=([.C214]-1101)/100" office:value-type="float" office:value="42.61" calcext:value-type="float">
            <text:p>42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382" calcext:value-type="float">
            <text:p>5.38E+03</text:p>
          </table:table-cell>
          <table:table-cell table:formula="of:=([.C215]-1101)/100" office:value-type="float" office:value="42.81" calcext:value-type="float">
            <text:p>4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02" calcext:value-type="float">
            <text:p>5.40E+03</text:p>
          </table:table-cell>
          <table:table-cell table:formula="of:=([.C216]-1101)/100" office:value-type="float" office:value="43.01" calcext:value-type="float">
            <text:p>4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22" calcext:value-type="float">
            <text:p>5.42E+03</text:p>
          </table:table-cell>
          <table:table-cell table:formula="of:=([.C217]-1101)/100" office:value-type="float" office:value="43.21" calcext:value-type="float">
            <text:p>43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42" calcext:value-type="float">
            <text:p>5.44E+03</text:p>
          </table:table-cell>
          <table:table-cell table:formula="of:=([.C218]-1101)/100" office:value-type="float" office:value="43.41" calcext:value-type="float">
            <text:p>4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62" calcext:value-type="float">
            <text:p>5.46E+03</text:p>
          </table:table-cell>
          <table:table-cell table:formula="of:=([.C219]-1101)/100" office:value-type="float" office:value="43.61" calcext:value-type="float">
            <text:p>43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482" calcext:value-type="float">
            <text:p>5.48E+03</text:p>
          </table:table-cell>
          <table:table-cell table:formula="of:=([.C220]-1101)/100" office:value-type="float" office:value="43.81" calcext:value-type="float">
            <text:p>4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502" calcext:value-type="float">
            <text:p>5.50E+03</text:p>
          </table:table-cell>
          <table:table-cell table:formula="of:=([.C221]-1101)/100" office:value-type="float" office:value="44.01" calcext:value-type="float">
            <text:p>44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522" calcext:value-type="float">
            <text:p>5.52E+03</text:p>
          </table:table-cell>
          <table:table-cell table:formula="of:=([.C222]-1101)/100" office:value-type="float" office:value="44.21" calcext:value-type="float">
            <text:p>44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542" calcext:value-type="float">
            <text:p>5.54E+03</text:p>
          </table:table-cell>
          <table:table-cell table:formula="of:=([.C223]-1101)/100" office:value-type="float" office:value="44.41" calcext:value-type="float">
            <text:p>44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562" calcext:value-type="float">
            <text:p>5.56E+03</text:p>
          </table:table-cell>
          <table:table-cell table:formula="of:=([.C224]-1101)/100" office:value-type="float" office:value="44.61" calcext:value-type="float">
            <text:p>44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582" calcext:value-type="float">
            <text:p>5.58E+03</text:p>
          </table:table-cell>
          <table:table-cell table:formula="of:=([.C225]-1101)/100" office:value-type="float" office:value="44.81" calcext:value-type="float">
            <text:p>44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602" calcext:value-type="float">
            <text:p>5.60E+03</text:p>
          </table:table-cell>
          <table:table-cell table:formula="of:=([.C226]-1101)/100" office:value-type="float" office:value="45.01" calcext:value-type="float">
            <text:p>4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622" calcext:value-type="float">
            <text:p>5.62E+03</text:p>
          </table:table-cell>
          <table:table-cell table:formula="of:=([.C227]-1101)/100" office:value-type="float" office:value="45.21" calcext:value-type="float">
            <text:p>4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642" calcext:value-type="float">
            <text:p>5.64E+03</text:p>
          </table:table-cell>
          <table:table-cell table:formula="of:=([.C228]-1101)/100" office:value-type="float" office:value="45.41" calcext:value-type="float">
            <text:p>45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662" calcext:value-type="float">
            <text:p>5.66E+03</text:p>
          </table:table-cell>
          <table:table-cell table:formula="of:=([.C229]-1101)/100" office:value-type="float" office:value="45.61" calcext:value-type="float">
            <text:p>45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682" calcext:value-type="float">
            <text:p>5.68E+03</text:p>
          </table:table-cell>
          <table:table-cell table:formula="of:=([.C230]-1101)/100" office:value-type="float" office:value="45.81" calcext:value-type="float">
            <text:p>45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702" calcext:value-type="float">
            <text:p>5.70E+03</text:p>
          </table:table-cell>
          <table:table-cell table:formula="of:=([.C231]-1101)/100" office:value-type="float" office:value="46.01" calcext:value-type="float">
            <text:p>46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722" calcext:value-type="float">
            <text:p>5.72E+03</text:p>
          </table:table-cell>
          <table:table-cell table:formula="of:=([.C232]-1101)/100" office:value-type="float" office:value="46.21" calcext:value-type="float">
            <text:p>46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742" calcext:value-type="float">
            <text:p>5.74E+03</text:p>
          </table:table-cell>
          <table:table-cell table:formula="of:=([.C233]-1101)/100" office:value-type="float" office:value="46.41" calcext:value-type="float">
            <text:p>46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762" calcext:value-type="float">
            <text:p>5.76E+03</text:p>
          </table:table-cell>
          <table:table-cell table:formula="of:=([.C234]-1101)/100" office:value-type="float" office:value="46.61" calcext:value-type="float">
            <text:p>46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782" calcext:value-type="float">
            <text:p>5.78E+03</text:p>
          </table:table-cell>
          <table:table-cell table:formula="of:=([.C235]-1101)/100" office:value-type="float" office:value="46.81" calcext:value-type="float">
            <text:p>46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802" calcext:value-type="float">
            <text:p>5.80E+03</text:p>
          </table:table-cell>
          <table:table-cell table:formula="of:=([.C236]-1101)/100" office:value-type="float" office:value="47.01" calcext:value-type="float">
            <text:p>47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822" calcext:value-type="float">
            <text:p>5.82E+03</text:p>
          </table:table-cell>
          <table:table-cell table:formula="of:=([.C237]-1101)/100" office:value-type="float" office:value="47.21" calcext:value-type="float">
            <text:p>47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5842" calcext:value-type="float">
            <text:p>5.84E+03</text:p>
          </table:table-cell>
          <table:table-cell table:formula="of:=([.C238]-1101)/100" office:value-type="float" office:value="47.41" calcext:value-type="float">
            <text:p>47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5862" calcext:value-type="float">
            <text:p>5.86E+03</text:p>
          </table:table-cell>
          <table:table-cell table:formula="of:=([.C239]-1101)/100" office:value-type="float" office:value="47.61" calcext:value-type="float">
            <text:p>47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882" calcext:value-type="float">
            <text:p>5.88E+03</text:p>
          </table:table-cell>
          <table:table-cell table:formula="of:=([.C240]-1101)/100" office:value-type="float" office:value="47.81" calcext:value-type="float">
            <text:p>4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02" calcext:value-type="float">
            <text:p>5.90E+03</text:p>
          </table:table-cell>
          <table:table-cell table:formula="of:=([.C241]-1101)/100" office:value-type="float" office:value="48.01" calcext:value-type="float">
            <text:p>4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22" calcext:value-type="float">
            <text:p>5.92E+03</text:p>
          </table:table-cell>
          <table:table-cell table:formula="of:=([.C242]-1101)/100" office:value-type="float" office:value="48.21" calcext:value-type="float">
            <text:p>4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42" calcext:value-type="float">
            <text:p>5.94E+03</text:p>
          </table:table-cell>
          <table:table-cell table:formula="of:=([.C243]-1101)/100" office:value-type="float" office:value="48.41" calcext:value-type="float">
            <text:p>4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62" calcext:value-type="float">
            <text:p>5.96E+03</text:p>
          </table:table-cell>
          <table:table-cell table:formula="of:=([.C244]-1101)/100" office:value-type="float" office:value="48.61" calcext:value-type="float">
            <text:p>48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5982" calcext:value-type="float">
            <text:p>5.98E+03</text:p>
          </table:table-cell>
          <table:table-cell table:formula="of:=([.C245]-1101)/100" office:value-type="float" office:value="48.81" calcext:value-type="float">
            <text:p>4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02" calcext:value-type="float">
            <text:p>6.00E+03</text:p>
          </table:table-cell>
          <table:table-cell table:formula="of:=([.C246]-1101)/100" office:value-type="float" office:value="49.01" calcext:value-type="float">
            <text:p>4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22" calcext:value-type="float">
            <text:p>6.02E+03</text:p>
          </table:table-cell>
          <table:table-cell table:formula="of:=([.C247]-1101)/100" office:value-type="float" office:value="49.21" calcext:value-type="float">
            <text:p>4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42" calcext:value-type="float">
            <text:p>6.04E+03</text:p>
          </table:table-cell>
          <table:table-cell table:formula="of:=([.C248]-1101)/100" office:value-type="float" office:value="49.41" calcext:value-type="float">
            <text:p>4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62" calcext:value-type="float">
            <text:p>6.06E+03</text:p>
          </table:table-cell>
          <table:table-cell table:formula="of:=([.C249]-1101)/100" office:value-type="float" office:value="49.61" calcext:value-type="float">
            <text:p>4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082" calcext:value-type="float">
            <text:p>6.08E+03</text:p>
          </table:table-cell>
          <table:table-cell table:formula="of:=([.C250]-1101)/100" office:value-type="float" office:value="49.81" calcext:value-type="float">
            <text:p>4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02" calcext:value-type="float">
            <text:p>6.10E+03</text:p>
          </table:table-cell>
          <table:table-cell table:formula="of:=([.C251]-1101)/100" office:value-type="float" office:value="50.01" calcext:value-type="float">
            <text:p>5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22" calcext:value-type="float">
            <text:p>6.12E+03</text:p>
          </table:table-cell>
          <table:table-cell table:formula="of:=([.C252]-1101)/100" office:value-type="float" office:value="50.21" calcext:value-type="float">
            <text:p>5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42" calcext:value-type="float">
            <text:p>6.14E+03</text:p>
          </table:table-cell>
          <table:table-cell table:formula="of:=([.C253]-1101)/100" office:value-type="float" office:value="50.41" calcext:value-type="float">
            <text:p>5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62" calcext:value-type="float">
            <text:p>6.16E+03</text:p>
          </table:table-cell>
          <table:table-cell table:formula="of:=([.C254]-1101)/100" office:value-type="float" office:value="50.61" calcext:value-type="float">
            <text:p>5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182" calcext:value-type="float">
            <text:p>6.18E+03</text:p>
          </table:table-cell>
          <table:table-cell table:formula="of:=([.C255]-1101)/100" office:value-type="float" office:value="50.81" calcext:value-type="float">
            <text:p>50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202" calcext:value-type="float">
            <text:p>6.20E+03</text:p>
          </table:table-cell>
          <table:table-cell table:formula="of:=([.C256]-1101)/100" office:value-type="float" office:value="51.01" calcext:value-type="float">
            <text:p>5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222" calcext:value-type="float">
            <text:p>6.22E+03</text:p>
          </table:table-cell>
          <table:table-cell table:formula="of:=([.C257]-1101)/100" office:value-type="float" office:value="51.21" calcext:value-type="float">
            <text:p>51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242" calcext:value-type="float">
            <text:p>6.24E+03</text:p>
          </table:table-cell>
          <table:table-cell table:formula="of:=([.C258]-1101)/100" office:value-type="float" office:value="51.41" calcext:value-type="float">
            <text:p>5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262" calcext:value-type="float">
            <text:p>6.26E+03</text:p>
          </table:table-cell>
          <table:table-cell table:formula="of:=([.C259]-1101)/100" office:value-type="float" office:value="51.61" calcext:value-type="float">
            <text:p>5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282" calcext:value-type="float">
            <text:p>6.28E+03</text:p>
          </table:table-cell>
          <table:table-cell table:formula="of:=([.C260]-1101)/100" office:value-type="float" office:value="51.81" calcext:value-type="float">
            <text:p>5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02" calcext:value-type="float">
            <text:p>6.30E+03</text:p>
          </table:table-cell>
          <table:table-cell table:formula="of:=([.C261]-1101)/100" office:value-type="float" office:value="52.01" calcext:value-type="float">
            <text:p>5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22" calcext:value-type="float">
            <text:p>6.32E+03</text:p>
          </table:table-cell>
          <table:table-cell table:formula="of:=([.C262]-1101)/100" office:value-type="float" office:value="52.21" calcext:value-type="float">
            <text:p>5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42" calcext:value-type="float">
            <text:p>6.34E+03</text:p>
          </table:table-cell>
          <table:table-cell table:formula="of:=([.C263]-1101)/100" office:value-type="float" office:value="52.41" calcext:value-type="float">
            <text:p>5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62" calcext:value-type="float">
            <text:p>6.36E+03</text:p>
          </table:table-cell>
          <table:table-cell table:formula="of:=([.C264]-1101)/100" office:value-type="float" office:value="52.61" calcext:value-type="float">
            <text:p>5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382" calcext:value-type="float">
            <text:p>6.38E+03</text:p>
          </table:table-cell>
          <table:table-cell table:formula="of:=([.C265]-1101)/100" office:value-type="float" office:value="52.81" calcext:value-type="float">
            <text:p>52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402" calcext:value-type="float">
            <text:p>6.40E+03</text:p>
          </table:table-cell>
          <table:table-cell table:formula="of:=([.C266]-1101)/100" office:value-type="float" office:value="53.01" calcext:value-type="float">
            <text:p>53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422" calcext:value-type="float">
            <text:p>6.42E+03</text:p>
          </table:table-cell>
          <table:table-cell table:formula="of:=([.C267]-1101)/100" office:value-type="float" office:value="53.21" calcext:value-type="float">
            <text:p>53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442" calcext:value-type="float">
            <text:p>6.44E+03</text:p>
          </table:table-cell>
          <table:table-cell table:formula="of:=([.C268]-1101)/100" office:value-type="float" office:value="53.41" calcext:value-type="float">
            <text:p>53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462" calcext:value-type="float">
            <text:p>6.46E+03</text:p>
          </table:table-cell>
          <table:table-cell table:formula="of:=([.C269]-1101)/100" office:value-type="float" office:value="53.61" calcext:value-type="float">
            <text:p>53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482" calcext:value-type="float">
            <text:p>6.48E+03</text:p>
          </table:table-cell>
          <table:table-cell table:formula="of:=([.C270]-1101)/100" office:value-type="float" office:value="53.81" calcext:value-type="float">
            <text:p>5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502" calcext:value-type="float">
            <text:p>6.50E+03</text:p>
          </table:table-cell>
          <table:table-cell table:formula="of:=([.C271]-1101)/100" office:value-type="float" office:value="54.01" calcext:value-type="float">
            <text:p>5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22" calcext:value-type="float">
            <text:p>6.52E+03</text:p>
          </table:table-cell>
          <table:table-cell table:formula="of:=([.C272]-1101)/100" office:value-type="float" office:value="54.21" calcext:value-type="float">
            <text:p>5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42" calcext:value-type="float">
            <text:p>6.54E+03</text:p>
          </table:table-cell>
          <table:table-cell table:formula="of:=([.C273]-1101)/100" office:value-type="float" office:value="54.41" calcext:value-type="float">
            <text:p>5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62" calcext:value-type="float">
            <text:p>6.56E+03</text:p>
          </table:table-cell>
          <table:table-cell table:formula="of:=([.C274]-1101)/100" office:value-type="float" office:value="54.61" calcext:value-type="float">
            <text:p>5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582" calcext:value-type="float">
            <text:p>6.58E+03</text:p>
          </table:table-cell>
          <table:table-cell table:formula="of:=([.C275]-1101)/100" office:value-type="float" office:value="54.81" calcext:value-type="float">
            <text:p>5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602" calcext:value-type="float">
            <text:p>6.60E+03</text:p>
          </table:table-cell>
          <table:table-cell table:formula="of:=([.C276]-1101)/100" office:value-type="float" office:value="55.01" calcext:value-type="float">
            <text:p>5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622" calcext:value-type="float">
            <text:p>6.62E+03</text:p>
          </table:table-cell>
          <table:table-cell table:formula="of:=([.C277]-1101)/100" office:value-type="float" office:value="55.21" calcext:value-type="float">
            <text:p>5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642" calcext:value-type="float">
            <text:p>6.64E+03</text:p>
          </table:table-cell>
          <table:table-cell table:formula="of:=([.C278]-1101)/100" office:value-type="float" office:value="55.41" calcext:value-type="float">
            <text:p>5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662" calcext:value-type="float">
            <text:p>6.66E+03</text:p>
          </table:table-cell>
          <table:table-cell table:formula="of:=([.C279]-1101)/100" office:value-type="float" office:value="55.61" calcext:value-type="float">
            <text:p>5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682" calcext:value-type="float">
            <text:p>6.68E+03</text:p>
          </table:table-cell>
          <table:table-cell table:formula="of:=([.C280]-1101)/100" office:value-type="float" office:value="55.81" calcext:value-type="float">
            <text:p>55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702" calcext:value-type="float">
            <text:p>6.70E+03</text:p>
          </table:table-cell>
          <table:table-cell table:formula="of:=([.C281]-1101)/100" office:value-type="float" office:value="56.01" calcext:value-type="float">
            <text:p>56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722" calcext:value-type="float">
            <text:p>6.72E+03</text:p>
          </table:table-cell>
          <table:table-cell table:formula="of:=([.C282]-1101)/100" office:value-type="float" office:value="56.21" calcext:value-type="float">
            <text:p>56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742" calcext:value-type="float">
            <text:p>6.74E+03</text:p>
          </table:table-cell>
          <table:table-cell table:formula="of:=([.C283]-1101)/100" office:value-type="float" office:value="56.41" calcext:value-type="float">
            <text:p>56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762" calcext:value-type="float">
            <text:p>6.76E+03</text:p>
          </table:table-cell>
          <table:table-cell table:formula="of:=([.C284]-1101)/100" office:value-type="float" office:value="56.61" calcext:value-type="float">
            <text:p>56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782" calcext:value-type="float">
            <text:p>6.78E+03</text:p>
          </table:table-cell>
          <table:table-cell table:formula="of:=([.C285]-1101)/100" office:value-type="float" office:value="56.81" calcext:value-type="float">
            <text:p>56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6802" calcext:value-type="float">
            <text:p>6.80E+03</text:p>
          </table:table-cell>
          <table:table-cell table:formula="of:=([.C286]-1101)/100" office:value-type="float" office:value="57.01" calcext:value-type="float">
            <text:p>57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822" calcext:value-type="float">
            <text:p>6.82E+03</text:p>
          </table:table-cell>
          <table:table-cell table:formula="of:=([.C287]-1101)/100" office:value-type="float" office:value="57.21" calcext:value-type="float">
            <text:p>57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842" calcext:value-type="float">
            <text:p>6.84E+03</text:p>
          </table:table-cell>
          <table:table-cell table:formula="of:=([.C288]-1101)/100" office:value-type="float" office:value="57.41" calcext:value-type="float">
            <text:p>57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6862" calcext:value-type="float">
            <text:p>6.86E+03</text:p>
          </table:table-cell>
          <table:table-cell table:formula="of:=([.C289]-1101)/100" office:value-type="float" office:value="57.61" calcext:value-type="float">
            <text:p>57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882" calcext:value-type="float">
            <text:p>6.88E+03</text:p>
          </table:table-cell>
          <table:table-cell table:formula="of:=([.C290]-1101)/100" office:value-type="float" office:value="57.81" calcext:value-type="float">
            <text:p>5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902" calcext:value-type="float">
            <text:p>6.90E+03</text:p>
          </table:table-cell>
          <table:table-cell table:formula="of:=([.C291]-1101)/100" office:value-type="float" office:value="58.01" calcext:value-type="float">
            <text:p>58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922" calcext:value-type="float">
            <text:p>6.92E+03</text:p>
          </table:table-cell>
          <table:table-cell table:formula="of:=([.C292]-1101)/100" office:value-type="float" office:value="58.21" calcext:value-type="float">
            <text:p>58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942" calcext:value-type="float">
            <text:p>6.94E+03</text:p>
          </table:table-cell>
          <table:table-cell table:formula="of:=([.C293]-1101)/100" office:value-type="float" office:value="58.41" calcext:value-type="float">
            <text:p>5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962" calcext:value-type="float">
            <text:p>6.96E+03</text:p>
          </table:table-cell>
          <table:table-cell table:formula="of:=([.C294]-1101)/100" office:value-type="float" office:value="58.61" calcext:value-type="float">
            <text:p>58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6982" calcext:value-type="float">
            <text:p>6.98E+03</text:p>
          </table:table-cell>
          <table:table-cell table:formula="of:=([.C295]-1101)/100" office:value-type="float" office:value="58.81" calcext:value-type="float">
            <text:p>58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02" calcext:value-type="float">
            <text:p>7.00E+03</text:p>
          </table:table-cell>
          <table:table-cell table:formula="of:=([.C296]-1101)/100" office:value-type="float" office:value="59.01" calcext:value-type="float">
            <text:p>5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22" calcext:value-type="float">
            <text:p>7.02E+03</text:p>
          </table:table-cell>
          <table:table-cell table:formula="of:=([.C297]-1101)/100" office:value-type="float" office:value="59.21" calcext:value-type="float">
            <text:p>5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42" calcext:value-type="float">
            <text:p>7.04E+03</text:p>
          </table:table-cell>
          <table:table-cell table:formula="of:=([.C298]-1101)/100" office:value-type="float" office:value="59.41" calcext:value-type="float">
            <text:p>5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62" calcext:value-type="float">
            <text:p>7.06E+03</text:p>
          </table:table-cell>
          <table:table-cell table:formula="of:=([.C299]-1101)/100" office:value-type="float" office:value="59.61" calcext:value-type="float">
            <text:p>5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082" calcext:value-type="float">
            <text:p>7.08E+03</text:p>
          </table:table-cell>
          <table:table-cell table:formula="of:=([.C300]-1101)/100" office:value-type="float" office:value="59.81" calcext:value-type="float">
            <text:p>5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02" calcext:value-type="float">
            <text:p>7.10E+03</text:p>
          </table:table-cell>
          <table:table-cell table:formula="of:=([.C301]-1101)/100" office:value-type="float" office:value="60.01" calcext:value-type="float">
            <text:p>6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22" calcext:value-type="float">
            <text:p>7.12E+03</text:p>
          </table:table-cell>
          <table:table-cell table:formula="of:=([.C302]-1101)/100" office:value-type="float" office:value="60.21" calcext:value-type="float">
            <text:p>6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42" calcext:value-type="float">
            <text:p>7.14E+03</text:p>
          </table:table-cell>
          <table:table-cell table:formula="of:=([.C303]-1101)/100" office:value-type="float" office:value="60.41" calcext:value-type="float">
            <text:p>6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62" calcext:value-type="float">
            <text:p>7.16E+03</text:p>
          </table:table-cell>
          <table:table-cell table:formula="of:=([.C304]-1101)/100" office:value-type="float" office:value="60.61" calcext:value-type="float">
            <text:p>6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182" calcext:value-type="float">
            <text:p>7.18E+03</text:p>
          </table:table-cell>
          <table:table-cell table:formula="of:=([.C305]-1101)/100" office:value-type="float" office:value="60.81" calcext:value-type="float">
            <text:p>6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202" calcext:value-type="float">
            <text:p>7.20E+03</text:p>
          </table:table-cell>
          <table:table-cell table:formula="of:=([.C306]-1101)/100" office:value-type="float" office:value="61.01" calcext:value-type="float">
            <text:p>61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222" calcext:value-type="float">
            <text:p>7.22E+03</text:p>
          </table:table-cell>
          <table:table-cell table:formula="of:=([.C307]-1101)/100" office:value-type="float" office:value="61.21" calcext:value-type="float">
            <text:p>6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242" calcext:value-type="float">
            <text:p>7.24E+03</text:p>
          </table:table-cell>
          <table:table-cell table:formula="of:=([.C308]-1101)/100" office:value-type="float" office:value="61.41" calcext:value-type="float">
            <text:p>6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262" calcext:value-type="float">
            <text:p>7.26E+03</text:p>
          </table:table-cell>
          <table:table-cell table:formula="of:=([.C309]-1101)/100" office:value-type="float" office:value="61.61" calcext:value-type="float">
            <text:p>6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282" calcext:value-type="float">
            <text:p>7.28E+03</text:p>
          </table:table-cell>
          <table:table-cell table:formula="of:=([.C310]-1101)/100" office:value-type="float" office:value="61.81" calcext:value-type="float">
            <text:p>6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302" calcext:value-type="float">
            <text:p>7.30E+03</text:p>
          </table:table-cell>
          <table:table-cell table:formula="of:=([.C311]-1101)/100" office:value-type="float" office:value="62.01" calcext:value-type="float">
            <text:p>6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322" calcext:value-type="float">
            <text:p>7.32E+03</text:p>
          </table:table-cell>
          <table:table-cell table:formula="of:=([.C312]-1101)/100" office:value-type="float" office:value="62.21" calcext:value-type="float">
            <text:p>6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342" calcext:value-type="float">
            <text:p>7.34E+03</text:p>
          </table:table-cell>
          <table:table-cell table:formula="of:=([.C313]-1101)/100" office:value-type="float" office:value="62.41" calcext:value-type="float">
            <text:p>6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362" calcext:value-type="float">
            <text:p>7.36E+03</text:p>
          </table:table-cell>
          <table:table-cell table:formula="of:=([.C314]-1101)/100" office:value-type="float" office:value="62.61" calcext:value-type="float">
            <text:p>6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382" calcext:value-type="float">
            <text:p>7.38E+03</text:p>
          </table:table-cell>
          <table:table-cell table:formula="of:=([.C315]-1101)/100" office:value-type="float" office:value="62.81" calcext:value-type="float">
            <text:p>6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402" calcext:value-type="float">
            <text:p>7.40E+03</text:p>
          </table:table-cell>
          <table:table-cell table:formula="of:=([.C316]-1101)/100" office:value-type="float" office:value="63.01" calcext:value-type="float">
            <text:p>63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422" calcext:value-type="float">
            <text:p>7.42E+03</text:p>
          </table:table-cell>
          <table:table-cell table:formula="of:=([.C317]-1101)/100" office:value-type="float" office:value="63.21" calcext:value-type="float">
            <text:p>63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442" calcext:value-type="float">
            <text:p>7.44E+03</text:p>
          </table:table-cell>
          <table:table-cell table:formula="of:=([.C318]-1101)/100" office:value-type="float" office:value="63.41" calcext:value-type="float">
            <text:p>63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462" calcext:value-type="float">
            <text:p>7.46E+03</text:p>
          </table:table-cell>
          <table:table-cell table:formula="of:=([.C319]-1101)/100" office:value-type="float" office:value="63.61" calcext:value-type="float">
            <text:p>63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482" calcext:value-type="float">
            <text:p>7.48E+03</text:p>
          </table:table-cell>
          <table:table-cell table:formula="of:=([.C320]-1101)/100" office:value-type="float" office:value="63.81" calcext:value-type="float">
            <text:p>6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502" calcext:value-type="float">
            <text:p>7.50E+03</text:p>
          </table:table-cell>
          <table:table-cell table:formula="of:=([.C321]-1101)/100" office:value-type="float" office:value="64.01" calcext:value-type="float">
            <text:p>64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522" calcext:value-type="float">
            <text:p>7.52E+03</text:p>
          </table:table-cell>
          <table:table-cell table:formula="of:=([.C322]-1101)/100" office:value-type="float" office:value="64.21" calcext:value-type="float">
            <text:p>64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542" calcext:value-type="float">
            <text:p>7.54E+03</text:p>
          </table:table-cell>
          <table:table-cell table:formula="of:=([.C323]-1101)/100" office:value-type="float" office:value="64.41" calcext:value-type="float">
            <text:p>64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562" calcext:value-type="float">
            <text:p>7.56E+03</text:p>
          </table:table-cell>
          <table:table-cell table:formula="of:=([.C324]-1101)/100" office:value-type="float" office:value="64.61" calcext:value-type="float">
            <text:p>64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582" calcext:value-type="float">
            <text:p>7.58E+03</text:p>
          </table:table-cell>
          <table:table-cell table:formula="of:=([.C325]-1101)/100" office:value-type="float" office:value="64.81" calcext:value-type="float">
            <text:p>64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7602" calcext:value-type="float">
            <text:p>7.60E+03</text:p>
          </table:table-cell>
          <table:table-cell table:formula="of:=([.C326]-1101)/100" office:value-type="float" office:value="65.01" calcext:value-type="float">
            <text:p>6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622" calcext:value-type="float">
            <text:p>7.62E+03</text:p>
          </table:table-cell>
          <table:table-cell table:formula="of:=([.C327]-1101)/100" office:value-type="float" office:value="65.21" calcext:value-type="float">
            <text:p>6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642" calcext:value-type="float">
            <text:p>7.64E+03</text:p>
          </table:table-cell>
          <table:table-cell table:formula="of:=([.C328]-1101)/100" office:value-type="float" office:value="65.41" calcext:value-type="float">
            <text:p>6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662" calcext:value-type="float">
            <text:p>7.66E+03</text:p>
          </table:table-cell>
          <table:table-cell table:formula="of:=([.C329]-1101)/100" office:value-type="float" office:value="65.61" calcext:value-type="float">
            <text:p>6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682" calcext:value-type="float">
            <text:p>7.68E+03</text:p>
          </table:table-cell>
          <table:table-cell table:formula="of:=([.C330]-1101)/100" office:value-type="float" office:value="65.81" calcext:value-type="float">
            <text:p>65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702" calcext:value-type="float">
            <text:p>7.70E+03</text:p>
          </table:table-cell>
          <table:table-cell table:formula="of:=([.C331]-1101)/100" office:value-type="float" office:value="66.01" calcext:value-type="float">
            <text:p>6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722" calcext:value-type="float">
            <text:p>7.72E+03</text:p>
          </table:table-cell>
          <table:table-cell table:formula="of:=([.C332]-1101)/100" office:value-type="float" office:value="66.21" calcext:value-type="float">
            <text:p>66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742" calcext:value-type="float">
            <text:p>7.74E+03</text:p>
          </table:table-cell>
          <table:table-cell table:formula="of:=([.C333]-1101)/100" office:value-type="float" office:value="66.41" calcext:value-type="float">
            <text:p>66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762" calcext:value-type="float">
            <text:p>7.76E+03</text:p>
          </table:table-cell>
          <table:table-cell table:formula="of:=([.C334]-1101)/100" office:value-type="float" office:value="66.61" calcext:value-type="float">
            <text:p>66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7782" calcext:value-type="float">
            <text:p>7.78E+03</text:p>
          </table:table-cell>
          <table:table-cell table:formula="of:=([.C335]-1101)/100" office:value-type="float" office:value="66.81" calcext:value-type="float">
            <text:p>66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802" calcext:value-type="float">
            <text:p>7.80E+03</text:p>
          </table:table-cell>
          <table:table-cell table:formula="of:=([.C336]-1101)/100" office:value-type="float" office:value="67.01" calcext:value-type="float">
            <text:p>67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822" calcext:value-type="float">
            <text:p>7.82E+03</text:p>
          </table:table-cell>
          <table:table-cell table:formula="of:=([.C337]-1101)/100" office:value-type="float" office:value="67.21" calcext:value-type="float">
            <text:p>67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842" calcext:value-type="float">
            <text:p>7.84E+03</text:p>
          </table:table-cell>
          <table:table-cell table:formula="of:=([.C338]-1101)/100" office:value-type="float" office:value="67.41" calcext:value-type="float">
            <text:p>67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862" calcext:value-type="float">
            <text:p>7.86E+03</text:p>
          </table:table-cell>
          <table:table-cell table:formula="of:=([.C339]-1101)/100" office:value-type="float" office:value="67.61" calcext:value-type="float">
            <text:p>67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882" calcext:value-type="float">
            <text:p>7.88E+03</text:p>
          </table:table-cell>
          <table:table-cell table:formula="of:=([.C340]-1101)/100" office:value-type="float" office:value="67.81" calcext:value-type="float">
            <text:p>67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902" calcext:value-type="float">
            <text:p>7.90E+03</text:p>
          </table:table-cell>
          <table:table-cell table:formula="of:=([.C341]-1101)/100" office:value-type="float" office:value="68.01" calcext:value-type="float">
            <text:p>68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922" calcext:value-type="float">
            <text:p>7.92E+03</text:p>
          </table:table-cell>
          <table:table-cell table:formula="of:=([.C342]-1101)/100" office:value-type="float" office:value="68.21" calcext:value-type="float">
            <text:p>68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7942" calcext:value-type="float">
            <text:p>7.94E+03</text:p>
          </table:table-cell>
          <table:table-cell table:formula="of:=([.C343]-1101)/100" office:value-type="float" office:value="68.41" calcext:value-type="float">
            <text:p>68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962" calcext:value-type="float">
            <text:p>7.96E+03</text:p>
          </table:table-cell>
          <table:table-cell table:formula="of:=([.C344]-1101)/100" office:value-type="float" office:value="68.61" calcext:value-type="float">
            <text:p>68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7982" calcext:value-type="float">
            <text:p>7.98E+03</text:p>
          </table:table-cell>
          <table:table-cell table:formula="of:=([.C345]-1101)/100" office:value-type="float" office:value="68.81" calcext:value-type="float">
            <text:p>68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002" calcext:value-type="float">
            <text:p>8.00E+03</text:p>
          </table:table-cell>
          <table:table-cell table:formula="of:=([.C346]-1101)/100" office:value-type="float" office:value="69.01" calcext:value-type="float">
            <text:p>69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022" calcext:value-type="float">
            <text:p>8.02E+03</text:p>
          </table:table-cell>
          <table:table-cell table:formula="of:=([.C347]-1101)/100" office:value-type="float" office:value="69.21" calcext:value-type="float">
            <text:p>69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042" calcext:value-type="float">
            <text:p>8.04E+03</text:p>
          </table:table-cell>
          <table:table-cell table:formula="of:=([.C348]-1101)/100" office:value-type="float" office:value="69.41" calcext:value-type="float">
            <text:p>69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062" calcext:value-type="float">
            <text:p>8.06E+03</text:p>
          </table:table-cell>
          <table:table-cell table:formula="of:=([.C349]-1101)/100" office:value-type="float" office:value="69.61" calcext:value-type="float">
            <text:p>69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082" calcext:value-type="float">
            <text:p>8.08E+03</text:p>
          </table:table-cell>
          <table:table-cell table:formula="of:=([.C350]-1101)/100" office:value-type="float" office:value="69.81" calcext:value-type="float">
            <text:p>69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102" calcext:value-type="float">
            <text:p>8.10E+03</text:p>
          </table:table-cell>
          <table:table-cell table:formula="of:=([.C351]-1101)/100" office:value-type="float" office:value="70.01" calcext:value-type="float">
            <text:p>70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122" calcext:value-type="float">
            <text:p>8.12E+03</text:p>
          </table:table-cell>
          <table:table-cell table:formula="of:=([.C352]-1101)/100" office:value-type="float" office:value="70.21" calcext:value-type="float">
            <text:p>70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142" calcext:value-type="float">
            <text:p>8.14E+03</text:p>
          </table:table-cell>
          <table:table-cell table:formula="of:=([.C353]-1101)/100" office:value-type="float" office:value="70.41" calcext:value-type="float">
            <text:p>70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162" calcext:value-type="float">
            <text:p>8.16E+03</text:p>
          </table:table-cell>
          <table:table-cell table:formula="of:=([.C354]-1101)/100" office:value-type="float" office:value="70.61" calcext:value-type="float">
            <text:p>70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182" calcext:value-type="float">
            <text:p>8.18E+03</text:p>
          </table:table-cell>
          <table:table-cell table:formula="of:=([.C355]-1101)/100" office:value-type="float" office:value="70.81" calcext:value-type="float">
            <text:p>70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202" calcext:value-type="float">
            <text:p>8.20E+03</text:p>
          </table:table-cell>
          <table:table-cell table:formula="of:=([.C356]-1101)/100" office:value-type="float" office:value="71.01" calcext:value-type="float">
            <text:p>7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222" calcext:value-type="float">
            <text:p>8.22E+03</text:p>
          </table:table-cell>
          <table:table-cell table:formula="of:=([.C357]-1101)/100" office:value-type="float" office:value="71.21" calcext:value-type="float">
            <text:p>71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242" calcext:value-type="float">
            <text:p>8.24E+03</text:p>
          </table:table-cell>
          <table:table-cell table:formula="of:=([.C358]-1101)/100" office:value-type="float" office:value="71.41" calcext:value-type="float">
            <text:p>71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262" calcext:value-type="float">
            <text:p>8.26E+03</text:p>
          </table:table-cell>
          <table:table-cell table:formula="of:=([.C359]-1101)/100" office:value-type="float" office:value="71.61" calcext:value-type="float">
            <text:p>7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282" calcext:value-type="float">
            <text:p>8.28E+03</text:p>
          </table:table-cell>
          <table:table-cell table:formula="of:=([.C360]-1101)/100" office:value-type="float" office:value="71.81" calcext:value-type="float">
            <text:p>71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302" calcext:value-type="float">
            <text:p>8.30E+03</text:p>
          </table:table-cell>
          <table:table-cell table:formula="of:=([.C361]-1101)/100" office:value-type="float" office:value="72.01" calcext:value-type="float">
            <text:p>7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322" calcext:value-type="float">
            <text:p>8.32E+03</text:p>
          </table:table-cell>
          <table:table-cell table:formula="of:=([.C362]-1101)/100" office:value-type="float" office:value="72.21" calcext:value-type="float">
            <text:p>7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342" calcext:value-type="float">
            <text:p>8.34E+03</text:p>
          </table:table-cell>
          <table:table-cell table:formula="of:=([.C363]-1101)/100" office:value-type="float" office:value="72.41" calcext:value-type="float">
            <text:p>72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362" calcext:value-type="float">
            <text:p>8.36E+03</text:p>
          </table:table-cell>
          <table:table-cell table:formula="of:=([.C364]-1101)/100" office:value-type="float" office:value="72.61" calcext:value-type="float">
            <text:p>72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382" calcext:value-type="float">
            <text:p>8.38E+03</text:p>
          </table:table-cell>
          <table:table-cell table:formula="of:=([.C365]-1101)/100" office:value-type="float" office:value="72.81" calcext:value-type="float">
            <text:p>7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402" calcext:value-type="float">
            <text:p>8.40E+03</text:p>
          </table:table-cell>
          <table:table-cell table:formula="of:=([.C366]-1101)/100" office:value-type="float" office:value="73.01" calcext:value-type="float">
            <text:p>73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422" calcext:value-type="float">
            <text:p>8.42E+03</text:p>
          </table:table-cell>
          <table:table-cell table:formula="of:=([.C367]-1101)/100" office:value-type="float" office:value="73.21" calcext:value-type="float">
            <text:p>73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442" calcext:value-type="float">
            <text:p>8.44E+03</text:p>
          </table:table-cell>
          <table:table-cell table:formula="of:=([.C368]-1101)/100" office:value-type="float" office:value="73.41" calcext:value-type="float">
            <text:p>73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462" calcext:value-type="float">
            <text:p>8.46E+03</text:p>
          </table:table-cell>
          <table:table-cell table:formula="of:=([.C369]-1101)/100" office:value-type="float" office:value="73.61" calcext:value-type="float">
            <text:p>73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482" calcext:value-type="float">
            <text:p>8.48E+03</text:p>
          </table:table-cell>
          <table:table-cell table:formula="of:=([.C370]-1101)/100" office:value-type="float" office:value="73.81" calcext:value-type="float">
            <text:p>73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502" calcext:value-type="float">
            <text:p>8.50E+03</text:p>
          </table:table-cell>
          <table:table-cell table:formula="of:=([.C371]-1101)/100" office:value-type="float" office:value="74.01" calcext:value-type="float">
            <text:p>7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522" calcext:value-type="float">
            <text:p>8.52E+03</text:p>
          </table:table-cell>
          <table:table-cell table:formula="of:=([.C372]-1101)/100" office:value-type="float" office:value="74.21" calcext:value-type="float">
            <text:p>74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542" calcext:value-type="float">
            <text:p>8.54E+03</text:p>
          </table:table-cell>
          <table:table-cell table:formula="of:=([.C373]-1101)/100" office:value-type="float" office:value="74.41" calcext:value-type="float">
            <text:p>74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562" calcext:value-type="float">
            <text:p>8.56E+03</text:p>
          </table:table-cell>
          <table:table-cell table:formula="of:=([.C374]-1101)/100" office:value-type="float" office:value="74.61" calcext:value-type="float">
            <text:p>74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582" calcext:value-type="float">
            <text:p>8.58E+03</text:p>
          </table:table-cell>
          <table:table-cell table:formula="of:=([.C375]-1101)/100" office:value-type="float" office:value="74.81" calcext:value-type="float">
            <text:p>7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602" calcext:value-type="float">
            <text:p>8.60E+03</text:p>
          </table:table-cell>
          <table:table-cell table:formula="of:=([.C376]-1101)/100" office:value-type="float" office:value="75.01" calcext:value-type="float">
            <text:p>75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622" calcext:value-type="float">
            <text:p>8.62E+03</text:p>
          </table:table-cell>
          <table:table-cell table:formula="of:=([.C377]-1101)/100" office:value-type="float" office:value="75.21" calcext:value-type="float">
            <text:p>75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642" calcext:value-type="float">
            <text:p>8.64E+03</text:p>
          </table:table-cell>
          <table:table-cell table:formula="of:=([.C378]-1101)/100" office:value-type="float" office:value="75.41" calcext:value-type="float">
            <text:p>75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662" calcext:value-type="float">
            <text:p>8.66E+03</text:p>
          </table:table-cell>
          <table:table-cell table:formula="of:=([.C379]-1101)/100" office:value-type="float" office:value="75.61" calcext:value-type="float">
            <text:p>7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682" calcext:value-type="float">
            <text:p>8.68E+03</text:p>
          </table:table-cell>
          <table:table-cell table:formula="of:=([.C380]-1101)/100" office:value-type="float" office:value="75.81" calcext:value-type="float">
            <text:p>75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702" calcext:value-type="float">
            <text:p>8.70E+03</text:p>
          </table:table-cell>
          <table:table-cell table:formula="of:=([.C381]-1101)/100" office:value-type="float" office:value="76.01" calcext:value-type="float">
            <text:p>7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722" calcext:value-type="float">
            <text:p>8.72E+03</text:p>
          </table:table-cell>
          <table:table-cell table:formula="of:=([.C382]-1101)/100" office:value-type="float" office:value="76.21" calcext:value-type="float">
            <text:p>76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742" calcext:value-type="float">
            <text:p>8.74E+03</text:p>
          </table:table-cell>
          <table:table-cell table:formula="of:=([.C383]-1101)/100" office:value-type="float" office:value="76.41" calcext:value-type="float">
            <text:p>76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762" calcext:value-type="float">
            <text:p>8.76E+03</text:p>
          </table:table-cell>
          <table:table-cell table:formula="of:=([.C384]-1101)/100" office:value-type="float" office:value="76.61" calcext:value-type="float">
            <text:p>76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782" calcext:value-type="float">
            <text:p>8.78E+03</text:p>
          </table:table-cell>
          <table:table-cell table:formula="of:=([.C385]-1101)/100" office:value-type="float" office:value="76.81" calcext:value-type="float">
            <text:p>76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802" calcext:value-type="float">
            <text:p>8.80E+03</text:p>
          </table:table-cell>
          <table:table-cell table:formula="of:=([.C386]-1101)/100" office:value-type="float" office:value="77.01" calcext:value-type="float">
            <text:p>77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822" calcext:value-type="float">
            <text:p>8.82E+03</text:p>
          </table:table-cell>
          <table:table-cell table:formula="of:=([.C387]-1101)/100" office:value-type="float" office:value="77.21" calcext:value-type="float">
            <text:p>77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842" calcext:value-type="float">
            <text:p>8.84E+03</text:p>
          </table:table-cell>
          <table:table-cell table:formula="of:=([.C388]-1101)/100" office:value-type="float" office:value="77.41" calcext:value-type="float">
            <text:p>77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862" calcext:value-type="float">
            <text:p>8.86E+03</text:p>
          </table:table-cell>
          <table:table-cell table:formula="of:=([.C389]-1101)/100" office:value-type="float" office:value="77.61" calcext:value-type="float">
            <text:p>7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882" calcext:value-type="float">
            <text:p>8.88E+03</text:p>
          </table:table-cell>
          <table:table-cell table:formula="of:=([.C390]-1101)/100" office:value-type="float" office:value="77.81" calcext:value-type="float">
            <text:p>77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902" calcext:value-type="float">
            <text:p>8.90E+03</text:p>
          </table:table-cell>
          <table:table-cell table:formula="of:=([.C391]-1101)/100" office:value-type="float" office:value="78.01" calcext:value-type="float">
            <text:p>78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922" calcext:value-type="float">
            <text:p>8.92E+03</text:p>
          </table:table-cell>
          <table:table-cell table:formula="of:=([.C392]-1101)/100" office:value-type="float" office:value="78.21" calcext:value-type="float">
            <text:p>78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942" calcext:value-type="float">
            <text:p>8.94E+03</text:p>
          </table:table-cell>
          <table:table-cell table:formula="of:=([.C393]-1101)/100" office:value-type="float" office:value="78.41" calcext:value-type="float">
            <text:p>78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8962" calcext:value-type="float">
            <text:p>8.96E+03</text:p>
          </table:table-cell>
          <table:table-cell table:formula="of:=([.C394]-1101)/100" office:value-type="float" office:value="78.61" calcext:value-type="float">
            <text:p>78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8982" calcext:value-type="float">
            <text:p>8.98E+03</text:p>
          </table:table-cell>
          <table:table-cell table:formula="of:=([.C395]-1101)/100" office:value-type="float" office:value="78.81" calcext:value-type="float">
            <text:p>78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002" calcext:value-type="float">
            <text:p>9.00E+03</text:p>
          </table:table-cell>
          <table:table-cell table:formula="of:=([.C396]-1101)/100" office:value-type="float" office:value="79.01" calcext:value-type="float">
            <text:p>79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022" calcext:value-type="float">
            <text:p>9.02E+03</text:p>
          </table:table-cell>
          <table:table-cell table:formula="of:=([.C397]-1101)/100" office:value-type="float" office:value="79.21" calcext:value-type="float">
            <text:p>79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042" calcext:value-type="float">
            <text:p>9.04E+03</text:p>
          </table:table-cell>
          <table:table-cell table:formula="of:=([.C398]-1101)/100" office:value-type="float" office:value="79.41" calcext:value-type="float">
            <text:p>79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062" calcext:value-type="float">
            <text:p>9.06E+03</text:p>
          </table:table-cell>
          <table:table-cell table:formula="of:=([.C399]-1101)/100" office:value-type="float" office:value="79.61" calcext:value-type="float">
            <text:p>7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082" calcext:value-type="float">
            <text:p>9.08E+03</text:p>
          </table:table-cell>
          <table:table-cell table:formula="of:=([.C400]-1101)/100" office:value-type="float" office:value="79.81" calcext:value-type="float">
            <text:p>7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102" calcext:value-type="float">
            <text:p>9.10E+03</text:p>
          </table:table-cell>
          <table:table-cell table:formula="of:=([.C401]-1101)/100" office:value-type="float" office:value="80.01" calcext:value-type="float">
            <text:p>8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122" calcext:value-type="float">
            <text:p>9.12E+03</text:p>
          </table:table-cell>
          <table:table-cell table:formula="of:=([.C402]-1101)/100" office:value-type="float" office:value="80.21" calcext:value-type="float">
            <text:p>80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142" calcext:value-type="float">
            <text:p>9.14E+03</text:p>
          </table:table-cell>
          <table:table-cell table:formula="of:=([.C403]-1101)/100" office:value-type="float" office:value="80.41" calcext:value-type="float">
            <text:p>80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162" calcext:value-type="float">
            <text:p>9.16E+03</text:p>
          </table:table-cell>
          <table:table-cell table:formula="of:=([.C404]-1101)/100" office:value-type="float" office:value="80.61" calcext:value-type="float">
            <text:p>8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182" calcext:value-type="float">
            <text:p>9.18E+03</text:p>
          </table:table-cell>
          <table:table-cell table:formula="of:=([.C405]-1101)/100" office:value-type="float" office:value="80.81" calcext:value-type="float">
            <text:p>80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202" calcext:value-type="float">
            <text:p>9.20E+03</text:p>
          </table:table-cell>
          <table:table-cell table:formula="of:=([.C406]-1101)/100" office:value-type="float" office:value="81.01" calcext:value-type="float">
            <text:p>8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222" calcext:value-type="float">
            <text:p>9.22E+03</text:p>
          </table:table-cell>
          <table:table-cell table:formula="of:=([.C407]-1101)/100" office:value-type="float" office:value="81.21" calcext:value-type="float">
            <text:p>8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242" calcext:value-type="float">
            <text:p>9.24E+03</text:p>
          </table:table-cell>
          <table:table-cell table:formula="of:=([.C408]-1101)/100" office:value-type="float" office:value="81.41" calcext:value-type="float">
            <text:p>81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262" calcext:value-type="float">
            <text:p>9.26E+03</text:p>
          </table:table-cell>
          <table:table-cell table:formula="of:=([.C409]-1101)/100" office:value-type="float" office:value="81.61" calcext:value-type="float">
            <text:p>81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282" calcext:value-type="float">
            <text:p>9.28E+03</text:p>
          </table:table-cell>
          <table:table-cell table:formula="of:=([.C410]-1101)/100" office:value-type="float" office:value="81.81" calcext:value-type="float">
            <text:p>81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302" calcext:value-type="float">
            <text:p>9.30E+03</text:p>
          </table:table-cell>
          <table:table-cell table:formula="of:=([.C411]-1101)/100" office:value-type="float" office:value="82.01" calcext:value-type="float">
            <text:p>82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322" calcext:value-type="float">
            <text:p>9.32E+03</text:p>
          </table:table-cell>
          <table:table-cell table:formula="of:=([.C412]-1101)/100" office:value-type="float" office:value="82.21" calcext:value-type="float">
            <text:p>82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342" calcext:value-type="float">
            <text:p>9.34E+03</text:p>
          </table:table-cell>
          <table:table-cell table:formula="of:=([.C413]-1101)/100" office:value-type="float" office:value="82.41" calcext:value-type="float">
            <text:p>82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362" calcext:value-type="float">
            <text:p>9.36E+03</text:p>
          </table:table-cell>
          <table:table-cell table:formula="of:=([.C414]-1101)/100" office:value-type="float" office:value="82.61" calcext:value-type="float">
            <text:p>82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382" calcext:value-type="float">
            <text:p>9.38E+03</text:p>
          </table:table-cell>
          <table:table-cell table:formula="of:=([.C415]-1101)/100" office:value-type="float" office:value="82.81" calcext:value-type="float">
            <text:p>82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402" calcext:value-type="float">
            <text:p>9.40E+03</text:p>
          </table:table-cell>
          <table:table-cell table:formula="of:=([.C416]-1101)/100" office:value-type="float" office:value="83.01" calcext:value-type="float">
            <text:p>83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422" calcext:value-type="float">
            <text:p>9.42E+03</text:p>
          </table:table-cell>
          <table:table-cell table:formula="of:=([.C417]-1101)/100" office:value-type="float" office:value="83.21" calcext:value-type="float">
            <text:p>83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442" calcext:value-type="float">
            <text:p>9.44E+03</text:p>
          </table:table-cell>
          <table:table-cell table:formula="of:=([.C418]-1101)/100" office:value-type="float" office:value="83.41" calcext:value-type="float">
            <text:p>8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462" calcext:value-type="float">
            <text:p>9.46E+03</text:p>
          </table:table-cell>
          <table:table-cell table:formula="of:=([.C419]-1101)/100" office:value-type="float" office:value="83.61" calcext:value-type="float">
            <text:p>83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482" calcext:value-type="float">
            <text:p>9.48E+03</text:p>
          </table:table-cell>
          <table:table-cell table:formula="of:=([.C420]-1101)/100" office:value-type="float" office:value="83.81" calcext:value-type="float">
            <text:p>8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502" calcext:value-type="float">
            <text:p>9.50E+03</text:p>
          </table:table-cell>
          <table:table-cell table:formula="of:=([.C421]-1101)/100" office:value-type="float" office:value="84.01" calcext:value-type="float">
            <text:p>84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522" calcext:value-type="float">
            <text:p>9.52E+03</text:p>
          </table:table-cell>
          <table:table-cell table:formula="of:=([.C422]-1101)/100" office:value-type="float" office:value="84.21" calcext:value-type="float">
            <text:p>84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542" calcext:value-type="float">
            <text:p>9.54E+03</text:p>
          </table:table-cell>
          <table:table-cell table:formula="of:=([.C423]-1101)/100" office:value-type="float" office:value="84.41" calcext:value-type="float">
            <text:p>84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562" calcext:value-type="float">
            <text:p>9.56E+03</text:p>
          </table:table-cell>
          <table:table-cell table:formula="of:=([.C424]-1101)/100" office:value-type="float" office:value="84.61" calcext:value-type="float">
            <text:p>84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582" calcext:value-type="float">
            <text:p>9.58E+03</text:p>
          </table:table-cell>
          <table:table-cell table:formula="of:=([.C425]-1101)/100" office:value-type="float" office:value="84.81" calcext:value-type="float">
            <text:p>84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602" calcext:value-type="float">
            <text:p>9.60E+03</text:p>
          </table:table-cell>
          <table:table-cell table:formula="of:=([.C426]-1101)/100" office:value-type="float" office:value="85.01" calcext:value-type="float">
            <text:p>8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622" calcext:value-type="float">
            <text:p>9.62E+03</text:p>
          </table:table-cell>
          <table:table-cell table:formula="of:=([.C427]-1101)/100" office:value-type="float" office:value="85.21" calcext:value-type="float">
            <text:p>85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642" calcext:value-type="float">
            <text:p>9.64E+03</text:p>
          </table:table-cell>
          <table:table-cell table:formula="of:=([.C428]-1101)/100" office:value-type="float" office:value="85.41" calcext:value-type="float">
            <text:p>85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9662" calcext:value-type="float">
            <text:p>9.66E+03</text:p>
          </table:table-cell>
          <table:table-cell table:formula="of:=([.C429]-1101)/100" office:value-type="float" office:value="85.61" calcext:value-type="float">
            <text:p>85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682" calcext:value-type="float">
            <text:p>9.68E+03</text:p>
          </table:table-cell>
          <table:table-cell table:formula="of:=([.C430]-1101)/100" office:value-type="float" office:value="85.81" calcext:value-type="float">
            <text:p>85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702" calcext:value-type="float">
            <text:p>9.70E+03</text:p>
          </table:table-cell>
          <table:table-cell table:formula="of:=([.C431]-1101)/100" office:value-type="float" office:value="86.01" calcext:value-type="float">
            <text:p>86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722" calcext:value-type="float">
            <text:p>9.72E+03</text:p>
          </table:table-cell>
          <table:table-cell table:formula="of:=([.C432]-1101)/100" office:value-type="float" office:value="86.21" calcext:value-type="float">
            <text:p>86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742" calcext:value-type="float">
            <text:p>9.74E+03</text:p>
          </table:table-cell>
          <table:table-cell table:formula="of:=([.C433]-1101)/100" office:value-type="float" office:value="86.41" calcext:value-type="float">
            <text:p>86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9762" calcext:value-type="float">
            <text:p>9.76E+03</text:p>
          </table:table-cell>
          <table:table-cell table:formula="of:=([.C434]-1101)/100" office:value-type="float" office:value="86.61" calcext:value-type="float">
            <text:p>86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782" calcext:value-type="float">
            <text:p>9.78E+03</text:p>
          </table:table-cell>
          <table:table-cell table:formula="of:=([.C435]-1101)/100" office:value-type="float" office:value="86.81" calcext:value-type="float">
            <text:p>86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802" calcext:value-type="float">
            <text:p>9.80E+03</text:p>
          </table:table-cell>
          <table:table-cell table:formula="of:=([.C436]-1101)/100" office:value-type="float" office:value="87.01" calcext:value-type="float">
            <text:p>87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822" calcext:value-type="float">
            <text:p>9.82E+03</text:p>
          </table:table-cell>
          <table:table-cell table:formula="of:=([.C437]-1101)/100" office:value-type="float" office:value="87.21" calcext:value-type="float">
            <text:p>87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842" calcext:value-type="float">
            <text:p>9.84E+03</text:p>
          </table:table-cell>
          <table:table-cell table:formula="of:=([.C438]-1101)/100" office:value-type="float" office:value="87.41" calcext:value-type="float">
            <text:p>87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862" calcext:value-type="float">
            <text:p>9.86E+03</text:p>
          </table:table-cell>
          <table:table-cell table:formula="of:=([.C439]-1101)/100" office:value-type="float" office:value="87.61" calcext:value-type="float">
            <text:p>87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882" calcext:value-type="float">
            <text:p>9.88E+03</text:p>
          </table:table-cell>
          <table:table-cell table:formula="of:=([.C440]-1101)/100" office:value-type="float" office:value="87.81" calcext:value-type="float">
            <text:p>87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902" calcext:value-type="float">
            <text:p>9.90E+03</text:p>
          </table:table-cell>
          <table:table-cell table:formula="of:=([.C441]-1101)/100" office:value-type="float" office:value="88.01" calcext:value-type="float">
            <text:p>88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922" calcext:value-type="float">
            <text:p>9.92E+03</text:p>
          </table:table-cell>
          <table:table-cell table:formula="of:=([.C442]-1101)/100" office:value-type="float" office:value="88.21" calcext:value-type="float">
            <text:p>88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942" calcext:value-type="float">
            <text:p>9.94E+03</text:p>
          </table:table-cell>
          <table:table-cell table:formula="of:=([.C443]-1101)/100" office:value-type="float" office:value="88.41" calcext:value-type="float">
            <text:p>88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962" calcext:value-type="float">
            <text:p>9.96E+03</text:p>
          </table:table-cell>
          <table:table-cell table:formula="of:=([.C444]-1101)/100" office:value-type="float" office:value="88.61" calcext:value-type="float">
            <text:p>88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9982" calcext:value-type="float">
            <text:p>9.98E+03</text:p>
          </table:table-cell>
          <table:table-cell table:formula="of:=([.C445]-1101)/100" office:value-type="float" office:value="88.81" calcext:value-type="float">
            <text:p>88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02" calcext:value-type="float">
            <text:p>1.00E+04</text:p>
          </table:table-cell>
          <table:table-cell table:formula="of:=([.C446]-1101)/100" office:value-type="float" office:value="89.01" calcext:value-type="float">
            <text:p>89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22" calcext:value-type="float">
            <text:p>1.00E+04</text:p>
          </table:table-cell>
          <table:table-cell table:formula="of:=([.C447]-1101)/100" office:value-type="float" office:value="89.21" calcext:value-type="float">
            <text:p>89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42" calcext:value-type="float">
            <text:p>1.00E+04</text:p>
          </table:table-cell>
          <table:table-cell table:formula="of:=([.C448]-1101)/100" office:value-type="float" office:value="89.41" calcext:value-type="float">
            <text:p>89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62" calcext:value-type="float">
            <text:p>1.01E+04</text:p>
          </table:table-cell>
          <table:table-cell table:formula="of:=([.C449]-1101)/100" office:value-type="float" office:value="89.61" calcext:value-type="float">
            <text:p>89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082" calcext:value-type="float">
            <text:p>1.01E+04</text:p>
          </table:table-cell>
          <table:table-cell table:formula="of:=([.C450]-1101)/100" office:value-type="float" office:value="89.81" calcext:value-type="float">
            <text:p>89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102" calcext:value-type="float">
            <text:p>1.01E+04</text:p>
          </table:table-cell>
          <table:table-cell table:formula="of:=([.C451]-1101)/100" office:value-type="float" office:value="90.01" calcext:value-type="float">
            <text:p>90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122" calcext:value-type="float">
            <text:p>1.01E+04</text:p>
          </table:table-cell>
          <table:table-cell table:formula="of:=([.C452]-1101)/100" office:value-type="float" office:value="90.21" calcext:value-type="float">
            <text:p>90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142" calcext:value-type="float">
            <text:p>1.01E+04</text:p>
          </table:table-cell>
          <table:table-cell table:formula="of:=([.C453]-1101)/100" office:value-type="float" office:value="90.41" calcext:value-type="float">
            <text:p>90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162" calcext:value-type="float">
            <text:p>1.02E+04</text:p>
          </table:table-cell>
          <table:table-cell table:formula="of:=([.C454]-1101)/100" office:value-type="float" office:value="90.61" calcext:value-type="float">
            <text:p>90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182" calcext:value-type="float">
            <text:p>1.02E+04</text:p>
          </table:table-cell>
          <table:table-cell table:formula="of:=([.C455]-1101)/100" office:value-type="float" office:value="90.81" calcext:value-type="float">
            <text:p>90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202" calcext:value-type="float">
            <text:p>1.02E+04</text:p>
          </table:table-cell>
          <table:table-cell table:formula="of:=([.C456]-1101)/100" office:value-type="float" office:value="91.01" calcext:value-type="float">
            <text:p>91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222" calcext:value-type="float">
            <text:p>1.02E+04</text:p>
          </table:table-cell>
          <table:table-cell table:formula="of:=([.C457]-1101)/100" office:value-type="float" office:value="91.21" calcext:value-type="float">
            <text:p>91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242" calcext:value-type="float">
            <text:p>1.02E+04</text:p>
          </table:table-cell>
          <table:table-cell table:formula="of:=([.C458]-1101)/100" office:value-type="float" office:value="91.41" calcext:value-type="float">
            <text:p>91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262" calcext:value-type="float">
            <text:p>1.03E+04</text:p>
          </table:table-cell>
          <table:table-cell table:formula="of:=([.C459]-1101)/100" office:value-type="float" office:value="91.61" calcext:value-type="float">
            <text:p>91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282" calcext:value-type="float">
            <text:p>1.03E+04</text:p>
          </table:table-cell>
          <table:table-cell table:formula="of:=([.C460]-1101)/100" office:value-type="float" office:value="91.81" calcext:value-type="float">
            <text:p>91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302" calcext:value-type="float">
            <text:p>1.03E+04</text:p>
          </table:table-cell>
          <table:table-cell table:formula="of:=([.C461]-1101)/100" office:value-type="float" office:value="92.01" calcext:value-type="float">
            <text:p>92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322" calcext:value-type="float">
            <text:p>1.03E+04</text:p>
          </table:table-cell>
          <table:table-cell table:formula="of:=([.C462]-1101)/100" office:value-type="float" office:value="92.21" calcext:value-type="float">
            <text:p>92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342" calcext:value-type="float">
            <text:p>1.03E+04</text:p>
          </table:table-cell>
          <table:table-cell table:formula="of:=([.C463]-1101)/100" office:value-type="float" office:value="92.41" calcext:value-type="float">
            <text:p>92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362" calcext:value-type="float">
            <text:p>1.04E+04</text:p>
          </table:table-cell>
          <table:table-cell table:formula="of:=([.C464]-1101)/100" office:value-type="float" office:value="92.61" calcext:value-type="float">
            <text:p>92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382" calcext:value-type="float">
            <text:p>1.04E+04</text:p>
          </table:table-cell>
          <table:table-cell table:formula="of:=([.C465]-1101)/100" office:value-type="float" office:value="92.81" calcext:value-type="float">
            <text:p>92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402" calcext:value-type="float">
            <text:p>1.04E+04</text:p>
          </table:table-cell>
          <table:table-cell table:formula="of:=([.C466]-1101)/100" office:value-type="float" office:value="93.01" calcext:value-type="float">
            <text:p>93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422" calcext:value-type="float">
            <text:p>1.04E+04</text:p>
          </table:table-cell>
          <table:table-cell table:formula="of:=([.C467]-1101)/100" office:value-type="float" office:value="93.21" calcext:value-type="float">
            <text:p>93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442" calcext:value-type="float">
            <text:p>1.04E+04</text:p>
          </table:table-cell>
          <table:table-cell table:formula="of:=([.C468]-1101)/100" office:value-type="float" office:value="93.41" calcext:value-type="float">
            <text:p>9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462" calcext:value-type="float">
            <text:p>1.05E+04</text:p>
          </table:table-cell>
          <table:table-cell table:formula="of:=([.C469]-1101)/100" office:value-type="float" office:value="93.61" calcext:value-type="float">
            <text:p>93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482" calcext:value-type="float">
            <text:p>1.05E+04</text:p>
          </table:table-cell>
          <table:table-cell table:formula="of:=([.C470]-1101)/100" office:value-type="float" office:value="93.81" calcext:value-type="float">
            <text:p>9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502" calcext:value-type="float">
            <text:p>1.05E+04</text:p>
          </table:table-cell>
          <table:table-cell table:formula="of:=([.C471]-1101)/100" office:value-type="float" office:value="94.01" calcext:value-type="float">
            <text:p>94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522" calcext:value-type="float">
            <text:p>1.05E+04</text:p>
          </table:table-cell>
          <table:table-cell table:formula="of:=([.C472]-1101)/100" office:value-type="float" office:value="94.21" calcext:value-type="float">
            <text:p>94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542" calcext:value-type="float">
            <text:p>1.05E+04</text:p>
          </table:table-cell>
          <table:table-cell table:formula="of:=([.C473]-1101)/100" office:value-type="float" office:value="94.41" calcext:value-type="float">
            <text:p>94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562" calcext:value-type="float">
            <text:p>1.06E+04</text:p>
          </table:table-cell>
          <table:table-cell table:formula="of:=([.C474]-1101)/100" office:value-type="float" office:value="94.61" calcext:value-type="float">
            <text:p>94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582" calcext:value-type="float">
            <text:p>1.06E+04</text:p>
          </table:table-cell>
          <table:table-cell table:formula="of:=([.C475]-1101)/100" office:value-type="float" office:value="94.81" calcext:value-type="float">
            <text:p>94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602" calcext:value-type="float">
            <text:p>1.06E+04</text:p>
          </table:table-cell>
          <table:table-cell table:formula="of:=([.C476]-1101)/100" office:value-type="float" office:value="95.01" calcext:value-type="float">
            <text:p>95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622" calcext:value-type="float">
            <text:p>1.06E+04</text:p>
          </table:table-cell>
          <table:table-cell table:formula="of:=([.C477]-1101)/100" office:value-type="float" office:value="95.21" calcext:value-type="float">
            <text:p>95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642" calcext:value-type="float">
            <text:p>1.06E+04</text:p>
          </table:table-cell>
          <table:table-cell table:formula="of:=([.C478]-1101)/100" office:value-type="float" office:value="95.41" calcext:value-type="float">
            <text:p>95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662" calcext:value-type="float">
            <text:p>1.07E+04</text:p>
          </table:table-cell>
          <table:table-cell table:formula="of:=([.C479]-1101)/100" office:value-type="float" office:value="95.61" calcext:value-type="float">
            <text:p>95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682" calcext:value-type="float">
            <text:p>1.07E+04</text:p>
          </table:table-cell>
          <table:table-cell table:formula="of:=([.C480]-1101)/100" office:value-type="float" office:value="95.81" calcext:value-type="float">
            <text:p>95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702" calcext:value-type="float">
            <text:p>1.07E+04</text:p>
          </table:table-cell>
          <table:table-cell table:formula="of:=([.C481]-1101)/100" office:value-type="float" office:value="96.01" calcext:value-type="float">
            <text:p>96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722" calcext:value-type="float">
            <text:p>1.07E+04</text:p>
          </table:table-cell>
          <table:table-cell table:formula="of:=([.C482]-1101)/100" office:value-type="float" office:value="96.21" calcext:value-type="float">
            <text:p>96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742" calcext:value-type="float">
            <text:p>1.07E+04</text:p>
          </table:table-cell>
          <table:table-cell table:formula="of:=([.C483]-1101)/100" office:value-type="float" office:value="96.41" calcext:value-type="float">
            <text:p>96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762" calcext:value-type="float">
            <text:p>1.08E+04</text:p>
          </table:table-cell>
          <table:table-cell table:formula="of:=([.C484]-1101)/100" office:value-type="float" office:value="96.61" calcext:value-type="float">
            <text:p>96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782" calcext:value-type="float">
            <text:p>1.08E+04</text:p>
          </table:table-cell>
          <table:table-cell table:formula="of:=([.C485]-1101)/100" office:value-type="float" office:value="96.81" calcext:value-type="float">
            <text:p>96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802" calcext:value-type="float">
            <text:p>1.08E+04</text:p>
          </table:table-cell>
          <table:table-cell table:formula="of:=([.C486]-1101)/100" office:value-type="float" office:value="97.01" calcext:value-type="float">
            <text:p>97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822" calcext:value-type="float">
            <text:p>1.08E+04</text:p>
          </table:table-cell>
          <table:table-cell table:formula="of:=([.C487]-1101)/100" office:value-type="float" office:value="97.21" calcext:value-type="float">
            <text:p>97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842" calcext:value-type="float">
            <text:p>1.08E+04</text:p>
          </table:table-cell>
          <table:table-cell table:formula="of:=([.C488]-1101)/100" office:value-type="float" office:value="97.41" calcext:value-type="float">
            <text:p>97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862" calcext:value-type="float">
            <text:p>1.09E+04</text:p>
          </table:table-cell>
          <table:table-cell table:formula="of:=([.C489]-1101)/100" office:value-type="float" office:value="97.61" calcext:value-type="float">
            <text:p>97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882" calcext:value-type="float">
            <text:p>1.09E+04</text:p>
          </table:table-cell>
          <table:table-cell table:formula="of:=([.C490]-1101)/100" office:value-type="float" office:value="97.81" calcext:value-type="float">
            <text:p>97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902" calcext:value-type="float">
            <text:p>1.09E+04</text:p>
          </table:table-cell>
          <table:table-cell table:formula="of:=([.C491]-1101)/100" office:value-type="float" office:value="98.01" calcext:value-type="float">
            <text:p>98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922" calcext:value-type="float">
            <text:p>1.09E+04</text:p>
          </table:table-cell>
          <table:table-cell table:formula="of:=([.C492]-1101)/100" office:value-type="float" office:value="98.21" calcext:value-type="float">
            <text:p>98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942" calcext:value-type="float">
            <text:p>1.09E+04</text:p>
          </table:table-cell>
          <table:table-cell table:formula="of:=([.C493]-1101)/100" office:value-type="float" office:value="98.41" calcext:value-type="float">
            <text:p>98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962" calcext:value-type="float">
            <text:p>1.10E+04</text:p>
          </table:table-cell>
          <table:table-cell table:formula="of:=([.C494]-1101)/100" office:value-type="float" office:value="98.61" calcext:value-type="float">
            <text:p>98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0982" calcext:value-type="float">
            <text:p>1.10E+04</text:p>
          </table:table-cell>
          <table:table-cell table:formula="of:=([.C495]-1101)/100" office:value-type="float" office:value="98.81" calcext:value-type="float">
            <text:p>98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1002" calcext:value-type="float">
            <text:p>1.10E+04</text:p>
          </table:table-cell>
          <table:table-cell table:formula="of:=([.C496]-1101)/100" office:value-type="float" office:value="99.01" calcext:value-type="float">
            <text:p>99.0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022" calcext:value-type="float">
            <text:p>1.10E+04</text:p>
          </table:table-cell>
          <table:table-cell table:formula="of:=([.C497]-1101)/100" office:value-type="float" office:value="99.21" calcext:value-type="float">
            <text:p>99.2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042" calcext:value-type="float">
            <text:p>1.10E+04</text:p>
          </table:table-cell>
          <table:table-cell table:formula="of:=([.C498]-1101)/100" office:value-type="float" office:value="99.41" calcext:value-type="float">
            <text:p>99.4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062" calcext:value-type="float">
            <text:p>1.11E+04</text:p>
          </table:table-cell>
          <table:table-cell table:formula="of:=([.C499]-1101)/100" office:value-type="float" office:value="99.61" calcext:value-type="float">
            <text:p>99.6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1082" calcext:value-type="float">
            <text:p>1.11E+04</text:p>
          </table:table-cell>
          <table:table-cell table:formula="of:=([.C500]-1101)/100" office:value-type="float" office:value="99.81" calcext:value-type="float">
            <text:p>99.81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</table:table>
      <table:table table:name="nclust19nopbc" table:style-name="ta1">
        <table:shapes>
          <draw:frame draw:z-index="0" draw:style-name="gr1" draw:text-style-name="P1" svg:width="159.94mm" svg:height="90.05mm" svg:x="96.89mm" svg:y="13.28mm">
            <draw:object draw:notify-on-update-of-ranges="nclust19nopbc.D1:nclust19nopbc.D500 nclust19nopbc.N1:nclust19nopbc.N5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4" table:default-cell-style-name="ce1"/>
        <table:table-column table:style-name="co1" table:number-columns-repeated="9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table:number-columns-repeated="2"/>
          <table:table-cell office:value-type="float" office:value="1102" calcext:value-type="float">
            <text:p>1.10E+03</text:p>
          </table:table-cell>
          <table:table-cell table:formula="of:=([.C1]-1101)/100" office:value-type="float" office:value="0.01" calcext:value-type="float">
            <text:p>0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122" calcext:value-type="float">
            <text:p>1.12E+03</text:p>
          </table:table-cell>
          <table:table-cell table:formula="of:=([.C2]-1101)/100" office:value-type="float" office:value="0.21" calcext:value-type="float">
            <text:p>0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142" calcext:value-type="float">
            <text:p>1.14E+03</text:p>
          </table:table-cell>
          <table:table-cell table:formula="of:=([.C3]-1101)/100" office:value-type="float" office:value="0.41" calcext:value-type="float">
            <text:p>0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162" calcext:value-type="float">
            <text:p>1.16E+03</text:p>
          </table:table-cell>
          <table:table-cell table:formula="of:=([.C4]-1101)/100" office:value-type="float" office:value="0.61" calcext:value-type="float">
            <text:p>0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182" calcext:value-type="float">
            <text:p>1.18E+03</text:p>
          </table:table-cell>
          <table:table-cell table:formula="of:=([.C5]-1101)/100" office:value-type="float" office:value="0.81" calcext:value-type="float">
            <text:p>0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202" calcext:value-type="float">
            <text:p>1.20E+03</text:p>
          </table:table-cell>
          <table:table-cell table:formula="of:=([.C6]-1101)/100" office:value-type="float" office:value="1.01" calcext:value-type="float">
            <text:p>1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222" calcext:value-type="float">
            <text:p>1.22E+03</text:p>
          </table:table-cell>
          <table:table-cell table:formula="of:=([.C7]-1101)/100" office:value-type="float" office:value="1.21" calcext:value-type="float">
            <text:p>1.2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242" calcext:value-type="float">
            <text:p>1.24E+03</text:p>
          </table:table-cell>
          <table:table-cell table:formula="of:=([.C8]-1101)/100" office:value-type="float" office:value="1.41" calcext:value-type="float">
            <text:p>1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262" calcext:value-type="float">
            <text:p>1.26E+03</text:p>
          </table:table-cell>
          <table:table-cell table:formula="of:=([.C9]-1101)/100" office:value-type="float" office:value="1.61" calcext:value-type="float">
            <text:p>1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282" calcext:value-type="float">
            <text:p>1.28E+03</text:p>
          </table:table-cell>
          <table:table-cell table:formula="of:=([.C10]-1101)/100" office:value-type="float" office:value="1.81" calcext:value-type="float">
            <text:p>1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302" calcext:value-type="float">
            <text:p>1.30E+03</text:p>
          </table:table-cell>
          <table:table-cell table:formula="of:=([.C11]-1101)/100" office:value-type="float" office:value="2.01" calcext:value-type="float">
            <text:p>2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322" calcext:value-type="float">
            <text:p>1.32E+03</text:p>
          </table:table-cell>
          <table:table-cell table:formula="of:=([.C12]-1101)/100" office:value-type="float" office:value="2.21" calcext:value-type="float">
            <text:p>2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342" calcext:value-type="float">
            <text:p>1.34E+03</text:p>
          </table:table-cell>
          <table:table-cell table:formula="of:=([.C13]-1101)/100" office:value-type="float" office:value="2.41" calcext:value-type="float">
            <text:p>2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362" calcext:value-type="float">
            <text:p>1.36E+03</text:p>
          </table:table-cell>
          <table:table-cell table:formula="of:=([.C14]-1101)/100" office:value-type="float" office:value="2.61" calcext:value-type="float">
            <text:p>2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382" calcext:value-type="float">
            <text:p>1.38E+03</text:p>
          </table:table-cell>
          <table:table-cell table:formula="of:=([.C15]-1101)/100" office:value-type="float" office:value="2.81" calcext:value-type="float">
            <text:p>2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402" calcext:value-type="float">
            <text:p>1.40E+03</text:p>
          </table:table-cell>
          <table:table-cell table:formula="of:=([.C16]-1101)/100" office:value-type="float" office:value="3.01" calcext:value-type="float">
            <text:p>3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422" calcext:value-type="float">
            <text:p>1.42E+03</text:p>
          </table:table-cell>
          <table:table-cell table:formula="of:=([.C17]-1101)/100" office:value-type="float" office:value="3.21" calcext:value-type="float">
            <text:p>3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442" calcext:value-type="float">
            <text:p>1.44E+03</text:p>
          </table:table-cell>
          <table:table-cell table:formula="of:=([.C18]-1101)/100" office:value-type="float" office:value="3.41" calcext:value-type="float">
            <text:p>3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462" calcext:value-type="float">
            <text:p>1.46E+03</text:p>
          </table:table-cell>
          <table:table-cell table:formula="of:=([.C19]-1101)/100" office:value-type="float" office:value="3.61" calcext:value-type="float">
            <text:p>3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482" calcext:value-type="float">
            <text:p>1.48E+03</text:p>
          </table:table-cell>
          <table:table-cell table:formula="of:=([.C20]-1101)/100" office:value-type="float" office:value="3.81" calcext:value-type="float">
            <text:p>3.8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502" calcext:value-type="float">
            <text:p>1.50E+03</text:p>
          </table:table-cell>
          <table:table-cell table:formula="of:=([.C21]-1101)/100" office:value-type="float" office:value="4.01" calcext:value-type="float">
            <text:p>4.0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522" calcext:value-type="float">
            <text:p>1.52E+03</text:p>
          </table:table-cell>
          <table:table-cell table:formula="of:=([.C22]-1101)/100" office:value-type="float" office:value="4.21" calcext:value-type="float">
            <text:p>4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542" calcext:value-type="float">
            <text:p>1.54E+03</text:p>
          </table:table-cell>
          <table:table-cell table:formula="of:=([.C23]-1101)/100" office:value-type="float" office:value="4.41" calcext:value-type="float">
            <text:p>4.4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562" calcext:value-type="float">
            <text:p>1.56E+03</text:p>
          </table:table-cell>
          <table:table-cell table:formula="of:=([.C24]-1101)/100" office:value-type="float" office:value="4.61" calcext:value-type="float">
            <text:p>4.6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582" calcext:value-type="float">
            <text:p>1.58E+03</text:p>
          </table:table-cell>
          <table:table-cell table:formula="of:=([.C25]-1101)/100" office:value-type="float" office:value="4.81" calcext:value-type="float">
            <text:p>4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602" calcext:value-type="float">
            <text:p>1.60E+03</text:p>
          </table:table-cell>
          <table:table-cell table:formula="of:=([.C26]-1101)/100" office:value-type="float" office:value="5.01" calcext:value-type="float">
            <text:p>5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622" calcext:value-type="float">
            <text:p>1.62E+03</text:p>
          </table:table-cell>
          <table:table-cell table:formula="of:=([.C27]-1101)/100" office:value-type="float" office:value="5.21" calcext:value-type="float">
            <text:p>5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642" calcext:value-type="float">
            <text:p>1.64E+03</text:p>
          </table:table-cell>
          <table:table-cell table:formula="of:=([.C28]-1101)/100" office:value-type="float" office:value="5.41" calcext:value-type="float">
            <text:p>5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662" calcext:value-type="float">
            <text:p>1.66E+03</text:p>
          </table:table-cell>
          <table:table-cell table:formula="of:=([.C29]-1101)/100" office:value-type="float" office:value="5.61" calcext:value-type="float">
            <text:p>5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682" calcext:value-type="float">
            <text:p>1.68E+03</text:p>
          </table:table-cell>
          <table:table-cell table:formula="of:=([.C30]-1101)/100" office:value-type="float" office:value="5.81" calcext:value-type="float">
            <text:p>5.8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1702" calcext:value-type="float">
            <text:p>1.70E+03</text:p>
          </table:table-cell>
          <table:table-cell table:formula="of:=([.C31]-1101)/100" office:value-type="float" office:value="6.01" calcext:value-type="float">
            <text:p>6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722" calcext:value-type="float">
            <text:p>1.72E+03</text:p>
          </table:table-cell>
          <table:table-cell table:formula="of:=([.C32]-1101)/100" office:value-type="float" office:value="6.21" calcext:value-type="float">
            <text:p>6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742" calcext:value-type="float">
            <text:p>1.74E+03</text:p>
          </table:table-cell>
          <table:table-cell table:formula="of:=([.C33]-1101)/100" office:value-type="float" office:value="6.41" calcext:value-type="float">
            <text:p>6.41</text:p>
          </table:table-cell>
          <table:table-cell table:number-columns-repeated="9"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float" office:value="1762" calcext:value-type="float">
            <text:p>1.76E+03</text:p>
          </table:table-cell>
          <table:table-cell table:formula="of:=([.C34]-1101)/100" office:value-type="float" office:value="6.61" calcext:value-type="float">
            <text:p>6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782" calcext:value-type="float">
            <text:p>1.78E+03</text:p>
          </table:table-cell>
          <table:table-cell table:formula="of:=([.C35]-1101)/100" office:value-type="float" office:value="6.81" calcext:value-type="float">
            <text:p>6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802" calcext:value-type="float">
            <text:p>1.80E+03</text:p>
          </table:table-cell>
          <table:table-cell table:formula="of:=([.C36]-1101)/100" office:value-type="float" office:value="7.01" calcext:value-type="float">
            <text:p>7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822" calcext:value-type="float">
            <text:p>1.82E+03</text:p>
          </table:table-cell>
          <table:table-cell table:formula="of:=([.C37]-1101)/100" office:value-type="float" office:value="7.21" calcext:value-type="float">
            <text:p>7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842" calcext:value-type="float">
            <text:p>1.84E+03</text:p>
          </table:table-cell>
          <table:table-cell table:formula="of:=([.C38]-1101)/100" office:value-type="float" office:value="7.41" calcext:value-type="float">
            <text:p>7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1862" calcext:value-type="float">
            <text:p>1.86E+03</text:p>
          </table:table-cell>
          <table:table-cell table:formula="of:=([.C39]-1101)/100" office:value-type="float" office:value="7.61" calcext:value-type="float">
            <text:p>7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882" calcext:value-type="float">
            <text:p>1.88E+03</text:p>
          </table:table-cell>
          <table:table-cell table:formula="of:=([.C40]-1101)/100" office:value-type="float" office:value="7.81" calcext:value-type="float">
            <text:p>7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902" calcext:value-type="float">
            <text:p>1.90E+03</text:p>
          </table:table-cell>
          <table:table-cell table:formula="of:=([.C41]-1101)/100" office:value-type="float" office:value="8.01" calcext:value-type="float">
            <text:p>8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922" calcext:value-type="float">
            <text:p>1.92E+03</text:p>
          </table:table-cell>
          <table:table-cell table:formula="of:=([.C42]-1101)/100" office:value-type="float" office:value="8.21" calcext:value-type="float">
            <text:p>8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942" calcext:value-type="float">
            <text:p>1.94E+03</text:p>
          </table:table-cell>
          <table:table-cell table:formula="of:=([.C43]-1101)/100" office:value-type="float" office:value="8.41" calcext:value-type="float">
            <text:p>8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962" calcext:value-type="float">
            <text:p>1.96E+03</text:p>
          </table:table-cell>
          <table:table-cell table:formula="of:=([.C44]-1101)/100" office:value-type="float" office:value="8.61" calcext:value-type="float">
            <text:p>8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1982" calcext:value-type="float">
            <text:p>1.98E+03</text:p>
          </table:table-cell>
          <table:table-cell table:formula="of:=([.C45]-1101)/100" office:value-type="float" office:value="8.81" calcext:value-type="float">
            <text:p>8.8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002" calcext:value-type="float">
            <text:p>2.00E+03</text:p>
          </table:table-cell>
          <table:table-cell table:formula="of:=([.C46]-1101)/100" office:value-type="float" office:value="9.01" calcext:value-type="float">
            <text:p>9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022" calcext:value-type="float">
            <text:p>2.02E+03</text:p>
          </table:table-cell>
          <table:table-cell table:formula="of:=([.C47]-1101)/100" office:value-type="float" office:value="9.21" calcext:value-type="float">
            <text:p>9.2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042" calcext:value-type="float">
            <text:p>2.04E+03</text:p>
          </table:table-cell>
          <table:table-cell table:formula="of:=([.C48]-1101)/100" office:value-type="float" office:value="9.41" calcext:value-type="float">
            <text:p>9.4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062" calcext:value-type="float">
            <text:p>2.06E+03</text:p>
          </table:table-cell>
          <table:table-cell table:formula="of:=([.C49]-1101)/100" office:value-type="float" office:value="9.61" calcext:value-type="float">
            <text:p>9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082" calcext:value-type="float">
            <text:p>2.08E+03</text:p>
          </table:table-cell>
          <table:table-cell table:formula="of:=([.C50]-1101)/100" office:value-type="float" office:value="9.81" calcext:value-type="float">
            <text:p>9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102" calcext:value-type="float">
            <text:p>2.10E+03</text:p>
          </table:table-cell>
          <table:table-cell table:formula="of:=([.C51]-1101)/100" office:value-type="float" office:value="10.01" calcext:value-type="float">
            <text:p>10.0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122" calcext:value-type="float">
            <text:p>2.12E+03</text:p>
          </table:table-cell>
          <table:table-cell table:formula="of:=([.C52]-1101)/100" office:value-type="float" office:value="10.21" calcext:value-type="float">
            <text:p>10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142" calcext:value-type="float">
            <text:p>2.14E+03</text:p>
          </table:table-cell>
          <table:table-cell table:formula="of:=([.C53]-1101)/100" office:value-type="float" office:value="10.41" calcext:value-type="float">
            <text:p>10.4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162" calcext:value-type="float">
            <text:p>2.16E+03</text:p>
          </table:table-cell>
          <table:table-cell table:formula="of:=([.C54]-1101)/100" office:value-type="float" office:value="10.61" calcext:value-type="float">
            <text:p>10.6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182" calcext:value-type="float">
            <text:p>2.18E+03</text:p>
          </table:table-cell>
          <table:table-cell table:formula="of:=([.C55]-1101)/100" office:value-type="float" office:value="10.81" calcext:value-type="float">
            <text:p>10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202" calcext:value-type="float">
            <text:p>2.20E+03</text:p>
          </table:table-cell>
          <table:table-cell table:formula="of:=([.C56]-1101)/100" office:value-type="float" office:value="11.01" calcext:value-type="float">
            <text:p>11.0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222" calcext:value-type="float">
            <text:p>2.22E+03</text:p>
          </table:table-cell>
          <table:table-cell table:formula="of:=([.C57]-1101)/100" office:value-type="float" office:value="11.21" calcext:value-type="float">
            <text:p>11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242" calcext:value-type="float">
            <text:p>2.24E+03</text:p>
          </table:table-cell>
          <table:table-cell table:formula="of:=([.C58]-1101)/100" office:value-type="float" office:value="11.41" calcext:value-type="float">
            <text:p>11.4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2262" calcext:value-type="float">
            <text:p>2.26E+03</text:p>
          </table:table-cell>
          <table:table-cell table:formula="of:=([.C59]-1101)/100" office:value-type="float" office:value="11.61" calcext:value-type="float">
            <text:p>11.6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282" calcext:value-type="float">
            <text:p>2.28E+03</text:p>
          </table:table-cell>
          <table:table-cell table:formula="of:=([.C60]-1101)/100" office:value-type="float" office:value="11.81" calcext:value-type="float">
            <text:p>11.8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302" calcext:value-type="float">
            <text:p>2.30E+03</text:p>
          </table:table-cell>
          <table:table-cell table:formula="of:=([.C61]-1101)/100" office:value-type="float" office:value="12.01" calcext:value-type="float">
            <text:p>12.0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322" calcext:value-type="float">
            <text:p>2.32E+03</text:p>
          </table:table-cell>
          <table:table-cell table:formula="of:=([.C62]-1101)/100" office:value-type="float" office:value="12.21" calcext:value-type="float">
            <text:p>12.2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342" calcext:value-type="float">
            <text:p>2.34E+03</text:p>
          </table:table-cell>
          <table:table-cell table:formula="of:=([.C63]-1101)/100" office:value-type="float" office:value="12.41" calcext:value-type="float">
            <text:p>12.4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2362" calcext:value-type="float">
            <text:p>2.36E+03</text:p>
          </table:table-cell>
          <table:table-cell table:formula="of:=([.C64]-1101)/100" office:value-type="float" office:value="12.61" calcext:value-type="float">
            <text:p>12.61</text:p>
          </table:table-cell>
          <table:table-cell table:number-columns-repeated="9"/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office:value-type="float" office:value="2382" calcext:value-type="float">
            <text:p>2.38E+03</text:p>
          </table:table-cell>
          <table:table-cell table:formula="of:=([.C65]-1101)/100" office:value-type="float" office:value="12.81" calcext:value-type="float">
            <text:p>12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402" calcext:value-type="float">
            <text:p>2.40E+03</text:p>
          </table:table-cell>
          <table:table-cell table:formula="of:=([.C66]-1101)/100" office:value-type="float" office:value="13.01" calcext:value-type="float">
            <text:p>13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422" calcext:value-type="float">
            <text:p>2.42E+03</text:p>
          </table:table-cell>
          <table:table-cell table:formula="of:=([.C67]-1101)/100" office:value-type="float" office:value="13.21" calcext:value-type="float">
            <text:p>13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442" calcext:value-type="float">
            <text:p>2.44E+03</text:p>
          </table:table-cell>
          <table:table-cell table:formula="of:=([.C68]-1101)/100" office:value-type="float" office:value="13.41" calcext:value-type="float">
            <text:p>13.4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462" calcext:value-type="float">
            <text:p>2.46E+03</text:p>
          </table:table-cell>
          <table:table-cell table:formula="of:=([.C69]-1101)/100" office:value-type="float" office:value="13.61" calcext:value-type="float">
            <text:p>13.6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482" calcext:value-type="float">
            <text:p>2.48E+03</text:p>
          </table:table-cell>
          <table:table-cell table:formula="of:=([.C70]-1101)/100" office:value-type="float" office:value="13.81" calcext:value-type="float">
            <text:p>13.8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2502" calcext:value-type="float">
            <text:p>2.50E+03</text:p>
          </table:table-cell>
          <table:table-cell table:formula="of:=([.C71]-1101)/100" office:value-type="float" office:value="14.01" calcext:value-type="float">
            <text:p>14.0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522" calcext:value-type="float">
            <text:p>2.52E+03</text:p>
          </table:table-cell>
          <table:table-cell table:formula="of:=([.C72]-1101)/100" office:value-type="float" office:value="14.21" calcext:value-type="float">
            <text:p>14.2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2542" calcext:value-type="float">
            <text:p>2.54E+03</text:p>
          </table:table-cell>
          <table:table-cell table:formula="of:=([.C73]-1101)/100" office:value-type="float" office:value="14.41" calcext:value-type="float">
            <text:p>14.4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2562" calcext:value-type="float">
            <text:p>2.56E+03</text:p>
          </table:table-cell>
          <table:table-cell table:formula="of:=([.C74]-1101)/100" office:value-type="float" office:value="14.61" calcext:value-type="float">
            <text:p>14.6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2582" calcext:value-type="float">
            <text:p>2.58E+03</text:p>
          </table:table-cell>
          <table:table-cell table:formula="of:=([.C75]-1101)/100" office:value-type="float" office:value="14.81" calcext:value-type="float">
            <text:p>14.8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2602" calcext:value-type="float">
            <text:p>2.60E+03</text:p>
          </table:table-cell>
          <table:table-cell table:formula="of:=([.C76]-1101)/100" office:value-type="float" office:value="15.01" calcext:value-type="float">
            <text:p>15.0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2622" calcext:value-type="float">
            <text:p>2.62E+03</text:p>
          </table:table-cell>
          <table:table-cell table:formula="of:=([.C77]-1101)/100" office:value-type="float" office:value="15.21" calcext:value-type="float">
            <text:p>15.2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2642" calcext:value-type="float">
            <text:p>2.64E+03</text:p>
          </table:table-cell>
          <table:table-cell table:formula="of:=([.C78]-1101)/100" office:value-type="float" office:value="15.41" calcext:value-type="float">
            <text:p>15.4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2662" calcext:value-type="float">
            <text:p>2.66E+03</text:p>
          </table:table-cell>
          <table:table-cell table:formula="of:=([.C79]-1101)/100" office:value-type="float" office:value="15.61" calcext:value-type="float">
            <text:p>15.6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2682" calcext:value-type="float">
            <text:p>2.68E+03</text:p>
          </table:table-cell>
          <table:table-cell table:formula="of:=([.C80]-1101)/100" office:value-type="float" office:value="15.81" calcext:value-type="float">
            <text:p>15.81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02" calcext:value-type="float">
            <text:p>2.70E+03</text:p>
          </table:table-cell>
          <table:table-cell table:formula="of:=([.C81]-1101)/100" office:value-type="float" office:value="16.01" calcext:value-type="float">
            <text:p>16.01</text:p>
          </table:table-cell>
          <table:table-cell table:number-columns-repeated="8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22" calcext:value-type="float">
            <text:p>2.72E+03</text:p>
          </table:table-cell>
          <table:table-cell table:formula="of:=([.C82]-1101)/100" office:value-type="float" office:value="16.21" calcext:value-type="float">
            <text:p>16.2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2742" calcext:value-type="float">
            <text:p>2.74E+03</text:p>
          </table:table-cell>
          <table:table-cell table:formula="of:=([.C83]-1101)/100" office:value-type="float" office:value="16.41" calcext:value-type="float">
            <text:p>16.4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2762" calcext:value-type="float">
            <text:p>2.76E+03</text:p>
          </table:table-cell>
          <table:table-cell table:formula="of:=([.C84]-1101)/100" office:value-type="float" office:value="16.61" calcext:value-type="float">
            <text:p>16.6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2782" calcext:value-type="float">
            <text:p>2.78E+03</text:p>
          </table:table-cell>
          <table:table-cell table:formula="of:=([.C85]-1101)/100" office:value-type="float" office:value="16.81" calcext:value-type="float">
            <text:p>16.8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2802" calcext:value-type="float">
            <text:p>2.80E+03</text:p>
          </table:table-cell>
          <table:table-cell table:formula="of:=([.C86]-1101)/100" office:value-type="float" office:value="17.01" calcext:value-type="float">
            <text:p>17.0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2822" calcext:value-type="float">
            <text:p>2.82E+03</text:p>
          </table:table-cell>
          <table:table-cell table:formula="of:=([.C87]-1101)/100" office:value-type="float" office:value="17.21" calcext:value-type="float">
            <text:p>17.2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2842" calcext:value-type="float">
            <text:p>2.84E+03</text:p>
          </table:table-cell>
          <table:table-cell table:formula="of:=([.C88]-1101)/100" office:value-type="float" office:value="17.41" calcext:value-type="float">
            <text:p>17.4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2862" calcext:value-type="float">
            <text:p>2.86E+03</text:p>
          </table:table-cell>
          <table:table-cell table:formula="of:=([.C89]-1101)/100" office:value-type="float" office:value="17.61" calcext:value-type="float">
            <text:p>17.6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2882" calcext:value-type="float">
            <text:p>2.88E+03</text:p>
          </table:table-cell>
          <table:table-cell table:formula="of:=([.C90]-1101)/100" office:value-type="float" office:value="17.81" calcext:value-type="float">
            <text:p>17.8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2902" calcext:value-type="float">
            <text:p>2.90E+03</text:p>
          </table:table-cell>
          <table:table-cell table:formula="of:=([.C91]-1101)/100" office:value-type="float" office:value="18.01" calcext:value-type="float">
            <text:p>18.0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2922" calcext:value-type="float">
            <text:p>2.92E+03</text:p>
          </table:table-cell>
          <table:table-cell table:formula="of:=([.C92]-1101)/100" office:value-type="float" office:value="18.21" calcext:value-type="float">
            <text:p>18.2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2942" calcext:value-type="float">
            <text:p>2.94E+03</text:p>
          </table:table-cell>
          <table:table-cell table:formula="of:=([.C93]-1101)/100" office:value-type="float" office:value="18.41" calcext:value-type="float">
            <text:p>18.4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2962" calcext:value-type="float">
            <text:p>2.96E+03</text:p>
          </table:table-cell>
          <table:table-cell table:formula="of:=([.C94]-1101)/100" office:value-type="float" office:value="18.61" calcext:value-type="float">
            <text:p>18.6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2982" calcext:value-type="float">
            <text:p>2.98E+03</text:p>
          </table:table-cell>
          <table:table-cell table:formula="of:=([.C95]-1101)/100" office:value-type="float" office:value="18.81" calcext:value-type="float">
            <text:p>18.8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002" calcext:value-type="float">
            <text:p>3.00E+03</text:p>
          </table:table-cell>
          <table:table-cell table:formula="of:=([.C96]-1101)/100" office:value-type="float" office:value="19.01" calcext:value-type="float">
            <text:p>19.0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022" calcext:value-type="float">
            <text:p>3.02E+03</text:p>
          </table:table-cell>
          <table:table-cell table:formula="of:=([.C97]-1101)/100" office:value-type="float" office:value="19.21" calcext:value-type="float">
            <text:p>19.2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042" calcext:value-type="float">
            <text:p>3.04E+03</text:p>
          </table:table-cell>
          <table:table-cell table:formula="of:=([.C98]-1101)/100" office:value-type="float" office:value="19.41" calcext:value-type="float">
            <text:p>19.4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062" calcext:value-type="float">
            <text:p>3.06E+03</text:p>
          </table:table-cell>
          <table:table-cell table:formula="of:=([.C99]-1101)/100" office:value-type="float" office:value="19.61" calcext:value-type="float">
            <text:p>19.6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082" calcext:value-type="float">
            <text:p>3.08E+03</text:p>
          </table:table-cell>
          <table:table-cell table:formula="of:=([.C100]-1101)/100" office:value-type="float" office:value="19.81" calcext:value-type="float">
            <text:p>19.8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102" calcext:value-type="float">
            <text:p>3.10E+03</text:p>
          </table:table-cell>
          <table:table-cell table:formula="of:=([.C101]-1101)/100" office:value-type="float" office:value="20.01" calcext:value-type="float">
            <text:p>20.0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122" calcext:value-type="float">
            <text:p>3.12E+03</text:p>
          </table:table-cell>
          <table:table-cell table:formula="of:=([.C102]-1101)/100" office:value-type="float" office:value="20.21" calcext:value-type="float">
            <text:p>20.2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142" calcext:value-type="float">
            <text:p>3.14E+03</text:p>
          </table:table-cell>
          <table:table-cell table:formula="of:=([.C103]-1101)/100" office:value-type="float" office:value="20.41" calcext:value-type="float">
            <text:p>20.4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162" calcext:value-type="float">
            <text:p>3.16E+03</text:p>
          </table:table-cell>
          <table:table-cell table:formula="of:=([.C104]-1101)/100" office:value-type="float" office:value="20.61" calcext:value-type="float">
            <text:p>20.6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182" calcext:value-type="float">
            <text:p>3.18E+03</text:p>
          </table:table-cell>
          <table:table-cell table:formula="of:=([.C105]-1101)/100" office:value-type="float" office:value="20.81" calcext:value-type="float">
            <text:p>20.8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202" calcext:value-type="float">
            <text:p>3.20E+03</text:p>
          </table:table-cell>
          <table:table-cell table:formula="of:=([.C106]-1101)/100" office:value-type="float" office:value="21.01" calcext:value-type="float">
            <text:p>21.0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222" calcext:value-type="float">
            <text:p>3.22E+03</text:p>
          </table:table-cell>
          <table:table-cell table:formula="of:=([.C107]-1101)/100" office:value-type="float" office:value="21.21" calcext:value-type="float">
            <text:p>21.2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242" calcext:value-type="float">
            <text:p>3.24E+03</text:p>
          </table:table-cell>
          <table:table-cell table:formula="of:=([.C108]-1101)/100" office:value-type="float" office:value="21.41" calcext:value-type="float">
            <text:p>21.4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262" calcext:value-type="float">
            <text:p>3.26E+03</text:p>
          </table:table-cell>
          <table:table-cell table:formula="of:=([.C109]-1101)/100" office:value-type="float" office:value="21.61" calcext:value-type="float">
            <text:p>21.6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282" calcext:value-type="float">
            <text:p>3.28E+03</text:p>
          </table:table-cell>
          <table:table-cell table:formula="of:=([.C110]-1101)/100" office:value-type="float" office:value="21.81" calcext:value-type="float">
            <text:p>21.8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302" calcext:value-type="float">
            <text:p>3.30E+03</text:p>
          </table:table-cell>
          <table:table-cell table:formula="of:=([.C111]-1101)/100" office:value-type="float" office:value="22.01" calcext:value-type="float">
            <text:p>22.0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322" calcext:value-type="float">
            <text:p>3.32E+03</text:p>
          </table:table-cell>
          <table:table-cell table:formula="of:=([.C112]-1101)/100" office:value-type="float" office:value="22.21" calcext:value-type="float">
            <text:p>22.2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342" calcext:value-type="float">
            <text:p>3.34E+03</text:p>
          </table:table-cell>
          <table:table-cell table:formula="of:=([.C113]-1101)/100" office:value-type="float" office:value="22.41" calcext:value-type="float">
            <text:p>22.4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362" calcext:value-type="float">
            <text:p>3.36E+03</text:p>
          </table:table-cell>
          <table:table-cell table:formula="of:=([.C114]-1101)/100" office:value-type="float" office:value="22.61" calcext:value-type="float">
            <text:p>22.6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382" calcext:value-type="float">
            <text:p>3.38E+03</text:p>
          </table:table-cell>
          <table:table-cell table:formula="of:=([.C115]-1101)/100" office:value-type="float" office:value="22.81" calcext:value-type="float">
            <text:p>22.8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402" calcext:value-type="float">
            <text:p>3.40E+03</text:p>
          </table:table-cell>
          <table:table-cell table:formula="of:=([.C116]-1101)/100" office:value-type="float" office:value="23.01" calcext:value-type="float">
            <text:p>23.0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422" calcext:value-type="float">
            <text:p>3.42E+03</text:p>
          </table:table-cell>
          <table:table-cell table:formula="of:=([.C117]-1101)/100" office:value-type="float" office:value="23.21" calcext:value-type="float">
            <text:p>23.2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442" calcext:value-type="float">
            <text:p>3.44E+03</text:p>
          </table:table-cell>
          <table:table-cell table:formula="of:=([.C118]-1101)/100" office:value-type="float" office:value="23.41" calcext:value-type="float">
            <text:p>23.4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462" calcext:value-type="float">
            <text:p>3.46E+03</text:p>
          </table:table-cell>
          <table:table-cell table:formula="of:=([.C119]-1101)/100" office:value-type="float" office:value="23.61" calcext:value-type="float">
            <text:p>23.6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482" calcext:value-type="float">
            <text:p>3.48E+03</text:p>
          </table:table-cell>
          <table:table-cell table:formula="of:=([.C120]-1101)/100" office:value-type="float" office:value="23.81" calcext:value-type="float">
            <text:p>23.8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502" calcext:value-type="float">
            <text:p>3.50E+03</text:p>
          </table:table-cell>
          <table:table-cell table:formula="of:=([.C121]-1101)/100" office:value-type="float" office:value="24.01" calcext:value-type="float">
            <text:p>24.0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522" calcext:value-type="float">
            <text:p>3.52E+03</text:p>
          </table:table-cell>
          <table:table-cell table:formula="of:=([.C122]-1101)/100" office:value-type="float" office:value="24.21" calcext:value-type="float">
            <text:p>24.2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542" calcext:value-type="float">
            <text:p>3.54E+03</text:p>
          </table:table-cell>
          <table:table-cell table:formula="of:=([.C123]-1101)/100" office:value-type="float" office:value="24.41" calcext:value-type="float">
            <text:p>24.4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562" calcext:value-type="float">
            <text:p>3.56E+03</text:p>
          </table:table-cell>
          <table:table-cell table:formula="of:=([.C124]-1101)/100" office:value-type="float" office:value="24.61" calcext:value-type="float">
            <text:p>24.6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3582" calcext:value-type="float">
            <text:p>3.58E+03</text:p>
          </table:table-cell>
          <table:table-cell table:formula="of:=([.C125]-1101)/100" office:value-type="float" office:value="24.81" calcext:value-type="float">
            <text:p>24.8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3602" calcext:value-type="float">
            <text:p>3.60E+03</text:p>
          </table:table-cell>
          <table:table-cell table:formula="of:=([.C126]-1101)/100" office:value-type="float" office:value="25.01" calcext:value-type="float">
            <text:p>25.0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622" calcext:value-type="float">
            <text:p>3.62E+03</text:p>
          </table:table-cell>
          <table:table-cell table:formula="of:=([.C127]-1101)/100" office:value-type="float" office:value="25.21" calcext:value-type="float">
            <text:p>25.2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3642" calcext:value-type="float">
            <text:p>3.64E+03</text:p>
          </table:table-cell>
          <table:table-cell table:formula="of:=([.C128]-1101)/100" office:value-type="float" office:value="25.41" calcext:value-type="float">
            <text:p>25.4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3662" calcext:value-type="float">
            <text:p>3.66E+03</text:p>
          </table:table-cell>
          <table:table-cell table:formula="of:=([.C129]-1101)/100" office:value-type="float" office:value="25.61" calcext:value-type="float">
            <text:p>25.6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682" calcext:value-type="float">
            <text:p>3.68E+03</text:p>
          </table:table-cell>
          <table:table-cell table:formula="of:=([.C130]-1101)/100" office:value-type="float" office:value="25.81" calcext:value-type="float">
            <text:p>25.81</text:p>
          </table:table-cell>
          <table:table-cell table:number-columns-repeated="9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/>
          <table:table-cell office:value-type="float" office:value="3702" calcext:value-type="float">
            <text:p>3.70E+03</text:p>
          </table:table-cell>
          <table:table-cell table:formula="of:=([.C131]-1101)/100" office:value-type="float" office:value="26.01" calcext:value-type="float">
            <text:p>26.0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722" calcext:value-type="float">
            <text:p>3.72E+03</text:p>
          </table:table-cell>
          <table:table-cell table:formula="of:=([.C132]-1101)/100" office:value-type="float" office:value="26.21" calcext:value-type="float">
            <text:p>26.2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3742" calcext:value-type="float">
            <text:p>3.74E+03</text:p>
          </table:table-cell>
          <table:table-cell table:formula="of:=([.C133]-1101)/100" office:value-type="float" office:value="26.41" calcext:value-type="float">
            <text:p>26.4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762" calcext:value-type="float">
            <text:p>3.76E+03</text:p>
          </table:table-cell>
          <table:table-cell table:formula="of:=([.C134]-1101)/100" office:value-type="float" office:value="26.61" calcext:value-type="float">
            <text:p>26.6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782" calcext:value-type="float">
            <text:p>3.78E+03</text:p>
          </table:table-cell>
          <table:table-cell table:formula="of:=([.C135]-1101)/100" office:value-type="float" office:value="26.81" calcext:value-type="float">
            <text:p>26.8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802" calcext:value-type="float">
            <text:p>3.80E+03</text:p>
          </table:table-cell>
          <table:table-cell table:formula="of:=([.C136]-1101)/100" office:value-type="float" office:value="27.01" calcext:value-type="float">
            <text:p>27.0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822" calcext:value-type="float">
            <text:p>3.82E+03</text:p>
          </table:table-cell>
          <table:table-cell table:formula="of:=([.C137]-1101)/100" office:value-type="float" office:value="27.21" calcext:value-type="float">
            <text:p>27.2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842" calcext:value-type="float">
            <text:p>3.84E+03</text:p>
          </table:table-cell>
          <table:table-cell table:formula="of:=([.C138]-1101)/100" office:value-type="float" office:value="27.41" calcext:value-type="float">
            <text:p>27.4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862" calcext:value-type="float">
            <text:p>3.86E+03</text:p>
          </table:table-cell>
          <table:table-cell table:formula="of:=([.C139]-1101)/100" office:value-type="float" office:value="27.61" calcext:value-type="float">
            <text:p>27.6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882" calcext:value-type="float">
            <text:p>3.88E+03</text:p>
          </table:table-cell>
          <table:table-cell table:formula="of:=([.C140]-1101)/100" office:value-type="float" office:value="27.81" calcext:value-type="float">
            <text:p>27.8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902" calcext:value-type="float">
            <text:p>3.90E+03</text:p>
          </table:table-cell>
          <table:table-cell table:formula="of:=([.C141]-1101)/100" office:value-type="float" office:value="28.01" calcext:value-type="float">
            <text:p>28.0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922" calcext:value-type="float">
            <text:p>3.92E+03</text:p>
          </table:table-cell>
          <table:table-cell table:formula="of:=([.C142]-1101)/100" office:value-type="float" office:value="28.21" calcext:value-type="float">
            <text:p>28.2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942" calcext:value-type="float">
            <text:p>3.94E+03</text:p>
          </table:table-cell>
          <table:table-cell table:formula="of:=([.C143]-1101)/100" office:value-type="float" office:value="28.41" calcext:value-type="float">
            <text:p>28.4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3962" calcext:value-type="float">
            <text:p>3.96E+03</text:p>
          </table:table-cell>
          <table:table-cell table:formula="of:=([.C144]-1101)/100" office:value-type="float" office:value="28.61" calcext:value-type="float">
            <text:p>28.6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3982" calcext:value-type="float">
            <text:p>3.98E+03</text:p>
          </table:table-cell>
          <table:table-cell table:formula="of:=([.C145]-1101)/100" office:value-type="float" office:value="28.81" calcext:value-type="float">
            <text:p>28.8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002" calcext:value-type="float">
            <text:p>4.00E+03</text:p>
          </table:table-cell>
          <table:table-cell table:formula="of:=([.C146]-1101)/100" office:value-type="float" office:value="29.01" calcext:value-type="float">
            <text:p>29.0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022" calcext:value-type="float">
            <text:p>4.02E+03</text:p>
          </table:table-cell>
          <table:table-cell table:formula="of:=([.C147]-1101)/100" office:value-type="float" office:value="29.21" calcext:value-type="float">
            <text:p>29.2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042" calcext:value-type="float">
            <text:p>4.04E+03</text:p>
          </table:table-cell>
          <table:table-cell table:formula="of:=([.C148]-1101)/100" office:value-type="float" office:value="29.41" calcext:value-type="float">
            <text:p>29.4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062" calcext:value-type="float">
            <text:p>4.06E+03</text:p>
          </table:table-cell>
          <table:table-cell table:formula="of:=([.C149]-1101)/100" office:value-type="float" office:value="29.61" calcext:value-type="float">
            <text:p>29.6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082" calcext:value-type="float">
            <text:p>4.08E+03</text:p>
          </table:table-cell>
          <table:table-cell table:formula="of:=([.C150]-1101)/100" office:value-type="float" office:value="29.81" calcext:value-type="float">
            <text:p>29.8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102" calcext:value-type="float">
            <text:p>4.10E+03</text:p>
          </table:table-cell>
          <table:table-cell table:formula="of:=([.C151]-1101)/100" office:value-type="float" office:value="30.01" calcext:value-type="float">
            <text:p>30.0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122" calcext:value-type="float">
            <text:p>4.12E+03</text:p>
          </table:table-cell>
          <table:table-cell table:formula="of:=([.C152]-1101)/100" office:value-type="float" office:value="30.21" calcext:value-type="float">
            <text:p>30.2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4142" calcext:value-type="float">
            <text:p>4.14E+03</text:p>
          </table:table-cell>
          <table:table-cell table:formula="of:=([.C153]-1101)/100" office:value-type="float" office:value="30.41" calcext:value-type="float">
            <text:p>30.4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162" calcext:value-type="float">
            <text:p>4.16E+03</text:p>
          </table:table-cell>
          <table:table-cell table:formula="of:=([.C154]-1101)/100" office:value-type="float" office:value="30.61" calcext:value-type="float">
            <text:p>30.6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182" calcext:value-type="float">
            <text:p>4.18E+03</text:p>
          </table:table-cell>
          <table:table-cell table:formula="of:=([.C155]-1101)/100" office:value-type="float" office:value="30.81" calcext:value-type="float">
            <text:p>30.8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202" calcext:value-type="float">
            <text:p>4.20E+03</text:p>
          </table:table-cell>
          <table:table-cell table:formula="of:=([.C156]-1101)/100" office:value-type="float" office:value="31.01" calcext:value-type="float">
            <text:p>31.0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222" calcext:value-type="float">
            <text:p>4.22E+03</text:p>
          </table:table-cell>
          <table:table-cell table:formula="of:=([.C157]-1101)/100" office:value-type="float" office:value="31.21" calcext:value-type="float">
            <text:p>31.2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242" calcext:value-type="float">
            <text:p>4.24E+03</text:p>
          </table:table-cell>
          <table:table-cell table:formula="of:=([.C158]-1101)/100" office:value-type="float" office:value="31.41" calcext:value-type="float">
            <text:p>31.4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4262" calcext:value-type="float">
            <text:p>4.26E+03</text:p>
          </table:table-cell>
          <table:table-cell table:formula="of:=([.C159]-1101)/100" office:value-type="float" office:value="31.61" calcext:value-type="float">
            <text:p>31.6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282" calcext:value-type="float">
            <text:p>4.28E+03</text:p>
          </table:table-cell>
          <table:table-cell table:formula="of:=([.C160]-1101)/100" office:value-type="float" office:value="31.81" calcext:value-type="float">
            <text:p>31.8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4302" calcext:value-type="float">
            <text:p>4.30E+03</text:p>
          </table:table-cell>
          <table:table-cell table:formula="of:=([.C161]-1101)/100" office:value-type="float" office:value="32.01" calcext:value-type="float">
            <text:p>32.0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4322" calcext:value-type="float">
            <text:p>4.32E+03</text:p>
          </table:table-cell>
          <table:table-cell table:formula="of:=([.C162]-1101)/100" office:value-type="float" office:value="32.21" calcext:value-type="float">
            <text:p>32.2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4342" calcext:value-type="float">
            <text:p>4.34E+03</text:p>
          </table:table-cell>
          <table:table-cell table:formula="of:=([.C163]-1101)/100" office:value-type="float" office:value="32.41" calcext:value-type="float">
            <text:p>32.4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4362" calcext:value-type="float">
            <text:p>4.36E+03</text:p>
          </table:table-cell>
          <table:table-cell table:formula="of:=([.C164]-1101)/100" office:value-type="float" office:value="32.61" calcext:value-type="float">
            <text:p>32.6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382" calcext:value-type="float">
            <text:p>4.38E+03</text:p>
          </table:table-cell>
          <table:table-cell table:formula="of:=([.C165]-1101)/100" office:value-type="float" office:value="32.81" calcext:value-type="float">
            <text:p>32.8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402" calcext:value-type="float">
            <text:p>4.40E+03</text:p>
          </table:table-cell>
          <table:table-cell table:formula="of:=([.C166]-1101)/100" office:value-type="float" office:value="33.01" calcext:value-type="float">
            <text:p>33.0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422" calcext:value-type="float">
            <text:p>4.42E+03</text:p>
          </table:table-cell>
          <table:table-cell table:formula="of:=([.C167]-1101)/100" office:value-type="float" office:value="33.21" calcext:value-type="float">
            <text:p>33.2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4442" calcext:value-type="float">
            <text:p>4.44E+03</text:p>
          </table:table-cell>
          <table:table-cell table:formula="of:=([.C168]-1101)/100" office:value-type="float" office:value="33.41" calcext:value-type="float">
            <text:p>33.4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462" calcext:value-type="float">
            <text:p>4.46E+03</text:p>
          </table:table-cell>
          <table:table-cell table:formula="of:=([.C169]-1101)/100" office:value-type="float" office:value="33.61" calcext:value-type="float">
            <text:p>33.6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482" calcext:value-type="float">
            <text:p>4.48E+03</text:p>
          </table:table-cell>
          <table:table-cell table:formula="of:=([.C170]-1101)/100" office:value-type="float" office:value="33.81" calcext:value-type="float">
            <text:p>33.8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502" calcext:value-type="float">
            <text:p>4.50E+03</text:p>
          </table:table-cell>
          <table:table-cell table:formula="of:=([.C171]-1101)/100" office:value-type="float" office:value="34.01" calcext:value-type="float">
            <text:p>34.0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4522" calcext:value-type="float">
            <text:p>4.52E+03</text:p>
          </table:table-cell>
          <table:table-cell table:formula="of:=([.C172]-1101)/100" office:value-type="float" office:value="34.21" calcext:value-type="float">
            <text:p>34.2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4542" calcext:value-type="float">
            <text:p>4.54E+03</text:p>
          </table:table-cell>
          <table:table-cell table:formula="of:=([.C173]-1101)/100" office:value-type="float" office:value="34.41" calcext:value-type="float">
            <text:p>34.4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562" calcext:value-type="float">
            <text:p>4.56E+03</text:p>
          </table:table-cell>
          <table:table-cell table:formula="of:=([.C174]-1101)/100" office:value-type="float" office:value="34.61" calcext:value-type="float">
            <text:p>34.6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4582" calcext:value-type="float">
            <text:p>4.58E+03</text:p>
          </table:table-cell>
          <table:table-cell table:formula="of:=([.C175]-1101)/100" office:value-type="float" office:value="34.81" calcext:value-type="float">
            <text:p>34.8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602" calcext:value-type="float">
            <text:p>4.60E+03</text:p>
          </table:table-cell>
          <table:table-cell table:formula="of:=([.C176]-1101)/100" office:value-type="float" office:value="35.01" calcext:value-type="float">
            <text:p>35.01</text:p>
          </table:table-cell>
          <table:table-cell table:number-columns-repeated="9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office:value-type="float" office:value="4622" calcext:value-type="float">
            <text:p>4.62E+03</text:p>
          </table:table-cell>
          <table:table-cell table:formula="of:=([.C177]-1101)/100" office:value-type="float" office:value="35.21" calcext:value-type="float">
            <text:p>35.2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642" calcext:value-type="float">
            <text:p>4.64E+03</text:p>
          </table:table-cell>
          <table:table-cell table:formula="of:=([.C178]-1101)/100" office:value-type="float" office:value="35.41" calcext:value-type="float">
            <text:p>35.4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662" calcext:value-type="float">
            <text:p>4.66E+03</text:p>
          </table:table-cell>
          <table:table-cell table:formula="of:=([.C179]-1101)/100" office:value-type="float" office:value="35.61" calcext:value-type="float">
            <text:p>35.6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682" calcext:value-type="float">
            <text:p>4.68E+03</text:p>
          </table:table-cell>
          <table:table-cell table:formula="of:=([.C180]-1101)/100" office:value-type="float" office:value="35.81" calcext:value-type="float">
            <text:p>35.8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702" calcext:value-type="float">
            <text:p>4.70E+03</text:p>
          </table:table-cell>
          <table:table-cell table:formula="of:=([.C181]-1101)/100" office:value-type="float" office:value="36.01" calcext:value-type="float">
            <text:p>36.0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722" calcext:value-type="float">
            <text:p>4.72E+03</text:p>
          </table:table-cell>
          <table:table-cell table:formula="of:=([.C182]-1101)/100" office:value-type="float" office:value="36.21" calcext:value-type="float">
            <text:p>36.2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742" calcext:value-type="float">
            <text:p>4.74E+03</text:p>
          </table:table-cell>
          <table:table-cell table:formula="of:=([.C183]-1101)/100" office:value-type="float" office:value="36.41" calcext:value-type="float">
            <text:p>36.4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762" calcext:value-type="float">
            <text:p>4.76E+03</text:p>
          </table:table-cell>
          <table:table-cell table:formula="of:=([.C184]-1101)/100" office:value-type="float" office:value="36.61" calcext:value-type="float">
            <text:p>36.6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782" calcext:value-type="float">
            <text:p>4.78E+03</text:p>
          </table:table-cell>
          <table:table-cell table:formula="of:=([.C185]-1101)/100" office:value-type="float" office:value="36.81" calcext:value-type="float">
            <text:p>36.8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802" calcext:value-type="float">
            <text:p>4.80E+03</text:p>
          </table:table-cell>
          <table:table-cell table:formula="of:=([.C186]-1101)/100" office:value-type="float" office:value="37.01" calcext:value-type="float">
            <text:p>37.0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822" calcext:value-type="float">
            <text:p>4.82E+03</text:p>
          </table:table-cell>
          <table:table-cell table:formula="of:=([.C187]-1101)/100" office:value-type="float" office:value="37.21" calcext:value-type="float">
            <text:p>37.2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842" calcext:value-type="float">
            <text:p>4.84E+03</text:p>
          </table:table-cell>
          <table:table-cell table:formula="of:=([.C188]-1101)/100" office:value-type="float" office:value="37.41" calcext:value-type="float">
            <text:p>37.4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862" calcext:value-type="float">
            <text:p>4.86E+03</text:p>
          </table:table-cell>
          <table:table-cell table:formula="of:=([.C189]-1101)/100" office:value-type="float" office:value="37.61" calcext:value-type="float">
            <text:p>37.6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882" calcext:value-type="float">
            <text:p>4.88E+03</text:p>
          </table:table-cell>
          <table:table-cell table:formula="of:=([.C190]-1101)/100" office:value-type="float" office:value="37.81" calcext:value-type="float">
            <text:p>37.8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4902" calcext:value-type="float">
            <text:p>4.90E+03</text:p>
          </table:table-cell>
          <table:table-cell table:formula="of:=([.C191]-1101)/100" office:value-type="float" office:value="38.01" calcext:value-type="float">
            <text:p>38.0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922" calcext:value-type="float">
            <text:p>4.92E+03</text:p>
          </table:table-cell>
          <table:table-cell table:formula="of:=([.C192]-1101)/100" office:value-type="float" office:value="38.21" calcext:value-type="float">
            <text:p>38.2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942" calcext:value-type="float">
            <text:p>4.94E+03</text:p>
          </table:table-cell>
          <table:table-cell table:formula="of:=([.C193]-1101)/100" office:value-type="float" office:value="38.41" calcext:value-type="float">
            <text:p>38.4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962" calcext:value-type="float">
            <text:p>4.96E+03</text:p>
          </table:table-cell>
          <table:table-cell table:formula="of:=([.C194]-1101)/100" office:value-type="float" office:value="38.61" calcext:value-type="float">
            <text:p>38.6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4982" calcext:value-type="float">
            <text:p>4.98E+03</text:p>
          </table:table-cell>
          <table:table-cell table:formula="of:=([.C195]-1101)/100" office:value-type="float" office:value="38.81" calcext:value-type="float">
            <text:p>38.81</text:p>
          </table:table-cell>
          <table:table-cell table:number-columns-repeated="9"/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/>
          <table:table-cell office:value-type="float" office:value="5002" calcext:value-type="float">
            <text:p>5.00E+03</text:p>
          </table:table-cell>
          <table:table-cell table:formula="of:=([.C196]-1101)/100" office:value-type="float" office:value="39.01" calcext:value-type="float">
            <text:p>39.0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5022" calcext:value-type="float">
            <text:p>5.02E+03</text:p>
          </table:table-cell>
          <table:table-cell table:formula="of:=([.C197]-1101)/100" office:value-type="float" office:value="39.21" calcext:value-type="float">
            <text:p>39.2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5042" calcext:value-type="float">
            <text:p>5.04E+03</text:p>
          </table:table-cell>
          <table:table-cell table:formula="of:=([.C198]-1101)/100" office:value-type="float" office:value="39.41" calcext:value-type="float">
            <text:p>39.4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062" calcext:value-type="float">
            <text:p>5.06E+03</text:p>
          </table:table-cell>
          <table:table-cell table:formula="of:=([.C199]-1101)/100" office:value-type="float" office:value="39.61" calcext:value-type="float">
            <text:p>39.6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5082" calcext:value-type="float">
            <text:p>5.08E+03</text:p>
          </table:table-cell>
          <table:table-cell table:formula="of:=([.C200]-1101)/100" office:value-type="float" office:value="39.81" calcext:value-type="float">
            <text:p>39.8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102" calcext:value-type="float">
            <text:p>5.10E+03</text:p>
          </table:table-cell>
          <table:table-cell table:formula="of:=([.C201]-1101)/100" office:value-type="float" office:value="40.01" calcext:value-type="float">
            <text:p>40.0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122" calcext:value-type="float">
            <text:p>5.12E+03</text:p>
          </table:table-cell>
          <table:table-cell table:formula="of:=([.C202]-1101)/100" office:value-type="float" office:value="40.21" calcext:value-type="float">
            <text:p>40.2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142" calcext:value-type="float">
            <text:p>5.14E+03</text:p>
          </table:table-cell>
          <table:table-cell table:formula="of:=([.C203]-1101)/100" office:value-type="float" office:value="40.41" calcext:value-type="float">
            <text:p>40.4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162" calcext:value-type="float">
            <text:p>5.16E+03</text:p>
          </table:table-cell>
          <table:table-cell table:formula="of:=([.C204]-1101)/100" office:value-type="float" office:value="40.61" calcext:value-type="float">
            <text:p>40.6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182" calcext:value-type="float">
            <text:p>5.18E+03</text:p>
          </table:table-cell>
          <table:table-cell table:formula="of:=([.C205]-1101)/100" office:value-type="float" office:value="40.81" calcext:value-type="float">
            <text:p>40.8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5202" calcext:value-type="float">
            <text:p>5.20E+03</text:p>
          </table:table-cell>
          <table:table-cell table:formula="of:=([.C206]-1101)/100" office:value-type="float" office:value="41.01" calcext:value-type="float">
            <text:p>41.0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222" calcext:value-type="float">
            <text:p>5.22E+03</text:p>
          </table:table-cell>
          <table:table-cell table:formula="of:=([.C207]-1101)/100" office:value-type="float" office:value="41.21" calcext:value-type="float">
            <text:p>41.2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242" calcext:value-type="float">
            <text:p>5.24E+03</text:p>
          </table:table-cell>
          <table:table-cell table:formula="of:=([.C208]-1101)/100" office:value-type="float" office:value="41.41" calcext:value-type="float">
            <text:p>41.4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262" calcext:value-type="float">
            <text:p>5.26E+03</text:p>
          </table:table-cell>
          <table:table-cell table:formula="of:=([.C209]-1101)/100" office:value-type="float" office:value="41.61" calcext:value-type="float">
            <text:p>41.6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282" calcext:value-type="float">
            <text:p>5.28E+03</text:p>
          </table:table-cell>
          <table:table-cell table:formula="of:=([.C210]-1101)/100" office:value-type="float" office:value="41.81" calcext:value-type="float">
            <text:p>41.8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302" calcext:value-type="float">
            <text:p>5.30E+03</text:p>
          </table:table-cell>
          <table:table-cell table:formula="of:=([.C211]-1101)/100" office:value-type="float" office:value="42.01" calcext:value-type="float">
            <text:p>42.0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322" calcext:value-type="float">
            <text:p>5.32E+03</text:p>
          </table:table-cell>
          <table:table-cell table:formula="of:=([.C212]-1101)/100" office:value-type="float" office:value="42.21" calcext:value-type="float">
            <text:p>42.2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342" calcext:value-type="float">
            <text:p>5.34E+03</text:p>
          </table:table-cell>
          <table:table-cell table:formula="of:=([.C213]-1101)/100" office:value-type="float" office:value="42.41" calcext:value-type="float">
            <text:p>42.4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362" calcext:value-type="float">
            <text:p>5.36E+03</text:p>
          </table:table-cell>
          <table:table-cell table:formula="of:=([.C214]-1101)/100" office:value-type="float" office:value="42.61" calcext:value-type="float">
            <text:p>42.6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382" calcext:value-type="float">
            <text:p>5.38E+03</text:p>
          </table:table-cell>
          <table:table-cell table:formula="of:=([.C215]-1101)/100" office:value-type="float" office:value="42.81" calcext:value-type="float">
            <text:p>42.8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5402" calcext:value-type="float">
            <text:p>5.40E+03</text:p>
          </table:table-cell>
          <table:table-cell table:formula="of:=([.C216]-1101)/100" office:value-type="float" office:value="43.01" calcext:value-type="float">
            <text:p>43.0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422" calcext:value-type="float">
            <text:p>5.42E+03</text:p>
          </table:table-cell>
          <table:table-cell table:formula="of:=([.C217]-1101)/100" office:value-type="float" office:value="43.21" calcext:value-type="float">
            <text:p>43.2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442" calcext:value-type="float">
            <text:p>5.44E+03</text:p>
          </table:table-cell>
          <table:table-cell table:formula="of:=([.C218]-1101)/100" office:value-type="float" office:value="43.41" calcext:value-type="float">
            <text:p>43.4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462" calcext:value-type="float">
            <text:p>5.46E+03</text:p>
          </table:table-cell>
          <table:table-cell table:formula="of:=([.C219]-1101)/100" office:value-type="float" office:value="43.61" calcext:value-type="float">
            <text:p>43.6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5482" calcext:value-type="float">
            <text:p>5.48E+03</text:p>
          </table:table-cell>
          <table:table-cell table:formula="of:=([.C220]-1101)/100" office:value-type="float" office:value="43.81" calcext:value-type="float">
            <text:p>43.8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5502" calcext:value-type="float">
            <text:p>5.50E+03</text:p>
          </table:table-cell>
          <table:table-cell table:formula="of:=([.C221]-1101)/100" office:value-type="float" office:value="44.01" calcext:value-type="float">
            <text:p>44.0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522" calcext:value-type="float">
            <text:p>5.52E+03</text:p>
          </table:table-cell>
          <table:table-cell table:formula="of:=([.C222]-1101)/100" office:value-type="float" office:value="44.21" calcext:value-type="float">
            <text:p>44.2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542" calcext:value-type="float">
            <text:p>5.54E+03</text:p>
          </table:table-cell>
          <table:table-cell table:formula="of:=([.C223]-1101)/100" office:value-type="float" office:value="44.41" calcext:value-type="float">
            <text:p>44.4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562" calcext:value-type="float">
            <text:p>5.56E+03</text:p>
          </table:table-cell>
          <table:table-cell table:formula="of:=([.C224]-1101)/100" office:value-type="float" office:value="44.61" calcext:value-type="float">
            <text:p>44.6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5582" calcext:value-type="float">
            <text:p>5.58E+03</text:p>
          </table:table-cell>
          <table:table-cell table:formula="of:=([.C225]-1101)/100" office:value-type="float" office:value="44.81" calcext:value-type="float">
            <text:p>44.8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602" calcext:value-type="float">
            <text:p>5.60E+03</text:p>
          </table:table-cell>
          <table:table-cell table:formula="of:=([.C226]-1101)/100" office:value-type="float" office:value="45.01" calcext:value-type="float">
            <text:p>45.0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622" calcext:value-type="float">
            <text:p>5.62E+03</text:p>
          </table:table-cell>
          <table:table-cell table:formula="of:=([.C227]-1101)/100" office:value-type="float" office:value="45.21" calcext:value-type="float">
            <text:p>45.2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642" calcext:value-type="float">
            <text:p>5.64E+03</text:p>
          </table:table-cell>
          <table:table-cell table:formula="of:=([.C228]-1101)/100" office:value-type="float" office:value="45.41" calcext:value-type="float">
            <text:p>45.4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662" calcext:value-type="float">
            <text:p>5.66E+03</text:p>
          </table:table-cell>
          <table:table-cell table:formula="of:=([.C229]-1101)/100" office:value-type="float" office:value="45.61" calcext:value-type="float">
            <text:p>45.6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5682" calcext:value-type="float">
            <text:p>5.68E+03</text:p>
          </table:table-cell>
          <table:table-cell table:formula="of:=([.C230]-1101)/100" office:value-type="float" office:value="45.81" calcext:value-type="float">
            <text:p>45.8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5702" calcext:value-type="float">
            <text:p>5.70E+03</text:p>
          </table:table-cell>
          <table:table-cell table:formula="of:=([.C231]-1101)/100" office:value-type="float" office:value="46.01" calcext:value-type="float">
            <text:p>46.0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722" calcext:value-type="float">
            <text:p>5.72E+03</text:p>
          </table:table-cell>
          <table:table-cell table:formula="of:=([.C232]-1101)/100" office:value-type="float" office:value="46.21" calcext:value-type="float">
            <text:p>46.2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742" calcext:value-type="float">
            <text:p>5.74E+03</text:p>
          </table:table-cell>
          <table:table-cell table:formula="of:=([.C233]-1101)/100" office:value-type="float" office:value="46.41" calcext:value-type="float">
            <text:p>46.4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762" calcext:value-type="float">
            <text:p>5.76E+03</text:p>
          </table:table-cell>
          <table:table-cell table:formula="of:=([.C234]-1101)/100" office:value-type="float" office:value="46.61" calcext:value-type="float">
            <text:p>46.6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782" calcext:value-type="float">
            <text:p>5.78E+03</text:p>
          </table:table-cell>
          <table:table-cell table:formula="of:=([.C235]-1101)/100" office:value-type="float" office:value="46.81" calcext:value-type="float">
            <text:p>46.8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5802" calcext:value-type="float">
            <text:p>5.80E+03</text:p>
          </table:table-cell>
          <table:table-cell table:formula="of:=([.C236]-1101)/100" office:value-type="float" office:value="47.01" calcext:value-type="float">
            <text:p>47.0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822" calcext:value-type="float">
            <text:p>5.82E+03</text:p>
          </table:table-cell>
          <table:table-cell table:formula="of:=([.C237]-1101)/100" office:value-type="float" office:value="47.21" calcext:value-type="float">
            <text:p>47.2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842" calcext:value-type="float">
            <text:p>5.84E+03</text:p>
          </table:table-cell>
          <table:table-cell table:formula="of:=([.C238]-1101)/100" office:value-type="float" office:value="47.41" calcext:value-type="float">
            <text:p>47.4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862" calcext:value-type="float">
            <text:p>5.86E+03</text:p>
          </table:table-cell>
          <table:table-cell table:formula="of:=([.C239]-1101)/100" office:value-type="float" office:value="47.61" calcext:value-type="float">
            <text:p>47.6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882" calcext:value-type="float">
            <text:p>5.88E+03</text:p>
          </table:table-cell>
          <table:table-cell table:formula="of:=([.C240]-1101)/100" office:value-type="float" office:value="47.81" calcext:value-type="float">
            <text:p>47.8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902" calcext:value-type="float">
            <text:p>5.90E+03</text:p>
          </table:table-cell>
          <table:table-cell table:formula="of:=([.C241]-1101)/100" office:value-type="float" office:value="48.01" calcext:value-type="float">
            <text:p>48.0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5922" calcext:value-type="float">
            <text:p>5.92E+03</text:p>
          </table:table-cell>
          <table:table-cell table:formula="of:=([.C242]-1101)/100" office:value-type="float" office:value="48.21" calcext:value-type="float">
            <text:p>48.2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942" calcext:value-type="float">
            <text:p>5.94E+03</text:p>
          </table:table-cell>
          <table:table-cell table:formula="of:=([.C243]-1101)/100" office:value-type="float" office:value="48.41" calcext:value-type="float">
            <text:p>48.4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962" calcext:value-type="float">
            <text:p>5.96E+03</text:p>
          </table:table-cell>
          <table:table-cell table:formula="of:=([.C244]-1101)/100" office:value-type="float" office:value="48.61" calcext:value-type="float">
            <text:p>48.6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5982" calcext:value-type="float">
            <text:p>5.98E+03</text:p>
          </table:table-cell>
          <table:table-cell table:formula="of:=([.C245]-1101)/100" office:value-type="float" office:value="48.81" calcext:value-type="float">
            <text:p>48.8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002" calcext:value-type="float">
            <text:p>6.00E+03</text:p>
          </table:table-cell>
          <table:table-cell table:formula="of:=([.C246]-1101)/100" office:value-type="float" office:value="49.01" calcext:value-type="float">
            <text:p>49.0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022" calcext:value-type="float">
            <text:p>6.02E+03</text:p>
          </table:table-cell>
          <table:table-cell table:formula="of:=([.C247]-1101)/100" office:value-type="float" office:value="49.21" calcext:value-type="float">
            <text:p>49.2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042" calcext:value-type="float">
            <text:p>6.04E+03</text:p>
          </table:table-cell>
          <table:table-cell table:formula="of:=([.C248]-1101)/100" office:value-type="float" office:value="49.41" calcext:value-type="float">
            <text:p>49.4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062" calcext:value-type="float">
            <text:p>6.06E+03</text:p>
          </table:table-cell>
          <table:table-cell table:formula="of:=([.C249]-1101)/100" office:value-type="float" office:value="49.61" calcext:value-type="float">
            <text:p>49.6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082" calcext:value-type="float">
            <text:p>6.08E+03</text:p>
          </table:table-cell>
          <table:table-cell table:formula="of:=([.C250]-1101)/100" office:value-type="float" office:value="49.81" calcext:value-type="float">
            <text:p>49.8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102" calcext:value-type="float">
            <text:p>6.10E+03</text:p>
          </table:table-cell>
          <table:table-cell table:formula="of:=([.C251]-1101)/100" office:value-type="float" office:value="50.01" calcext:value-type="float">
            <text:p>50.0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6122" calcext:value-type="float">
            <text:p>6.12E+03</text:p>
          </table:table-cell>
          <table:table-cell table:formula="of:=([.C252]-1101)/100" office:value-type="float" office:value="50.21" calcext:value-type="float">
            <text:p>50.2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142" calcext:value-type="float">
            <text:p>6.14E+03</text:p>
          </table:table-cell>
          <table:table-cell table:formula="of:=([.C253]-1101)/100" office:value-type="float" office:value="50.41" calcext:value-type="float">
            <text:p>50.4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162" calcext:value-type="float">
            <text:p>6.16E+03</text:p>
          </table:table-cell>
          <table:table-cell table:formula="of:=([.C254]-1101)/100" office:value-type="float" office:value="50.61" calcext:value-type="float">
            <text:p>50.6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182" calcext:value-type="float">
            <text:p>6.18E+03</text:p>
          </table:table-cell>
          <table:table-cell table:formula="of:=([.C255]-1101)/100" office:value-type="float" office:value="50.81" calcext:value-type="float">
            <text:p>50.8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6202" calcext:value-type="float">
            <text:p>6.20E+03</text:p>
          </table:table-cell>
          <table:table-cell table:formula="of:=([.C256]-1101)/100" office:value-type="float" office:value="51.01" calcext:value-type="float">
            <text:p>51.0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6222" calcext:value-type="float">
            <text:p>6.22E+03</text:p>
          </table:table-cell>
          <table:table-cell table:formula="of:=([.C257]-1101)/100" office:value-type="float" office:value="51.21" calcext:value-type="float">
            <text:p>51.2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242" calcext:value-type="float">
            <text:p>6.24E+03</text:p>
          </table:table-cell>
          <table:table-cell table:formula="of:=([.C258]-1101)/100" office:value-type="float" office:value="51.41" calcext:value-type="float">
            <text:p>51.4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262" calcext:value-type="float">
            <text:p>6.26E+03</text:p>
          </table:table-cell>
          <table:table-cell table:formula="of:=([.C259]-1101)/100" office:value-type="float" office:value="51.61" calcext:value-type="float">
            <text:p>51.61</text:p>
          </table:table-cell>
          <table:table-cell table:number-columns-repeated="9"/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/>
          <table:table-cell office:value-type="float" office:value="6282" calcext:value-type="float">
            <text:p>6.28E+03</text:p>
          </table:table-cell>
          <table:table-cell table:formula="of:=([.C260]-1101)/100" office:value-type="float" office:value="51.81" calcext:value-type="float">
            <text:p>51.8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302" calcext:value-type="float">
            <text:p>6.30E+03</text:p>
          </table:table-cell>
          <table:table-cell table:formula="of:=([.C261]-1101)/100" office:value-type="float" office:value="52.01" calcext:value-type="float">
            <text:p>52.0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322" calcext:value-type="float">
            <text:p>6.32E+03</text:p>
          </table:table-cell>
          <table:table-cell table:formula="of:=([.C262]-1101)/100" office:value-type="float" office:value="52.21" calcext:value-type="float">
            <text:p>52.21</text:p>
          </table:table-cell>
          <table:table-cell table:number-columns-repeated="9"/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office:value-type="float" office:value="6342" calcext:value-type="float">
            <text:p>6.34E+03</text:p>
          </table:table-cell>
          <table:table-cell table:formula="of:=([.C263]-1101)/100" office:value-type="float" office:value="52.41" calcext:value-type="float">
            <text:p>52.4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6362" calcext:value-type="float">
            <text:p>6.36E+03</text:p>
          </table:table-cell>
          <table:table-cell table:formula="of:=([.C264]-1101)/100" office:value-type="float" office:value="52.61" calcext:value-type="float">
            <text:p>52.6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6382" calcext:value-type="float">
            <text:p>6.38E+03</text:p>
          </table:table-cell>
          <table:table-cell table:formula="of:=([.C265]-1101)/100" office:value-type="float" office:value="52.81" calcext:value-type="float">
            <text:p>52.8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6402" calcext:value-type="float">
            <text:p>6.40E+03</text:p>
          </table:table-cell>
          <table:table-cell table:formula="of:=([.C266]-1101)/100" office:value-type="float" office:value="53.01" calcext:value-type="float">
            <text:p>53.0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6422" calcext:value-type="float">
            <text:p>6.42E+03</text:p>
          </table:table-cell>
          <table:table-cell table:formula="of:=([.C267]-1101)/100" office:value-type="float" office:value="53.21" calcext:value-type="float">
            <text:p>53.2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6442" calcext:value-type="float">
            <text:p>6.44E+03</text:p>
          </table:table-cell>
          <table:table-cell table:formula="of:=([.C268]-1101)/100" office:value-type="float" office:value="53.41" calcext:value-type="float">
            <text:p>53.4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6462" calcext:value-type="float">
            <text:p>6.46E+03</text:p>
          </table:table-cell>
          <table:table-cell table:formula="of:=([.C269]-1101)/100" office:value-type="float" office:value="53.61" calcext:value-type="float">
            <text:p>53.6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6482" calcext:value-type="float">
            <text:p>6.48E+03</text:p>
          </table:table-cell>
          <table:table-cell table:formula="of:=([.C270]-1101)/100" office:value-type="float" office:value="53.81" calcext:value-type="float">
            <text:p>53.8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6502" calcext:value-type="float">
            <text:p>6.50E+03</text:p>
          </table:table-cell>
          <table:table-cell table:formula="of:=([.C271]-1101)/100" office:value-type="float" office:value="54.01" calcext:value-type="float">
            <text:p>54.0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6522" calcext:value-type="float">
            <text:p>6.52E+03</text:p>
          </table:table-cell>
          <table:table-cell table:formula="of:=([.C272]-1101)/100" office:value-type="float" office:value="54.21" calcext:value-type="float">
            <text:p>54.2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6542" calcext:value-type="float">
            <text:p>6.54E+03</text:p>
          </table:table-cell>
          <table:table-cell table:formula="of:=([.C273]-1101)/100" office:value-type="float" office:value="54.41" calcext:value-type="float">
            <text:p>54.4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6562" calcext:value-type="float">
            <text:p>6.56E+03</text:p>
          </table:table-cell>
          <table:table-cell table:formula="of:=([.C274]-1101)/100" office:value-type="float" office:value="54.61" calcext:value-type="float">
            <text:p>54.6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6582" calcext:value-type="float">
            <text:p>6.58E+03</text:p>
          </table:table-cell>
          <table:table-cell table:formula="of:=([.C275]-1101)/100" office:value-type="float" office:value="54.81" calcext:value-type="float">
            <text:p>54.8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6602" calcext:value-type="float">
            <text:p>6.60E+03</text:p>
          </table:table-cell>
          <table:table-cell table:formula="of:=([.C276]-1101)/100" office:value-type="float" office:value="55.01" calcext:value-type="float">
            <text:p>55.0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6622" calcext:value-type="float">
            <text:p>6.62E+03</text:p>
          </table:table-cell>
          <table:table-cell table:formula="of:=([.C277]-1101)/100" office:value-type="float" office:value="55.21" calcext:value-type="float">
            <text:p>55.2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6642" calcext:value-type="float">
            <text:p>6.64E+03</text:p>
          </table:table-cell>
          <table:table-cell table:formula="of:=([.C278]-1101)/100" office:value-type="float" office:value="55.41" calcext:value-type="float">
            <text:p>55.4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6662" calcext:value-type="float">
            <text:p>6.66E+03</text:p>
          </table:table-cell>
          <table:table-cell table:formula="of:=([.C279]-1101)/100" office:value-type="float" office:value="55.61" calcext:value-type="float">
            <text:p>55.6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6682" calcext:value-type="float">
            <text:p>6.68E+03</text:p>
          </table:table-cell>
          <table:table-cell table:formula="of:=([.C280]-1101)/100" office:value-type="float" office:value="55.81" calcext:value-type="float">
            <text:p>55.81</text:p>
          </table:table-cell>
          <table:table-cell table:number-columns-repeated="9"/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office:value-type="float" office:value="6702" calcext:value-type="float">
            <text:p>6.70E+03</text:p>
          </table:table-cell>
          <table:table-cell table:formula="of:=([.C281]-1101)/100" office:value-type="float" office:value="56.01" calcext:value-type="float">
            <text:p>56.0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6722" calcext:value-type="float">
            <text:p>6.72E+03</text:p>
          </table:table-cell>
          <table:table-cell table:formula="of:=([.C282]-1101)/100" office:value-type="float" office:value="56.21" calcext:value-type="float">
            <text:p>56.2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6742" calcext:value-type="float">
            <text:p>6.74E+03</text:p>
          </table:table-cell>
          <table:table-cell table:formula="of:=([.C283]-1101)/100" office:value-type="float" office:value="56.41" calcext:value-type="float">
            <text:p>56.4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6762" calcext:value-type="float">
            <text:p>6.76E+03</text:p>
          </table:table-cell>
          <table:table-cell table:formula="of:=([.C284]-1101)/100" office:value-type="float" office:value="56.61" calcext:value-type="float">
            <text:p>56.6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6782" calcext:value-type="float">
            <text:p>6.78E+03</text:p>
          </table:table-cell>
          <table:table-cell table:formula="of:=([.C285]-1101)/100" office:value-type="float" office:value="56.81" calcext:value-type="float">
            <text:p>56.8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6802" calcext:value-type="float">
            <text:p>6.80E+03</text:p>
          </table:table-cell>
          <table:table-cell table:formula="of:=([.C286]-1101)/100" office:value-type="float" office:value="57.01" calcext:value-type="float">
            <text:p>57.0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6822" calcext:value-type="float">
            <text:p>6.82E+03</text:p>
          </table:table-cell>
          <table:table-cell table:formula="of:=([.C287]-1101)/100" office:value-type="float" office:value="57.21" calcext:value-type="float">
            <text:p>57.2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6842" calcext:value-type="float">
            <text:p>6.84E+03</text:p>
          </table:table-cell>
          <table:table-cell table:formula="of:=([.C288]-1101)/100" office:value-type="float" office:value="57.41" calcext:value-type="float">
            <text:p>57.4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6862" calcext:value-type="float">
            <text:p>6.86E+03</text:p>
          </table:table-cell>
          <table:table-cell table:formula="of:=([.C289]-1101)/100" office:value-type="float" office:value="57.61" calcext:value-type="float">
            <text:p>57.6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6882" calcext:value-type="float">
            <text:p>6.88E+03</text:p>
          </table:table-cell>
          <table:table-cell table:formula="of:=([.C290]-1101)/100" office:value-type="float" office:value="57.81" calcext:value-type="float">
            <text:p>57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6902" calcext:value-type="float">
            <text:p>6.90E+03</text:p>
          </table:table-cell>
          <table:table-cell table:formula="of:=([.C291]-1101)/100" office:value-type="float" office:value="58.01" calcext:value-type="float">
            <text:p>58.0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6922" calcext:value-type="float">
            <text:p>6.92E+03</text:p>
          </table:table-cell>
          <table:table-cell table:formula="of:=([.C292]-1101)/100" office:value-type="float" office:value="58.21" calcext:value-type="float">
            <text:p>58.2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6942" calcext:value-type="float">
            <text:p>6.94E+03</text:p>
          </table:table-cell>
          <table:table-cell table:formula="of:=([.C293]-1101)/100" office:value-type="float" office:value="58.41" calcext:value-type="float">
            <text:p>58.4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6962" calcext:value-type="float">
            <text:p>6.96E+03</text:p>
          </table:table-cell>
          <table:table-cell table:formula="of:=([.C294]-1101)/100" office:value-type="float" office:value="58.61" calcext:value-type="float">
            <text:p>58.6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6982" calcext:value-type="float">
            <text:p>6.98E+03</text:p>
          </table:table-cell>
          <table:table-cell table:formula="of:=([.C295]-1101)/100" office:value-type="float" office:value="58.81" calcext:value-type="float">
            <text:p>58.8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7002" calcext:value-type="float">
            <text:p>7.00E+03</text:p>
          </table:table-cell>
          <table:table-cell table:formula="of:=([.C296]-1101)/100" office:value-type="float" office:value="59.01" calcext:value-type="float">
            <text:p>59.0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7022" calcext:value-type="float">
            <text:p>7.02E+03</text:p>
          </table:table-cell>
          <table:table-cell table:formula="of:=([.C297]-1101)/100" office:value-type="float" office:value="59.21" calcext:value-type="float">
            <text:p>59.2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7042" calcext:value-type="float">
            <text:p>7.04E+03</text:p>
          </table:table-cell>
          <table:table-cell table:formula="of:=([.C298]-1101)/100" office:value-type="float" office:value="59.41" calcext:value-type="float">
            <text:p>59.4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7062" calcext:value-type="float">
            <text:p>7.06E+03</text:p>
          </table:table-cell>
          <table:table-cell table:formula="of:=([.C299]-1101)/100" office:value-type="float" office:value="59.61" calcext:value-type="float">
            <text:p>59.6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082" calcext:value-type="float">
            <text:p>7.08E+03</text:p>
          </table:table-cell>
          <table:table-cell table:formula="of:=([.C300]-1101)/100" office:value-type="float" office:value="59.81" calcext:value-type="float">
            <text:p>59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102" calcext:value-type="float">
            <text:p>7.10E+03</text:p>
          </table:table-cell>
          <table:table-cell table:formula="of:=([.C301]-1101)/100" office:value-type="float" office:value="60.01" calcext:value-type="float">
            <text:p>60.0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122" calcext:value-type="float">
            <text:p>7.12E+03</text:p>
          </table:table-cell>
          <table:table-cell table:formula="of:=([.C302]-1101)/100" office:value-type="float" office:value="60.21" calcext:value-type="float">
            <text:p>60.2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7142" calcext:value-type="float">
            <text:p>7.14E+03</text:p>
          </table:table-cell>
          <table:table-cell table:formula="of:=([.C303]-1101)/100" office:value-type="float" office:value="60.41" calcext:value-type="float">
            <text:p>60.4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162" calcext:value-type="float">
            <text:p>7.16E+03</text:p>
          </table:table-cell>
          <table:table-cell table:formula="of:=([.C304]-1101)/100" office:value-type="float" office:value="60.61" calcext:value-type="float">
            <text:p>60.6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7182" calcext:value-type="float">
            <text:p>7.18E+03</text:p>
          </table:table-cell>
          <table:table-cell table:formula="of:=([.C305]-1101)/100" office:value-type="float" office:value="60.81" calcext:value-type="float">
            <text:p>60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202" calcext:value-type="float">
            <text:p>7.20E+03</text:p>
          </table:table-cell>
          <table:table-cell table:formula="of:=([.C306]-1101)/100" office:value-type="float" office:value="61.01" calcext:value-type="float">
            <text:p>61.0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7222" calcext:value-type="float">
            <text:p>7.22E+03</text:p>
          </table:table-cell>
          <table:table-cell table:formula="of:=([.C307]-1101)/100" office:value-type="float" office:value="61.21" calcext:value-type="float">
            <text:p>61.2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7242" calcext:value-type="float">
            <text:p>7.24E+03</text:p>
          </table:table-cell>
          <table:table-cell table:formula="of:=([.C308]-1101)/100" office:value-type="float" office:value="61.41" calcext:value-type="float">
            <text:p>61.4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7262" calcext:value-type="float">
            <text:p>7.26E+03</text:p>
          </table:table-cell>
          <table:table-cell table:formula="of:=([.C309]-1101)/100" office:value-type="float" office:value="61.61" calcext:value-type="float">
            <text:p>61.6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7282" calcext:value-type="float">
            <text:p>7.28E+03</text:p>
          </table:table-cell>
          <table:table-cell table:formula="of:=([.C310]-1101)/100" office:value-type="float" office:value="61.81" calcext:value-type="float">
            <text:p>61.8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7302" calcext:value-type="float">
            <text:p>7.30E+03</text:p>
          </table:table-cell>
          <table:table-cell table:formula="of:=([.C311]-1101)/100" office:value-type="float" office:value="62.01" calcext:value-type="float">
            <text:p>62.0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7322" calcext:value-type="float">
            <text:p>7.32E+03</text:p>
          </table:table-cell>
          <table:table-cell table:formula="of:=([.C312]-1101)/100" office:value-type="float" office:value="62.21" calcext:value-type="float">
            <text:p>62.2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342" calcext:value-type="float">
            <text:p>7.34E+03</text:p>
          </table:table-cell>
          <table:table-cell table:formula="of:=([.C313]-1101)/100" office:value-type="float" office:value="62.41" calcext:value-type="float">
            <text:p>62.4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362" calcext:value-type="float">
            <text:p>7.36E+03</text:p>
          </table:table-cell>
          <table:table-cell table:formula="of:=([.C314]-1101)/100" office:value-type="float" office:value="62.61" calcext:value-type="float">
            <text:p>62.6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382" calcext:value-type="float">
            <text:p>7.38E+03</text:p>
          </table:table-cell>
          <table:table-cell table:formula="of:=([.C315]-1101)/100" office:value-type="float" office:value="62.81" calcext:value-type="float">
            <text:p>62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402" calcext:value-type="float">
            <text:p>7.40E+03</text:p>
          </table:table-cell>
          <table:table-cell table:formula="of:=([.C316]-1101)/100" office:value-type="float" office:value="63.01" calcext:value-type="float">
            <text:p>63.0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7422" calcext:value-type="float">
            <text:p>7.42E+03</text:p>
          </table:table-cell>
          <table:table-cell table:formula="of:=([.C317]-1101)/100" office:value-type="float" office:value="63.21" calcext:value-type="float">
            <text:p>63.2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442" calcext:value-type="float">
            <text:p>7.44E+03</text:p>
          </table:table-cell>
          <table:table-cell table:formula="of:=([.C318]-1101)/100" office:value-type="float" office:value="63.41" calcext:value-type="float">
            <text:p>63.4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462" calcext:value-type="float">
            <text:p>7.46E+03</text:p>
          </table:table-cell>
          <table:table-cell table:formula="of:=([.C319]-1101)/100" office:value-type="float" office:value="63.61" calcext:value-type="float">
            <text:p>63.6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482" calcext:value-type="float">
            <text:p>7.48E+03</text:p>
          </table:table-cell>
          <table:table-cell table:formula="of:=([.C320]-1101)/100" office:value-type="float" office:value="63.81" calcext:value-type="float">
            <text:p>63.8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502" calcext:value-type="float">
            <text:p>7.50E+03</text:p>
          </table:table-cell>
          <table:table-cell table:formula="of:=([.C321]-1101)/100" office:value-type="float" office:value="64.01" calcext:value-type="float">
            <text:p>64.0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7522" calcext:value-type="float">
            <text:p>7.52E+03</text:p>
          </table:table-cell>
          <table:table-cell table:formula="of:=([.C322]-1101)/100" office:value-type="float" office:value="64.21" calcext:value-type="float">
            <text:p>64.2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7542" calcext:value-type="float">
            <text:p>7.54E+03</text:p>
          </table:table-cell>
          <table:table-cell table:formula="of:=([.C323]-1101)/100" office:value-type="float" office:value="64.41" calcext:value-type="float">
            <text:p>64.4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562" calcext:value-type="float">
            <text:p>7.56E+03</text:p>
          </table:table-cell>
          <table:table-cell table:formula="of:=([.C324]-1101)/100" office:value-type="float" office:value="64.61" calcext:value-type="float">
            <text:p>64.6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582" calcext:value-type="float">
            <text:p>7.58E+03</text:p>
          </table:table-cell>
          <table:table-cell table:formula="of:=([.C325]-1101)/100" office:value-type="float" office:value="64.81" calcext:value-type="float">
            <text:p>64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602" calcext:value-type="float">
            <text:p>7.60E+03</text:p>
          </table:table-cell>
          <table:table-cell table:formula="of:=([.C326]-1101)/100" office:value-type="float" office:value="65.01" calcext:value-type="float">
            <text:p>65.0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622" calcext:value-type="float">
            <text:p>7.62E+03</text:p>
          </table:table-cell>
          <table:table-cell table:formula="of:=([.C327]-1101)/100" office:value-type="float" office:value="65.21" calcext:value-type="float">
            <text:p>65.2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7642" calcext:value-type="float">
            <text:p>7.64E+03</text:p>
          </table:table-cell>
          <table:table-cell table:formula="of:=([.C328]-1101)/100" office:value-type="float" office:value="65.41" calcext:value-type="float">
            <text:p>65.4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662" calcext:value-type="float">
            <text:p>7.66E+03</text:p>
          </table:table-cell>
          <table:table-cell table:formula="of:=([.C329]-1101)/100" office:value-type="float" office:value="65.61" calcext:value-type="float">
            <text:p>65.6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682" calcext:value-type="float">
            <text:p>7.68E+03</text:p>
          </table:table-cell>
          <table:table-cell table:formula="of:=([.C330]-1101)/100" office:value-type="float" office:value="65.81" calcext:value-type="float">
            <text:p>65.8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7702" calcext:value-type="float">
            <text:p>7.70E+03</text:p>
          </table:table-cell>
          <table:table-cell table:formula="of:=([.C331]-1101)/100" office:value-type="float" office:value="66.01" calcext:value-type="float">
            <text:p>66.0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722" calcext:value-type="float">
            <text:p>7.72E+03</text:p>
          </table:table-cell>
          <table:table-cell table:formula="of:=([.C332]-1101)/100" office:value-type="float" office:value="66.21" calcext:value-type="float">
            <text:p>66.2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742" calcext:value-type="float">
            <text:p>7.74E+03</text:p>
          </table:table-cell>
          <table:table-cell table:formula="of:=([.C333]-1101)/100" office:value-type="float" office:value="66.41" calcext:value-type="float">
            <text:p>66.4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762" calcext:value-type="float">
            <text:p>7.76E+03</text:p>
          </table:table-cell>
          <table:table-cell table:formula="of:=([.C334]-1101)/100" office:value-type="float" office:value="66.61" calcext:value-type="float">
            <text:p>66.6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782" calcext:value-type="float">
            <text:p>7.78E+03</text:p>
          </table:table-cell>
          <table:table-cell table:formula="of:=([.C335]-1101)/100" office:value-type="float" office:value="66.81" calcext:value-type="float">
            <text:p>66.8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802" calcext:value-type="float">
            <text:p>7.80E+03</text:p>
          </table:table-cell>
          <table:table-cell table:formula="of:=([.C336]-1101)/100" office:value-type="float" office:value="67.01" calcext:value-type="float">
            <text:p>67.0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7822" calcext:value-type="float">
            <text:p>7.82E+03</text:p>
          </table:table-cell>
          <table:table-cell table:formula="of:=([.C337]-1101)/100" office:value-type="float" office:value="67.21" calcext:value-type="float">
            <text:p>67.2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842" calcext:value-type="float">
            <text:p>7.84E+03</text:p>
          </table:table-cell>
          <table:table-cell table:formula="of:=([.C338]-1101)/100" office:value-type="float" office:value="67.41" calcext:value-type="float">
            <text:p>67.4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862" calcext:value-type="float">
            <text:p>7.86E+03</text:p>
          </table:table-cell>
          <table:table-cell table:formula="of:=([.C339]-1101)/100" office:value-type="float" office:value="67.61" calcext:value-type="float">
            <text:p>67.6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882" calcext:value-type="float">
            <text:p>7.88E+03</text:p>
          </table:table-cell>
          <table:table-cell table:formula="of:=([.C340]-1101)/100" office:value-type="float" office:value="67.81" calcext:value-type="float">
            <text:p>67.8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902" calcext:value-type="float">
            <text:p>7.90E+03</text:p>
          </table:table-cell>
          <table:table-cell table:formula="of:=([.C341]-1101)/100" office:value-type="float" office:value="68.01" calcext:value-type="float">
            <text:p>68.0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922" calcext:value-type="float">
            <text:p>7.92E+03</text:p>
          </table:table-cell>
          <table:table-cell table:formula="of:=([.C342]-1101)/100" office:value-type="float" office:value="68.21" calcext:value-type="float">
            <text:p>68.2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7942" calcext:value-type="float">
            <text:p>7.94E+03</text:p>
          </table:table-cell>
          <table:table-cell table:formula="of:=([.C343]-1101)/100" office:value-type="float" office:value="68.41" calcext:value-type="float">
            <text:p>68.4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7962" calcext:value-type="float">
            <text:p>7.96E+03</text:p>
          </table:table-cell>
          <table:table-cell table:formula="of:=([.C344]-1101)/100" office:value-type="float" office:value="68.61" calcext:value-type="float">
            <text:p>68.6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7982" calcext:value-type="float">
            <text:p>7.98E+03</text:p>
          </table:table-cell>
          <table:table-cell table:formula="of:=([.C345]-1101)/100" office:value-type="float" office:value="68.81" calcext:value-type="float">
            <text:p>68.8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8002" calcext:value-type="float">
            <text:p>8.00E+03</text:p>
          </table:table-cell>
          <table:table-cell table:formula="of:=([.C346]-1101)/100" office:value-type="float" office:value="69.01" calcext:value-type="float">
            <text:p>69.01</text:p>
          </table:table-cell>
          <table:table-cell table:number-columns-repeated="9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8022" calcext:value-type="float">
            <text:p>8.02E+03</text:p>
          </table:table-cell>
          <table:table-cell table:formula="of:=([.C347]-1101)/100" office:value-type="float" office:value="69.21" calcext:value-type="float">
            <text:p>69.2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8042" calcext:value-type="float">
            <text:p>8.04E+03</text:p>
          </table:table-cell>
          <table:table-cell table:formula="of:=([.C348]-1101)/100" office:value-type="float" office:value="69.41" calcext:value-type="float">
            <text:p>69.4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8062" calcext:value-type="float">
            <text:p>8.06E+03</text:p>
          </table:table-cell>
          <table:table-cell table:formula="of:=([.C349]-1101)/100" office:value-type="float" office:value="69.61" calcext:value-type="float">
            <text:p>69.61</text:p>
          </table:table-cell>
          <table:table-cell table:number-columns-repeated="9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8082" calcext:value-type="float">
            <text:p>8.08E+03</text:p>
          </table:table-cell>
          <table:table-cell table:formula="of:=([.C350]-1101)/100" office:value-type="float" office:value="69.81" calcext:value-type="float">
            <text:p>69.8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8102" calcext:value-type="float">
            <text:p>8.10E+03</text:p>
          </table:table-cell>
          <table:table-cell table:formula="of:=([.C351]-1101)/100" office:value-type="float" office:value="70.01" calcext:value-type="float">
            <text:p>70.0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122" calcext:value-type="float">
            <text:p>8.12E+03</text:p>
          </table:table-cell>
          <table:table-cell table:formula="of:=([.C352]-1101)/100" office:value-type="float" office:value="70.21" calcext:value-type="float">
            <text:p>70.2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142" calcext:value-type="float">
            <text:p>8.14E+03</text:p>
          </table:table-cell>
          <table:table-cell table:formula="of:=([.C353]-1101)/100" office:value-type="float" office:value="70.41" calcext:value-type="float">
            <text:p>70.4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8162" calcext:value-type="float">
            <text:p>8.16E+03</text:p>
          </table:table-cell>
          <table:table-cell table:formula="of:=([.C354]-1101)/100" office:value-type="float" office:value="70.61" calcext:value-type="float">
            <text:p>70.6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182" calcext:value-type="float">
            <text:p>8.18E+03</text:p>
          </table:table-cell>
          <table:table-cell table:formula="of:=([.C355]-1101)/100" office:value-type="float" office:value="70.81" calcext:value-type="float">
            <text:p>70.8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8202" calcext:value-type="float">
            <text:p>8.20E+03</text:p>
          </table:table-cell>
          <table:table-cell table:formula="of:=([.C356]-1101)/100" office:value-type="float" office:value="71.01" calcext:value-type="float">
            <text:p>71.0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222" calcext:value-type="float">
            <text:p>8.22E+03</text:p>
          </table:table-cell>
          <table:table-cell table:formula="of:=([.C357]-1101)/100" office:value-type="float" office:value="71.21" calcext:value-type="float">
            <text:p>71.2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8242" calcext:value-type="float">
            <text:p>8.24E+03</text:p>
          </table:table-cell>
          <table:table-cell table:formula="of:=([.C358]-1101)/100" office:value-type="float" office:value="71.41" calcext:value-type="float">
            <text:p>71.4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8262" calcext:value-type="float">
            <text:p>8.26E+03</text:p>
          </table:table-cell>
          <table:table-cell table:formula="of:=([.C359]-1101)/100" office:value-type="float" office:value="71.61" calcext:value-type="float">
            <text:p>71.6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8282" calcext:value-type="float">
            <text:p>8.28E+03</text:p>
          </table:table-cell>
          <table:table-cell table:formula="of:=([.C360]-1101)/100" office:value-type="float" office:value="71.81" calcext:value-type="float">
            <text:p>71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302" calcext:value-type="float">
            <text:p>8.30E+03</text:p>
          </table:table-cell>
          <table:table-cell table:formula="of:=([.C361]-1101)/100" office:value-type="float" office:value="72.01" calcext:value-type="float">
            <text:p>72.0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322" calcext:value-type="float">
            <text:p>8.32E+03</text:p>
          </table:table-cell>
          <table:table-cell table:formula="of:=([.C362]-1101)/100" office:value-type="float" office:value="72.21" calcext:value-type="float">
            <text:p>72.2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8342" calcext:value-type="float">
            <text:p>8.34E+03</text:p>
          </table:table-cell>
          <table:table-cell table:formula="of:=([.C363]-1101)/100" office:value-type="float" office:value="72.41" calcext:value-type="float">
            <text:p>72.4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8362" calcext:value-type="float">
            <text:p>8.36E+03</text:p>
          </table:table-cell>
          <table:table-cell table:formula="of:=([.C364]-1101)/100" office:value-type="float" office:value="72.61" calcext:value-type="float">
            <text:p>72.6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382" calcext:value-type="float">
            <text:p>8.38E+03</text:p>
          </table:table-cell>
          <table:table-cell table:formula="of:=([.C365]-1101)/100" office:value-type="float" office:value="72.81" calcext:value-type="float">
            <text:p>72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402" calcext:value-type="float">
            <text:p>8.40E+03</text:p>
          </table:table-cell>
          <table:table-cell table:formula="of:=([.C366]-1101)/100" office:value-type="float" office:value="73.01" calcext:value-type="float">
            <text:p>73.0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422" calcext:value-type="float">
            <text:p>8.42E+03</text:p>
          </table:table-cell>
          <table:table-cell table:formula="of:=([.C367]-1101)/100" office:value-type="float" office:value="73.21" calcext:value-type="float">
            <text:p>73.2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8442" calcext:value-type="float">
            <text:p>8.44E+03</text:p>
          </table:table-cell>
          <table:table-cell table:formula="of:=([.C368]-1101)/100" office:value-type="float" office:value="73.41" calcext:value-type="float">
            <text:p>73.4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8462" calcext:value-type="float">
            <text:p>8.46E+03</text:p>
          </table:table-cell>
          <table:table-cell table:formula="of:=([.C369]-1101)/100" office:value-type="float" office:value="73.61" calcext:value-type="float">
            <text:p>73.6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8482" calcext:value-type="float">
            <text:p>8.48E+03</text:p>
          </table:table-cell>
          <table:table-cell table:formula="of:=([.C370]-1101)/100" office:value-type="float" office:value="73.81" calcext:value-type="float">
            <text:p>73.8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8502" calcext:value-type="float">
            <text:p>8.50E+03</text:p>
          </table:table-cell>
          <table:table-cell table:formula="of:=([.C371]-1101)/100" office:value-type="float" office:value="74.01" calcext:value-type="float">
            <text:p>74.0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8522" calcext:value-type="float">
            <text:p>8.52E+03</text:p>
          </table:table-cell>
          <table:table-cell table:formula="of:=([.C372]-1101)/100" office:value-type="float" office:value="74.21" calcext:value-type="float">
            <text:p>74.2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8542" calcext:value-type="float">
            <text:p>8.54E+03</text:p>
          </table:table-cell>
          <table:table-cell table:formula="of:=([.C373]-1101)/100" office:value-type="float" office:value="74.41" calcext:value-type="float">
            <text:p>74.4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8562" calcext:value-type="float">
            <text:p>8.56E+03</text:p>
          </table:table-cell>
          <table:table-cell table:formula="of:=([.C374]-1101)/100" office:value-type="float" office:value="74.61" calcext:value-type="float">
            <text:p>74.6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8582" calcext:value-type="float">
            <text:p>8.58E+03</text:p>
          </table:table-cell>
          <table:table-cell table:formula="of:=([.C375]-1101)/100" office:value-type="float" office:value="74.81" calcext:value-type="float">
            <text:p>74.8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8602" calcext:value-type="float">
            <text:p>8.60E+03</text:p>
          </table:table-cell>
          <table:table-cell table:formula="of:=([.C376]-1101)/100" office:value-type="float" office:value="75.01" calcext:value-type="float">
            <text:p>75.0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622" calcext:value-type="float">
            <text:p>8.62E+03</text:p>
          </table:table-cell>
          <table:table-cell table:formula="of:=([.C377]-1101)/100" office:value-type="float" office:value="75.21" calcext:value-type="float">
            <text:p>75.2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642" calcext:value-type="float">
            <text:p>8.64E+03</text:p>
          </table:table-cell>
          <table:table-cell table:formula="of:=([.C378]-1101)/100" office:value-type="float" office:value="75.41" calcext:value-type="float">
            <text:p>75.4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8662" calcext:value-type="float">
            <text:p>8.66E+03</text:p>
          </table:table-cell>
          <table:table-cell table:formula="of:=([.C379]-1101)/100" office:value-type="float" office:value="75.61" calcext:value-type="float">
            <text:p>75.6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682" calcext:value-type="float">
            <text:p>8.68E+03</text:p>
          </table:table-cell>
          <table:table-cell table:formula="of:=([.C380]-1101)/100" office:value-type="float" office:value="75.81" calcext:value-type="float">
            <text:p>75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702" calcext:value-type="float">
            <text:p>8.70E+03</text:p>
          </table:table-cell>
          <table:table-cell table:formula="of:=([.C381]-1101)/100" office:value-type="float" office:value="76.01" calcext:value-type="float">
            <text:p>76.0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8722" calcext:value-type="float">
            <text:p>8.72E+03</text:p>
          </table:table-cell>
          <table:table-cell table:formula="of:=([.C382]-1101)/100" office:value-type="float" office:value="76.21" calcext:value-type="float">
            <text:p>76.2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8742" calcext:value-type="float">
            <text:p>8.74E+03</text:p>
          </table:table-cell>
          <table:table-cell table:formula="of:=([.C383]-1101)/100" office:value-type="float" office:value="76.41" calcext:value-type="float">
            <text:p>76.4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8762" calcext:value-type="float">
            <text:p>8.76E+03</text:p>
          </table:table-cell>
          <table:table-cell table:formula="of:=([.C384]-1101)/100" office:value-type="float" office:value="76.61" calcext:value-type="float">
            <text:p>76.6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8782" calcext:value-type="float">
            <text:p>8.78E+03</text:p>
          </table:table-cell>
          <table:table-cell table:formula="of:=([.C385]-1101)/100" office:value-type="float" office:value="76.81" calcext:value-type="float">
            <text:p>76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802" calcext:value-type="float">
            <text:p>8.80E+03</text:p>
          </table:table-cell>
          <table:table-cell table:formula="of:=([.C386]-1101)/100" office:value-type="float" office:value="77.01" calcext:value-type="float">
            <text:p>77.0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8822" calcext:value-type="float">
            <text:p>8.82E+03</text:p>
          </table:table-cell>
          <table:table-cell table:formula="of:=([.C387]-1101)/100" office:value-type="float" office:value="77.21" calcext:value-type="float">
            <text:p>77.2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8842" calcext:value-type="float">
            <text:p>8.84E+03</text:p>
          </table:table-cell>
          <table:table-cell table:formula="of:=([.C388]-1101)/100" office:value-type="float" office:value="77.41" calcext:value-type="float">
            <text:p>77.4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862" calcext:value-type="float">
            <text:p>8.86E+03</text:p>
          </table:table-cell>
          <table:table-cell table:formula="of:=([.C389]-1101)/100" office:value-type="float" office:value="77.61" calcext:value-type="float">
            <text:p>77.6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8882" calcext:value-type="float">
            <text:p>8.88E+03</text:p>
          </table:table-cell>
          <table:table-cell table:formula="of:=([.C390]-1101)/100" office:value-type="float" office:value="77.81" calcext:value-type="float">
            <text:p>77.8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8902" calcext:value-type="float">
            <text:p>8.90E+03</text:p>
          </table:table-cell>
          <table:table-cell table:formula="of:=([.C391]-1101)/100" office:value-type="float" office:value="78.01" calcext:value-type="float">
            <text:p>78.0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922" calcext:value-type="float">
            <text:p>8.92E+03</text:p>
          </table:table-cell>
          <table:table-cell table:formula="of:=([.C392]-1101)/100" office:value-type="float" office:value="78.21" calcext:value-type="float">
            <text:p>78.2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8942" calcext:value-type="float">
            <text:p>8.94E+03</text:p>
          </table:table-cell>
          <table:table-cell table:formula="of:=([.C393]-1101)/100" office:value-type="float" office:value="78.41" calcext:value-type="float">
            <text:p>78.4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962" calcext:value-type="float">
            <text:p>8.96E+03</text:p>
          </table:table-cell>
          <table:table-cell table:formula="of:=([.C394]-1101)/100" office:value-type="float" office:value="78.61" calcext:value-type="float">
            <text:p>78.6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8982" calcext:value-type="float">
            <text:p>8.98E+03</text:p>
          </table:table-cell>
          <table:table-cell table:formula="of:=([.C395]-1101)/100" office:value-type="float" office:value="78.81" calcext:value-type="float">
            <text:p>78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002" calcext:value-type="float">
            <text:p>9.00E+03</text:p>
          </table:table-cell>
          <table:table-cell table:formula="of:=([.C396]-1101)/100" office:value-type="float" office:value="79.01" calcext:value-type="float">
            <text:p>79.0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022" calcext:value-type="float">
            <text:p>9.02E+03</text:p>
          </table:table-cell>
          <table:table-cell table:formula="of:=([.C397]-1101)/100" office:value-type="float" office:value="79.21" calcext:value-type="float">
            <text:p>79.2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9042" calcext:value-type="float">
            <text:p>9.04E+03</text:p>
          </table:table-cell>
          <table:table-cell table:formula="of:=([.C398]-1101)/100" office:value-type="float" office:value="79.41" calcext:value-type="float">
            <text:p>79.4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9062" calcext:value-type="float">
            <text:p>9.06E+03</text:p>
          </table:table-cell>
          <table:table-cell table:formula="of:=([.C399]-1101)/100" office:value-type="float" office:value="79.61" calcext:value-type="float">
            <text:p>79.6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9082" calcext:value-type="float">
            <text:p>9.08E+03</text:p>
          </table:table-cell>
          <table:table-cell table:formula="of:=([.C400]-1101)/100" office:value-type="float" office:value="79.81" calcext:value-type="float">
            <text:p>79.8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9102" calcext:value-type="float">
            <text:p>9.10E+03</text:p>
          </table:table-cell>
          <table:table-cell table:formula="of:=([.C401]-1101)/100" office:value-type="float" office:value="80.01" calcext:value-type="float">
            <text:p>80.0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9122" calcext:value-type="float">
            <text:p>9.12E+03</text:p>
          </table:table-cell>
          <table:table-cell table:formula="of:=([.C402]-1101)/100" office:value-type="float" office:value="80.21" calcext:value-type="float">
            <text:p>80.2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9142" calcext:value-type="float">
            <text:p>9.14E+03</text:p>
          </table:table-cell>
          <table:table-cell table:formula="of:=([.C403]-1101)/100" office:value-type="float" office:value="80.41" calcext:value-type="float">
            <text:p>80.4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9162" calcext:value-type="float">
            <text:p>9.16E+03</text:p>
          </table:table-cell>
          <table:table-cell table:formula="of:=([.C404]-1101)/100" office:value-type="float" office:value="80.61" calcext:value-type="float">
            <text:p>80.6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9182" calcext:value-type="float">
            <text:p>9.18E+03</text:p>
          </table:table-cell>
          <table:table-cell table:formula="of:=([.C405]-1101)/100" office:value-type="float" office:value="80.81" calcext:value-type="float">
            <text:p>80.8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9202" calcext:value-type="float">
            <text:p>9.20E+03</text:p>
          </table:table-cell>
          <table:table-cell table:formula="of:=([.C406]-1101)/100" office:value-type="float" office:value="81.01" calcext:value-type="float">
            <text:p>81.01</text:p>
          </table:table-cell>
          <table:table-cell table:number-columns-repeated="9"/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/>
          <table:table-cell office:value-type="float" office:value="9222" calcext:value-type="float">
            <text:p>9.22E+03</text:p>
          </table:table-cell>
          <table:table-cell table:formula="of:=([.C407]-1101)/100" office:value-type="float" office:value="81.21" calcext:value-type="float">
            <text:p>81.2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9242" calcext:value-type="float">
            <text:p>9.24E+03</text:p>
          </table:table-cell>
          <table:table-cell table:formula="of:=([.C408]-1101)/100" office:value-type="float" office:value="81.41" calcext:value-type="float">
            <text:p>81.4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9262" calcext:value-type="float">
            <text:p>9.26E+03</text:p>
          </table:table-cell>
          <table:table-cell table:formula="of:=([.C409]-1101)/100" office:value-type="float" office:value="81.61" calcext:value-type="float">
            <text:p>81.6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9282" calcext:value-type="float">
            <text:p>9.28E+03</text:p>
          </table:table-cell>
          <table:table-cell table:formula="of:=([.C410]-1101)/100" office:value-type="float" office:value="81.81" calcext:value-type="float">
            <text:p>81.8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9302" calcext:value-type="float">
            <text:p>9.30E+03</text:p>
          </table:table-cell>
          <table:table-cell table:formula="of:=([.C411]-1101)/100" office:value-type="float" office:value="82.01" calcext:value-type="float">
            <text:p>82.0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9322" calcext:value-type="float">
            <text:p>9.32E+03</text:p>
          </table:table-cell>
          <table:table-cell table:formula="of:=([.C412]-1101)/100" office:value-type="float" office:value="82.21" calcext:value-type="float">
            <text:p>82.2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342" calcext:value-type="float">
            <text:p>9.34E+03</text:p>
          </table:table-cell>
          <table:table-cell table:formula="of:=([.C413]-1101)/100" office:value-type="float" office:value="82.41" calcext:value-type="float">
            <text:p>82.4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9362" calcext:value-type="float">
            <text:p>9.36E+03</text:p>
          </table:table-cell>
          <table:table-cell table:formula="of:=([.C414]-1101)/100" office:value-type="float" office:value="82.61" calcext:value-type="float">
            <text:p>82.6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382" calcext:value-type="float">
            <text:p>9.38E+03</text:p>
          </table:table-cell>
          <table:table-cell table:formula="of:=([.C415]-1101)/100" office:value-type="float" office:value="82.81" calcext:value-type="float">
            <text:p>82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402" calcext:value-type="float">
            <text:p>9.40E+03</text:p>
          </table:table-cell>
          <table:table-cell table:formula="of:=([.C416]-1101)/100" office:value-type="float" office:value="83.01" calcext:value-type="float">
            <text:p>83.0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422" calcext:value-type="float">
            <text:p>9.42E+03</text:p>
          </table:table-cell>
          <table:table-cell table:formula="of:=([.C417]-1101)/100" office:value-type="float" office:value="83.21" calcext:value-type="float">
            <text:p>83.2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9442" calcext:value-type="float">
            <text:p>9.44E+03</text:p>
          </table:table-cell>
          <table:table-cell table:formula="of:=([.C418]-1101)/100" office:value-type="float" office:value="83.41" calcext:value-type="float">
            <text:p>83.4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9462" calcext:value-type="float">
            <text:p>9.46E+03</text:p>
          </table:table-cell>
          <table:table-cell table:formula="of:=([.C419]-1101)/100" office:value-type="float" office:value="83.61" calcext:value-type="float">
            <text:p>83.6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9482" calcext:value-type="float">
            <text:p>9.48E+03</text:p>
          </table:table-cell>
          <table:table-cell table:formula="of:=([.C420]-1101)/100" office:value-type="float" office:value="83.81" calcext:value-type="float">
            <text:p>83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502" calcext:value-type="float">
            <text:p>9.50E+03</text:p>
          </table:table-cell>
          <table:table-cell table:formula="of:=([.C421]-1101)/100" office:value-type="float" office:value="84.01" calcext:value-type="float">
            <text:p>84.0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522" calcext:value-type="float">
            <text:p>9.52E+03</text:p>
          </table:table-cell>
          <table:table-cell table:formula="of:=([.C422]-1101)/100" office:value-type="float" office:value="84.21" calcext:value-type="float">
            <text:p>84.2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542" calcext:value-type="float">
            <text:p>9.54E+03</text:p>
          </table:table-cell>
          <table:table-cell table:formula="of:=([.C423]-1101)/100" office:value-type="float" office:value="84.41" calcext:value-type="float">
            <text:p>84.4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9562" calcext:value-type="float">
            <text:p>9.56E+03</text:p>
          </table:table-cell>
          <table:table-cell table:formula="of:=([.C424]-1101)/100" office:value-type="float" office:value="84.61" calcext:value-type="float">
            <text:p>84.6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582" calcext:value-type="float">
            <text:p>9.58E+03</text:p>
          </table:table-cell>
          <table:table-cell table:formula="of:=([.C425]-1101)/100" office:value-type="float" office:value="84.81" calcext:value-type="float">
            <text:p>84.8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9602" calcext:value-type="float">
            <text:p>9.60E+03</text:p>
          </table:table-cell>
          <table:table-cell table:formula="of:=([.C426]-1101)/100" office:value-type="float" office:value="85.01" calcext:value-type="float">
            <text:p>85.0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9622" calcext:value-type="float">
            <text:p>9.62E+03</text:p>
          </table:table-cell>
          <table:table-cell table:formula="of:=([.C427]-1101)/100" office:value-type="float" office:value="85.21" calcext:value-type="float">
            <text:p>85.21</text:p>
          </table:table-cell>
          <table:table-cell table:number-columns-repeated="9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642" calcext:value-type="float">
            <text:p>9.64E+03</text:p>
          </table:table-cell>
          <table:table-cell table:formula="of:=([.C428]-1101)/100" office:value-type="float" office:value="85.41" calcext:value-type="float">
            <text:p>85.41</text:p>
          </table:table-cell>
          <table:table-cell table:number-columns-repeated="9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/>
          <table:table-cell office:value-type="float" office:value="9662" calcext:value-type="float">
            <text:p>9.66E+03</text:p>
          </table:table-cell>
          <table:table-cell table:formula="of:=([.C429]-1101)/100" office:value-type="float" office:value="85.61" calcext:value-type="float">
            <text:p>85.6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9682" calcext:value-type="float">
            <text:p>9.68E+03</text:p>
          </table:table-cell>
          <table:table-cell table:formula="of:=([.C430]-1101)/100" office:value-type="float" office:value="85.81" calcext:value-type="float">
            <text:p>85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702" calcext:value-type="float">
            <text:p>9.70E+03</text:p>
          </table:table-cell>
          <table:table-cell table:formula="of:=([.C431]-1101)/100" office:value-type="float" office:value="86.01" calcext:value-type="float">
            <text:p>86.0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9722" calcext:value-type="float">
            <text:p>9.72E+03</text:p>
          </table:table-cell>
          <table:table-cell table:formula="of:=([.C432]-1101)/100" office:value-type="float" office:value="86.21" calcext:value-type="float">
            <text:p>86.2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742" calcext:value-type="float">
            <text:p>9.74E+03</text:p>
          </table:table-cell>
          <table:table-cell table:formula="of:=([.C433]-1101)/100" office:value-type="float" office:value="86.41" calcext:value-type="float">
            <text:p>86.4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9762" calcext:value-type="float">
            <text:p>9.76E+03</text:p>
          </table:table-cell>
          <table:table-cell table:formula="of:=([.C434]-1101)/100" office:value-type="float" office:value="86.61" calcext:value-type="float">
            <text:p>86.6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782" calcext:value-type="float">
            <text:p>9.78E+03</text:p>
          </table:table-cell>
          <table:table-cell table:formula="of:=([.C435]-1101)/100" office:value-type="float" office:value="86.81" calcext:value-type="float">
            <text:p>86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802" calcext:value-type="float">
            <text:p>9.80E+03</text:p>
          </table:table-cell>
          <table:table-cell table:formula="of:=([.C436]-1101)/100" office:value-type="float" office:value="87.01" calcext:value-type="float">
            <text:p>87.0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9822" calcext:value-type="float">
            <text:p>9.82E+03</text:p>
          </table:table-cell>
          <table:table-cell table:formula="of:=([.C437]-1101)/100" office:value-type="float" office:value="87.21" calcext:value-type="float">
            <text:p>87.2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9842" calcext:value-type="float">
            <text:p>9.84E+03</text:p>
          </table:table-cell>
          <table:table-cell table:formula="of:=([.C438]-1101)/100" office:value-type="float" office:value="87.41" calcext:value-type="float">
            <text:p>87.4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862" calcext:value-type="float">
            <text:p>9.86E+03</text:p>
          </table:table-cell>
          <table:table-cell table:formula="of:=([.C439]-1101)/100" office:value-type="float" office:value="87.61" calcext:value-type="float">
            <text:p>87.6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882" calcext:value-type="float">
            <text:p>9.88E+03</text:p>
          </table:table-cell>
          <table:table-cell table:formula="of:=([.C440]-1101)/100" office:value-type="float" office:value="87.81" calcext:value-type="float">
            <text:p>87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902" calcext:value-type="float">
            <text:p>9.90E+03</text:p>
          </table:table-cell>
          <table:table-cell table:formula="of:=([.C441]-1101)/100" office:value-type="float" office:value="88.01" calcext:value-type="float">
            <text:p>88.0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922" calcext:value-type="float">
            <text:p>9.92E+03</text:p>
          </table:table-cell>
          <table:table-cell table:formula="of:=([.C442]-1101)/100" office:value-type="float" office:value="88.21" calcext:value-type="float">
            <text:p>88.2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9942" calcext:value-type="float">
            <text:p>9.94E+03</text:p>
          </table:table-cell>
          <table:table-cell table:formula="of:=([.C443]-1101)/100" office:value-type="float" office:value="88.41" calcext:value-type="float">
            <text:p>88.4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9962" calcext:value-type="float">
            <text:p>9.96E+03</text:p>
          </table:table-cell>
          <table:table-cell table:formula="of:=([.C444]-1101)/100" office:value-type="float" office:value="88.61" calcext:value-type="float">
            <text:p>88.6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9982" calcext:value-type="float">
            <text:p>9.98E+03</text:p>
          </table:table-cell>
          <table:table-cell table:formula="of:=([.C445]-1101)/100" office:value-type="float" office:value="88.81" calcext:value-type="float">
            <text:p>88.8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0002" calcext:value-type="float">
            <text:p>1.00E+04</text:p>
          </table:table-cell>
          <table:table-cell table:formula="of:=([.C446]-1101)/100" office:value-type="float" office:value="89.01" calcext:value-type="float">
            <text:p>89.0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0022" calcext:value-type="float">
            <text:p>1.00E+04</text:p>
          </table:table-cell>
          <table:table-cell table:formula="of:=([.C447]-1101)/100" office:value-type="float" office:value="89.21" calcext:value-type="float">
            <text:p>89.2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0042" calcext:value-type="float">
            <text:p>1.00E+04</text:p>
          </table:table-cell>
          <table:table-cell table:formula="of:=([.C448]-1101)/100" office:value-type="float" office:value="89.41" calcext:value-type="float">
            <text:p>89.4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0062" calcext:value-type="float">
            <text:p>1.01E+04</text:p>
          </table:table-cell>
          <table:table-cell table:formula="of:=([.C449]-1101)/100" office:value-type="float" office:value="89.61" calcext:value-type="float">
            <text:p>89.6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0082" calcext:value-type="float">
            <text:p>1.01E+04</text:p>
          </table:table-cell>
          <table:table-cell table:formula="of:=([.C450]-1101)/100" office:value-type="float" office:value="89.81" calcext:value-type="float">
            <text:p>89.8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0102" calcext:value-type="float">
            <text:p>1.01E+04</text:p>
          </table:table-cell>
          <table:table-cell table:formula="of:=([.C451]-1101)/100" office:value-type="float" office:value="90.01" calcext:value-type="float">
            <text:p>90.0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0122" calcext:value-type="float">
            <text:p>1.01E+04</text:p>
          </table:table-cell>
          <table:table-cell table:formula="of:=([.C452]-1101)/100" office:value-type="float" office:value="90.21" calcext:value-type="float">
            <text:p>90.2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0142" calcext:value-type="float">
            <text:p>1.01E+04</text:p>
          </table:table-cell>
          <table:table-cell table:formula="of:=([.C453]-1101)/100" office:value-type="float" office:value="90.41" calcext:value-type="float">
            <text:p>90.4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0162" calcext:value-type="float">
            <text:p>1.02E+04</text:p>
          </table:table-cell>
          <table:table-cell table:formula="of:=([.C454]-1101)/100" office:value-type="float" office:value="90.61" calcext:value-type="float">
            <text:p>90.6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0182" calcext:value-type="float">
            <text:p>1.02E+04</text:p>
          </table:table-cell>
          <table:table-cell table:formula="of:=([.C455]-1101)/100" office:value-type="float" office:value="90.81" calcext:value-type="float">
            <text:p>90.8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0202" calcext:value-type="float">
            <text:p>1.02E+04</text:p>
          </table:table-cell>
          <table:table-cell table:formula="of:=([.C456]-1101)/100" office:value-type="float" office:value="91.01" calcext:value-type="float">
            <text:p>91.0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0222" calcext:value-type="float">
            <text:p>1.02E+04</text:p>
          </table:table-cell>
          <table:table-cell table:formula="of:=([.C457]-1101)/100" office:value-type="float" office:value="91.21" calcext:value-type="float">
            <text:p>91.2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0242" calcext:value-type="float">
            <text:p>1.02E+04</text:p>
          </table:table-cell>
          <table:table-cell table:formula="of:=([.C458]-1101)/100" office:value-type="float" office:value="91.41" calcext:value-type="float">
            <text:p>91.4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0262" calcext:value-type="float">
            <text:p>1.03E+04</text:p>
          </table:table-cell>
          <table:table-cell table:formula="of:=([.C459]-1101)/100" office:value-type="float" office:value="91.61" calcext:value-type="float">
            <text:p>91.6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10282" calcext:value-type="float">
            <text:p>1.03E+04</text:p>
          </table:table-cell>
          <table:table-cell table:formula="of:=([.C460]-1101)/100" office:value-type="float" office:value="91.81" calcext:value-type="float">
            <text:p>91.8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0302" calcext:value-type="float">
            <text:p>1.03E+04</text:p>
          </table:table-cell>
          <table:table-cell table:formula="of:=([.C461]-1101)/100" office:value-type="float" office:value="92.01" calcext:value-type="float">
            <text:p>92.0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0322" calcext:value-type="float">
            <text:p>1.03E+04</text:p>
          </table:table-cell>
          <table:table-cell table:formula="of:=([.C462]-1101)/100" office:value-type="float" office:value="92.21" calcext:value-type="float">
            <text:p>92.2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0342" calcext:value-type="float">
            <text:p>1.03E+04</text:p>
          </table:table-cell>
          <table:table-cell table:formula="of:=([.C463]-1101)/100" office:value-type="float" office:value="92.41" calcext:value-type="float">
            <text:p>92.4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0362" calcext:value-type="float">
            <text:p>1.04E+04</text:p>
          </table:table-cell>
          <table:table-cell table:formula="of:=([.C464]-1101)/100" office:value-type="float" office:value="92.61" calcext:value-type="float">
            <text:p>92.6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0382" calcext:value-type="float">
            <text:p>1.04E+04</text:p>
          </table:table-cell>
          <table:table-cell table:formula="of:=([.C465]-1101)/100" office:value-type="float" office:value="92.81" calcext:value-type="float">
            <text:p>92.8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0402" calcext:value-type="float">
            <text:p>1.04E+04</text:p>
          </table:table-cell>
          <table:table-cell table:formula="of:=([.C466]-1101)/100" office:value-type="float" office:value="93.01" calcext:value-type="float">
            <text:p>93.0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0422" calcext:value-type="float">
            <text:p>1.04E+04</text:p>
          </table:table-cell>
          <table:table-cell table:formula="of:=([.C467]-1101)/100" office:value-type="float" office:value="93.21" calcext:value-type="float">
            <text:p>93.2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0442" calcext:value-type="float">
            <text:p>1.04E+04</text:p>
          </table:table-cell>
          <table:table-cell table:formula="of:=([.C468]-1101)/100" office:value-type="float" office:value="93.41" calcext:value-type="float">
            <text:p>93.4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0462" calcext:value-type="float">
            <text:p>1.05E+04</text:p>
          </table:table-cell>
          <table:table-cell table:formula="of:=([.C469]-1101)/100" office:value-type="float" office:value="93.61" calcext:value-type="float">
            <text:p>93.6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0482" calcext:value-type="float">
            <text:p>1.05E+04</text:p>
          </table:table-cell>
          <table:table-cell table:formula="of:=([.C470]-1101)/100" office:value-type="float" office:value="93.81" calcext:value-type="float">
            <text:p>93.8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0502" calcext:value-type="float">
            <text:p>1.05E+04</text:p>
          </table:table-cell>
          <table:table-cell table:formula="of:=([.C471]-1101)/100" office:value-type="float" office:value="94.01" calcext:value-type="float">
            <text:p>94.01</text:p>
          </table:table-cell>
          <table:table-cell table:number-columns-repeated="9"/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2"/>
          <table:table-cell office:value-type="float" office:value="10522" calcext:value-type="float">
            <text:p>1.05E+04</text:p>
          </table:table-cell>
          <table:table-cell table:formula="of:=([.C472]-1101)/100" office:value-type="float" office:value="94.21" calcext:value-type="float">
            <text:p>94.2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0542" calcext:value-type="float">
            <text:p>1.05E+04</text:p>
          </table:table-cell>
          <table:table-cell table:formula="of:=([.C473]-1101)/100" office:value-type="float" office:value="94.41" calcext:value-type="float">
            <text:p>94.4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0562" calcext:value-type="float">
            <text:p>1.06E+04</text:p>
          </table:table-cell>
          <table:table-cell table:formula="of:=([.C474]-1101)/100" office:value-type="float" office:value="94.61" calcext:value-type="float">
            <text:p>94.6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0582" calcext:value-type="float">
            <text:p>1.06E+04</text:p>
          </table:table-cell>
          <table:table-cell table:formula="of:=([.C475]-1101)/100" office:value-type="float" office:value="94.81" calcext:value-type="float">
            <text:p>94.8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office:value-type="float" office:value="10602" calcext:value-type="float">
            <text:p>1.06E+04</text:p>
          </table:table-cell>
          <table:table-cell table:formula="of:=([.C476]-1101)/100" office:value-type="float" office:value="95.01" calcext:value-type="float">
            <text:p>95.0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0622" calcext:value-type="float">
            <text:p>1.06E+04</text:p>
          </table:table-cell>
          <table:table-cell table:formula="of:=([.C477]-1101)/100" office:value-type="float" office:value="95.21" calcext:value-type="float">
            <text:p>95.2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0642" calcext:value-type="float">
            <text:p>1.06E+04</text:p>
          </table:table-cell>
          <table:table-cell table:formula="of:=([.C478]-1101)/100" office:value-type="float" office:value="95.41" calcext:value-type="float">
            <text:p>95.4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0662" calcext:value-type="float">
            <text:p>1.07E+04</text:p>
          </table:table-cell>
          <table:table-cell table:formula="of:=([.C479]-1101)/100" office:value-type="float" office:value="95.61" calcext:value-type="float">
            <text:p>95.6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0682" calcext:value-type="float">
            <text:p>1.07E+04</text:p>
          </table:table-cell>
          <table:table-cell table:formula="of:=([.C480]-1101)/100" office:value-type="float" office:value="95.81" calcext:value-type="float">
            <text:p>95.8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0702" calcext:value-type="float">
            <text:p>1.07E+04</text:p>
          </table:table-cell>
          <table:table-cell table:formula="of:=([.C481]-1101)/100" office:value-type="float" office:value="96.01" calcext:value-type="float">
            <text:p>96.0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0722" calcext:value-type="float">
            <text:p>1.07E+04</text:p>
          </table:table-cell>
          <table:table-cell table:formula="of:=([.C482]-1101)/100" office:value-type="float" office:value="96.21" calcext:value-type="float">
            <text:p>96.2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0742" calcext:value-type="float">
            <text:p>1.07E+04</text:p>
          </table:table-cell>
          <table:table-cell table:formula="of:=([.C483]-1101)/100" office:value-type="float" office:value="96.41" calcext:value-type="float">
            <text:p>96.4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0762" calcext:value-type="float">
            <text:p>1.08E+04</text:p>
          </table:table-cell>
          <table:table-cell table:formula="of:=([.C484]-1101)/100" office:value-type="float" office:value="96.61" calcext:value-type="float">
            <text:p>96.6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0782" calcext:value-type="float">
            <text:p>1.08E+04</text:p>
          </table:table-cell>
          <table:table-cell table:formula="of:=([.C485]-1101)/100" office:value-type="float" office:value="96.81" calcext:value-type="float">
            <text:p>96.8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0802" calcext:value-type="float">
            <text:p>1.08E+04</text:p>
          </table:table-cell>
          <table:table-cell table:formula="of:=([.C486]-1101)/100" office:value-type="float" office:value="97.01" calcext:value-type="float">
            <text:p>97.0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0822" calcext:value-type="float">
            <text:p>1.08E+04</text:p>
          </table:table-cell>
          <table:table-cell table:formula="of:=([.C487]-1101)/100" office:value-type="float" office:value="97.21" calcext:value-type="float">
            <text:p>97.2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0842" calcext:value-type="float">
            <text:p>1.08E+04</text:p>
          </table:table-cell>
          <table:table-cell table:formula="of:=([.C488]-1101)/100" office:value-type="float" office:value="97.41" calcext:value-type="float">
            <text:p>97.4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0862" calcext:value-type="float">
            <text:p>1.09E+04</text:p>
          </table:table-cell>
          <table:table-cell table:formula="of:=([.C489]-1101)/100" office:value-type="float" office:value="97.61" calcext:value-type="float">
            <text:p>97.61</text:p>
          </table:table-cell>
          <table:table-cell table:number-columns-repeated="9"/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/>
          <table:table-cell office:value-type="float" office:value="10882" calcext:value-type="float">
            <text:p>1.09E+04</text:p>
          </table:table-cell>
          <table:table-cell table:formula="of:=([.C490]-1101)/100" office:value-type="float" office:value="97.81" calcext:value-type="float">
            <text:p>97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0902" calcext:value-type="float">
            <text:p>1.09E+04</text:p>
          </table:table-cell>
          <table:table-cell table:formula="of:=([.C491]-1101)/100" office:value-type="float" office:value="98.01" calcext:value-type="float">
            <text:p>98.0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0922" calcext:value-type="float">
            <text:p>1.09E+04</text:p>
          </table:table-cell>
          <table:table-cell table:formula="of:=([.C492]-1101)/100" office:value-type="float" office:value="98.21" calcext:value-type="float">
            <text:p>98.2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0942" calcext:value-type="float">
            <text:p>1.09E+04</text:p>
          </table:table-cell>
          <table:table-cell table:formula="of:=([.C493]-1101)/100" office:value-type="float" office:value="98.41" calcext:value-type="float">
            <text:p>98.4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0962" calcext:value-type="float">
            <text:p>1.10E+04</text:p>
          </table:table-cell>
          <table:table-cell table:formula="of:=([.C494]-1101)/100" office:value-type="float" office:value="98.61" calcext:value-type="float">
            <text:p>98.6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0982" calcext:value-type="float">
            <text:p>1.10E+04</text:p>
          </table:table-cell>
          <table:table-cell table:formula="of:=([.C495]-1101)/100" office:value-type="float" office:value="98.81" calcext:value-type="float">
            <text:p>98.8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1002" calcext:value-type="float">
            <text:p>1.10E+04</text:p>
          </table:table-cell>
          <table:table-cell table:formula="of:=([.C496]-1101)/100" office:value-type="float" office:value="99.01" calcext:value-type="float">
            <text:p>99.0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1022" calcext:value-type="float">
            <text:p>1.10E+04</text:p>
          </table:table-cell>
          <table:table-cell table:formula="of:=([.C497]-1101)/100" office:value-type="float" office:value="99.21" calcext:value-type="float">
            <text:p>99.2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1042" calcext:value-type="float">
            <text:p>1.10E+04</text:p>
          </table:table-cell>
          <table:table-cell table:formula="of:=([.C498]-1101)/100" office:value-type="float" office:value="99.41" calcext:value-type="float">
            <text:p>99.41</text:p>
          </table:table-cell>
          <table:table-cell table:number-columns-repeated="9"/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2"/>
          <table:table-cell office:value-type="float" office:value="11062" calcext:value-type="float">
            <text:p>1.11E+04</text:p>
          </table:table-cell>
          <table:table-cell table:formula="of:=([.C499]-1101)/100" office:value-type="float" office:value="99.61" calcext:value-type="float">
            <text:p>99.61</text:p>
          </table:table-cell>
          <table:table-cell table:number-columns-repeated="9"/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  <table:table-cell office:value-type="float" office:value="11082" calcext:value-type="float">
            <text:p>1.11E+04</text:p>
          </table:table-cell>
          <table:table-cell table:formula="of:=([.C500]-1101)/100" office:value-type="float" office:value="99.81" calcext:value-type="float">
            <text:p>99.81</text:p>
          </table:table-cell>
          <table:table-cell table:number-columns-repeated="9"/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4">00/00/0000</text:date>, <text:time style:data-style-name="N2" text:time-value="22:36:08.07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editing-duration>PT13M41S</meta:editing-duration>
    <meta:editing-cycles>4</meta:editing-cycles>
    <meta:generator>LibreOffice/6.3.3.2$Windows_X86_64 LibreOffice_project/a64200df03143b798afd1ec74a12ab50359878ed</meta:generator>
    <meta:creation-date>2019-12-04T22:36:08.308000000</meta:creation-date>
    <dc:date>2019-12-04T23:01:11.298000000</dc:date>
    <meta:document-statistic meta:table-count="5" meta:cell-count="7500" meta:object-count="5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4472c4" draw:fill-color="#4472c4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355269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5cm" xlink:href=".." xlink:type="simple" chart:class="chart:scatter" chart:style-name="ch1">
        <chart:legend svg:x="2.356cm" svg:y="1.891cm" style:legend-expansion="custom" chartooo:width="4.965cm" chartooo:height="1.108cm" style:legend-expansion-aspect-ratio="4.48104693140794" chart:style-name="ch2"/>
        <chart:plot-area chart:style-name="ch3" table:cell-range-address="nclust17.D1:nclust17.D500 nclust17.N1:nclust17.N500" chart:data-source-has-labels="row" svg:x="1.49cm" svg:y="0.18cm" svg:width="14.188cm" svg:height="7.504cm">
          <chartooo:coordinate-region svg:x="1.932cm" svg:y="0.383cm" svg:width="13.458cm" svg:height="6.648cm"/>
          <chart:axis chart:dimension="x" chart:name="primary-x" chart:style-name="ch4">
            <chart:title svg:x="6.116cm" svg:y="7.864cm" chart:style-name="ch5">
              <text:p>Tempo de simulação (ns)</text:p>
            </chart:title>
          </chart:axis>
          <chart:axis chart:dimension="y" chart:name="primary-y" chart:style-name="ch6">
            <chart:title svg:x="0.451cm" svg:y="5.765cm" chart:style-name="ch7">
              <text:p>Número de grupos</text:p>
            </chart:title>
            <chart:grid chart:style-name="ch8" chart:class="major"/>
          </chart:axis>
          <chart:series chart:style-name="ch9" chart:values-cell-range-address="nclust17.N1:nclust17.N500" loext:label-string="grupos" chart:class="chart:scatter">
            <chart:domain table:cell-range-address="nclust17.D1:nclust17.D500"/>
            <chart:regression-curve chart:style-name="ch10"/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gru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nclust17.D1:nclust17.D500</svg:desc>
                </draw:g>
              </table:table-cell>
              <table:table-cell office:value-type="float" office:value="2">
                <text:p>2</text:p>
                <draw:g>
                  <svg:desc>nclust17.N1:nclust17.N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">
                <text:p>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">
                <text:p>0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">
                <text:p>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">
                <text:p>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1">
                <text:p>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1">
                <text:p>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1">
                <text:p>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">
                <text:p>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">
                <text:p>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1">
                <text:p>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1">
                <text:p>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1">
                <text:p>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1">
                <text:p>2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1">
                <text:p>3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1">
                <text:p>3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1">
                <text:p>3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1">
                <text:p>3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1">
                <text:p>3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1">
                <text:p>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1">
                <text:p>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1">
                <text:p>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1">
                <text:p>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1">
                <text:p>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1">
                <text:p>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1">
                <text:p>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1">
                <text:p>5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1">
                <text:p>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1">
                <text:p>5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1">
                <text:p>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1">
                <text:p>6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">
                <text:p>6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1">
                <text:p>6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1">
                <text:p>6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1">
                <text:p>7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1">
                <text:p>7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1">
                <text:p>7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1">
                <text:p>7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1">
                <text:p>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01">
                <text:p>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1">
                <text:p>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1">
                <text:p>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1">
                <text:p>8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1">
                <text:p>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01">
                <text:p>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1">
                <text:p>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1">
                <text:p>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1">
                <text:p>9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1">
                <text:p>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01">
                <text:p>1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1">
                <text:p>1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1">
                <text:p>1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1">
                <text:p>1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1">
                <text:p>1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1">
                <text:p>1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1">
                <text:p>11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1">
                <text:p>1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1">
                <text:p>11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1">
                <text:p>1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01">
                <text:p>1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1">
                <text:p>1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1">
                <text:p>1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1">
                <text:p>12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1">
                <text:p>1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01">
                <text:p>1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1">
                <text:p>13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1">
                <text:p>13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1">
                <text:p>13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1">
                <text:p>1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01">
                <text:p>1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1">
                <text:p>1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1">
                <text:p>1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1">
                <text:p>1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1">
                <text:p>1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01">
                <text:p>15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1">
                <text:p>1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1">
                <text:p>1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1">
                <text:p>1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1">
                <text:p>15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01">
                <text:p>1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1">
                <text:p>16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1">
                <text:p>16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1">
                <text:p>16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1">
                <text:p>16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01">
                <text:p>17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1">
                <text:p>17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1">
                <text:p>17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1">
                <text:p>1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1">
                <text:p>1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01">
                <text:p>1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1">
                <text:p>1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1">
                <text:p>18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1">
                <text:p>18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1">
                <text:p>1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01">
                <text:p>1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1">
                <text:p>1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1">
                <text:p>1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1">
                <text:p>19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1">
                <text:p>19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01">
                <text:p>2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1">
                <text:p>2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1">
                <text:p>20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1">
                <text:p>2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81">
                <text:p>2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01">
                <text:p>2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1">
                <text:p>21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1">
                <text:p>2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1">
                <text:p>2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1">
                <text:p>2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01">
                <text:p>2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1">
                <text:p>22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1">
                <text:p>2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61">
                <text:p>2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1">
                <text:p>2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01">
                <text:p>2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21">
                <text:p>23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41">
                <text:p>2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61">
                <text:p>23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81">
                <text:p>23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01">
                <text:p>2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21">
                <text:p>2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41">
                <text:p>2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61">
                <text:p>2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81">
                <text:p>2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01">
                <text:p>25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21">
                <text:p>25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41">
                <text:p>2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61">
                <text:p>2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81">
                <text:p>25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01">
                <text:p>2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21">
                <text:p>26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41">
                <text:p>26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61">
                <text:p>26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81">
                <text:p>26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01">
                <text:p>27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21">
                <text:p>27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41">
                <text:p>27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61">
                <text:p>27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81">
                <text:p>2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01">
                <text:p>2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21">
                <text:p>2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41">
                <text:p>2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61">
                <text:p>28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81">
                <text:p>2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01">
                <text:p>2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21">
                <text:p>2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41">
                <text:p>2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61">
                <text:p>2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81">
                <text:p>29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01">
                <text:p>30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21">
                <text:p>3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41">
                <text:p>30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61">
                <text:p>30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.81">
                <text:p>3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01">
                <text:p>31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21">
                <text:p>3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41">
                <text:p>31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61">
                <text:p>31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81">
                <text:p>31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01">
                <text:p>3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21">
                <text:p>3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41">
                <text:p>3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61">
                <text:p>3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.81">
                <text:p>32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01">
                <text:p>3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21">
                <text:p>33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41">
                <text:p>3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61">
                <text:p>33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.81">
                <text:p>33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01">
                <text:p>34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21">
                <text:p>34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41">
                <text:p>3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61">
                <text:p>3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.81">
                <text:p>3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01">
                <text:p>3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21">
                <text:p>3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41">
                <text:p>3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61">
                <text:p>35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.81">
                <text:p>35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01">
                <text:p>36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21">
                <text:p>36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41">
                <text:p>36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61">
                <text:p>36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.81">
                <text:p>36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01">
                <text:p>37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21">
                <text:p>37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41">
                <text:p>37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61">
                <text:p>3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81">
                <text:p>37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01">
                <text:p>38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21">
                <text:p>38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41">
                <text:p>38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61">
                <text:p>38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.81">
                <text:p>3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01">
                <text:p>3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21">
                <text:p>39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41">
                <text:p>39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61">
                <text:p>3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.81">
                <text:p>39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01">
                <text:p>40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21">
                <text:p>4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41">
                <text:p>40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61">
                <text:p>40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.81">
                <text:p>4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01">
                <text:p>4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21">
                <text:p>4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41">
                <text:p>41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61">
                <text:p>41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.81">
                <text:p>41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01">
                <text:p>4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21">
                <text:p>42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41">
                <text:p>42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61">
                <text:p>42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.81">
                <text:p>4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01">
                <text:p>4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21">
                <text:p>43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41">
                <text:p>4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61">
                <text:p>43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.81">
                <text:p>43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01">
                <text:p>44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21">
                <text:p>44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41">
                <text:p>44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61">
                <text:p>44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.81">
                <text:p>44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01">
                <text:p>45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21">
                <text:p>4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41">
                <text:p>45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61">
                <text:p>45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81">
                <text:p>45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01">
                <text:p>46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21">
                <text:p>46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41">
                <text:p>46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61">
                <text:p>46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.81">
                <text:p>46.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01">
                <text:p>47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21">
                <text:p>47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41">
                <text:p>47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61">
                <text:p>4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.81">
                <text:p>4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01">
                <text:p>4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21">
                <text:p>4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41">
                <text:p>4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61">
                <text:p>48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.81">
                <text:p>4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01">
                <text:p>49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21">
                <text:p>4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41">
                <text:p>4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61">
                <text:p>4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.81">
                <text:p>4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01">
                <text:p>5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21">
                <text:p>5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41">
                <text:p>5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61">
                <text:p>5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.81">
                <text:p>50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01">
                <text:p>51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21">
                <text:p>51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41">
                <text:p>5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61">
                <text:p>5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.81">
                <text:p>5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01">
                <text:p>5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21">
                <text:p>5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41">
                <text:p>52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.61">
                <text:p>52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.81">
                <text:p>5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01">
                <text:p>5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21">
                <text:p>53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41">
                <text:p>5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61">
                <text:p>53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.81">
                <text:p>5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01">
                <text:p>54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21">
                <text:p>5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41">
                <text:p>5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61">
                <text:p>5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.81">
                <text:p>54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01">
                <text:p>5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21">
                <text:p>5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41">
                <text:p>55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61">
                <text:p>55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.81">
                <text:p>55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01">
                <text:p>56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21">
                <text:p>56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41">
                <text:p>56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61">
                <text:p>56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.81">
                <text:p>56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01">
                <text:p>57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21">
                <text:p>57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41">
                <text:p>57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61">
                <text:p>5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.81">
                <text:p>57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01">
                <text:p>58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21">
                <text:p>58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41">
                <text:p>5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61">
                <text:p>58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.81">
                <text:p>5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01">
                <text:p>5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21">
                <text:p>5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41">
                <text:p>5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61">
                <text:p>5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.81">
                <text:p>5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01">
                <text:p>6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21">
                <text:p>6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.41">
                <text:p>6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.61">
                <text:p>6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.81">
                <text:p>6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01">
                <text:p>6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21">
                <text:p>6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41">
                <text:p>61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61">
                <text:p>61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.81">
                <text:p>61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01">
                <text:p>6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21">
                <text:p>6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41">
                <text:p>62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61">
                <text:p>62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.81">
                <text:p>6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01">
                <text:p>63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21">
                <text:p>63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41">
                <text:p>63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61">
                <text:p>63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.81">
                <text:p>6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01">
                <text:p>64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21">
                <text:p>64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.41">
                <text:p>64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.61">
                <text:p>64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.81">
                <text:p>64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01">
                <text:p>65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21">
                <text:p>6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41">
                <text:p>6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61">
                <text:p>65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.81">
                <text:p>65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01">
                <text:p>6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21">
                <text:p>66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41">
                <text:p>66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61">
                <text:p>66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.81">
                <text:p>66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01">
                <text:p>67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.21">
                <text:p>67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41">
                <text:p>67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61">
                <text:p>67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.81">
                <text:p>67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01">
                <text:p>68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.21">
                <text:p>68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.41">
                <text:p>68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.61">
                <text:p>68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.81">
                <text:p>68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01">
                <text:p>69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21">
                <text:p>69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41">
                <text:p>69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61">
                <text:p>69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.81">
                <text:p>69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01">
                <text:p>70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.21">
                <text:p>70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.41">
                <text:p>70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61">
                <text:p>70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.81">
                <text:p>7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01">
                <text:p>71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21">
                <text:p>71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41">
                <text:p>71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61">
                <text:p>71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.81">
                <text:p>71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.01">
                <text:p>7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.21">
                <text:p>72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.41">
                <text:p>72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61">
                <text:p>72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.81">
                <text:p>7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.01">
                <text:p>73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.21">
                <text:p>73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41">
                <text:p>7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61">
                <text:p>73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.81">
                <text:p>7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01">
                <text:p>7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21">
                <text:p>7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41">
                <text:p>7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.61">
                <text:p>7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.81">
                <text:p>74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.01">
                <text:p>7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.21">
                <text:p>75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.41">
                <text:p>75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.61">
                <text:p>7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.81">
                <text:p>75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.01">
                <text:p>76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.21">
                <text:p>76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.41">
                <text:p>76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.61">
                <text:p>76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.81">
                <text:p>76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01">
                <text:p>77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21">
                <text:p>77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41">
                <text:p>77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61">
                <text:p>77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.81">
                <text:p>77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.01">
                <text:p>78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.21">
                <text:p>78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.41">
                <text:p>78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61">
                <text:p>78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.81">
                <text:p>78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01">
                <text:p>79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21">
                <text:p>79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41">
                <text:p>79.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.61">
                <text:p>79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.81">
                <text:p>7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01">
                <text:p>8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21">
                <text:p>8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41">
                <text:p>8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61">
                <text:p>8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.81">
                <text:p>80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.01">
                <text:p>8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.21">
                <text:p>8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41">
                <text:p>81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.61">
                <text:p>81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.81">
                <text:p>81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.01">
                <text:p>82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.21">
                <text:p>82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41">
                <text:p>82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.61">
                <text:p>82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.81">
                <text:p>82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.01">
                <text:p>83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21">
                <text:p>83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41">
                <text:p>83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.61">
                <text:p>83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.81">
                <text:p>8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.01">
                <text:p>84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21">
                <text:p>84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41">
                <text:p>84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61">
                <text:p>84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.81">
                <text:p>84.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01">
                <text:p>85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21">
                <text:p>85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41">
                <text:p>85.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61">
                <text:p>85.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.81">
                <text:p>85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01">
                <text:p>86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.21">
                <text:p>86.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41">
                <text:p>86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61">
                <text:p>86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.81">
                <text:p>86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.01">
                <text:p>87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.21">
                <text:p>87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.41">
                <text:p>87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.61">
                <text:p>87.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81">
                <text:p>87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.01">
                <text:p>88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21">
                <text:p>88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41">
                <text:p>88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.61">
                <text:p>88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.81">
                <text:p>88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.01">
                <text:p>89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21">
                <text:p>89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.41">
                <text:p>89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61">
                <text:p>89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.81">
                <text:p>89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.01">
                <text:p>90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.21">
                <text:p>9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.41">
                <text:p>90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.61">
                <text:p>90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.81">
                <text:p>9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.01">
                <text:p>91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21">
                <text:p>91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41">
                <text:p>9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61">
                <text:p>9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.81">
                <text:p>91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.01">
                <text:p>9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.21">
                <text:p>92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.41">
                <text:p>92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.61">
                <text:p>9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.81">
                <text:p>9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.01">
                <text:p>93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.21">
                <text:p>93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.41">
                <text:p>93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61">
                <text:p>93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.81">
                <text:p>93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.01">
                <text:p>94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21">
                <text:p>94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41">
                <text:p>94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61">
                <text:p>94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.81">
                <text:p>94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.01">
                <text:p>95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.21">
                <text:p>9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.41">
                <text:p>95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61">
                <text:p>95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.81">
                <text:p>95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.01">
                <text:p>96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21">
                <text:p>96.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41">
                <text:p>96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61">
                <text:p>96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.81">
                <text:p>96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.01">
                <text:p>97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.21">
                <text:p>97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.41">
                <text:p>97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.61">
                <text:p>9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.81">
                <text:p>97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01">
                <text:p>98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21">
                <text:p>98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41">
                <text:p>98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61">
                <text:p>98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.81">
                <text:p>98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01">
                <text:p>9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21">
                <text:p>99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41">
                <text:p>9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61">
                <text:p>9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.81">
                <text:p>99.8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4472c4" draw:fill-color="#4472c4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355269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9.005cm" xlink:href=".." xlink:type="simple" chart:class="chart:scatter" chart:style-name="ch1">
        <chart:legend svg:x="2.844cm" svg:y="1.771cm" style:legend-expansion="custom" chartooo:width="4.965cm" chartooo:height="1.108cm" style:legend-expansion-aspect-ratio="4.48104693140794" chart:style-name="ch2"/>
        <chart:plot-area chart:style-name="ch3" table:cell-range-address="nclust16.D1:nclust16.D500 nclust16.N1:nclust16.N500" chart:data-source-has-labels="row" svg:x="1.49cm" svg:y="0.18cm" svg:width="14.187cm" svg:height="7.504cm">
          <chartooo:coordinate-region svg:x="1.932cm" svg:y="0.383cm" svg:width="13.457cm" svg:height="6.648cm"/>
          <chart:axis chart:dimension="x" chart:name="primary-x" chart:style-name="ch4">
            <chart:title svg:x="6.115cm" svg:y="7.864cm" chart:style-name="ch5">
              <text:p>Tempo de simulação (ns)</text:p>
            </chart:title>
          </chart:axis>
          <chart:axis chart:dimension="y" chart:name="primary-y" chart:style-name="ch6">
            <chart:title svg:x="0.451cm" svg:y="5.765cm" chart:style-name="ch7">
              <text:p>Número de grupos</text:p>
            </chart:title>
            <chart:grid chart:style-name="ch8" chart:class="major"/>
          </chart:axis>
          <chart:series chart:style-name="ch9" chart:values-cell-range-address="nclust16.N1:nclust16.N500" loext:label-string="grupos" chart:class="chart:scatter">
            <chart:domain table:cell-range-address="nclust16.D1:nclust16.D500"/>
            <chart:regression-curve chart:style-name="ch10"/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gru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nclust16.D1:nclust16.D500</svg:desc>
                </draw:g>
              </table:table-cell>
              <table:table-cell office:value-type="float" office:value="2">
                <text:p>2</text:p>
                <draw:g>
                  <svg:desc>nclust16.N1:nclust16.N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">
                <text:p>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">
                <text:p>0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">
                <text:p>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">
                <text:p>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1">
                <text:p>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1">
                <text:p>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1">
                <text:p>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">
                <text:p>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">
                <text:p>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1">
                <text:p>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1">
                <text:p>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1">
                <text:p>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1">
                <text:p>2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1">
                <text:p>3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1">
                <text:p>3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1">
                <text:p>3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1">
                <text:p>3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1">
                <text:p>3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1">
                <text:p>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1">
                <text:p>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1">
                <text:p>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1">
                <text:p>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1">
                <text:p>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1">
                <text:p>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1">
                <text:p>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1">
                <text:p>5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1">
                <text:p>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1">
                <text:p>5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1">
                <text:p>6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1">
                <text:p>6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">
                <text:p>6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1">
                <text:p>6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1">
                <text:p>6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1">
                <text:p>7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1">
                <text:p>7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1">
                <text:p>7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1">
                <text:p>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1">
                <text:p>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01">
                <text:p>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1">
                <text:p>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1">
                <text:p>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1">
                <text:p>8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1">
                <text:p>8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01">
                <text:p>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1">
                <text:p>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1">
                <text:p>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1">
                <text:p>9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1">
                <text:p>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01">
                <text:p>10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1">
                <text:p>1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1">
                <text:p>1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1">
                <text:p>10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1">
                <text:p>1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1">
                <text:p>1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1">
                <text:p>11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1">
                <text:p>11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1">
                <text:p>11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1">
                <text:p>11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01">
                <text:p>12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1">
                <text:p>12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1">
                <text:p>12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1">
                <text:p>12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1">
                <text:p>1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01">
                <text:p>1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1">
                <text:p>13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1">
                <text:p>13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1">
                <text:p>13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1">
                <text:p>1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01">
                <text:p>14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1">
                <text:p>14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1">
                <text:p>1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1">
                <text:p>1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1">
                <text:p>14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01">
                <text:p>1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1">
                <text:p>15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1">
                <text:p>15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1">
                <text:p>1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1">
                <text:p>15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01">
                <text:p>16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1">
                <text:p>16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1">
                <text:p>16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1">
                <text:p>16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1">
                <text:p>16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01">
                <text:p>17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1">
                <text:p>17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1">
                <text:p>17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1">
                <text:p>1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1">
                <text:p>17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01">
                <text:p>18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1">
                <text:p>1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1">
                <text:p>18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1">
                <text:p>18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1">
                <text:p>18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01">
                <text:p>1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1">
                <text:p>19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1">
                <text:p>19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1">
                <text:p>19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1">
                <text:p>19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01">
                <text:p>20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1">
                <text:p>2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1">
                <text:p>20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1">
                <text:p>20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81">
                <text:p>20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01">
                <text:p>21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1">
                <text:p>21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1">
                <text:p>21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1">
                <text:p>21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1">
                <text:p>2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01">
                <text:p>2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1">
                <text:p>22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1">
                <text:p>2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61">
                <text:p>2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1">
                <text:p>2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01">
                <text:p>2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21">
                <text:p>23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41">
                <text:p>2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61">
                <text:p>23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81">
                <text:p>23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01">
                <text:p>2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21">
                <text:p>2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41">
                <text:p>2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61">
                <text:p>2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81">
                <text:p>2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01">
                <text:p>25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21">
                <text:p>25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41">
                <text:p>2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61">
                <text:p>2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81">
                <text:p>25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01">
                <text:p>2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21">
                <text:p>26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41">
                <text:p>26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61">
                <text:p>26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81">
                <text:p>26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01">
                <text:p>27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21">
                <text:p>27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41">
                <text:p>27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61">
                <text:p>2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81">
                <text:p>2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01">
                <text:p>2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21">
                <text:p>2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41">
                <text:p>28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61">
                <text:p>28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81">
                <text:p>28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01">
                <text:p>2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21">
                <text:p>29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41">
                <text:p>2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61">
                <text:p>29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81">
                <text:p>29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01">
                <text:p>30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21">
                <text:p>3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41">
                <text:p>30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61">
                <text:p>30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.81">
                <text:p>3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01">
                <text:p>3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21">
                <text:p>3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41">
                <text:p>31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61">
                <text:p>31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81">
                <text:p>31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01">
                <text:p>3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21">
                <text:p>3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41">
                <text:p>3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61">
                <text:p>3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.81">
                <text:p>32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01">
                <text:p>3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21">
                <text:p>33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41">
                <text:p>33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61">
                <text:p>33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.81">
                <text:p>33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01">
                <text:p>34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21">
                <text:p>34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41">
                <text:p>34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61">
                <text:p>3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.81">
                <text:p>3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01">
                <text:p>3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21">
                <text:p>3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41">
                <text:p>35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61">
                <text:p>35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.81">
                <text:p>35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01">
                <text:p>36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21">
                <text:p>36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41">
                <text:p>36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61">
                <text:p>36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.81">
                <text:p>36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01">
                <text:p>37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21">
                <text:p>37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41">
                <text:p>37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61">
                <text:p>3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81">
                <text:p>37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01">
                <text:p>38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21">
                <text:p>38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41">
                <text:p>38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61">
                <text:p>38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.81">
                <text:p>38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01">
                <text:p>3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21">
                <text:p>39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41">
                <text:p>39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61">
                <text:p>39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.81">
                <text:p>39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01">
                <text:p>40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21">
                <text:p>40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41">
                <text:p>40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61">
                <text:p>40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.81">
                <text:p>4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01">
                <text:p>4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21">
                <text:p>4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41">
                <text:p>41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61">
                <text:p>41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.81">
                <text:p>41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01">
                <text:p>4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21">
                <text:p>42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41">
                <text:p>42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61">
                <text:p>42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.81">
                <text:p>4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01">
                <text:p>4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21">
                <text:p>43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41">
                <text:p>4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61">
                <text:p>43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.81">
                <text:p>43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01">
                <text:p>44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21">
                <text:p>44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41">
                <text:p>44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61">
                <text:p>44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.81">
                <text:p>44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01">
                <text:p>45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21">
                <text:p>4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41">
                <text:p>45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61">
                <text:p>45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81">
                <text:p>45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01">
                <text:p>46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21">
                <text:p>46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41">
                <text:p>46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61">
                <text:p>46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.81">
                <text:p>46.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01">
                <text:p>47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21">
                <text:p>47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41">
                <text:p>47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61">
                <text:p>47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.81">
                <text:p>47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01">
                <text:p>48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21">
                <text:p>4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41">
                <text:p>48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61">
                <text:p>48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.81">
                <text:p>4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01">
                <text:p>49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21">
                <text:p>49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41">
                <text:p>4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61">
                <text:p>4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.81">
                <text:p>4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01">
                <text:p>5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21">
                <text:p>5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41">
                <text:p>5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61">
                <text:p>5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.81">
                <text:p>50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01">
                <text:p>51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21">
                <text:p>5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41">
                <text:p>5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61">
                <text:p>5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.81">
                <text:p>5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01">
                <text:p>5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21">
                <text:p>5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41">
                <text:p>52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.61">
                <text:p>52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.81">
                <text:p>52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01">
                <text:p>5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21">
                <text:p>53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41">
                <text:p>5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61">
                <text:p>53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.81">
                <text:p>5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01">
                <text:p>54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21">
                <text:p>5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41">
                <text:p>5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61">
                <text:p>54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.81">
                <text:p>54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01">
                <text:p>5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21">
                <text:p>5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41">
                <text:p>55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61">
                <text:p>55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.81">
                <text:p>55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01">
                <text:p>56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21">
                <text:p>56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41">
                <text:p>56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61">
                <text:p>56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.81">
                <text:p>56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01">
                <text:p>57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21">
                <text:p>57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41">
                <text:p>57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61">
                <text:p>5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.81">
                <text:p>57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01">
                <text:p>58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21">
                <text:p>58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41">
                <text:p>5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61">
                <text:p>58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.81">
                <text:p>58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01">
                <text:p>5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21">
                <text:p>5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41">
                <text:p>5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61">
                <text:p>5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.81">
                <text:p>59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01">
                <text:p>60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21">
                <text:p>6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.41">
                <text:p>6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.61">
                <text:p>6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.81">
                <text:p>6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01">
                <text:p>61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21">
                <text:p>6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41">
                <text:p>61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61">
                <text:p>61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.81">
                <text:p>61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01">
                <text:p>6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21">
                <text:p>62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41">
                <text:p>62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61">
                <text:p>62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.81">
                <text:p>62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01">
                <text:p>63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21">
                <text:p>63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41">
                <text:p>63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61">
                <text:p>63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.81">
                <text:p>63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01">
                <text:p>64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21">
                <text:p>64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.41">
                <text:p>64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.61">
                <text:p>64.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.81">
                <text:p>64.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01">
                <text:p>65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21">
                <text:p>65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41">
                <text:p>65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61">
                <text:p>65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.81">
                <text:p>65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01">
                <text:p>66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21">
                <text:p>66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41">
                <text:p>66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61">
                <text:p>66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.81">
                <text:p>66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01">
                <text:p>67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.21">
                <text:p>67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41">
                <text:p>67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61">
                <text:p>67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.81">
                <text:p>67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01">
                <text:p>68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.21">
                <text:p>68.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.41">
                <text:p>68.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.61">
                <text:p>68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.81">
                <text:p>68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01">
                <text:p>69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21">
                <text:p>69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41">
                <text:p>69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61">
                <text:p>69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.81">
                <text:p>69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01">
                <text:p>70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.21">
                <text:p>70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.41">
                <text:p>70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61">
                <text:p>70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.81">
                <text:p>70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01">
                <text:p>71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21">
                <text:p>71.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41">
                <text:p>71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61">
                <text:p>71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.81">
                <text:p>71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.01">
                <text:p>72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.21">
                <text:p>72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.41">
                <text:p>72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61">
                <text:p>72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.81">
                <text:p>72.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.01">
                <text:p>73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.21">
                <text:p>73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41">
                <text:p>7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61">
                <text:p>73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.81">
                <text:p>73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01">
                <text:p>74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21">
                <text:p>74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41">
                <text:p>74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.61">
                <text:p>74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.81">
                <text:p>74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.01">
                <text:p>75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.21">
                <text:p>75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.41">
                <text:p>75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.61">
                <text:p>75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.81">
                <text:p>75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.01">
                <text:p>76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.21">
                <text:p>76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.41">
                <text:p>76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.61">
                <text:p>76.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.81">
                <text:p>76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01">
                <text:p>77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21">
                <text:p>77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41">
                <text:p>77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61">
                <text:p>77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.81">
                <text:p>77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.01">
                <text:p>78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.21">
                <text:p>78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.41">
                <text:p>78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61">
                <text:p>78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.81">
                <text:p>78.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01">
                <text:p>79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21">
                <text:p>79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41">
                <text:p>79.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.61">
                <text:p>79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.81">
                <text:p>79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01">
                <text:p>8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21">
                <text:p>8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41">
                <text:p>80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61">
                <text:p>8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.81">
                <text:p>8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.01">
                <text:p>8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.21">
                <text:p>8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41">
                <text:p>81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.61">
                <text:p>81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.81">
                <text:p>81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.01">
                <text:p>82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.21">
                <text:p>82.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41">
                <text:p>82.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.61">
                <text:p>82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.81">
                <text:p>82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.01">
                <text:p>83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21">
                <text:p>83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41">
                <text:p>83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.61">
                <text:p>83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.81">
                <text:p>83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.01">
                <text:p>84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21">
                <text:p>84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41">
                <text:p>84.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61">
                <text:p>84.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.81">
                <text:p>84.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01">
                <text:p>85.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21">
                <text:p>85.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41">
                <text:p>85.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61">
                <text:p>85.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.81">
                <text:p>85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01">
                <text:p>86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.21">
                <text:p>86.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41">
                <text:p>86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61">
                <text:p>86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.81">
                <text:p>86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.01">
                <text:p>87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.21">
                <text:p>87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.41">
                <text:p>87.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.61">
                <text:p>87.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81">
                <text:p>87.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.01">
                <text:p>88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21">
                <text:p>88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41">
                <text:p>88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.61">
                <text:p>88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.81">
                <text:p>88.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.01">
                <text:p>89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21">
                <text:p>89.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.41">
                <text:p>89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61">
                <text:p>89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.81">
                <text:p>89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.01">
                <text:p>90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.21">
                <text:p>9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.41">
                <text:p>90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.61">
                <text:p>90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.81">
                <text:p>9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.01">
                <text:p>91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21">
                <text:p>91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41">
                <text:p>91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61">
                <text:p>91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.81">
                <text:p>91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.01">
                <text:p>9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.21">
                <text:p>92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.41">
                <text:p>92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.61">
                <text:p>92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.81">
                <text:p>92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.01">
                <text:p>93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.21">
                <text:p>93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.41">
                <text:p>93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61">
                <text:p>93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.81">
                <text:p>93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.01">
                <text:p>94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21">
                <text:p>94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41">
                <text:p>94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61">
                <text:p>94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.81">
                <text:p>94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.01">
                <text:p>95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.21">
                <text:p>95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.41">
                <text:p>95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61">
                <text:p>95.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.81">
                <text:p>95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.01">
                <text:p>96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21">
                <text:p>96.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41">
                <text:p>96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61">
                <text:p>96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.81">
                <text:p>96.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.01">
                <text:p>97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.21">
                <text:p>97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.41">
                <text:p>97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.61">
                <text:p>9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.81">
                <text:p>97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01">
                <text:p>98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21">
                <text:p>98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41">
                <text:p>98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61">
                <text:p>98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.81">
                <text:p>98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01">
                <text:p>9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21">
                <text:p>99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41">
                <text:p>99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61">
                <text:p>99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.81">
                <text:p>99.81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4472c4" draw:fill-color="#4472c4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355269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7cm" svg:height="9.006cm" xlink:href=".." xlink:type="simple" chart:class="chart:scatter" chart:style-name="ch1">
        <chart:legend svg:x="2.792cm" svg:y="1.119cm" style:legend-expansion="custom" chartooo:width="4.965cm" chartooo:height="1.108cm" style:legend-expansion-aspect-ratio="4.48104693140794" chart:style-name="ch2"/>
        <chart:plot-area chart:style-name="ch3" table:cell-range-address="nclust18.D1:nclust18.D500 nclust18.N1:nclust18.N500" chart:data-source-has-labels="row" svg:x="1.49cm" svg:y="0.18cm" svg:width="14.188cm" svg:height="7.505cm">
          <chartooo:coordinate-region svg:x="2.228cm" svg:y="0.382cm" svg:width="13.162cm" svg:height="6.65cm"/>
          <chart:axis chart:dimension="x" chart:name="primary-x" chart:style-name="ch4">
            <chart:title svg:x="6.116cm" svg:y="7.865cm" chart:style-name="ch5">
              <text:p>Tempo de simulação (ns)</text:p>
            </chart:title>
          </chart:axis>
          <chart:axis chart:dimension="y" chart:name="primary-y" chart:style-name="ch6">
            <chart:title svg:x="0.451cm" svg:y="5.765cm" chart:style-name="ch7">
              <text:p>Número de grupos</text:p>
            </chart:title>
            <chart:grid chart:style-name="ch8" chart:class="major"/>
          </chart:axis>
          <chart:series chart:style-name="ch9" chart:values-cell-range-address="nclust18.N1:nclust18.N500" loext:label-string="grupos" chart:class="chart:scatter">
            <chart:domain table:cell-range-address="nclust18.D1:nclust18.D500"/>
            <chart:regression-curve chart:style-name="ch10"/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gru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nclust18.D1:nclust18.D500</svg:desc>
                </draw:g>
              </table:table-cell>
              <table:table-cell office:value-type="float" office:value="2">
                <text:p>2</text:p>
                <draw:g>
                  <svg:desc>nclust18.N1:nclust18.N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">
                <text:p>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">
                <text:p>0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">
                <text:p>0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">
                <text:p>0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">
                <text:p>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1">
                <text:p>1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1">
                <text:p>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1">
                <text:p>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">
                <text:p>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">
                <text:p>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1">
                <text:p>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1">
                <text:p>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1">
                <text:p>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1">
                <text:p>2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1">
                <text:p>3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1">
                <text:p>3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1">
                <text:p>3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1">
                <text:p>3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1">
                <text:p>3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1">
                <text:p>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1">
                <text:p>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1">
                <text:p>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1">
                <text:p>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1">
                <text:p>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1">
                <text:p>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1">
                <text:p>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1">
                <text:p>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1">
                <text:p>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1">
                <text:p>5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1">
                <text:p>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1">
                <text:p>6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">
                <text:p>6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1">
                <text:p>6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1">
                <text:p>6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1">
                <text:p>7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1">
                <text:p>7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1">
                <text:p>7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1">
                <text:p>7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1">
                <text:p>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01">
                <text:p>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1">
                <text:p>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1">
                <text:p>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1">
                <text:p>8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1">
                <text:p>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01">
                <text:p>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1">
                <text:p>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1">
                <text:p>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1">
                <text:p>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1">
                <text:p>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01">
                <text:p>1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1">
                <text:p>1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1">
                <text:p>1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1">
                <text:p>1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1">
                <text:p>10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1">
                <text:p>11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1">
                <text:p>11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1">
                <text:p>1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1">
                <text:p>11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1">
                <text:p>1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01">
                <text:p>1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1">
                <text:p>1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1">
                <text:p>1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1">
                <text:p>1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1">
                <text:p>1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01">
                <text:p>1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1">
                <text:p>13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1">
                <text:p>13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1">
                <text:p>13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1">
                <text:p>1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01">
                <text:p>1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1">
                <text:p>1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1">
                <text:p>1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1">
                <text:p>1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1">
                <text:p>1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01">
                <text:p>15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1">
                <text:p>15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1">
                <text:p>1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1">
                <text:p>1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1">
                <text:p>15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01">
                <text:p>1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1">
                <text:p>16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1">
                <text:p>16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1">
                <text:p>16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1">
                <text:p>16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01">
                <text:p>17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1">
                <text:p>17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1">
                <text:p>17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1">
                <text:p>17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1">
                <text:p>1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01">
                <text:p>1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1">
                <text:p>1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1">
                <text:p>1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1">
                <text:p>18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1">
                <text:p>1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01">
                <text:p>1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1">
                <text:p>1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1">
                <text:p>1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1">
                <text:p>1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1">
                <text:p>1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01">
                <text:p>2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1">
                <text:p>2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1">
                <text:p>2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1">
                <text:p>2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81">
                <text:p>2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01">
                <text:p>21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1">
                <text:p>21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1">
                <text:p>2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1">
                <text:p>2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1">
                <text:p>2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01">
                <text:p>2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1">
                <text:p>2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1">
                <text:p>2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61">
                <text:p>2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1">
                <text:p>22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01">
                <text:p>2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21">
                <text:p>23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41">
                <text:p>2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61">
                <text:p>23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81">
                <text:p>23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01">
                <text:p>2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21">
                <text:p>2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41">
                <text:p>2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61">
                <text:p>2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81">
                <text:p>2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01">
                <text:p>25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21">
                <text:p>25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41">
                <text:p>2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61">
                <text:p>2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81">
                <text:p>25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01">
                <text:p>2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21">
                <text:p>26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41">
                <text:p>26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61">
                <text:p>26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81">
                <text:p>26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01">
                <text:p>27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21">
                <text:p>27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41">
                <text:p>27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61">
                <text:p>27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81">
                <text:p>2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01">
                <text:p>2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21">
                <text:p>2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41">
                <text:p>2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61">
                <text:p>28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81">
                <text:p>2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01">
                <text:p>2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21">
                <text:p>2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41">
                <text:p>2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61">
                <text:p>2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81">
                <text:p>29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01">
                <text:p>30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21">
                <text:p>3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41">
                <text:p>30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61">
                <text:p>30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.81">
                <text:p>3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01">
                <text:p>31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21">
                <text:p>31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41">
                <text:p>3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61">
                <text:p>3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81">
                <text:p>3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01">
                <text:p>3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21">
                <text:p>3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41">
                <text:p>3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61">
                <text:p>3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.81">
                <text:p>32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01">
                <text:p>3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21">
                <text:p>33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41">
                <text:p>3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61">
                <text:p>33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.81">
                <text:p>33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01">
                <text:p>3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21">
                <text:p>34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41">
                <text:p>3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61">
                <text:p>3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.81">
                <text:p>3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01">
                <text:p>3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21">
                <text:p>35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41">
                <text:p>3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61">
                <text:p>35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.81">
                <text:p>35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01">
                <text:p>36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21">
                <text:p>36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41">
                <text:p>36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61">
                <text:p>36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.81">
                <text:p>36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01">
                <text:p>37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21">
                <text:p>37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41">
                <text:p>37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61">
                <text:p>3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81">
                <text:p>37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01">
                <text:p>3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21">
                <text:p>38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41">
                <text:p>38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61">
                <text:p>38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.81">
                <text:p>3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01">
                <text:p>3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21">
                <text:p>39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41">
                <text:p>39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61">
                <text:p>3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.81">
                <text:p>3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01">
                <text:p>40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21">
                <text:p>4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41">
                <text:p>40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61">
                <text:p>40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.81">
                <text:p>4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01">
                <text:p>4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21">
                <text:p>4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41">
                <text:p>41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61">
                <text:p>41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.81">
                <text:p>41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01">
                <text:p>4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21">
                <text:p>42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41">
                <text:p>42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61">
                <text:p>42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.81">
                <text:p>4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01">
                <text:p>4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21">
                <text:p>43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41">
                <text:p>4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61">
                <text:p>43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.81">
                <text:p>4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01">
                <text:p>44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21">
                <text:p>44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41">
                <text:p>44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61">
                <text:p>44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.81">
                <text:p>44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01">
                <text:p>45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21">
                <text:p>4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41">
                <text:p>45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61">
                <text:p>45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81">
                <text:p>45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01">
                <text:p>46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21">
                <text:p>46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41">
                <text:p>46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61">
                <text:p>46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.81">
                <text:p>46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01">
                <text:p>47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21">
                <text:p>47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41">
                <text:p>47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61">
                <text:p>47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.81">
                <text:p>4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01">
                <text:p>4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21">
                <text:p>4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41">
                <text:p>4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61">
                <text:p>48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.81">
                <text:p>4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01">
                <text:p>49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21">
                <text:p>4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41">
                <text:p>4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61">
                <text:p>4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.81">
                <text:p>4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01">
                <text:p>5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21">
                <text:p>5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41">
                <text:p>5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61">
                <text:p>5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.81">
                <text:p>50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01">
                <text:p>5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21">
                <text:p>51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41">
                <text:p>5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61">
                <text:p>5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.81">
                <text:p>5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01">
                <text:p>5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21">
                <text:p>5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41">
                <text:p>5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.61">
                <text:p>5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.81">
                <text:p>52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01">
                <text:p>53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21">
                <text:p>53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41">
                <text:p>53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61">
                <text:p>53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.81">
                <text:p>5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01">
                <text:p>5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21">
                <text:p>5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41">
                <text:p>5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61">
                <text:p>5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.81">
                <text:p>5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01">
                <text:p>5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21">
                <text:p>5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41">
                <text:p>55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61">
                <text:p>55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.81">
                <text:p>55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01">
                <text:p>56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21">
                <text:p>56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41">
                <text:p>56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61">
                <text:p>56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.81">
                <text:p>56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01">
                <text:p>57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21">
                <text:p>57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41">
                <text:p>57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61">
                <text:p>57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.81">
                <text:p>5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01">
                <text:p>5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21">
                <text:p>58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41">
                <text:p>5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61">
                <text:p>58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.81">
                <text:p>5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01">
                <text:p>5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21">
                <text:p>5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41">
                <text:p>5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61">
                <text:p>5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.81">
                <text:p>5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01">
                <text:p>6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21">
                <text:p>6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.41">
                <text:p>6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.61">
                <text:p>6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.81">
                <text:p>6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01">
                <text:p>6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21">
                <text:p>6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41">
                <text:p>61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61">
                <text:p>6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.81">
                <text:p>6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01">
                <text:p>6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21">
                <text:p>6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41">
                <text:p>6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61">
                <text:p>6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.81">
                <text:p>6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01">
                <text:p>6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21">
                <text:p>63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41">
                <text:p>63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61">
                <text:p>63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.81">
                <text:p>6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01">
                <text:p>64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21">
                <text:p>64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.41">
                <text:p>64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.61">
                <text:p>64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.81">
                <text:p>64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01">
                <text:p>65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21">
                <text:p>6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41">
                <text:p>6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61">
                <text:p>6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.81">
                <text:p>65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01">
                <text:p>6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21">
                <text:p>66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41">
                <text:p>66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61">
                <text:p>66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.81">
                <text:p>66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01">
                <text:p>67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.21">
                <text:p>67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41">
                <text:p>67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61">
                <text:p>67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.81">
                <text:p>67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01">
                <text:p>68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.21">
                <text:p>68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.41">
                <text:p>68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.61">
                <text:p>68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.81">
                <text:p>68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01">
                <text:p>69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21">
                <text:p>69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41">
                <text:p>69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61">
                <text:p>69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.81">
                <text:p>69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01">
                <text:p>70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.21">
                <text:p>70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.41">
                <text:p>70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61">
                <text:p>70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.81">
                <text:p>7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01">
                <text:p>7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21">
                <text:p>71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41">
                <text:p>71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61">
                <text:p>71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.81">
                <text:p>7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.01">
                <text:p>7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.21">
                <text:p>7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.41">
                <text:p>72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61">
                <text:p>72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.81">
                <text:p>7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.01">
                <text:p>7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.21">
                <text:p>73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41">
                <text:p>7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61">
                <text:p>73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.81">
                <text:p>73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01">
                <text:p>7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21">
                <text:p>7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41">
                <text:p>7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.61">
                <text:p>7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.81">
                <text:p>7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.01">
                <text:p>75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.21">
                <text:p>75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.41">
                <text:p>75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.61">
                <text:p>7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.81">
                <text:p>75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.01">
                <text:p>7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.21">
                <text:p>76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.41">
                <text:p>76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.61">
                <text:p>76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.81">
                <text:p>76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01">
                <text:p>77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21">
                <text:p>77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41">
                <text:p>77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61">
                <text:p>77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.81">
                <text:p>77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.01">
                <text:p>78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.21">
                <text:p>78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.41">
                <text:p>78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61">
                <text:p>78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.81">
                <text:p>78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01">
                <text:p>79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21">
                <text:p>79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41">
                <text:p>79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.61">
                <text:p>79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.81">
                <text:p>7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01">
                <text:p>8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21">
                <text:p>8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41">
                <text:p>8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61">
                <text:p>8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.81">
                <text:p>80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.01">
                <text:p>8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.21">
                <text:p>8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41">
                <text:p>81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.61">
                <text:p>81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.81">
                <text:p>81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.01">
                <text:p>82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.21">
                <text:p>82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41">
                <text:p>82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.61">
                <text:p>82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.81">
                <text:p>82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.01">
                <text:p>83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21">
                <text:p>83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41">
                <text:p>83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.61">
                <text:p>83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.81">
                <text:p>8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.01">
                <text:p>84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21">
                <text:p>84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41">
                <text:p>84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61">
                <text:p>84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.81">
                <text:p>84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01">
                <text:p>85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21">
                <text:p>85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41">
                <text:p>85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61">
                <text:p>85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.81">
                <text:p>85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01">
                <text:p>86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.21">
                <text:p>86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41">
                <text:p>86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61">
                <text:p>86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.81">
                <text:p>86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.01">
                <text:p>87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.21">
                <text:p>87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.41">
                <text:p>87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.61">
                <text:p>8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81">
                <text:p>87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.01">
                <text:p>88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21">
                <text:p>88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41">
                <text:p>88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.61">
                <text:p>88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.81">
                <text:p>88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.01">
                <text:p>89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21">
                <text:p>89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.41">
                <text:p>89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61">
                <text:p>89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.81">
                <text:p>89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.01">
                <text:p>90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.21">
                <text:p>9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.41">
                <text:p>90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.61">
                <text:p>90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.81">
                <text:p>9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.01">
                <text:p>91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21">
                <text:p>9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41">
                <text:p>9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61">
                <text:p>9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.81">
                <text:p>91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.01">
                <text:p>9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.21">
                <text:p>92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.41">
                <text:p>92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.61">
                <text:p>9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.81">
                <text:p>9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.01">
                <text:p>93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.21">
                <text:p>93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.41">
                <text:p>93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61">
                <text:p>93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.81">
                <text:p>9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.01">
                <text:p>9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21">
                <text:p>94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41">
                <text:p>94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61">
                <text:p>94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.81">
                <text:p>9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.01">
                <text:p>9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.21">
                <text:p>9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.41">
                <text:p>95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61">
                <text:p>95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.81">
                <text:p>95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.01">
                <text:p>96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21">
                <text:p>96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41">
                <text:p>96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61">
                <text:p>96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.81">
                <text:p>96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.01">
                <text:p>97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.21">
                <text:p>97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.41">
                <text:p>97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.61">
                <text:p>9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.81">
                <text:p>97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01">
                <text:p>98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21">
                <text:p>98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41">
                <text:p>9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61">
                <text:p>98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.81">
                <text:p>98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01">
                <text:p>9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21">
                <text:p>99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41">
                <text:p>9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61">
                <text:p>9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.81">
                <text:p>99.8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2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5cm" svg:stroke-color="#4472c4" draw:fill-color="#4472c4" dr3d:edge-rounding="5%"/>
      <style:text-properties fo:font-size="10pt" style:font-size-asian="10pt" style:font-size-complex="10pt"/>
    </style:style>
    <style:style style:name="ch10" style:family="chart">
      <style:chart-properties loext:regression-name="" loext:regression-max-degree="2" loext:regression-period="20" loext:regression-extrapolate-forward="0" loext:regression-extrapolate-backward="0" loext:regression-force-intercept="false" loext:regression-intercept-value="0" chart:regression-type="moving-average"/>
      <style:graphic-properties svg:stroke-width="0.1cm" svg:stroke-color="#355269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4cm" svg:height="9.005cm" xlink:href=".." xlink:type="simple" chart:class="chart:scatter" chart:style-name="ch1">
        <chart:legend svg:x="2.652cm" svg:y="1.348cm" style:legend-expansion="custom" chartooo:width="4.965cm" chartooo:height="1.108cm" style:legend-expansion-aspect-ratio="4.48104693140794" chart:style-name="ch2"/>
        <chart:plot-area chart:style-name="ch3" table:cell-range-address="nclust19.D1:nclust19.D500 nclust19.N1:nclust19.N500" chart:data-source-has-labels="row" svg:x="1.49cm" svg:y="0.18cm" svg:width="14.185cm" svg:height="7.504cm">
          <chartooo:coordinate-region svg:x="2.228cm" svg:y="0.382cm" svg:width="13.159cm" svg:height="6.649cm"/>
          <chart:axis chart:dimension="x" chart:name="primary-x" chart:style-name="ch4">
            <chart:title svg:x="6.114cm" svg:y="7.864cm" chart:style-name="ch5">
              <text:p>Tempo de simulação (ns)</text:p>
            </chart:title>
          </chart:axis>
          <chart:axis chart:dimension="y" chart:name="primary-y" chart:style-name="ch6">
            <chart:title svg:x="0.451cm" svg:y="5.765cm" chart:style-name="ch7">
              <text:p>Número de grupos</text:p>
            </chart:title>
            <chart:grid chart:style-name="ch8" chart:class="major"/>
          </chart:axis>
          <chart:series chart:style-name="ch9" chart:values-cell-range-address="nclust19.N1:nclust19.N500" loext:label-string="grupos" chart:class="chart:scatter">
            <chart:domain table:cell-range-address="nclust19.D1:nclust19.D500"/>
            <chart:regression-curve chart:style-name="ch10"/>
            <chart:data-point chart:repeated="5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grupo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nclust19.D1:nclust19.D500</svg:desc>
                </draw:g>
              </table:table-cell>
              <table:table-cell office:value-type="float" office:value="1">
                <text:p>1</text:p>
                <draw:g>
                  <svg:desc>nclust19.N1:nclust19.N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">
                <text:p>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">
                <text:p>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">
                <text:p>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">
                <text:p>0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">
                <text:p>1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1">
                <text:p>1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1">
                <text:p>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1">
                <text:p>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">
                <text:p>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">
                <text:p>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1">
                <text:p>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1">
                <text:p>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1">
                <text:p>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1">
                <text:p>2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1">
                <text:p>3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1">
                <text:p>3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1">
                <text:p>3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1">
                <text:p>3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1">
                <text:p>3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1">
                <text:p>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1">
                <text:p>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1">
                <text:p>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1">
                <text:p>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1">
                <text:p>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1">
                <text:p>5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1">
                <text:p>5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1">
                <text:p>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1">
                <text:p>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1">
                <text:p>5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1">
                <text:p>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1">
                <text:p>6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">
                <text:p>6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1">
                <text:p>6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1">
                <text:p>6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1">
                <text:p>7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1">
                <text:p>7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1">
                <text:p>7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1">
                <text:p>7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1">
                <text:p>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01">
                <text:p>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1">
                <text:p>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1">
                <text:p>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1">
                <text:p>8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1">
                <text:p>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01">
                <text:p>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1">
                <text:p>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1">
                <text:p>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1">
                <text:p>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1">
                <text:p>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01">
                <text:p>1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1">
                <text:p>1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1">
                <text:p>1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1">
                <text:p>1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1">
                <text:p>10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1">
                <text:p>11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1">
                <text:p>11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1">
                <text:p>1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1">
                <text:p>1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1">
                <text:p>1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01">
                <text:p>1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1">
                <text:p>1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1">
                <text:p>1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1">
                <text:p>1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1">
                <text:p>12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01">
                <text:p>1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1">
                <text:p>13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1">
                <text:p>13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1">
                <text:p>13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1">
                <text:p>1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01">
                <text:p>1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1">
                <text:p>1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1">
                <text:p>1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1">
                <text:p>1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1">
                <text:p>1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01">
                <text:p>15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1">
                <text:p>15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1">
                <text:p>1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1">
                <text:p>1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1">
                <text:p>15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01">
                <text:p>1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1">
                <text:p>16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1">
                <text:p>16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1">
                <text:p>16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1">
                <text:p>16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01">
                <text:p>17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1">
                <text:p>17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1">
                <text:p>17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1">
                <text:p>17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1">
                <text:p>1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01">
                <text:p>1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1">
                <text:p>1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1">
                <text:p>1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1">
                <text:p>18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1">
                <text:p>1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01">
                <text:p>1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1">
                <text:p>1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1">
                <text:p>1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1">
                <text:p>1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1">
                <text:p>1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01">
                <text:p>2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1">
                <text:p>2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1">
                <text:p>2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1">
                <text:p>2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81">
                <text:p>20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01">
                <text:p>21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1">
                <text:p>21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1">
                <text:p>2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1">
                <text:p>2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1">
                <text:p>2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01">
                <text:p>2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1">
                <text:p>2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1">
                <text:p>2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61">
                <text:p>2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1">
                <text:p>22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01">
                <text:p>2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21">
                <text:p>23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41">
                <text:p>23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61">
                <text:p>23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81">
                <text:p>23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01">
                <text:p>2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21">
                <text:p>2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41">
                <text:p>2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61">
                <text:p>2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81">
                <text:p>2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01">
                <text:p>25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21">
                <text:p>25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41">
                <text:p>2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61">
                <text:p>2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81">
                <text:p>25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01">
                <text:p>2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21">
                <text:p>26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41">
                <text:p>26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61">
                <text:p>26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81">
                <text:p>26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01">
                <text:p>27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21">
                <text:p>27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41">
                <text:p>27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61">
                <text:p>27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81">
                <text:p>2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01">
                <text:p>2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21">
                <text:p>2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41">
                <text:p>2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61">
                <text:p>28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81">
                <text:p>2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01">
                <text:p>2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21">
                <text:p>2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41">
                <text:p>2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61">
                <text:p>2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81">
                <text:p>2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01">
                <text:p>3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21">
                <text:p>3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41">
                <text:p>30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61">
                <text:p>3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.81">
                <text:p>30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01">
                <text:p>31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21">
                <text:p>31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41">
                <text:p>3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61">
                <text:p>3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81">
                <text:p>3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01">
                <text:p>3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21">
                <text:p>3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41">
                <text:p>3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61">
                <text:p>3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.81">
                <text:p>32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01">
                <text:p>3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21">
                <text:p>33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41">
                <text:p>3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61">
                <text:p>33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.81">
                <text:p>33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01">
                <text:p>3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21">
                <text:p>3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41">
                <text:p>3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61">
                <text:p>3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.81">
                <text:p>3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01">
                <text:p>3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21">
                <text:p>35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41">
                <text:p>3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61">
                <text:p>35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.81">
                <text:p>35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01">
                <text:p>3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21">
                <text:p>36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41">
                <text:p>36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61">
                <text:p>36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.81">
                <text:p>36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01">
                <text:p>37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21">
                <text:p>37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41">
                <text:p>37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61">
                <text:p>3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81">
                <text:p>37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01">
                <text:p>3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21">
                <text:p>3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41">
                <text:p>3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61">
                <text:p>38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.81">
                <text:p>3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01">
                <text:p>3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21">
                <text:p>39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41">
                <text:p>39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61">
                <text:p>3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.81">
                <text:p>3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01">
                <text:p>4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21">
                <text:p>4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41">
                <text:p>40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61">
                <text:p>40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.81">
                <text:p>4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01">
                <text:p>4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21">
                <text:p>4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41">
                <text:p>41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61">
                <text:p>41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.81">
                <text:p>41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01">
                <text:p>4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21">
                <text:p>42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41">
                <text:p>42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61">
                <text:p>42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.81">
                <text:p>4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01">
                <text:p>4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21">
                <text:p>43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41">
                <text:p>4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61">
                <text:p>43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.81">
                <text:p>4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01">
                <text:p>44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21">
                <text:p>44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41">
                <text:p>44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61">
                <text:p>44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.81">
                <text:p>44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01">
                <text:p>4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21">
                <text:p>4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41">
                <text:p>45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61">
                <text:p>45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81">
                <text:p>45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01">
                <text:p>46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21">
                <text:p>46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41">
                <text:p>46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61">
                <text:p>46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.81">
                <text:p>46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01">
                <text:p>47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21">
                <text:p>47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41">
                <text:p>47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61">
                <text:p>47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.81">
                <text:p>4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01">
                <text:p>4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21">
                <text:p>4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41">
                <text:p>4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61">
                <text:p>48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.81">
                <text:p>4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01">
                <text:p>4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21">
                <text:p>4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41">
                <text:p>4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61">
                <text:p>4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.81">
                <text:p>4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01">
                <text:p>5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21">
                <text:p>5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41">
                <text:p>5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61">
                <text:p>5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.81">
                <text:p>50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01">
                <text:p>5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21">
                <text:p>51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41">
                <text:p>5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61">
                <text:p>5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.81">
                <text:p>5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01">
                <text:p>5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21">
                <text:p>5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41">
                <text:p>5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.61">
                <text:p>5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.81">
                <text:p>52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01">
                <text:p>53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21">
                <text:p>53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41">
                <text:p>53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61">
                <text:p>53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.81">
                <text:p>5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01">
                <text:p>5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21">
                <text:p>5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41">
                <text:p>5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61">
                <text:p>5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.81">
                <text:p>5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01">
                <text:p>5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21">
                <text:p>5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41">
                <text:p>5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61">
                <text:p>5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.81">
                <text:p>55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01">
                <text:p>56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21">
                <text:p>56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41">
                <text:p>56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61">
                <text:p>56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.81">
                <text:p>56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01">
                <text:p>57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21">
                <text:p>57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41">
                <text:p>57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61">
                <text:p>57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.81">
                <text:p>5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01">
                <text:p>58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21">
                <text:p>58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41">
                <text:p>5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61">
                <text:p>58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.81">
                <text:p>58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01">
                <text:p>5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21">
                <text:p>5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41">
                <text:p>5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61">
                <text:p>5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.81">
                <text:p>5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01">
                <text:p>6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21">
                <text:p>6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.41">
                <text:p>6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.61">
                <text:p>6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.81">
                <text:p>6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01">
                <text:p>61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21">
                <text:p>6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41">
                <text:p>6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61">
                <text:p>6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.81">
                <text:p>6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01">
                <text:p>6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21">
                <text:p>6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41">
                <text:p>6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61">
                <text:p>6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.81">
                <text:p>6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01">
                <text:p>63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21">
                <text:p>63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41">
                <text:p>63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61">
                <text:p>63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.81">
                <text:p>6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01">
                <text:p>64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21">
                <text:p>64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.41">
                <text:p>64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.61">
                <text:p>64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.81">
                <text:p>64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01">
                <text:p>6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21">
                <text:p>6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41">
                <text:p>6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61">
                <text:p>6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.81">
                <text:p>65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01">
                <text:p>6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21">
                <text:p>66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41">
                <text:p>66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61">
                <text:p>66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.81">
                <text:p>66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01">
                <text:p>67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.21">
                <text:p>67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41">
                <text:p>67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61">
                <text:p>67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.81">
                <text:p>67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01">
                <text:p>68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.21">
                <text:p>68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.41">
                <text:p>68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.61">
                <text:p>68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.81">
                <text:p>68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01">
                <text:p>69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21">
                <text:p>69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41">
                <text:p>69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61">
                <text:p>69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.81">
                <text:p>69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01">
                <text:p>70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.21">
                <text:p>7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.41">
                <text:p>70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61">
                <text:p>70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.81">
                <text:p>70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01">
                <text:p>7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21">
                <text:p>71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41">
                <text:p>71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61">
                <text:p>7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.81">
                <text:p>71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.01">
                <text:p>7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.21">
                <text:p>7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.41">
                <text:p>72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61">
                <text:p>72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.81">
                <text:p>7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.01">
                <text:p>73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.21">
                <text:p>73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41">
                <text:p>73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61">
                <text:p>73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.81">
                <text:p>73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01">
                <text:p>7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21">
                <text:p>74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41">
                <text:p>74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.61">
                <text:p>74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.81">
                <text:p>7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.01">
                <text:p>75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.21">
                <text:p>75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.41">
                <text:p>75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.61">
                <text:p>7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.81">
                <text:p>75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.01">
                <text:p>7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.21">
                <text:p>76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.41">
                <text:p>76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.61">
                <text:p>76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.81">
                <text:p>76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01">
                <text:p>77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21">
                <text:p>77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41">
                <text:p>77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61">
                <text:p>7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.81">
                <text:p>77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.01">
                <text:p>78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.21">
                <text:p>78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.41">
                <text:p>78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61">
                <text:p>78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.81">
                <text:p>78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01">
                <text:p>79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21">
                <text:p>79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41">
                <text:p>79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.61">
                <text:p>7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.81">
                <text:p>79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01">
                <text:p>8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21">
                <text:p>80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41">
                <text:p>80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61">
                <text:p>8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.81">
                <text:p>80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.01">
                <text:p>8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.21">
                <text:p>8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41">
                <text:p>81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.61">
                <text:p>81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.81">
                <text:p>81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.01">
                <text:p>82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.21">
                <text:p>82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41">
                <text:p>82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.61">
                <text:p>82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.81">
                <text:p>82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.01">
                <text:p>83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21">
                <text:p>83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41">
                <text:p>8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.61">
                <text:p>83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.81">
                <text:p>8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.01">
                <text:p>84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21">
                <text:p>84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41">
                <text:p>84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61">
                <text:p>84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.81">
                <text:p>84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01">
                <text:p>8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21">
                <text:p>85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41">
                <text:p>85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61">
                <text:p>85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.81">
                <text:p>85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01">
                <text:p>86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.21">
                <text:p>86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41">
                <text:p>86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61">
                <text:p>86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.81">
                <text:p>86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.01">
                <text:p>87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.21">
                <text:p>87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.41">
                <text:p>87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.61">
                <text:p>87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81">
                <text:p>87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.01">
                <text:p>88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21">
                <text:p>88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41">
                <text:p>88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.61">
                <text:p>88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.81">
                <text:p>88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.01">
                <text:p>89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21">
                <text:p>89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.41">
                <text:p>89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61">
                <text:p>89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.81">
                <text:p>89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.01">
                <text:p>90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.21">
                <text:p>90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.41">
                <text:p>90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.61">
                <text:p>90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.81">
                <text:p>90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.01">
                <text:p>91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21">
                <text:p>91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41">
                <text:p>91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61">
                <text:p>91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.81">
                <text:p>91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.01">
                <text:p>92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.21">
                <text:p>92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.41">
                <text:p>92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.61">
                <text:p>92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.81">
                <text:p>92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.01">
                <text:p>93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.21">
                <text:p>93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.41">
                <text:p>9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61">
                <text:p>93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.81">
                <text:p>9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.01">
                <text:p>94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21">
                <text:p>94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41">
                <text:p>94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61">
                <text:p>94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.81">
                <text:p>94.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.01">
                <text:p>95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.21">
                <text:p>95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.41">
                <text:p>95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61">
                <text:p>95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.81">
                <text:p>95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.01">
                <text:p>96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21">
                <text:p>96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41">
                <text:p>96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61">
                <text:p>96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.81">
                <text:p>96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.01">
                <text:p>97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.21">
                <text:p>97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.41">
                <text:p>97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.61">
                <text:p>97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.81">
                <text:p>97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01">
                <text:p>98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21">
                <text:p>98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41">
                <text:p>98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61">
                <text:p>98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.81">
                <text:p>98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01">
                <text:p>99.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21">
                <text:p>99.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41">
                <text:p>99.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61">
                <text:p>99.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.81">
                <text:p>99.81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5cm" svg:height="9.006cm" xlink:href=".." xlink:type="simple" chart:class="chart:scatter" chart:style-name="ch1">
        <chart:legend chart:legend-position="end" svg:x="13.19cm" svg:y="4.201cm" style:legend-expansion="high" chart:style-name="ch2"/>
        <chart:plot-area chart:style-name="ch3" table:cell-range-address="nclust19nopbc.D1:nclust19nopbc.D500 nclust19nopbc.N1:nclust19nopbc.N500" svg:x="0.319cm" svg:y="0.18cm" svg:width="12.552cm" svg:height="8.646cm">
          <chartooo:coordinate-region svg:x="0.761cm" svg:y="0.382cm" svg:width="11.632cm" svg:height="7.79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nclust19nopbc.N1:nclust19nopbc.N500" chart:class="chart:scatter">
            <chart:domain table:cell-range-address="nclust19nopbc.D1:nclust19nopbc.D500"/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D</text:p>
              </table:table-cell>
              <table:table-cell office:value-type="string">
                <text:p>Coluna 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>0.01</text:p>
                <draw:g>
                  <svg:desc>nclust19nopbc.D1:nclust19nopbc.D500</svg:desc>
                </draw:g>
              </table:table-cell>
              <table:table-cell office:value-type="float" office:value="3">
                <text:p>3</text:p>
                <draw:g>
                  <svg:desc>nclust19nopbc.N1:nclust19nopbc.N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">
                <text:p>0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1">
                <text:p>0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1">
                <text:p>0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">
                <text:p>0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01">
                <text:p>1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21">
                <text:p>1.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1">
                <text:p>1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61">
                <text:p>1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81">
                <text:p>1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1">
                <text:p>2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21">
                <text:p>2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41">
                <text:p>2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61">
                <text:p>2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81">
                <text:p>2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01">
                <text:p>3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21">
                <text:p>3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41">
                <text:p>3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61">
                <text:p>3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81">
                <text:p>3.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.01">
                <text:p>4.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.21">
                <text:p>4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.41">
                <text:p>4.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.61">
                <text:p>4.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.81">
                <text:p>4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.01">
                <text:p>5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21">
                <text:p>5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.41">
                <text:p>5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1">
                <text:p>5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81">
                <text:p>5.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.01">
                <text:p>6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.21">
                <text:p>6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41">
                <text:p>6.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61">
                <text:p>6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81">
                <text:p>6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01">
                <text:p>7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21">
                <text:p>7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7.41">
                <text:p>7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7.61">
                <text:p>7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81">
                <text:p>7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8.01">
                <text:p>8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.21">
                <text:p>8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8.41">
                <text:p>8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8.61">
                <text:p>8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8.81">
                <text:p>8.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.01">
                <text:p>9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.21">
                <text:p>9.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.41">
                <text:p>9.4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.61">
                <text:p>9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.81">
                <text:p>9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0.01">
                <text:p>10.0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.21">
                <text:p>10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.41">
                <text:p>10.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.61">
                <text:p>10.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81">
                <text:p>10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01">
                <text:p>11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.21">
                <text:p>11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41">
                <text:p>11.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.61">
                <text:p>11.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1">
                <text:p>11.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.01">
                <text:p>12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.21">
                <text:p>12.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.41">
                <text:p>12.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.61">
                <text:p>12.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.81">
                <text:p>12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.01">
                <text:p>13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.21">
                <text:p>13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.41">
                <text:p>13.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.61">
                <text:p>13.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3.81">
                <text:p>13.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4.01">
                <text:p>14.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.21">
                <text:p>14.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41">
                <text:p>14.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4.61">
                <text:p>14.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4.81">
                <text:p>14.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.01">
                <text:p>15.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5.21">
                <text:p>15.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5.41">
                <text:p>15.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5.61">
                <text:p>15.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5.81">
                <text:p>15.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.01">
                <text:p>16.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6.21">
                <text:p>16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6.41">
                <text:p>16.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61">
                <text:p>16.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6.81">
                <text:p>16.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7.01">
                <text:p>17.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7.21">
                <text:p>17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.41">
                <text:p>17.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.61">
                <text:p>17.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.81">
                <text:p>17.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.01">
                <text:p>18.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8.21">
                <text:p>18.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.41">
                <text:p>18.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8.61">
                <text:p>18.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8.81">
                <text:p>18.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9.01">
                <text:p>19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9.21">
                <text:p>19.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.41">
                <text:p>19.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.61">
                <text:p>19.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.81">
                <text:p>19.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0.01">
                <text:p>20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0.21">
                <text:p>20.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.41">
                <text:p>20.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0.61">
                <text:p>20.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0.81">
                <text:p>20.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1.01">
                <text:p>21.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1.21">
                <text:p>21.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1.41">
                <text:p>21.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1.61">
                <text:p>21.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81">
                <text:p>21.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2.01">
                <text:p>22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21">
                <text:p>22.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2.41">
                <text:p>22.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2.61">
                <text:p>22.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1">
                <text:p>22.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3.01">
                <text:p>23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3.21">
                <text:p>23.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3.41">
                <text:p>23.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.61">
                <text:p>23.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.81">
                <text:p>23.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.01">
                <text:p>24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.21">
                <text:p>24.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4.41">
                <text:p>24.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4.61">
                <text:p>24.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4.81">
                <text:p>24.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5.01">
                <text:p>25.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5.21">
                <text:p>25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5.41">
                <text:p>25.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5.61">
                <text:p>25.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81">
                <text:p>25.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6.01">
                <text:p>26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6.21">
                <text:p>26.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6.41">
                <text:p>26.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6.61">
                <text:p>26.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6.81">
                <text:p>26.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7.01">
                <text:p>27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7.21">
                <text:p>27.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7.41">
                <text:p>27.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7.61">
                <text:p>27.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7.81">
                <text:p>27.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8.01">
                <text:p>28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8.21">
                <text:p>28.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8.41">
                <text:p>28.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.61">
                <text:p>28.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8.81">
                <text:p>28.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01">
                <text:p>29.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9.21">
                <text:p>29.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9.41">
                <text:p>29.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9.61">
                <text:p>29.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9.81">
                <text:p>29.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0.01">
                <text:p>30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.21">
                <text:p>30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.41">
                <text:p>30.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0.61">
                <text:p>30.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0.81">
                <text:p>30.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1.01">
                <text:p>31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1.21">
                <text:p>31.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1.41">
                <text:p>31.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1.61">
                <text:p>31.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1.81">
                <text:p>31.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.01">
                <text:p>32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.21">
                <text:p>32.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2.41">
                <text:p>32.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2.61">
                <text:p>32.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2.81">
                <text:p>32.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3.01">
                <text:p>33.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3.21">
                <text:p>33.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3.41">
                <text:p>33.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3.61">
                <text:p>33.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3.81">
                <text:p>33.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4.01">
                <text:p>34.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4.21">
                <text:p>34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.41">
                <text:p>34.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4.61">
                <text:p>34.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.81">
                <text:p>34.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5.01">
                <text:p>35.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5.21">
                <text:p>35.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41">
                <text:p>35.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5.61">
                <text:p>35.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.81">
                <text:p>35.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01">
                <text:p>36.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21">
                <text:p>36.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41">
                <text:p>36.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61">
                <text:p>36.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.81">
                <text:p>36.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7.01">
                <text:p>37.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7.21">
                <text:p>37.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7.41">
                <text:p>37.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7.61">
                <text:p>37.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7.81">
                <text:p>37.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8.01">
                <text:p>38.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8.21">
                <text:p>38.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.41">
                <text:p>38.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.61">
                <text:p>38.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8.81">
                <text:p>38.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.01">
                <text:p>39.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.21">
                <text:p>39.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.41">
                <text:p>39.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.61">
                <text:p>39.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.81">
                <text:p>39.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0.01">
                <text:p>40.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0.21">
                <text:p>40.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0.41">
                <text:p>40.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.61">
                <text:p>40.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0.81">
                <text:p>40.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1.01">
                <text:p>41.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1.21">
                <text:p>41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1.41">
                <text:p>41.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1.61">
                <text:p>41.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1.81">
                <text:p>41.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2.01">
                <text:p>42.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2.21">
                <text:p>42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.41">
                <text:p>42.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2.61">
                <text:p>42.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2.81">
                <text:p>42.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3.01">
                <text:p>43.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3.21">
                <text:p>43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3.41">
                <text:p>43.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3.61">
                <text:p>43.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3.81">
                <text:p>43.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4.01">
                <text:p>44.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4.21">
                <text:p>44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.41">
                <text:p>44.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.61">
                <text:p>44.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4.81">
                <text:p>44.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5.01">
                <text:p>45.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5.21">
                <text:p>45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5.41">
                <text:p>45.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5.61">
                <text:p>45.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5.81">
                <text:p>45.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6.01">
                <text:p>46.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6.21">
                <text:p>46.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6.41">
                <text:p>46.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6.61">
                <text:p>46.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6.81">
                <text:p>46.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7.01">
                <text:p>47.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7.21">
                <text:p>47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7.41">
                <text:p>47.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7.61">
                <text:p>47.6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7.81">
                <text:p>47.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8.01">
                <text:p>48.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8.21">
                <text:p>48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8.41">
                <text:p>48.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8.61">
                <text:p>48.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8.81">
                <text:p>48.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9.01">
                <text:p>49.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9.21">
                <text:p>49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9.41">
                <text:p>49.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9.61">
                <text:p>49.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9.81">
                <text:p>49.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50.01">
                <text:p>50.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50.21">
                <text:p>50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0.41">
                <text:p>50.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50.61">
                <text:p>50.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0.81">
                <text:p>50.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51.01">
                <text:p>51.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51.21">
                <text:p>51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1.41">
                <text:p>51.4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51.61">
                <text:p>51.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1.81">
                <text:p>51.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52.01">
                <text:p>52.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52.21">
                <text:p>52.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2.41">
                <text:p>52.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2.61">
                <text:p>52.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52.81">
                <text:p>52.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53.01">
                <text:p>53.0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53.21">
                <text:p>53.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53.41">
                <text:p>53.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53.61">
                <text:p>53.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53.81">
                <text:p>53.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4.01">
                <text:p>54.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4.21">
                <text:p>54.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4.41">
                <text:p>54.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54.61">
                <text:p>54.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54.81">
                <text:p>54.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55.01">
                <text:p>55.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55.21">
                <text:p>55.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5.41">
                <text:p>55.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55.61">
                <text:p>55.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55.81">
                <text:p>55.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56.01">
                <text:p>56.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6.21">
                <text:p>56.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6.41">
                <text:p>56.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6.61">
                <text:p>56.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6.81">
                <text:p>56.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7.01">
                <text:p>57.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7.21">
                <text:p>57.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57.41">
                <text:p>57.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7.61">
                <text:p>57.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7.81">
                <text:p>57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8.01">
                <text:p>58.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8.21">
                <text:p>58.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58.41">
                <text:p>58.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8.61">
                <text:p>58.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8.81">
                <text:p>58.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9.01">
                <text:p>59.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59.21">
                <text:p>59.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9.41">
                <text:p>59.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9.61">
                <text:p>59.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59.81">
                <text:p>59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60.01">
                <text:p>60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60.21">
                <text:p>60.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0.41">
                <text:p>60.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60.61">
                <text:p>60.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60.81">
                <text:p>60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61.01">
                <text:p>61.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1.21">
                <text:p>61.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61.41">
                <text:p>61.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61.61">
                <text:p>61.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1.81">
                <text:p>61.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2.01">
                <text:p>62.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62.21">
                <text:p>62.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62.41">
                <text:p>62.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62.61">
                <text:p>62.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62.81">
                <text:p>62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3.01">
                <text:p>63.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3.21">
                <text:p>63.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63.41">
                <text:p>63.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3.61">
                <text:p>63.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63.81">
                <text:p>63.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64.01">
                <text:p>64.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4.21">
                <text:p>64.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4.41">
                <text:p>64.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64.61">
                <text:p>64.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4.81">
                <text:p>64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5.01">
                <text:p>65.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65.21">
                <text:p>65.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65.41">
                <text:p>65.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5.61">
                <text:p>65.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5.81">
                <text:p>65.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6.01">
                <text:p>66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6.21">
                <text:p>66.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6.41">
                <text:p>66.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6.61">
                <text:p>66.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66.81">
                <text:p>66.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7.01">
                <text:p>67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7.21">
                <text:p>67.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7.41">
                <text:p>67.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67.61">
                <text:p>67.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67.81">
                <text:p>67.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68.01">
                <text:p>68.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68.21">
                <text:p>68.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68.41">
                <text:p>68.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68.61">
                <text:p>68.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68.81">
                <text:p>68.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9.01">
                <text:p>69.0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69.21">
                <text:p>69.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9.41">
                <text:p>69.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69.61">
                <text:p>69.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9.81">
                <text:p>69.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0.01">
                <text:p>70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0.21">
                <text:p>70.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0.41">
                <text:p>70.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0.61">
                <text:p>70.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70.81">
                <text:p>70.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71.01">
                <text:p>71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71.21">
                <text:p>71.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71.41">
                <text:p>71.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.61">
                <text:p>71.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1.81">
                <text:p>71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2.01">
                <text:p>72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72.21">
                <text:p>72.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2.41">
                <text:p>72.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72.61">
                <text:p>72.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2.81">
                <text:p>72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3.01">
                <text:p>73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73.21">
                <text:p>73.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3.41">
                <text:p>73.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3.61">
                <text:p>73.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3.81">
                <text:p>73.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4.01">
                <text:p>74.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4.21">
                <text:p>74.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74.41">
                <text:p>74.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4.61">
                <text:p>74.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4.81">
                <text:p>74.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5.01">
                <text:p>75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5.21">
                <text:p>75.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75.41">
                <text:p>75.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75.61">
                <text:p>75.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5.81">
                <text:p>75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6.01">
                <text:p>76.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76.21">
                <text:p>76.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6.41">
                <text:p>76.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6.61">
                <text:p>76.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6.81">
                <text:p>76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7.01">
                <text:p>77.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7.21">
                <text:p>77.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7.41">
                <text:p>77.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7.61">
                <text:p>77.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7.81">
                <text:p>77.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8.01">
                <text:p>78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8.21">
                <text:p>78.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78.41">
                <text:p>78.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8.61">
                <text:p>78.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8.81">
                <text:p>78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9.01">
                <text:p>79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9.21">
                <text:p>79.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79.41">
                <text:p>79.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9.61">
                <text:p>79.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9.81">
                <text:p>79.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80.01">
                <text:p>80.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0.21">
                <text:p>80.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80.41">
                <text:p>80.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80.61">
                <text:p>80.6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0.81">
                <text:p>80.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1.01">
                <text:p>81.0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1.21">
                <text:p>81.2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1.41">
                <text:p>81.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81.61">
                <text:p>81.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81.81">
                <text:p>81.8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82.01">
                <text:p>82.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82.21">
                <text:p>82.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2.41">
                <text:p>82.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82.61">
                <text:p>82.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82.81">
                <text:p>82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3.01">
                <text:p>83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83.21">
                <text:p>83.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83.41">
                <text:p>83.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3.61">
                <text:p>83.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83.81">
                <text:p>83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.01">
                <text:p>84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.21">
                <text:p>84.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84.41">
                <text:p>84.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.61">
                <text:p>84.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84.81">
                <text:p>84.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85.01">
                <text:p>85.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85.21">
                <text:p>85.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5.41">
                <text:p>85.4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5.61">
                <text:p>85.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85.81">
                <text:p>85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86.01">
                <text:p>86.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86.21">
                <text:p>86.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6.41">
                <text:p>86.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6.61">
                <text:p>86.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86.81">
                <text:p>86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7.01">
                <text:p>87.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7.21">
                <text:p>87.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87.41">
                <text:p>87.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7.61">
                <text:p>87.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87.81">
                <text:p>87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88.01">
                <text:p>88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88.21">
                <text:p>88.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88.41">
                <text:p>88.4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88.61">
                <text:p>88.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88.81">
                <text:p>88.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89.01">
                <text:p>89.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89.21">
                <text:p>89.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89.41">
                <text:p>89.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89.61">
                <text:p>89.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89.81">
                <text:p>89.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0.01">
                <text:p>90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0.21">
                <text:p>90.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0.41">
                <text:p>90.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90.61">
                <text:p>90.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0.81">
                <text:p>90.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1.01">
                <text:p>91.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1.21">
                <text:p>91.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1.41">
                <text:p>91.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1.61">
                <text:p>91.6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1.81">
                <text:p>91.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2.01">
                <text:p>92.0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92.21">
                <text:p>92.2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2.41">
                <text:p>92.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92.61">
                <text:p>92.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2.81">
                <text:p>92.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3.01">
                <text:p>93.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3.21">
                <text:p>93.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3.41">
                <text:p>93.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93.61">
                <text:p>93.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3.81">
                <text:p>93.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94.01">
                <text:p>94.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4.21">
                <text:p>94.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4.41">
                <text:p>94.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4.61">
                <text:p>94.6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4.81">
                <text:p>94.8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5.01">
                <text:p>95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5.21">
                <text:p>95.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5.41">
                <text:p>95.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5.61">
                <text:p>95.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95.81">
                <text:p>95.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6.01">
                <text:p>96.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6.21">
                <text:p>96.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6.41">
                <text:p>96.4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96.61">
                <text:p>96.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6.81">
                <text:p>96.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7.01">
                <text:p>97.0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7.21">
                <text:p>97.2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7.41">
                <text:p>97.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7.61">
                <text:p>97.6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97.81">
                <text:p>97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8.01">
                <text:p>98.0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8.21">
                <text:p>98.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8.41">
                <text:p>98.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8.61">
                <text:p>98.6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8.81">
                <text:p>98.8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01">
                <text:p>99.0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21">
                <text:p>99.2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41">
                <text:p>99.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9.61">
                <text:p>99.6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.81">
                <text:p>99.81</text:p>
              </table:table-cell>
              <table:table-cell office:value-type="float" office:value="12">
                <text:p>12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5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